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ArialMT" svg:font-family="ArialMT"/>
    <style:font-face style:name="CourierNewPSMT" svg:font-family="CourierNewPSMT"/>
    <style:font-face style:name="OpenSymbol" svg:font-family="OpenSymbol"/>
    <style:font-face style:name="ProductusOSGiBookc" svg:font-family="ProductusOSGiBookc"/>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Arial2" svg:font-family="Arial" style:font-pitch="variable"/>
    <style:font-face style:name="Courier1" svg:font-family="Courier" style:font-pitch="variable"/>
    <style:font-face style:name="Monaco" svg:font-family="Monac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7.0042in" fo:margin-left="0in" fo:margin-right="-0.0042in" table:align="margins" style:writing-mode="lr-tb"/>
    </style:style>
    <style:style style:name="Table4.A" style:family="table-column">
      <style:table-column-properties style:column-width="2.3674in" style:rel-column-width="22153*"/>
    </style:style>
    <style:style style:name="Table4.B" style:family="table-column">
      <style:table-column-properties style:column-width="4.6368in" style:rel-column-width="4338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7in" table:align="margins" style:writing-mode="lr-tb"/>
    </style:style>
    <style:style style:name="Table5.A" style:family="table-column">
      <style:table-column-properties style:column-width="3.5in" style:rel-column-width="32767*"/>
    </style:style>
    <style:style style:name="Table5.B" style:family="table-column">
      <style:table-column-properties style:column-width="3.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6.6618in" fo:margin-left="0.0104in" fo:margin-right="0.0208in" table:align="margins" style:writing-mode="lr-tb"/>
    </style:style>
    <style:style style:name="Table2.A" style:family="table-column">
      <style:table-column-properties style:column-width="0.7465in" style:rel-column-width="7346*"/>
    </style:style>
    <style:style style:name="Table2.B" style:family="table-column">
      <style:table-column-properties style:column-width="5.9153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0375in" fo:margin-top="0in" fo:margin-bottom="0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0in" fo:border="0.5pt solid #000001">
        <style:background-image/>
      </style:table-cell-properties>
    </style:style>
    <style:style style:name="Table3.A2" style:family="table-cell">
      <style:table-cell-properties style:vertical-align="middle" fo:padding="0in" fo:border="0.5pt solid #000001"/>
    </style:style>
    <style:style style:name="Table3.B2" style:family="table-cell">
      <style:table-cell-properties style:vertical-align="middle" fo:padding="0in" fo:border="0.5pt solid #000001"/>
    </style:style>
    <style:style style:name="Table3.C2" style:family="table-cell">
      <style:table-cell-properties style:vertical-align="middle" fo:padding="0in" fo:border="0.5pt solid #000001"/>
    </style:style>
    <style:style style:name="Table3.A3" style:family="table-cell">
      <style:table-cell-properties style:vertical-align="middle" fo:padding="0in" fo:border="0.5pt solid #000001"/>
    </style:style>
    <style:style style:name="Table3.B3" style:family="table-cell">
      <style:table-cell-properties style:vertical-align="middle" fo:padding="0in" fo:border="0.5pt solid #000001"/>
    </style:style>
    <style:style style:name="Table3.C3" style:family="table-cell">
      <style:table-cell-properties style:vertical-align="middle" fo:padding="0in" fo:border="0.5pt solid #000001"/>
    </style:style>
    <style:style style:name="Table3.A4" style:family="table-cell">
      <style:table-cell-properties style:vertical-align="middle" fo:padding="0in" fo:border="0.5pt solid #000001"/>
    </style:style>
    <style:style style:name="Table3.B4" style:family="table-cell">
      <style:table-cell-properties style:vertical-align="middle" fo:padding="0in" fo:border="0.5pt solid #000001"/>
    </style:style>
    <style:style style:name="Table3.C4" style:family="table-cell">
      <style:table-cell-properties style:vertical-align="middle" fo:padding="0in" fo:border="0.5pt solid #000001"/>
    </style:style>
    <style:style style:name="Table3.A5" style:family="table-cell">
      <style:table-cell-properties style:vertical-align="middle" fo:padding="0in" fo:border="0.5pt solid #000001"/>
    </style:style>
    <style:style style:name="Table3.B5" style:family="table-cell">
      <style:table-cell-properties style:vertical-align="middle" fo:padding="0in" fo:border="0.5pt solid #000001"/>
    </style:style>
    <style:style style:name="Table3.C5" style:family="table-cell">
      <style:table-cell-properties style:vertical-align="middle" fo:padding="0in" fo:border="0.5pt solid #000001"/>
    </style:style>
    <style:style style:name="Table6" style:family="table">
      <style:table-properties style:width="7.0896in" fo:margin-left="-0.0375in" fo:margin-top="0in" fo:margin-bottom="0in" table:align="left" style:writing-mode="lr-tb"/>
    </style:style>
    <style:style style:name="Table6.A" style:family="table-column">
      <style:table-column-properties style:column-width="1.1278in"/>
    </style:style>
    <style:style style:name="Table6.B" style:family="table-column">
      <style:table-column-properties style:column-width="5.5569in"/>
    </style:style>
    <style:style style:name="Table6.C" style:family="table-column">
      <style:table-column-properties style:column-width="0.4049in"/>
    </style:style>
    <style:style style:name="Table6.1" style:family="table-row">
      <style:table-row-properties fo:keep-together="always"/>
    </style:style>
    <style:style style:name="Table6.A1" style:family="table-cell">
      <style:table-cell-properties style:vertical-align="middle" fo:background-color="#ccccff" fo:padding="0in" fo:border="0.5pt solid #000001">
        <style:background-image/>
      </style:table-cell-properties>
    </style:style>
    <style:style style:name="Table6.A2" style:family="table-cell">
      <style:table-cell-properties style:vertical-align="middle" fo:padding="0in" fo:border="0.5pt solid #000001"/>
    </style:style>
    <style:style style:name="Table6.B2" style:family="table-cell">
      <style:table-cell-properties style:vertical-align="middle" fo:padding="0in" fo:border="0.5pt solid #000001"/>
    </style:style>
    <style:style style:name="Table6.C2" style:family="table-cell">
      <style:table-cell-properties style:vertical-align="middle" fo:padding="0in" fo:border="0.5pt solid #000001"/>
    </style:style>
    <style:style style:name="Table6.A3" style:family="table-cell">
      <style:table-cell-properties style:vertical-align="middle" fo:padding="0in" fo:border="0.5pt solid #000001"/>
    </style:style>
    <style:style style:name="Table6.B3" style:family="table-cell">
      <style:table-cell-properties style:vertical-align="middle" fo:padding="0in" fo:border="0.5pt solid #000001"/>
    </style:style>
    <style:style style:name="Table6.C3" style:family="table-cell">
      <style:table-cell-properties style:vertical-align="middle" fo:padding="0in" fo:border="0.5pt solid #000001"/>
    </style:style>
    <style:style style:name="Table8" style:family="table">
      <style:table-properties style:width="7.0896in" fo:margin-left="-0.0375in" fo:margin-top="0in" fo:margin-bottom="0in" table:align="left" style:writing-mode="lr-tb"/>
    </style:style>
    <style:style style:name="Table8.A" style:family="table-column">
      <style:table-column-properties style:column-width="1.0847in"/>
    </style:style>
    <style:style style:name="Table8.B" style:family="table-column">
      <style:table-column-properties style:column-width="5.6in"/>
    </style:style>
    <style:style style:name="Table8.C" style:family="table-column">
      <style:table-column-properties style:column-width="0.4049in"/>
    </style:style>
    <style:style style:name="Table8.1" style:family="table-row">
      <style:table-row-properties fo:keep-together="always"/>
    </style:style>
    <style:style style:name="Table8.A1" style:family="table-cell">
      <style:table-cell-properties style:vertical-align="middle" fo:background-color="#ccccff" fo:padding="0in" fo:border="0.5pt solid #000001">
        <style:background-image/>
      </style:table-cell-properties>
    </style:style>
    <style:style style:name="Table8.A2" style:family="table-cell">
      <style:table-cell-properties style:vertical-align="middle" fo:padding="0in" fo:border="0.5pt solid #000001"/>
    </style:style>
    <style:style style:name="Table8.B2" style:family="table-cell">
      <style:table-cell-properties style:vertical-align="middle" fo:padding="0in" fo:border="0.5pt solid #000001"/>
    </style:style>
    <style:style style:name="Table8.C2" style:family="table-cell">
      <style:table-cell-properties style:vertical-align="middle" fo:padding="0in" fo:border="0.5pt solid #000001"/>
    </style:style>
    <style:style style:name="Table9" style:family="table">
      <style:table-properties style:width="7.0896in" fo:margin-left="-0.0389in" fo:margin-top="0in" fo:margin-bottom="0in" table:align="left" style:writing-mode="lr-tb"/>
    </style:style>
    <style:style style:name="Table9.A" style:family="table-column">
      <style:table-column-properties style:column-width="0.6701in"/>
    </style:style>
    <style:style style:name="Table9.B" style:family="table-column">
      <style:table-column-properties style:column-width="6.0465in"/>
    </style:style>
    <style:style style:name="Table9.C" style:family="table-column">
      <style:table-column-properties style:column-width="0.3729in"/>
    </style:style>
    <style:style style:name="Table9.1" style:family="table-row">
      <style:table-row-properties fo:keep-together="always"/>
    </style:style>
    <style:style style:name="Table9.A1" style:family="table-cell">
      <style:table-cell-properties style:vertical-align="middle" fo:background-color="#ccccff" fo:padding="0in" fo:border="0.5pt solid #000001">
        <style:background-image/>
      </style:table-cell-properties>
    </style:style>
    <style:style style:name="Table9.A2" style:family="table-cell">
      <style:table-cell-properties style:vertical-align="" fo:padding="0in" fo:border="0.5pt solid #000001"/>
    </style:style>
    <style:style style:name="Table9.B2" style:family="table-cell">
      <style:table-cell-properties style:vertical-align="" fo:padding="0in" fo:border="0.5pt solid #000001"/>
    </style:style>
    <style:style style:name="Table9.C2" style:family="table-cell">
      <style:table-cell-properties style:vertical-align="middle" fo:padding="0in" fo:border="0.5pt solid #000001"/>
    </style:style>
    <style:style style:name="Table9.A3" style:family="table-cell">
      <style:table-cell-properties style:vertical-align="" fo:padding="0in" fo:border="0.5pt solid #000001"/>
    </style:style>
    <style:style style:name="Table9.B3" style:family="table-cell">
      <style:table-cell-properties style:vertical-align="" fo:padding="0in" fo:border="0.5pt solid #000001"/>
    </style:style>
    <style:style style:name="Table9.C3" style:family="table-cell">
      <style:table-cell-properties style:vertical-align="middle" fo:padding="0in" fo:border="0.5pt solid #000001"/>
    </style:style>
    <style:style style:name="Table9.A4" style:family="table-cell">
      <style:table-cell-properties style:vertical-align="" fo:padding="0in" fo:border="0.5pt solid #000001"/>
    </style:style>
    <style:style style:name="Table9.B4" style:family="table-cell">
      <style:table-cell-properties style:vertical-align="" fo:padding="0in" fo:border="0.5pt solid #000001"/>
    </style:style>
    <style:style style:name="Table9.C4" style:family="table-cell">
      <style:table-cell-properties style:vertical-align="middle" fo:padding="0in" fo:border="0.5pt solid #000001"/>
    </style:style>
    <style:style style:name="Table9.A5" style:family="table-cell">
      <style:table-cell-properties style:vertical-align="" fo:padding="0in" fo:border="0.5pt solid #000001"/>
    </style:style>
    <style:style style:name="Table9.B5" style:family="table-cell">
      <style:table-cell-properties style:vertical-align="" fo:padding="0in" fo:border="0.5pt solid #000001"/>
    </style:style>
    <style:style style:name="Table9.C5" style:family="table-cell">
      <style:table-cell-properties style:vertical-align="middle" fo:padding="0in" fo:border="0.5pt solid #000001"/>
    </style:style>
    <style:style style:name="Table9.A6" style:family="table-cell">
      <style:table-cell-properties style:vertical-align="" fo:padding="0in" fo:border="0.5pt solid #000001"/>
    </style:style>
    <style:style style:name="Table9.B6" style:family="table-cell">
      <style:table-cell-properties style:vertical-align="" fo:padding="0in" fo:border="0.5pt solid #000001"/>
    </style:style>
    <style:style style:name="Table9.C6" style:family="table-cell">
      <style:table-cell-properties style:vertical-align="middle" fo:padding="0in" fo:border="0.5pt solid #000001"/>
    </style:style>
    <style:style style:name="Table11" style:family="table">
      <style:table-properties style:width="7.0896in" fo:margin-left="-0.0389in" fo:margin-top="0in" fo:margin-bottom="0in" table:align="left" style:writing-mode="lr-tb"/>
    </style:style>
    <style:style style:name="Table11.A" style:family="table-column">
      <style:table-column-properties style:column-width="0.6701in"/>
    </style:style>
    <style:style style:name="Table11.B" style:family="table-column">
      <style:table-column-properties style:column-width="6.0465in"/>
    </style:style>
    <style:style style:name="Table11.C" style:family="table-column">
      <style:table-column-properties style:column-width="0.3729in"/>
    </style:style>
    <style:style style:name="Table11.1" style:family="table-row">
      <style:table-row-properties fo:keep-together="always"/>
    </style:style>
    <style:style style:name="Table11.A1" style:family="table-cell">
      <style:table-cell-properties style:vertical-align="middle" fo:background-color="#ccccff" fo:padding="0in" fo:border="0.5pt solid #000001">
        <style:background-image/>
      </style:table-cell-properties>
    </style:style>
    <style:style style:name="Table11.A2" style:family="table-cell">
      <style:table-cell-properties style:vertical-align="" fo:padding="0in" fo:border="0.5pt solid #000001"/>
    </style:style>
    <style:style style:name="Table11.B2" style:family="table-cell">
      <style:table-cell-properties style:vertical-align="" fo:padding="0in" fo:border="0.5pt solid #000001"/>
    </style:style>
    <style:style style:name="Table11.C2" style:family="table-cell">
      <style:table-cell-properties style:vertical-align="middle" fo:padding="0in" fo:border="0.5pt solid #000001"/>
    </style:style>
    <style:style style:name="Table13" style:family="table">
      <style:table-properties style:width="7.0896in" fo:margin-left="-0.0389in" fo:margin-top="0in" fo:margin-bottom="0in" table:align="left" style:writing-mode="lr-tb"/>
    </style:style>
    <style:style style:name="Table13.A" style:family="table-column">
      <style:table-column-properties style:column-width="0.6701in"/>
    </style:style>
    <style:style style:name="Table13.B" style:family="table-column">
      <style:table-column-properties style:column-width="6.0465in"/>
    </style:style>
    <style:style style:name="Table13.C" style:family="table-column">
      <style:table-column-properties style:column-width="0.3729in"/>
    </style:style>
    <style:style style:name="Table13.1" style:family="table-row">
      <style:table-row-properties fo:keep-together="always"/>
    </style:style>
    <style:style style:name="Table13.A1" style:family="table-cell">
      <style:table-cell-properties style:vertical-align="middle" fo:background-color="#ccccff" fo:padding="0in" fo:border="0.5pt solid #000001">
        <style:background-image/>
      </style:table-cell-properties>
    </style:style>
    <style:style style:name="Table13.A2" style:family="table-cell">
      <style:table-cell-properties style:vertical-align="" fo:padding="0in" fo:border="0.5pt solid #000001"/>
    </style:style>
    <style:style style:name="Table13.B2" style:family="table-cell">
      <style:table-cell-properties style:vertical-align="" fo:padding="0in" fo:border="0.5pt solid #000001"/>
    </style:style>
    <style:style style:name="Table13.C2" style:family="table-cell">
      <style:table-cell-properties style:vertical-align="middle" fo:padding="0in" fo:border="0.5pt solid #000001"/>
    </style:style>
    <style:style style:name="Table15" style:family="table">
      <style:table-properties style:width="7.0896in" fo:margin-left="-0.0375in" fo:margin-top="0in" fo:margin-bottom="0in" table:align="left" style:writing-mode="lr-tb"/>
    </style:style>
    <style:style style:name="Table15.A" style:family="table-column">
      <style:table-column-properties style:column-width="1.0847in"/>
    </style:style>
    <style:style style:name="Table15.B" style:family="table-column">
      <style:table-column-properties style:column-width="5.6in"/>
    </style:style>
    <style:style style:name="Table15.C" style:family="table-column">
      <style:table-column-properties style:column-width="0.4049in"/>
    </style:style>
    <style:style style:name="Table15.1" style:family="table-row">
      <style:table-row-properties fo:keep-together="always"/>
    </style:style>
    <style:style style:name="Table15.A1" style:family="table-cell">
      <style:table-cell-properties style:vertical-align="middle" fo:background-color="#ccccff" fo:padding="0in" fo:border="0.5pt solid #000001">
        <style:background-image/>
      </style:table-cell-properties>
    </style:style>
    <style:style style:name="Table15.A2" style:family="table-cell">
      <style:table-cell-properties style:vertical-align="middle" fo:padding="0in" fo:border="0.5pt solid #000001"/>
    </style:style>
    <style:style style:name="Table15.B2" style:family="table-cell">
      <style:table-cell-properties style:vertical-align="middle" fo:padding="0in" fo:border="0.5pt solid #000001"/>
    </style:style>
    <style:style style:name="Table15.C2" style:family="table-cell">
      <style:table-cell-properties style:vertical-align="middle" fo:padding="0in" fo:border="0.5pt solid #000001"/>
    </style:style>
    <style:style style:name="Table15.A3" style:family="table-cell">
      <style:table-cell-properties style:vertical-align="middle" fo:padding="0in" fo:border="0.5pt solid #000001"/>
    </style:style>
    <style:style style:name="Table15.B3" style:family="table-cell">
      <style:table-cell-properties style:vertical-align="middle" fo:padding="0in" fo:border="0.5pt solid #000001"/>
    </style:style>
    <style:style style:name="Table15.C3" style:family="table-cell">
      <style:table-cell-properties style:vertical-align="middle" fo:padding="0in" fo:border="0.5pt solid #000001"/>
    </style:style>
    <style:style style:name="Table15.A4" style:family="table-cell">
      <style:table-cell-properties style:vertical-align="middle" fo:padding="0in" fo:border="0.5pt solid #000001"/>
    </style:style>
    <style:style style:name="Table15.B4" style:family="table-cell">
      <style:table-cell-properties style:vertical-align="middle" fo:padding="0in" fo:border="0.5pt solid #000001"/>
    </style:style>
    <style:style style:name="Table15.C4" style:family="table-cell">
      <style:table-cell-properties style:vertical-align="middle" fo:padding="0in" fo:border="0.5pt solid #000001"/>
    </style:style>
    <style:style style:name="Table15.A5" style:family="table-cell">
      <style:table-cell-properties style:vertical-align="middle" fo:padding="0in" fo:border="0.5pt solid #000001"/>
    </style:style>
    <style:style style:name="Table15.B5" style:family="table-cell">
      <style:table-cell-properties style:vertical-align="middle" fo:padding="0in" fo:border="0.5pt solid #000001"/>
    </style:style>
    <style:style style:name="Table15.C5" style:family="table-cell">
      <style:table-cell-properties style:vertical-align="middle" fo:padding="0in" fo:border="0.5pt solid #000001"/>
    </style:style>
    <style:style style:name="Table15.A6" style:family="table-cell">
      <style:table-cell-properties style:vertical-align="middle" fo:padding="0in" fo:border="0.5pt solid #000001"/>
    </style:style>
    <style:style style:name="Table15.B6" style:family="table-cell">
      <style:table-cell-properties style:vertical-align="middle" fo:padding="0in" fo:border="0.5pt solid #000001"/>
    </style:style>
    <style:style style:name="Table15.C6" style:family="table-cell">
      <style:table-cell-properties style:vertical-align="middle" fo:padding="0in" fo:border="0.5pt solid #000001"/>
    </style:style>
    <style:style style:name="Table15.A7" style:family="table-cell">
      <style:table-cell-properties style:vertical-align="middle" fo:padding="0in" fo:border="0.5pt solid #000001"/>
    </style:style>
    <style:style style:name="Table15.B7" style:family="table-cell">
      <style:table-cell-properties style:vertical-align="middle" fo:padding="0in" fo:border="0.5pt solid #000001"/>
    </style:style>
    <style:style style:name="Table15.C7" style:family="table-cell">
      <style:table-cell-properties style:vertical-align="middle" fo:padding="0in" fo:border="0.5pt solid #000001"/>
    </style:style>
    <style:style style:name="Table15.A8" style:family="table-cell">
      <style:table-cell-properties style:vertical-align="middle" fo:padding="0in" fo:border="0.5pt solid #000001"/>
    </style:style>
    <style:style style:name="Table15.B8" style:family="table-cell">
      <style:table-cell-properties style:vertical-align="middle" fo:padding="0in" fo:border="0.5pt solid #000001"/>
    </style:style>
    <style:style style:name="Table15.C8" style:family="table-cell">
      <style:table-cell-properties style:vertical-align="middle" fo:padding="0in" fo:border="0.5pt solid #000001"/>
    </style:style>
    <style:style style:name="Table15.A9" style:family="table-cell">
      <style:table-cell-properties style:vertical-align="middle" fo:padding="0in" fo:border="0.5pt solid #000001"/>
    </style:style>
    <style:style style:name="Table15.B9" style:family="table-cell">
      <style:table-cell-properties style:vertical-align="middle" fo:padding="0in" fo:border="0.5pt solid #000001"/>
    </style:style>
    <style:style style:name="Table15.C9" style:family="table-cell">
      <style:table-cell-properties style:vertical-align="middle" fo:padding="0in" fo:border="0.5pt solid #000001"/>
    </style:style>
    <style:style style:name="Table15.A10" style:family="table-cell">
      <style:table-cell-properties style:vertical-align="middle" fo:padding="0in" fo:border="0.5pt solid #000001"/>
    </style:style>
    <style:style style:name="Table15.B10" style:family="table-cell">
      <style:table-cell-properties style:vertical-align="middle" fo:padding="0in" fo:border="0.5pt solid #000001"/>
    </style:style>
    <style:style style:name="Table15.C10" style:family="table-cell">
      <style:table-cell-properties style:vertical-align="middle" fo:padding="0in" fo:border="0.5pt solid #000001"/>
    </style:style>
    <style:style style:name="Table17" style:family="table">
      <style:table-properties style:width="7.0896in" fo:margin-left="-0.0389in" fo:margin-top="0in" fo:margin-bottom="0in" table:align="left" style:writing-mode="lr-tb"/>
    </style:style>
    <style:style style:name="Table17.A" style:family="table-column">
      <style:table-column-properties style:column-width="0.6701in"/>
    </style:style>
    <style:style style:name="Table17.B" style:family="table-column">
      <style:table-column-properties style:column-width="6.0465in"/>
    </style:style>
    <style:style style:name="Table17.C" style:family="table-column">
      <style:table-column-properties style:column-width="0.3729in"/>
    </style:style>
    <style:style style:name="Table17.1" style:family="table-row">
      <style:table-row-properties fo:keep-together="always"/>
    </style:style>
    <style:style style:name="Table17.A1" style:family="table-cell">
      <style:table-cell-properties style:vertical-align="middle" fo:background-color="#ccccff" fo:padding="0in" fo:border="0.5pt solid #000001">
        <style:background-image/>
      </style:table-cell-properties>
    </style:style>
    <style:style style:name="Table17.A2" style:family="table-cell">
      <style:table-cell-properties style:vertical-align="" fo:padding="0in" fo:border="0.5pt solid #000001"/>
    </style:style>
    <style:style style:name="Table17.B2" style:family="table-cell">
      <style:table-cell-properties style:vertical-align="" fo:padding="0in" fo:border="0.5pt solid #000001"/>
    </style:style>
    <style:style style:name="Table17.C2" style:family="table-cell">
      <style:table-cell-properties style:vertical-align="middle" fo:padding="0in" fo:border="0.5pt solid #000001"/>
    </style:style>
    <style:style style:name="Table17.A3" style:family="table-cell">
      <style:table-cell-properties style:vertical-align="" fo:padding="0in" fo:border="0.5pt solid #000001"/>
    </style:style>
    <style:style style:name="Table17.B3" style:family="table-cell">
      <style:table-cell-properties style:vertical-align="" fo:padding="0in" fo:border="0.5pt solid #000001"/>
    </style:style>
    <style:style style:name="Table17.C3" style:family="table-cell">
      <style:table-cell-properties style:vertical-align="middle" fo:padding="0in" fo:border="0.5pt solid #000001"/>
    </style:style>
    <style:style style:name="Table17.A4" style:family="table-cell">
      <style:table-cell-properties style:vertical-align="" fo:padding="0in" fo:border="0.5pt solid #000001"/>
    </style:style>
    <style:style style:name="Table17.B4" style:family="table-cell">
      <style:table-cell-properties style:vertical-align="" fo:padding="0in" fo:border="0.5pt solid #000001"/>
    </style:style>
    <style:style style:name="Table17.C4" style:family="table-cell">
      <style:table-cell-properties style:vertical-align="middle" fo:padding="0in" fo:border="0.5pt solid #000001"/>
    </style:style>
    <style:style style:name="Table17.A5" style:family="table-cell">
      <style:table-cell-properties style:vertical-align="" fo:padding="0in" fo:border="0.5pt solid #000001"/>
    </style:style>
    <style:style style:name="Table17.B5" style:family="table-cell">
      <style:table-cell-properties style:vertical-align="" fo:padding="0in" fo:border="0.5pt solid #000001"/>
    </style:style>
    <style:style style:name="Table17.C5" style:family="table-cell">
      <style:table-cell-properties style:vertical-align="middle" fo:padding="0in" fo:border="0.5pt solid #000001"/>
    </style:style>
    <style:style style:name="Table17.A6" style:family="table-cell">
      <style:table-cell-properties style:vertical-align="" fo:padding="0in" fo:border="0.5pt solid #000001"/>
    </style:style>
    <style:style style:name="Table17.B6" style:family="table-cell">
      <style:table-cell-properties style:vertical-align="" fo:padding="0in" fo:border="0.5pt solid #000001"/>
    </style:style>
    <style:style style:name="Table17.C6" style:family="table-cell">
      <style:table-cell-properties style:vertical-align="middle" fo:padding="0in" fo:border="0.5pt solid #000001"/>
    </style:style>
    <style:style style:name="Table17.A7" style:family="table-cell">
      <style:table-cell-properties style:vertical-align="" fo:padding="0in" fo:border="0.5pt solid #000001"/>
    </style:style>
    <style:style style:name="Table17.B7" style:family="table-cell">
      <style:table-cell-properties style:vertical-align="" fo:padding="0in" fo:border="0.5pt solid #000001"/>
    </style:style>
    <style:style style:name="Table17.C7" style:family="table-cell">
      <style:table-cell-properties style:vertical-align="middle" fo:padding="0in" fo:border="0.5pt solid #000001"/>
    </style:style>
    <style:style style:name="Table19" style:family="table">
      <style:table-properties style:width="7.0896in" fo:margin-left="-0.0389in" fo:margin-top="0in" fo:margin-bottom="0in" table:align="left" style:writing-mode="lr-tb"/>
    </style:style>
    <style:style style:name="Table19.A" style:family="table-column">
      <style:table-column-properties style:column-width="6.7167in"/>
    </style:style>
    <style:style style:name="Table19.B" style:family="table-column">
      <style:table-column-properties style:column-width="0.3722in"/>
    </style:style>
    <style:style style:name="Table19.1" style:family="table-row">
      <style:table-row-properties fo:keep-together="always"/>
    </style:style>
    <style:style style:name="Table19.A1" style:family="table-cell">
      <style:table-cell-properties style:vertical-align="middle" fo:background-color="#ccccff" fo:padding="0in" fo:border="0.5pt solid #000001">
        <style:background-image/>
      </style:table-cell-properties>
    </style:style>
    <style:style style:name="Table19.A2" style:family="table-cell">
      <style:table-cell-properties style:vertical-align="" fo:padding="0in" fo:border="0.5pt solid #000001"/>
    </style:style>
    <style:style style:name="Table19.B2" style:family="table-cell">
      <style:table-cell-properties style:vertical-align="middle" fo:padding="0in" fo:border="0.5pt solid #000001"/>
    </style:style>
    <style:style style:name="Table20" style:family="table">
      <style:table-properties style:width="7.0896in" fo:margin-left="-0.0375in" fo:margin-top="0in" fo:margin-bottom="0in" table:align="left" style:writing-mode="lr-tb"/>
    </style:style>
    <style:style style:name="Table20.A" style:family="table-column">
      <style:table-column-properties style:column-width="7.0896in"/>
    </style:style>
    <style:style style:name="Table20.1" style:family="table-row">
      <style:table-row-properties fo:keep-together="always"/>
    </style:style>
    <style:style style:name="Table20.A1" style:family="table-cell">
      <style:table-cell-properties style:vertical-align="middle" fo:background-color="#eeeeff" fo:padding="0in" fo:border="0.5pt solid #000001">
        <style:background-image/>
      </style:table-cell-properties>
    </style:style>
    <style:style style:name="Table20.2" style:family="table-row">
      <style:table-row-properties fo:keep-together="auto"/>
    </style:style>
    <style:style style:name="Table20.A2" style:family="table-cell">
      <style:table-cell-properties style:vertical-align="middle" fo:padding="0in" fo:border="0.5pt solid #000001"/>
    </style:style>
    <style:style style:name="Table21" style:family="table">
      <style:table-properties style:width="7.0896in" fo:margin-left="-0.0389in" fo:margin-top="0in" fo:margin-bottom="0in" table:align="left" style:writing-mode="lr-tb"/>
    </style:style>
    <style:style style:name="Table21.A" style:family="table-column">
      <style:table-column-properties style:column-width="0.6701in"/>
    </style:style>
    <style:style style:name="Table21.B" style:family="table-column">
      <style:table-column-properties style:column-width="6.0465in"/>
    </style:style>
    <style:style style:name="Table21.C" style:family="table-column">
      <style:table-column-properties style:column-width="0.3729in"/>
    </style:style>
    <style:style style:name="Table21.1" style:family="table-row">
      <style:table-row-properties fo:keep-together="always"/>
    </style:style>
    <style:style style:name="Table21.A1" style:family="table-cell">
      <style:table-cell-properties style:vertical-align="middle" fo:background-color="#ccccff" fo:padding="0in" fo:border="0.5pt solid #000001">
        <style:background-image/>
      </style:table-cell-properties>
    </style:style>
    <style:style style:name="Table21.A2" style:family="table-cell">
      <style:table-cell-properties style:vertical-align="" fo:padding="0in" fo:border="0.5pt solid #000001"/>
    </style:style>
    <style:style style:name="Table21.B2" style:family="table-cell">
      <style:table-cell-properties style:vertical-align="" fo:padding="0in" fo:border="0.5pt solid #000001"/>
    </style:style>
    <style:style style:name="Table21.C2" style:family="table-cell">
      <style:table-cell-properties style:vertical-align="middle" fo:padding="0in" fo:border="0.5pt solid #000001"/>
    </style:style>
    <style:style style:name="Table21.A3" style:family="table-cell">
      <style:table-cell-properties style:vertical-align="" fo:padding="0in" fo:border="0.5pt solid #000001"/>
    </style:style>
    <style:style style:name="Table21.B3" style:family="table-cell">
      <style:table-cell-properties style:vertical-align="" fo:padding="0in" fo:border="0.5pt solid #000001"/>
    </style:style>
    <style:style style:name="Table21.C3" style:family="table-cell">
      <style:table-cell-properties style:vertical-align="middle" fo:padding="0in" fo:border="0.5pt solid #000001"/>
    </style:style>
    <style:style style:name="Table21.A4" style:family="table-cell">
      <style:table-cell-properties style:vertical-align="" fo:padding="0in" fo:border="0.5pt solid #000001"/>
    </style:style>
    <style:style style:name="Table21.B4" style:family="table-cell">
      <style:table-cell-properties style:vertical-align="" fo:padding="0in" fo:border="0.5pt solid #000001"/>
    </style:style>
    <style:style style:name="Table21.C4" style:family="table-cell">
      <style:table-cell-properties style:vertical-align="middle" fo:padding="0in" fo:border="0.5pt solid #000001"/>
    </style:style>
    <style:style style:name="Table21.A5" style:family="table-cell">
      <style:table-cell-properties style:vertical-align="" fo:padding="0in" fo:border="0.5pt solid #000001"/>
    </style:style>
    <style:style style:name="Table21.B5" style:family="table-cell">
      <style:table-cell-properties style:vertical-align="" fo:padding="0in" fo:border="0.5pt solid #000001"/>
    </style:style>
    <style:style style:name="Table21.C5" style:family="table-cell">
      <style:table-cell-properties style:vertical-align="middle" fo:padding="0in" fo:border="0.5pt solid #000001"/>
    </style:style>
    <style:style style:name="Table21.A6" style:family="table-cell">
      <style:table-cell-properties style:vertical-align="" fo:padding="0in" fo:border="0.5pt solid #000001"/>
    </style:style>
    <style:style style:name="Table21.B6" style:family="table-cell">
      <style:table-cell-properties style:vertical-align="" fo:padding="0in" fo:border="0.5pt solid #000001"/>
    </style:style>
    <style:style style:name="Table21.C6" style:family="table-cell">
      <style:table-cell-properties style:vertical-align="middle" fo:padding="0in" fo:border="0.5pt solid #000001"/>
    </style:style>
    <style:style style:name="Table21.A7" style:family="table-cell">
      <style:table-cell-properties style:vertical-align="" fo:padding="0in" fo:border="0.5pt solid #000001"/>
    </style:style>
    <style:style style:name="Table21.B7" style:family="table-cell">
      <style:table-cell-properties style:vertical-align="" fo:padding="0in" fo:border="0.5pt solid #000001"/>
    </style:style>
    <style:style style:name="Table21.C7" style:family="table-cell">
      <style:table-cell-properties style:vertical-align="middle" fo:padding="0in" fo:border="0.5pt solid #000001"/>
    </style:style>
    <style:style style:name="Table21.A8" style:family="table-cell">
      <style:table-cell-properties style:vertical-align="" fo:padding="0in" fo:border="0.5pt solid #000001"/>
    </style:style>
    <style:style style:name="Table21.B8" style:family="table-cell">
      <style:table-cell-properties style:vertical-align="" fo:padding="0in" fo:border="0.5pt solid #000001"/>
    </style:style>
    <style:style style:name="Table21.C8" style:family="table-cell">
      <style:table-cell-properties style:vertical-align="middle" fo:padding="0in" fo:border="0.5pt solid #000001"/>
    </style:style>
    <style:style style:name="Table21.A9" style:family="table-cell">
      <style:table-cell-properties style:vertical-align="" fo:padding="0in" fo:border="0.5pt solid #000001"/>
    </style:style>
    <style:style style:name="Table21.B9" style:family="table-cell">
      <style:table-cell-properties style:vertical-align="" fo:padding="0in" fo:border="0.5pt solid #000001"/>
    </style:style>
    <style:style style:name="Table21.C9" style:family="table-cell">
      <style:table-cell-properties style:vertical-align="middle" fo:padding="0in" fo:border="0.5pt solid #000001"/>
    </style:style>
    <style:style style:name="Table22" style:family="table">
      <style:table-properties style:width="7.0896in" fo:margin-left="-0.0389in" fo:margin-top="0in" fo:margin-bottom="0in" table:align="left" style:writing-mode="lr-tb"/>
    </style:style>
    <style:style style:name="Table22.A" style:family="table-column">
      <style:table-column-properties style:column-width="0.6701in"/>
    </style:style>
    <style:style style:name="Table22.B" style:family="table-column">
      <style:table-column-properties style:column-width="6.0465in"/>
    </style:style>
    <style:style style:name="Table22.C" style:family="table-column">
      <style:table-column-properties style:column-width="0.3729in"/>
    </style:style>
    <style:style style:name="Table22.1" style:family="table-row">
      <style:table-row-properties fo:keep-together="always"/>
    </style:style>
    <style:style style:name="Table22.A1" style:family="table-cell">
      <style:table-cell-properties style:vertical-align="middle" fo:background-color="#ccccff" fo:padding="0in" fo:border="0.5pt solid #000001">
        <style:background-image/>
      </style:table-cell-properties>
    </style:style>
    <style:style style:name="Table22.A2" style:family="table-cell">
      <style:table-cell-properties style:vertical-align="" fo:padding="0in" fo:border="0.5pt solid #000001"/>
    </style:style>
    <style:style style:name="Table22.B2" style:family="table-cell">
      <style:table-cell-properties style:vertical-align="" fo:padding="0in" fo:border="0.5pt solid #000001"/>
    </style:style>
    <style:style style:name="Table22.C2" style:family="table-cell">
      <style:table-cell-properties style:vertical-align="middle" fo:padding="0in" fo:border="0.5pt solid #000001"/>
    </style:style>
    <style:style style:name="Table22.A3" style:family="table-cell">
      <style:table-cell-properties style:vertical-align="" fo:padding="0in" fo:border="0.5pt solid #000001"/>
    </style:style>
    <style:style style:name="Table22.B3" style:family="table-cell">
      <style:table-cell-properties style:vertical-align="" fo:padding="0in" fo:border="0.5pt solid #000001"/>
    </style:style>
    <style:style style:name="Table22.C3" style:family="table-cell">
      <style:table-cell-properties style:vertical-align="middle" fo:padding="0in" fo:border="0.5pt solid #000001"/>
    </style:style>
    <style:style style:name="Table22.A4" style:family="table-cell">
      <style:table-cell-properties style:vertical-align="" fo:padding="0in" fo:border="0.5pt solid #000001"/>
    </style:style>
    <style:style style:name="Table22.B4" style:family="table-cell">
      <style:table-cell-properties style:vertical-align="" fo:padding="0in" fo:border="0.5pt solid #000001"/>
    </style:style>
    <style:style style:name="Table22.C4" style:family="table-cell">
      <style:table-cell-properties style:vertical-align="middle" fo:padding="0in" fo:border="0.5pt solid #000001"/>
    </style:style>
    <style:style style:name="Table22.A5" style:family="table-cell">
      <style:table-cell-properties style:vertical-align="" fo:padding="0in" fo:border="0.5pt solid #000001"/>
    </style:style>
    <style:style style:name="Table22.B5" style:family="table-cell">
      <style:table-cell-properties style:vertical-align="" fo:padding="0in" fo:border="0.5pt solid #000001"/>
    </style:style>
    <style:style style:name="Table22.C5" style:family="table-cell">
      <style:table-cell-properties style:vertical-align="middle" fo:padding="0in" fo:border="0.5pt solid #000001"/>
    </style:style>
    <style:style style:name="Table22.A6" style:family="table-cell">
      <style:table-cell-properties style:vertical-align="" fo:padding="0in" fo:border="0.5pt solid #000001"/>
    </style:style>
    <style:style style:name="Table22.B6" style:family="table-cell">
      <style:table-cell-properties style:vertical-align="" fo:padding="0in" fo:border="0.5pt solid #000001"/>
    </style:style>
    <style:style style:name="Table22.C6" style:family="table-cell">
      <style:table-cell-properties style:vertical-align="middle" fo:padding="0in" fo:border="0.5pt solid #000001"/>
    </style:style>
    <style:style style:name="Table22.A7" style:family="table-cell">
      <style:table-cell-properties style:vertical-align="" fo:padding="0in" fo:border="0.5pt solid #000001"/>
    </style:style>
    <style:style style:name="Table22.B7" style:family="table-cell">
      <style:table-cell-properties style:vertical-align="" fo:padding="0in" fo:border="0.5pt solid #000001"/>
    </style:style>
    <style:style style:name="Table22.C7" style:family="table-cell">
      <style:table-cell-properties style:vertical-align="middle" fo:padding="0in" fo:border="0.5pt solid #000001"/>
    </style:style>
    <style:style style:name="Table22.A8" style:family="table-cell">
      <style:table-cell-properties style:vertical-align="" fo:padding="0in" fo:border="0.5pt solid #000001"/>
    </style:style>
    <style:style style:name="Table22.B8" style:family="table-cell">
      <style:table-cell-properties style:vertical-align="" fo:padding="0in" fo:border="0.5pt solid #000001"/>
    </style:style>
    <style:style style:name="Table22.C8" style:family="table-cell">
      <style:table-cell-properties style:vertical-align="middle" fo:padding="0in" fo:border="0.5pt solid #000001"/>
    </style:style>
    <style:style style:name="Table24" style:family="table">
      <style:table-properties style:width="7.0896in" fo:margin-left="-0.0389in" fo:margin-top="0in" fo:margin-bottom="0in" table:align="left" style:writing-mode="lr-tb"/>
    </style:style>
    <style:style style:name="Table24.A" style:family="table-column">
      <style:table-column-properties style:column-width="6.7167in"/>
    </style:style>
    <style:style style:name="Table24.B" style:family="table-column">
      <style:table-column-properties style:column-width="0.3722in"/>
    </style:style>
    <style:style style:name="Table24.1" style:family="table-row">
      <style:table-row-properties fo:keep-together="always"/>
    </style:style>
    <style:style style:name="Table24.A1" style:family="table-cell">
      <style:table-cell-properties style:vertical-align="middle" fo:background-color="#ccccff" fo:padding="0in" fo:border="0.5pt solid #000001">
        <style:background-image/>
      </style:table-cell-properties>
    </style:style>
    <style:style style:name="Table24.A2" style:family="table-cell">
      <style:table-cell-properties style:vertical-align="" fo:padding="0in" fo:border="0.5pt solid #000001"/>
    </style:style>
    <style:style style:name="Table24.B2" style:family="table-cell">
      <style:table-cell-properties style:vertical-align="middle" fo:padding="0in" fo:border="0.5pt solid #000001"/>
    </style:style>
    <style:style style:name="Table25" style:family="table">
      <style:table-properties style:width="7.0896in" fo:margin-left="-0.0375in" fo:margin-top="0in" fo:margin-bottom="0in" table:align="left" style:writing-mode="lr-tb"/>
    </style:style>
    <style:style style:name="Table25.A" style:family="table-column">
      <style:table-column-properties style:column-width="7.0896in"/>
    </style:style>
    <style:style style:name="Table25.1" style:family="table-row">
      <style:table-row-properties fo:keep-together="always"/>
    </style:style>
    <style:style style:name="Table25.A1" style:family="table-cell">
      <style:table-cell-properties style:vertical-align="middle" fo:background-color="#eeeeff" fo:padding="0in" fo:border="0.5pt solid #000001">
        <style:background-image/>
      </style:table-cell-properties>
    </style:style>
    <style:style style:name="Table25.2" style:family="table-row">
      <style:table-row-properties fo:keep-together="auto"/>
    </style:style>
    <style:style style:name="Table25.A2" style:family="table-cell">
      <style:table-cell-properties style:vertical-align="middle" fo:padding="0in" fo:border="0.5pt solid #000001"/>
    </style:style>
    <style:style style:name="Table26" style:family="table">
      <style:table-properties style:width="7.0896in" fo:margin-left="-0.0389in" fo:margin-top="0in" fo:margin-bottom="0in" table:align="left" style:writing-mode="lr-tb"/>
    </style:style>
    <style:style style:name="Table26.A" style:family="table-column">
      <style:table-column-properties style:column-width="0.6701in"/>
    </style:style>
    <style:style style:name="Table26.B" style:family="table-column">
      <style:table-column-properties style:column-width="6.0465in"/>
    </style:style>
    <style:style style:name="Table26.C" style:family="table-column">
      <style:table-column-properties style:column-width="0.3729in"/>
    </style:style>
    <style:style style:name="Table26.1" style:family="table-row">
      <style:table-row-properties fo:keep-together="always"/>
    </style:style>
    <style:style style:name="Table26.A1" style:family="table-cell">
      <style:table-cell-properties style:vertical-align="middle" fo:background-color="#ccccff" fo:padding="0in" fo:border="0.5pt solid #000001">
        <style:background-image/>
      </style:table-cell-properties>
    </style:style>
    <style:style style:name="Table26.A2" style:family="table-cell">
      <style:table-cell-properties style:vertical-align="" fo:padding="0in" fo:border="0.5pt solid #000001"/>
    </style:style>
    <style:style style:name="Table26.B2" style:family="table-cell">
      <style:table-cell-properties style:vertical-align="" fo:padding="0in" fo:border="0.5pt solid #000001"/>
    </style:style>
    <style:style style:name="Table26.C2" style:family="table-cell">
      <style:table-cell-properties style:vertical-align="middle" fo:padding="0in" fo:border="0.5pt solid #000001"/>
    </style:style>
    <style:style style:name="Table27" style:family="table">
      <style:table-properties style:width="7.0896in" fo:margin-left="-0.0375in" fo:margin-top="0in" fo:margin-bottom="0in" table:align="left" style:writing-mode="lr-tb"/>
    </style:style>
    <style:style style:name="Table27.A" style:family="table-column">
      <style:table-column-properties style:column-width="7.0896in"/>
    </style:style>
    <style:style style:name="Table27.1" style:family="table-row">
      <style:table-row-properties fo:keep-together="always"/>
    </style:style>
    <style:style style:name="Table27.A1" style:family="table-cell">
      <style:table-cell-properties style:vertical-align="middle" fo:background-color="#eeeeff" fo:padding="0in" fo:border="0.5pt solid #000001">
        <style:background-image/>
      </style:table-cell-properties>
    </style:style>
    <style:style style:name="Table27.2" style:family="table-row">
      <style:table-row-properties fo:keep-together="auto"/>
    </style:style>
    <style:style style:name="Table27.A2" style:family="table-cell">
      <style:table-cell-properties style:vertical-align="middle" fo:padding="0in" fo:border="0.5pt solid #000001"/>
    </style:style>
    <style:style style:name="Table29" style:family="table">
      <style:table-properties style:width="7.0896in" fo:margin-left="-0.0389in" fo:margin-top="0in" fo:margin-bottom="0in" table:align="left" style:writing-mode="lr-tb"/>
    </style:style>
    <style:style style:name="Table29.A" style:family="table-column">
      <style:table-column-properties style:column-width="6.7167in"/>
    </style:style>
    <style:style style:name="Table29.B" style:family="table-column">
      <style:table-column-properties style:column-width="0.3722in"/>
    </style:style>
    <style:style style:name="Table29.1" style:family="table-row">
      <style:table-row-properties fo:keep-together="always"/>
    </style:style>
    <style:style style:name="Table29.A1" style:family="table-cell">
      <style:table-cell-properties style:vertical-align="middle" fo:background-color="#ccccff" fo:padding="0in" fo:border="0.5pt solid #000001">
        <style:background-image/>
      </style:table-cell-properties>
    </style:style>
    <style:style style:name="Table29.A2" style:family="table-cell">
      <style:table-cell-properties style:vertical-align="" fo:padding="0in" fo:border="0.5pt solid #000001"/>
    </style:style>
    <style:style style:name="Table29.B2" style:family="table-cell">
      <style:table-cell-properties style:vertical-align="middle" fo:padding="0in" fo:border="0.5pt solid #000001"/>
    </style:style>
    <style:style style:name="Table30" style:family="table">
      <style:table-properties style:width="7.0896in" fo:margin-left="-0.0375in" fo:margin-top="0in" fo:margin-bottom="0in" table:align="left" style:writing-mode="lr-tb"/>
    </style:style>
    <style:style style:name="Table30.A" style:family="table-column">
      <style:table-column-properties style:column-width="7.0896in"/>
    </style:style>
    <style:style style:name="Table30.1" style:family="table-row">
      <style:table-row-properties fo:keep-together="always"/>
    </style:style>
    <style:style style:name="Table30.A1" style:family="table-cell">
      <style:table-cell-properties style:vertical-align="middle" fo:background-color="#eeeeff" fo:padding="0in" fo:border="0.5pt solid #000001">
        <style:background-image/>
      </style:table-cell-properties>
    </style:style>
    <style:style style:name="Table30.2" style:family="table-row">
      <style:table-row-properties fo:keep-together="auto"/>
    </style:style>
    <style:style style:name="Table30.A2" style:family="table-cell">
      <style:table-cell-properties style:vertical-align="middle" fo:padding="0in" fo:border="0.5pt solid #000001"/>
    </style:style>
    <style:style style:name="Table31" style:family="table">
      <style:table-properties style:width="7.0896in" fo:margin-left="-0.0389in" fo:margin-top="0in" fo:margin-bottom="0in" table:align="left" style:writing-mode="lr-tb"/>
    </style:style>
    <style:style style:name="Table31.A" style:family="table-column">
      <style:table-column-properties style:column-width="0.6701in"/>
    </style:style>
    <style:style style:name="Table31.B" style:family="table-column">
      <style:table-column-properties style:column-width="6.0465in"/>
    </style:style>
    <style:style style:name="Table31.C" style:family="table-column">
      <style:table-column-properties style:column-width="0.3729in"/>
    </style:style>
    <style:style style:name="Table31.1" style:family="table-row">
      <style:table-row-properties fo:keep-together="always"/>
    </style:style>
    <style:style style:name="Table31.A1" style:family="table-cell">
      <style:table-cell-properties style:vertical-align="middle" fo:background-color="#ccccff" fo:padding="0in" fo:border="0.5pt solid #000001">
        <style:background-image/>
      </style:table-cell-properties>
    </style:style>
    <style:style style:name="Table31.A2" style:family="table-cell">
      <style:table-cell-properties style:vertical-align="" fo:padding="0in" fo:border="0.5pt solid #000001"/>
    </style:style>
    <style:style style:name="Table31.B2" style:family="table-cell">
      <style:table-cell-properties style:vertical-align="" fo:padding="0in" fo:border="0.5pt solid #000001"/>
    </style:style>
    <style:style style:name="Table31.C2" style:family="table-cell">
      <style:table-cell-properties style:vertical-align="middle" fo:padding="0in" fo:border="0.5pt solid #000001"/>
    </style:style>
    <style:style style:name="Table32" style:family="table">
      <style:table-properties style:width="7.0896in" fo:margin-left="-0.0375in" fo:margin-top="0in" fo:margin-bottom="0in" table:align="left" style:writing-mode="lr-tb"/>
    </style:style>
    <style:style style:name="Table32.A" style:family="table-column">
      <style:table-column-properties style:column-width="7.0896in"/>
    </style:style>
    <style:style style:name="Table32.1" style:family="table-row">
      <style:table-row-properties fo:keep-together="always"/>
    </style:style>
    <style:style style:name="Table32.A1" style:family="table-cell">
      <style:table-cell-properties style:vertical-align="middle" fo:background-color="#eeeeff" fo:padding="0in" fo:border="0.5pt solid #000001">
        <style:background-image/>
      </style:table-cell-properties>
    </style:style>
    <style:style style:name="Table32.2" style:family="table-row">
      <style:table-row-properties fo:keep-together="auto"/>
    </style:style>
    <style:style style:name="Table32.A2" style:family="table-cell">
      <style:table-cell-properties style:vertical-align="middle" fo:padding="0in" fo:border="0.5pt solid #000001"/>
    </style:style>
    <style:style style:name="Table34" style:family="table">
      <style:table-properties style:width="7.0896in" fo:margin-left="-0.0389in" fo:margin-top="0in" fo:margin-bottom="0in" table:align="left" style:writing-mode="lr-tb"/>
    </style:style>
    <style:style style:name="Table34.A" style:family="table-column">
      <style:table-column-properties style:column-width="6.7167in"/>
    </style:style>
    <style:style style:name="Table34.B" style:family="table-column">
      <style:table-column-properties style:column-width="0.3722in"/>
    </style:style>
    <style:style style:name="Table34.1" style:family="table-row">
      <style:table-row-properties fo:keep-together="always"/>
    </style:style>
    <style:style style:name="Table34.A1" style:family="table-cell">
      <style:table-cell-properties style:vertical-align="middle" fo:background-color="#ccccff" fo:padding="0in" fo:border="0.5pt solid #000001">
        <style:background-image/>
      </style:table-cell-properties>
    </style:style>
    <style:style style:name="Table34.A2" style:family="table-cell">
      <style:table-cell-properties style:vertical-align="" fo:padding="0in" fo:border="0.5pt solid #000001"/>
    </style:style>
    <style:style style:name="Table34.B2" style:family="table-cell">
      <style:table-cell-properties style:vertical-align="middle" fo:padding="0in" fo:border="0.5pt solid #000001"/>
    </style:style>
    <style:style style:name="Table35" style:family="table">
      <style:table-properties style:width="7.0896in" fo:margin-left="-0.0375in" fo:margin-top="0in" fo:margin-bottom="0in" table:align="left" style:writing-mode="lr-tb"/>
    </style:style>
    <style:style style:name="Table35.A" style:family="table-column">
      <style:table-column-properties style:column-width="7.0896in"/>
    </style:style>
    <style:style style:name="Table35.1" style:family="table-row">
      <style:table-row-properties fo:keep-together="always"/>
    </style:style>
    <style:style style:name="Table35.A1" style:family="table-cell">
      <style:table-cell-properties style:vertical-align="middle" fo:background-color="#eeeeff" fo:padding="0in" fo:border="0.5pt solid #000001">
        <style:background-image/>
      </style:table-cell-properties>
    </style:style>
    <style:style style:name="Table35.2" style:family="table-row">
      <style:table-row-properties fo:keep-together="auto"/>
    </style:style>
    <style:style style:name="Table35.A2" style:family="table-cell">
      <style:table-cell-properties style:vertical-align="middle" fo:padding="0in" fo:border="0.5pt solid #000001"/>
    </style:style>
    <style:style style:name="Table36" style:family="table">
      <style:table-properties style:width="7.0896in" fo:margin-left="-0.0389in" fo:margin-top="0in" fo:margin-bottom="0in" table:align="left" style:writing-mode="lr-tb"/>
    </style:style>
    <style:style style:name="Table36.A" style:family="table-column">
      <style:table-column-properties style:column-width="0.6701in"/>
    </style:style>
    <style:style style:name="Table36.B" style:family="table-column">
      <style:table-column-properties style:column-width="6.0465in"/>
    </style:style>
    <style:style style:name="Table36.C" style:family="table-column">
      <style:table-column-properties style:column-width="0.3729in"/>
    </style:style>
    <style:style style:name="Table36.1" style:family="table-row">
      <style:table-row-properties fo:keep-together="always"/>
    </style:style>
    <style:style style:name="Table36.A1" style:family="table-cell">
      <style:table-cell-properties style:vertical-align="middle" fo:background-color="#ccccff" fo:padding="0in" fo:border="0.5pt solid #000001">
        <style:background-image/>
      </style:table-cell-properties>
    </style:style>
    <style:style style:name="Table36.A2" style:family="table-cell">
      <style:table-cell-properties style:vertical-align="" fo:padding="0in" fo:border="0.5pt solid #000001"/>
    </style:style>
    <style:style style:name="Table36.B2" style:family="table-cell">
      <style:table-cell-properties style:vertical-align="" fo:padding="0in" fo:border="0.5pt solid #000001"/>
    </style:style>
    <style:style style:name="Table36.C2" style:family="table-cell">
      <style:table-cell-properties style:vertical-align="middle" fo:padding="0in" fo:border="0.5pt solid #000001"/>
    </style:style>
    <style:style style:name="Table38" style:family="table">
      <style:table-properties style:width="7.0896in" fo:margin-left="-0.0375in" fo:margin-top="0in" fo:margin-bottom="0in" table:align="left" style:writing-mode="lr-tb"/>
    </style:style>
    <style:style style:name="Table38.A" style:family="table-column">
      <style:table-column-properties style:column-width="7.0896in"/>
    </style:style>
    <style:style style:name="Table38.1" style:family="table-row">
      <style:table-row-properties fo:keep-together="always"/>
    </style:style>
    <style:style style:name="Table38.A1" style:family="table-cell">
      <style:table-cell-properties style:vertical-align="middle" fo:background-color="#eeeeff" fo:padding="0in" fo:border="0.5pt solid #000001">
        <style:background-image/>
      </style:table-cell-properties>
    </style:style>
    <style:style style:name="Table38.2" style:family="table-row">
      <style:table-row-properties fo:keep-together="auto"/>
    </style:style>
    <style:style style:name="Table38.A2" style:family="table-cell">
      <style:table-cell-properties style:vertical-align="middle" fo:padding="0in" fo:border="0.5pt solid #000001"/>
    </style:style>
    <style:style style:name="Table39" style:family="table">
      <style:table-properties style:width="7.0896in" fo:margin-left="-0.0389in" fo:margin-top="0in" fo:margin-bottom="0in" table:align="left" style:writing-mode="lr-tb"/>
    </style:style>
    <style:style style:name="Table39.A" style:family="table-column">
      <style:table-column-properties style:column-width="6.7167in"/>
    </style:style>
    <style:style style:name="Table39.B" style:family="table-column">
      <style:table-column-properties style:column-width="0.3722in"/>
    </style:style>
    <style:style style:name="Table39.1" style:family="table-row">
      <style:table-row-properties fo:keep-together="always"/>
    </style:style>
    <style:style style:name="Table39.A1" style:family="table-cell">
      <style:table-cell-properties style:vertical-align="middle" fo:background-color="#ccccff" fo:padding="0in" fo:border="0.5pt solid #000001">
        <style:background-image/>
      </style:table-cell-properties>
    </style:style>
    <style:style style:name="Table39.A2" style:family="table-cell">
      <style:table-cell-properties style:vertical-align="" fo:padding="0in" fo:border="0.5pt solid #000001"/>
    </style:style>
    <style:style style:name="Table39.B2" style:family="table-cell">
      <style:table-cell-properties style:vertical-align="middle" fo:padding="0in" fo:border="0.5pt solid #000001"/>
    </style:style>
    <style:style style:name="Table40" style:family="table">
      <style:table-properties style:width="7.0896in" fo:margin-left="-0.0375in" fo:margin-top="0in" fo:margin-bottom="0in" table:align="left" style:writing-mode="lr-tb"/>
    </style:style>
    <style:style style:name="Table40.A" style:family="table-column">
      <style:table-column-properties style:column-width="7.0896in"/>
    </style:style>
    <style:style style:name="Table40.1" style:family="table-row">
      <style:table-row-properties fo:keep-together="always"/>
    </style:style>
    <style:style style:name="Table40.A1" style:family="table-cell">
      <style:table-cell-properties style:vertical-align="middle" fo:background-color="#eeeeff" fo:padding="0in" fo:border="0.5pt solid #000001">
        <style:background-image/>
      </style:table-cell-properties>
    </style:style>
    <style:style style:name="Table40.2" style:family="table-row">
      <style:table-row-properties fo:keep-together="auto"/>
    </style:style>
    <style:style style:name="Table40.A2" style:family="table-cell">
      <style:table-cell-properties style:vertical-align="middle" fo:padding="0in" fo:border="0.5pt solid #000001"/>
    </style:style>
    <style:style style:name="Table42" style:family="table">
      <style:table-properties style:width="7.0896in" fo:margin-left="-0.0389in" fo:margin-top="0in" fo:margin-bottom="0in" table:align="left" style:writing-mode="lr-tb"/>
    </style:style>
    <style:style style:name="Table42.A" style:family="table-column">
      <style:table-column-properties style:column-width="0.6701in"/>
    </style:style>
    <style:style style:name="Table42.B" style:family="table-column">
      <style:table-column-properties style:column-width="6.0465in"/>
    </style:style>
    <style:style style:name="Table42.C" style:family="table-column">
      <style:table-column-properties style:column-width="0.3729in"/>
    </style:style>
    <style:style style:name="Table42.1" style:family="table-row">
      <style:table-row-properties fo:keep-together="always"/>
    </style:style>
    <style:style style:name="Table42.A1" style:family="table-cell">
      <style:table-cell-properties style:vertical-align="middle" fo:background-color="#ccccff" fo:padding="0in" fo:border="0.5pt solid #000001">
        <style:background-image/>
      </style:table-cell-properties>
    </style:style>
    <style:style style:name="Table42.A2" style:family="table-cell">
      <style:table-cell-properties style:vertical-align="" fo:padding="0in" fo:border="0.5pt solid #000001"/>
    </style:style>
    <style:style style:name="Table42.B2" style:family="table-cell">
      <style:table-cell-properties style:vertical-align="" fo:padding="0in" fo:border="0.5pt solid #000001"/>
    </style:style>
    <style:style style:name="Table42.C2" style:family="table-cell">
      <style:table-cell-properties style:vertical-align="middle" fo:padding="0in" fo:border="0.5pt solid #000001"/>
    </style:style>
    <style:style style:name="Table42.A3" style:family="table-cell">
      <style:table-cell-properties style:vertical-align="" fo:padding="0in" fo:border="0.5pt solid #000001"/>
    </style:style>
    <style:style style:name="Table42.B3" style:family="table-cell">
      <style:table-cell-properties style:vertical-align="" fo:padding="0in" fo:border="0.5pt solid #000001"/>
    </style:style>
    <style:style style:name="Table42.C3" style:family="table-cell">
      <style:table-cell-properties style:vertical-align="middle" fo:padding="0in" fo:border="0.5pt solid #000001"/>
    </style:style>
    <style:style style:name="Table42.A4" style:family="table-cell">
      <style:table-cell-properties style:vertical-align="" fo:padding="0in" fo:border="0.5pt solid #000001"/>
    </style:style>
    <style:style style:name="Table42.B4" style:family="table-cell">
      <style:table-cell-properties style:vertical-align="" fo:padding="0in" fo:border="0.5pt solid #000001"/>
    </style:style>
    <style:style style:name="Table42.C4" style:family="table-cell">
      <style:table-cell-properties style:vertical-align="middle" fo:padding="0in" fo:border="0.5pt solid #000001"/>
    </style:style>
    <style:style style:name="Table43" style:family="table">
      <style:table-properties style:width="7.0896in" fo:margin-left="-0.0389in" fo:margin-top="0in" fo:margin-bottom="0in" table:align="left" style:writing-mode="lr-tb"/>
    </style:style>
    <style:style style:name="Table43.A" style:family="table-column">
      <style:table-column-properties style:column-width="6.7167in"/>
    </style:style>
    <style:style style:name="Table43.B" style:family="table-column">
      <style:table-column-properties style:column-width="0.3722in"/>
    </style:style>
    <style:style style:name="Table43.1" style:family="table-row">
      <style:table-row-properties fo:keep-together="always"/>
    </style:style>
    <style:style style:name="Table43.A1" style:family="table-cell">
      <style:table-cell-properties style:vertical-align="middle" fo:background-color="#ccccff" fo:padding="0in" fo:border="0.5pt solid #000001">
        <style:background-image/>
      </style:table-cell-properties>
    </style:style>
    <style:style style:name="Table43.A2" style:family="table-cell">
      <style:table-cell-properties style:vertical-align="" fo:padding="0in" fo:border="0.5pt solid #000001"/>
    </style:style>
    <style:style style:name="Table43.B2" style:family="table-cell">
      <style:table-cell-properties style:vertical-align="middle" fo:padding="0in" fo:border="0.5pt solid #000001"/>
    </style:style>
    <style:style style:name="Table44" style:family="table">
      <style:table-properties style:width="7.0896in" fo:margin-left="-0.0375in" fo:margin-top="0in" fo:margin-bottom="0in" table:align="left" style:writing-mode="lr-tb"/>
    </style:style>
    <style:style style:name="Table44.A" style:family="table-column">
      <style:table-column-properties style:column-width="7.0896in"/>
    </style:style>
    <style:style style:name="Table44.1" style:family="table-row">
      <style:table-row-properties fo:keep-together="always"/>
    </style:style>
    <style:style style:name="Table44.A1" style:family="table-cell">
      <style:table-cell-properties style:vertical-align="middle" fo:background-color="#eeeeff" fo:padding="0in" fo:border="0.5pt solid #000001">
        <style:background-image/>
      </style:table-cell-properties>
    </style:style>
    <style:style style:name="Table44.2" style:family="table-row">
      <style:table-row-properties fo:keep-together="auto"/>
    </style:style>
    <style:style style:name="Table44.A2" style:family="table-cell">
      <style:table-cell-properties style:vertical-align="middle" fo:padding="0in" fo:border="0.5pt solid #000001"/>
    </style:style>
    <style:style style:name="Table46" style:family="table">
      <style:table-properties style:width="7.0896in" fo:margin-left="-0.0389in" fo:margin-top="0in" fo:margin-bottom="0in" table:align="left" style:writing-mode="lr-tb"/>
    </style:style>
    <style:style style:name="Table46.A" style:family="table-column">
      <style:table-column-properties style:column-width="0.6701in"/>
    </style:style>
    <style:style style:name="Table46.B" style:family="table-column">
      <style:table-column-properties style:column-width="6.0465in"/>
    </style:style>
    <style:style style:name="Table46.C" style:family="table-column">
      <style:table-column-properties style:column-width="0.3729in"/>
    </style:style>
    <style:style style:name="Table46.1" style:family="table-row">
      <style:table-row-properties fo:keep-together="always"/>
    </style:style>
    <style:style style:name="Table46.A1" style:family="table-cell">
      <style:table-cell-properties style:vertical-align="middle" fo:background-color="#ccccff" fo:padding="0in" fo:border="0.5pt solid #000001">
        <style:background-image/>
      </style:table-cell-properties>
    </style:style>
    <style:style style:name="Table46.A2" style:family="table-cell">
      <style:table-cell-properties style:vertical-align="" fo:padding="0in" fo:border="0.5pt solid #000001"/>
    </style:style>
    <style:style style:name="Table46.B2" style:family="table-cell">
      <style:table-cell-properties style:vertical-align="" fo:padding="0in" fo:border="0.5pt solid #000001"/>
    </style:style>
    <style:style style:name="Table46.C2" style:family="table-cell">
      <style:table-cell-properties style:vertical-align="middle" fo:padding="0in" fo:border="0.5pt solid #000001"/>
    </style:style>
    <style:style style:name="Table46.A3" style:family="table-cell">
      <style:table-cell-properties style:vertical-align="" fo:padding="0in" fo:border="0.5pt solid #000001"/>
    </style:style>
    <style:style style:name="Table46.B3" style:family="table-cell">
      <style:table-cell-properties style:vertical-align="" fo:padding="0in" fo:border="0.5pt solid #000001"/>
    </style:style>
    <style:style style:name="Table46.C3" style:family="table-cell">
      <style:table-cell-properties style:vertical-align="middle" fo:padding="0in" fo:border="0.5pt solid #000001"/>
    </style:style>
    <style:style style:name="Table46.A4" style:family="table-cell">
      <style:table-cell-properties style:vertical-align="" fo:padding="0in" fo:border="0.5pt solid #000001"/>
    </style:style>
    <style:style style:name="Table46.B4" style:family="table-cell">
      <style:table-cell-properties style:vertical-align="" fo:padding="0in" fo:border="0.5pt solid #000001"/>
    </style:style>
    <style:style style:name="Table46.C4" style:family="table-cell">
      <style:table-cell-properties style:vertical-align="middle" fo:padding="0in" fo:border="0.5pt solid #000001"/>
    </style:style>
    <style:style style:name="Table46.A5" style:family="table-cell">
      <style:table-cell-properties style:vertical-align="" fo:padding="0in" fo:border="0.5pt solid #000001"/>
    </style:style>
    <style:style style:name="Table46.B5" style:family="table-cell">
      <style:table-cell-properties style:vertical-align="" fo:padding="0in" fo:border="0.5pt solid #000001"/>
    </style:style>
    <style:style style:name="Table46.C5" style:family="table-cell">
      <style:table-cell-properties style:vertical-align="middle" fo:padding="0in" fo:border="0.5pt solid #000001"/>
    </style:style>
    <style:style style:name="Table46.A6" style:family="table-cell">
      <style:table-cell-properties style:vertical-align="" fo:padding="0in" fo:border="0.5pt solid #000001"/>
    </style:style>
    <style:style style:name="Table46.B6" style:family="table-cell">
      <style:table-cell-properties style:vertical-align="" fo:padding="0in" fo:border="0.5pt solid #000001"/>
    </style:style>
    <style:style style:name="Table46.C6" style:family="table-cell">
      <style:table-cell-properties style:vertical-align="middle" fo:padding="0in" fo:border="0.5pt solid #000001"/>
    </style:style>
    <style:style style:name="Table47" style:family="table">
      <style:table-properties style:width="7.0896in" fo:margin-left="-0.0389in" fo:margin-top="0in" fo:margin-bottom="0in" table:align="left" style:writing-mode="lr-tb"/>
    </style:style>
    <style:style style:name="Table47.A" style:family="table-column">
      <style:table-column-properties style:column-width="6.7167in"/>
    </style:style>
    <style:style style:name="Table47.B" style:family="table-column">
      <style:table-column-properties style:column-width="0.3722in"/>
    </style:style>
    <style:style style:name="Table47.1" style:family="table-row">
      <style:table-row-properties fo:keep-together="always"/>
    </style:style>
    <style:style style:name="Table47.A1" style:family="table-cell">
      <style:table-cell-properties style:vertical-align="middle" fo:background-color="#ccccff" fo:padding="0in" fo:border="0.5pt solid #000001">
        <style:background-image/>
      </style:table-cell-properties>
    </style:style>
    <style:style style:name="Table47.A2" style:family="table-cell">
      <style:table-cell-properties style:vertical-align="" fo:padding="0in" fo:border="0.5pt solid #000001"/>
    </style:style>
    <style:style style:name="Table47.B2" style:family="table-cell">
      <style:table-cell-properties style:vertical-align="middle" fo:padding="0in" fo:border="0.5pt solid #000001"/>
    </style:style>
    <style:style style:name="Table48" style:family="table">
      <style:table-properties style:width="7.0896in" fo:margin-left="-0.0375in" fo:margin-top="0in" fo:margin-bottom="0in" table:align="left" style:writing-mode="lr-tb"/>
    </style:style>
    <style:style style:name="Table48.A" style:family="table-column">
      <style:table-column-properties style:column-width="7.0896in"/>
    </style:style>
    <style:style style:name="Table48.1" style:family="table-row">
      <style:table-row-properties fo:keep-together="always"/>
    </style:style>
    <style:style style:name="Table48.A1" style:family="table-cell">
      <style:table-cell-properties style:vertical-align="middle" fo:background-color="#eeeeff" fo:padding="0in" fo:border="0.5pt solid #000001">
        <style:background-image/>
      </style:table-cell-properties>
    </style:style>
    <style:style style:name="Table48.2" style:family="table-row">
      <style:table-row-properties fo:keep-together="auto"/>
    </style:style>
    <style:style style:name="Table48.A2" style:family="table-cell">
      <style:table-cell-properties style:vertical-align="middle" fo:padding="0in" fo:border="0.5pt solid #000001"/>
    </style:style>
    <style:style style:name="Table50" style:family="table">
      <style:table-properties style:width="7.0896in" fo:margin-left="-0.0389in" fo:margin-top="0in" fo:margin-bottom="0in" table:align="left" style:writing-mode="lr-tb"/>
    </style:style>
    <style:style style:name="Table50.A" style:family="table-column">
      <style:table-column-properties style:column-width="0.6701in"/>
    </style:style>
    <style:style style:name="Table50.B" style:family="table-column">
      <style:table-column-properties style:column-width="6.0465in"/>
    </style:style>
    <style:style style:name="Table50.C" style:family="table-column">
      <style:table-column-properties style:column-width="0.3729in"/>
    </style:style>
    <style:style style:name="Table50.1" style:family="table-row">
      <style:table-row-properties fo:keep-together="always"/>
    </style:style>
    <style:style style:name="Table50.A1" style:family="table-cell">
      <style:table-cell-properties style:vertical-align="middle" fo:background-color="#ccccff" fo:padding="0in" fo:border="0.5pt solid #000001">
        <style:background-image/>
      </style:table-cell-properties>
    </style:style>
    <style:style style:name="Table50.A2" style:family="table-cell">
      <style:table-cell-properties style:vertical-align="" fo:padding="0in" fo:border="0.5pt solid #000001"/>
    </style:style>
    <style:style style:name="Table50.B2" style:family="table-cell">
      <style:table-cell-properties style:vertical-align="" fo:padding="0in" fo:border="0.5pt solid #000001"/>
    </style:style>
    <style:style style:name="Table50.C2" style:family="table-cell">
      <style:table-cell-properties style:vertical-align="middle" fo:padding="0in" fo:border="0.5pt solid #000001"/>
    </style:style>
    <style:style style:name="Table50.A3" style:family="table-cell">
      <style:table-cell-properties style:vertical-align="" fo:padding="0in" fo:border="0.5pt solid #000001"/>
    </style:style>
    <style:style style:name="Table50.B3" style:family="table-cell">
      <style:table-cell-properties style:vertical-align="" fo:padding="0in" fo:border="0.5pt solid #000001"/>
    </style:style>
    <style:style style:name="Table50.C3" style:family="table-cell">
      <style:table-cell-properties style:vertical-align="middle" fo:padding="0in" fo:border="0.5pt solid #000001"/>
    </style:style>
    <style:style style:name="Table50.A4" style:family="table-cell">
      <style:table-cell-properties style:vertical-align="" fo:padding="0in" fo:border="0.5pt solid #000001"/>
    </style:style>
    <style:style style:name="Table50.B4" style:family="table-cell">
      <style:table-cell-properties style:vertical-align="" fo:padding="0in" fo:border="0.5pt solid #000001"/>
    </style:style>
    <style:style style:name="Table50.C4" style:family="table-cell">
      <style:table-cell-properties style:vertical-align="middle" fo:padding="0in" fo:border="0.5pt solid #000001"/>
    </style:style>
    <style:style style:name="Table50.A5" style:family="table-cell">
      <style:table-cell-properties style:vertical-align="" fo:padding="0in" fo:border="0.5pt solid #000001"/>
    </style:style>
    <style:style style:name="Table50.B5" style:family="table-cell">
      <style:table-cell-properties style:vertical-align="" fo:padding="0in" fo:border="0.5pt solid #000001"/>
    </style:style>
    <style:style style:name="Table50.C5" style:family="table-cell">
      <style:table-cell-properties style:vertical-align="middle" fo:padding="0in" fo:border="0.5pt solid #000001"/>
    </style:style>
    <style:style style:name="Table50.A6" style:family="table-cell">
      <style:table-cell-properties style:vertical-align="" fo:padding="0in" fo:border="0.5pt solid #000001"/>
    </style:style>
    <style:style style:name="Table50.B6" style:family="table-cell">
      <style:table-cell-properties style:vertical-align="" fo:padding="0in" fo:border="0.5pt solid #000001"/>
    </style:style>
    <style:style style:name="Table50.C6" style:family="table-cell">
      <style:table-cell-properties style:vertical-align="middle" fo:padding="0in" fo:border="0.5pt solid #000001"/>
    </style:style>
    <style:style style:name="Table50.A7" style:family="table-cell">
      <style:table-cell-properties style:vertical-align="" fo:padding="0in" fo:border="0.5pt solid #000001"/>
    </style:style>
    <style:style style:name="Table50.B7" style:family="table-cell">
      <style:table-cell-properties style:vertical-align="" fo:padding="0in" fo:border="0.5pt solid #000001"/>
    </style:style>
    <style:style style:name="Table50.C7" style:family="table-cell">
      <style:table-cell-properties style:vertical-align="middle" fo:padding="0in" fo:border="0.5pt solid #000001"/>
    </style:style>
    <style:style style:name="Table51" style:family="table">
      <style:table-properties style:width="7.0896in" fo:margin-left="-0.0389in" fo:margin-top="0in" fo:margin-bottom="0in" table:align="left" style:writing-mode="lr-tb"/>
    </style:style>
    <style:style style:name="Table51.A" style:family="table-column">
      <style:table-column-properties style:column-width="6.7167in"/>
    </style:style>
    <style:style style:name="Table51.B" style:family="table-column">
      <style:table-column-properties style:column-width="0.3722in"/>
    </style:style>
    <style:style style:name="Table51.1" style:family="table-row">
      <style:table-row-properties fo:keep-together="always"/>
    </style:style>
    <style:style style:name="Table51.A1" style:family="table-cell">
      <style:table-cell-properties style:vertical-align="middle" fo:background-color="#ccccff" fo:padding="0in" fo:border="0.5pt solid #000001">
        <style:background-image/>
      </style:table-cell-properties>
    </style:style>
    <style:style style:name="Table51.A2" style:family="table-cell">
      <style:table-cell-properties style:vertical-align="" fo:padding="0in" fo:border="0.5pt solid #000001"/>
    </style:style>
    <style:style style:name="Table51.B2" style:family="table-cell">
      <style:table-cell-properties style:vertical-align="middle" fo:padding="0in" fo:border="0.5pt solid #000001"/>
    </style:style>
    <style:style style:name="Table53" style:family="table">
      <style:table-properties style:width="7.0896in" fo:margin-left="-0.0375in" fo:margin-top="0in" fo:margin-bottom="0in" table:align="left" style:writing-mode="lr-tb"/>
    </style:style>
    <style:style style:name="Table53.A" style:family="table-column">
      <style:table-column-properties style:column-width="7.0896in"/>
    </style:style>
    <style:style style:name="Table53.1" style:family="table-row">
      <style:table-row-properties fo:keep-together="always"/>
    </style:style>
    <style:style style:name="Table53.A1" style:family="table-cell">
      <style:table-cell-properties style:vertical-align="middle" fo:background-color="#eeeeff" fo:padding="0in" fo:border="0.5pt solid #000001">
        <style:background-image/>
      </style:table-cell-properties>
    </style:style>
    <style:style style:name="Table53.2" style:family="table-row">
      <style:table-row-properties fo:keep-together="auto"/>
    </style:style>
    <style:style style:name="Table53.A2" style:family="table-cell">
      <style:table-cell-properties style:vertical-align="middle" fo:padding="0in" fo:border="0.5pt solid #000001"/>
    </style:style>
    <style:style style:name="Table54" style:family="table">
      <style:table-properties style:width="7.0896in" fo:margin-left="-0.0375in" fo:margin-top="0in" fo:margin-bottom="0in" table:align="left" style:writing-mode="lr-tb"/>
    </style:style>
    <style:style style:name="Table54.A" style:family="table-column">
      <style:table-column-properties style:column-width="1.0847in"/>
    </style:style>
    <style:style style:name="Table54.B" style:family="table-column">
      <style:table-column-properties style:column-width="5.6in"/>
    </style:style>
    <style:style style:name="Table54.C" style:family="table-column">
      <style:table-column-properties style:column-width="0.4049in"/>
    </style:style>
    <style:style style:name="Table54.1" style:family="table-row">
      <style:table-row-properties fo:keep-together="always"/>
    </style:style>
    <style:style style:name="Table54.A1" style:family="table-cell">
      <style:table-cell-properties style:vertical-align="middle" fo:background-color="#ccccff" fo:padding="0in" fo:border="0.5pt solid #000001">
        <style:background-image/>
      </style:table-cell-properties>
    </style:style>
    <style:style style:name="Table54.A2" style:family="table-cell">
      <style:table-cell-properties style:vertical-align="middle" fo:padding="0in" fo:border="0.5pt solid #000001"/>
    </style:style>
    <style:style style:name="Table54.B2" style:family="table-cell">
      <style:table-cell-properties style:vertical-align="middle" fo:padding="0in" fo:border="0.5pt solid #000001"/>
    </style:style>
    <style:style style:name="Table54.C2" style:family="table-cell">
      <style:table-cell-properties style:vertical-align="middle" fo:padding="0in" fo:border="0.5pt solid #000001"/>
    </style:style>
    <style:style style:name="Table55" style:family="table">
      <style:table-properties style:width="7.0896in" fo:margin-left="-0.0389in" fo:margin-top="0in" fo:margin-bottom="0in" table:align="left" style:writing-mode="lr-tb"/>
    </style:style>
    <style:style style:name="Table55.A" style:family="table-column">
      <style:table-column-properties style:column-width="0.6701in"/>
    </style:style>
    <style:style style:name="Table55.B" style:family="table-column">
      <style:table-column-properties style:column-width="6.0465in"/>
    </style:style>
    <style:style style:name="Table55.C" style:family="table-column">
      <style:table-column-properties style:column-width="0.3729in"/>
    </style:style>
    <style:style style:name="Table55.1" style:family="table-row">
      <style:table-row-properties fo:keep-together="always"/>
    </style:style>
    <style:style style:name="Table55.A1" style:family="table-cell">
      <style:table-cell-properties style:vertical-align="middle" fo:background-color="#ccccff" fo:padding="0in" fo:border="0.5pt solid #000001">
        <style:background-image/>
      </style:table-cell-properties>
    </style:style>
    <style:style style:name="Table55.A2" style:family="table-cell">
      <style:table-cell-properties style:vertical-align="" fo:padding="0in" fo:border="0.5pt solid #000001"/>
    </style:style>
    <style:style style:name="Table55.B2" style:family="table-cell">
      <style:table-cell-properties style:vertical-align="" fo:padding="0in" fo:border="0.5pt solid #000001"/>
    </style:style>
    <style:style style:name="Table55.C2" style:family="table-cell">
      <style:table-cell-properties style:vertical-align="middle" fo:padding="0in" fo:border="0.5pt solid #000001"/>
    </style:style>
    <style:style style:name="Table55.A3" style:family="table-cell">
      <style:table-cell-properties style:vertical-align="" fo:padding="0in" fo:border="0.5pt solid #000001"/>
    </style:style>
    <style:style style:name="Table55.B3" style:family="table-cell">
      <style:table-cell-properties style:vertical-align="" fo:padding="0in" fo:border="0.5pt solid #000001"/>
    </style:style>
    <style:style style:name="Table55.C3" style:family="table-cell">
      <style:table-cell-properties style:vertical-align="middle" fo:padding="0in" fo:border="0.5pt solid #000001"/>
    </style:style>
    <style:style style:name="Table55.A4" style:family="table-cell">
      <style:table-cell-properties style:vertical-align="" fo:padding="0in" fo:border="0.5pt solid #000001"/>
    </style:style>
    <style:style style:name="Table55.B4" style:family="table-cell">
      <style:table-cell-properties style:vertical-align="" fo:padding="0in" fo:border="0.5pt solid #000001"/>
    </style:style>
    <style:style style:name="Table55.C4" style:family="table-cell">
      <style:table-cell-properties style:vertical-align="middle" fo:padding="0in" fo:border="0.5pt solid #000001"/>
    </style:style>
    <style:style style:name="Table55.A5" style:family="table-cell">
      <style:table-cell-properties style:vertical-align="" fo:padding="0in" fo:border="0.5pt solid #000001"/>
    </style:style>
    <style:style style:name="Table55.B5" style:family="table-cell">
      <style:table-cell-properties style:vertical-align="" fo:padding="0in" fo:border="0.5pt solid #000001"/>
    </style:style>
    <style:style style:name="Table55.C5" style:family="table-cell">
      <style:table-cell-properties style:vertical-align="middle" fo:padding="0in" fo:border="0.5pt solid #000001"/>
    </style:style>
    <style:style style:name="Table55.A6" style:family="table-cell">
      <style:table-cell-properties style:vertical-align="" fo:padding="0in" fo:border="0.5pt solid #000001"/>
    </style:style>
    <style:style style:name="Table55.B6" style:family="table-cell">
      <style:table-cell-properties style:vertical-align="" fo:padding="0in" fo:border="0.5pt solid #000001"/>
    </style:style>
    <style:style style:name="Table55.C6" style:family="table-cell">
      <style:table-cell-properties style:vertical-align="middle" fo:padding="0in" fo:border="0.5pt solid #000001"/>
    </style:style>
    <style:style style:name="Table55.A7" style:family="table-cell">
      <style:table-cell-properties style:vertical-align="" fo:padding="0in" fo:border="0.5pt solid #000001"/>
    </style:style>
    <style:style style:name="Table55.B7" style:family="table-cell">
      <style:table-cell-properties style:vertical-align="" fo:padding="0in" fo:border="0.5pt solid #000001"/>
    </style:style>
    <style:style style:name="Table55.C7" style:family="table-cell">
      <style:table-cell-properties style:vertical-align="middle" fo:padding="0in" fo:border="0.5pt solid #000001"/>
    </style:style>
    <style:style style:name="Table55.A8" style:family="table-cell">
      <style:table-cell-properties style:vertical-align="" fo:padding="0in" fo:border="0.5pt solid #000001"/>
    </style:style>
    <style:style style:name="Table55.B8" style:family="table-cell">
      <style:table-cell-properties style:vertical-align="" fo:padding="0in" fo:border="0.5pt solid #000001"/>
    </style:style>
    <style:style style:name="Table55.C8" style:family="table-cell">
      <style:table-cell-properties style:vertical-align="middle" fo:padding="0in" fo:border="0.5pt solid #000001"/>
    </style:style>
    <style:style style:name="Table55.A9" style:family="table-cell">
      <style:table-cell-properties style:vertical-align="" fo:padding="0in" fo:border="0.5pt solid #000001"/>
    </style:style>
    <style:style style:name="Table55.B9" style:family="table-cell">
      <style:table-cell-properties style:vertical-align="" fo:padding="0in" fo:border="0.5pt solid #000001"/>
    </style:style>
    <style:style style:name="Table55.C9" style:family="table-cell">
      <style:table-cell-properties style:vertical-align="middle" fo:padding="0in" fo:border="0.5pt solid #000001"/>
    </style:style>
    <style:style style:name="Table55.A10" style:family="table-cell">
      <style:table-cell-properties style:vertical-align="" fo:padding="0in" fo:border="0.5pt solid #000001"/>
    </style:style>
    <style:style style:name="Table55.B10" style:family="table-cell">
      <style:table-cell-properties style:vertical-align="" fo:padding="0in" fo:border="0.5pt solid #000001"/>
    </style:style>
    <style:style style:name="Table55.C10" style:family="table-cell">
      <style:table-cell-properties style:vertical-align="middle" fo:padding="0in" fo:border="0.5pt solid #000001"/>
    </style:style>
    <style:style style:name="Table55.A11" style:family="table-cell">
      <style:table-cell-properties style:vertical-align="" fo:padding="0in" fo:border="0.5pt solid #000001"/>
    </style:style>
    <style:style style:name="Table55.B11" style:family="table-cell">
      <style:table-cell-properties style:vertical-align="" fo:padding="0in" fo:border="0.5pt solid #000001"/>
    </style:style>
    <style:style style:name="Table55.C11" style:family="table-cell">
      <style:table-cell-properties style:vertical-align="middle" fo:padding="0in" fo:border="0.5pt solid #000001"/>
    </style:style>
    <style:style style:name="Table57" style:family="table">
      <style:table-properties style:width="7.0896in" fo:margin-left="-0.0375in" fo:margin-top="0in" fo:margin-bottom="0in" table:align="left" style:writing-mode="lr-tb"/>
    </style:style>
    <style:style style:name="Table57.A" style:family="table-column">
      <style:table-column-properties style:column-width="1.0847in"/>
    </style:style>
    <style:style style:name="Table57.B" style:family="table-column">
      <style:table-column-properties style:column-width="5.6in"/>
    </style:style>
    <style:style style:name="Table57.C" style:family="table-column">
      <style:table-column-properties style:column-width="0.4049in"/>
    </style:style>
    <style:style style:name="Table57.1" style:family="table-row">
      <style:table-row-properties fo:keep-together="always"/>
    </style:style>
    <style:style style:name="Table57.A1" style:family="table-cell">
      <style:table-cell-properties style:vertical-align="middle" fo:background-color="#ccccff" fo:padding="0in" fo:border="0.5pt solid #000001">
        <style:background-image/>
      </style:table-cell-properties>
    </style:style>
    <style:style style:name="Table57.A2" style:family="table-cell">
      <style:table-cell-properties style:vertical-align="middle" fo:padding="0in" fo:border="0.5pt solid #000001"/>
    </style:style>
    <style:style style:name="Table57.B2" style:family="table-cell">
      <style:table-cell-properties style:vertical-align="middle" fo:padding="0in" fo:border="0.5pt solid #000001"/>
    </style:style>
    <style:style style:name="Table57.C2" style:family="table-cell">
      <style:table-cell-properties style:vertical-align="middle" fo:padding="0in" fo:border="0.5pt solid #000001"/>
    </style:style>
    <style:style style:name="Table57.A3" style:family="table-cell">
      <style:table-cell-properties style:vertical-align="middle" fo:padding="0in" fo:border="0.5pt solid #000001"/>
    </style:style>
    <style:style style:name="Table57.B3" style:family="table-cell">
      <style:table-cell-properties style:vertical-align="middle" fo:padding="0in" fo:border="0.5pt solid #000001"/>
    </style:style>
    <style:style style:name="Table57.C3" style:family="table-cell">
      <style:table-cell-properties style:vertical-align="middle" fo:padding="0in" fo:border="0.5pt solid #000001"/>
    </style:style>
    <style:style style:name="Table57.A4" style:family="table-cell">
      <style:table-cell-properties style:vertical-align="middle" fo:padding="0in" fo:border="0.5pt solid #000001"/>
    </style:style>
    <style:style style:name="Table57.B4" style:family="table-cell">
      <style:table-cell-properties style:vertical-align="middle" fo:padding="0in" fo:border="0.5pt solid #000001"/>
    </style:style>
    <style:style style:name="Table57.C4" style:family="table-cell">
      <style:table-cell-properties style:vertical-align="middle" fo:padding="0in" fo:border="0.5pt solid #000001"/>
    </style:style>
    <style:style style:name="Table57.A5" style:family="table-cell">
      <style:table-cell-properties style:vertical-align="middle" fo:padding="0in" fo:border="0.5pt solid #000001"/>
    </style:style>
    <style:style style:name="Table57.B5" style:family="table-cell">
      <style:table-cell-properties style:vertical-align="middle" fo:padding="0in" fo:border="0.5pt solid #000001"/>
    </style:style>
    <style:style style:name="Table57.C5" style:family="table-cell">
      <style:table-cell-properties style:vertical-align="middle" fo:padding="0in" fo:border="0.5pt solid #000001"/>
    </style:style>
    <style:style style:name="Table57.A6" style:family="table-cell">
      <style:table-cell-properties style:vertical-align="middle" fo:padding="0in" fo:border="0.5pt solid #000001"/>
    </style:style>
    <style:style style:name="Table57.B6" style:family="table-cell">
      <style:table-cell-properties style:vertical-align="middle" fo:padding="0in" fo:border="0.5pt solid #000001"/>
    </style:style>
    <style:style style:name="Table57.C6" style:family="table-cell">
      <style:table-cell-properties style:vertical-align="middle" fo:padding="0in" fo:border="0.5pt solid #000001"/>
    </style:style>
    <style:style style:name="Table57.A7" style:family="table-cell">
      <style:table-cell-properties style:vertical-align="middle" fo:padding="0in" fo:border="0.5pt solid #000001"/>
    </style:style>
    <style:style style:name="Table57.B7" style:family="table-cell">
      <style:table-cell-properties style:vertical-align="middle" fo:padding="0in" fo:border="0.5pt solid #000001"/>
    </style:style>
    <style:style style:name="Table57.C7" style:family="table-cell">
      <style:table-cell-properties style:vertical-align="middle" fo:padding="0in" fo:border="0.5pt solid #000001"/>
    </style:style>
    <style:style style:name="Table57.A8" style:family="table-cell">
      <style:table-cell-properties style:vertical-align="middle" fo:padding="0in" fo:border="0.5pt solid #000001"/>
    </style:style>
    <style:style style:name="Table57.B8" style:family="table-cell">
      <style:table-cell-properties style:vertical-align="middle" fo:padding="0in" fo:border="0.5pt solid #000001"/>
    </style:style>
    <style:style style:name="Table57.C8" style:family="table-cell">
      <style:table-cell-properties style:vertical-align="middle" fo:padding="0in" fo:border="0.5pt solid #000001"/>
    </style:style>
    <style:style style:name="Table59" style:family="table">
      <style:table-properties style:width="7.0896in" fo:margin-left="-0.0389in" fo:margin-top="0in" fo:margin-bottom="0in" table:align="left" style:writing-mode="lr-tb"/>
    </style:style>
    <style:style style:name="Table59.A" style:family="table-column">
      <style:table-column-properties style:column-width="0.6701in"/>
    </style:style>
    <style:style style:name="Table59.B" style:family="table-column">
      <style:table-column-properties style:column-width="6.0465in"/>
    </style:style>
    <style:style style:name="Table59.C" style:family="table-column">
      <style:table-column-properties style:column-width="0.3729in"/>
    </style:style>
    <style:style style:name="Table59.1" style:family="table-row">
      <style:table-row-properties fo:keep-together="always"/>
    </style:style>
    <style:style style:name="Table59.A1" style:family="table-cell">
      <style:table-cell-properties style:vertical-align="middle" fo:background-color="#ccccff" fo:padding="0in" fo:border="0.5pt solid #000001">
        <style:background-image/>
      </style:table-cell-properties>
    </style:style>
    <style:style style:name="Table59.A2" style:family="table-cell">
      <style:table-cell-properties style:vertical-align="" fo:padding="0in" fo:border="0.5pt solid #000001"/>
    </style:style>
    <style:style style:name="Table59.B2" style:family="table-cell">
      <style:table-cell-properties style:vertical-align="" fo:padding="0in" fo:border="0.5pt solid #000001"/>
    </style:style>
    <style:style style:name="Table59.C2" style:family="table-cell">
      <style:table-cell-properties style:vertical-align="middle" fo:padding="0in" fo:border="0.5pt solid #000001"/>
    </style:style>
    <style:style style:name="Table60" style:family="table">
      <style:table-properties style:width="7.0896in" fo:margin-left="-0.0389in" fo:margin-top="0in" fo:margin-bottom="0in" table:align="left" style:writing-mode="lr-tb"/>
    </style:style>
    <style:style style:name="Table60.A" style:family="table-column">
      <style:table-column-properties style:column-width="0.6701in"/>
    </style:style>
    <style:style style:name="Table60.B" style:family="table-column">
      <style:table-column-properties style:column-width="6.0465in"/>
    </style:style>
    <style:style style:name="Table60.C" style:family="table-column">
      <style:table-column-properties style:column-width="0.3729in"/>
    </style:style>
    <style:style style:name="Table60.1" style:family="table-row">
      <style:table-row-properties fo:keep-together="always"/>
    </style:style>
    <style:style style:name="Table60.A1" style:family="table-cell">
      <style:table-cell-properties style:vertical-align="middle" fo:background-color="#ccccff" fo:padding="0in" fo:border="0.5pt solid #000001">
        <style:background-image/>
      </style:table-cell-properties>
    </style:style>
    <style:style style:name="Table60.A2" style:family="table-cell">
      <style:table-cell-properties style:vertical-align="" fo:padding="0in" fo:border="0.5pt solid #000001"/>
    </style:style>
    <style:style style:name="Table60.B2" style:family="table-cell">
      <style:table-cell-properties style:vertical-align="" fo:padding="0in" fo:border="0.5pt solid #000001"/>
    </style:style>
    <style:style style:name="Table60.C2" style:family="table-cell">
      <style:table-cell-properties style:vertical-align="middle" fo:padding="0in" fo:border="0.5pt solid #000001"/>
    </style:style>
    <style:style style:name="Table61" style:family="table">
      <style:table-properties style:width="7.0896in" fo:margin-left="-0.0389in" fo:margin-top="0in" fo:margin-bottom="0in" table:align="left" style:writing-mode="lr-tb"/>
    </style:style>
    <style:style style:name="Table61.A" style:family="table-column">
      <style:table-column-properties style:column-width="0.6701in"/>
    </style:style>
    <style:style style:name="Table61.B" style:family="table-column">
      <style:table-column-properties style:column-width="6.0465in"/>
    </style:style>
    <style:style style:name="Table61.C" style:family="table-column">
      <style:table-column-properties style:column-width="0.3729in"/>
    </style:style>
    <style:style style:name="Table61.1" style:family="table-row">
      <style:table-row-properties fo:keep-together="always"/>
    </style:style>
    <style:style style:name="Table61.A1" style:family="table-cell">
      <style:table-cell-properties style:vertical-align="middle" fo:background-color="#ccccff" fo:padding="0in" fo:border="0.5pt solid #000001">
        <style:background-image/>
      </style:table-cell-properties>
    </style:style>
    <style:style style:name="Table61.A2" style:family="table-cell">
      <style:table-cell-properties style:vertical-align="" fo:padding="0in" fo:border="0.5pt solid #000001"/>
    </style:style>
    <style:style style:name="Table61.B2" style:family="table-cell">
      <style:table-cell-properties style:vertical-align="" fo:padding="0in" fo:border="0.5pt solid #000001"/>
    </style:style>
    <style:style style:name="Table61.C2" style:family="table-cell">
      <style:table-cell-properties style:vertical-align="middle" fo:padding="0in" fo:border="0.5pt solid #000001"/>
    </style:style>
    <style:style style:name="Table62" style:family="table">
      <style:table-properties style:width="7.0896in" fo:margin-left="-0.0389in" fo:margin-top="0in" fo:margin-bottom="0in" table:align="left" style:writing-mode="lr-tb"/>
    </style:style>
    <style:style style:name="Table62.A" style:family="table-column">
      <style:table-column-properties style:column-width="0.6701in"/>
    </style:style>
    <style:style style:name="Table62.B" style:family="table-column">
      <style:table-column-properties style:column-width="6.0465in"/>
    </style:style>
    <style:style style:name="Table62.C" style:family="table-column">
      <style:table-column-properties style:column-width="0.3729in"/>
    </style:style>
    <style:style style:name="Table62.1" style:family="table-row">
      <style:table-row-properties fo:keep-together="always"/>
    </style:style>
    <style:style style:name="Table62.A1" style:family="table-cell">
      <style:table-cell-properties style:vertical-align="middle" fo:background-color="#ccccff" fo:padding="0in" fo:border="0.5pt solid #000001">
        <style:background-image/>
      </style:table-cell-properties>
    </style:style>
    <style:style style:name="Table62.A2" style:family="table-cell">
      <style:table-cell-properties style:vertical-align="" fo:padding="0in" fo:border="0.5pt solid #000001"/>
    </style:style>
    <style:style style:name="Table62.B2" style:family="table-cell">
      <style:table-cell-properties style:vertical-align="" fo:padding="0in" fo:border="0.5pt solid #000001"/>
    </style:style>
    <style:style style:name="Table62.C2" style:family="table-cell">
      <style:table-cell-properties style:vertical-align="middle" fo:padding="0in" fo:border="0.5pt solid #000001"/>
    </style:style>
    <style:style style:name="Table63" style:family="table">
      <style:table-properties style:width="7.0896in" fo:margin-left="-0.0389in" fo:margin-top="0in" fo:margin-bottom="0in" table:align="left" style:writing-mode="lr-tb"/>
    </style:style>
    <style:style style:name="Table63.A" style:family="table-column">
      <style:table-column-properties style:column-width="0.6701in"/>
    </style:style>
    <style:style style:name="Table63.B" style:family="table-column">
      <style:table-column-properties style:column-width="6.0465in"/>
    </style:style>
    <style:style style:name="Table63.C" style:family="table-column">
      <style:table-column-properties style:column-width="0.3729in"/>
    </style:style>
    <style:style style:name="Table63.1" style:family="table-row">
      <style:table-row-properties fo:keep-together="always"/>
    </style:style>
    <style:style style:name="Table63.A1" style:family="table-cell">
      <style:table-cell-properties style:vertical-align="middle" fo:background-color="#ccccff" fo:padding="0in" fo:border="0.5pt solid #000001">
        <style:background-image/>
      </style:table-cell-properties>
    </style:style>
    <style:style style:name="Table63.A2" style:family="table-cell">
      <style:table-cell-properties style:vertical-align="" fo:padding="0in" fo:border="0.5pt solid #000001"/>
    </style:style>
    <style:style style:name="Table63.B2" style:family="table-cell">
      <style:table-cell-properties style:vertical-align="" fo:padding="0in" fo:border="0.5pt solid #000001"/>
    </style:style>
    <style:style style:name="Table63.C2" style:family="table-cell">
      <style:table-cell-properties style:vertical-align="middle" fo:padding="0in" fo:border="0.5pt solid #000001"/>
    </style:style>
    <style:style style:name="Table64" style:family="table">
      <style:table-properties style:width="7.0896in" fo:margin-left="-0.0389in" fo:margin-top="0in" fo:margin-bottom="0in" table:align="left" style:writing-mode="lr-tb"/>
    </style:style>
    <style:style style:name="Table64.A" style:family="table-column">
      <style:table-column-properties style:column-width="0.6701in"/>
    </style:style>
    <style:style style:name="Table64.B" style:family="table-column">
      <style:table-column-properties style:column-width="6.0465in"/>
    </style:style>
    <style:style style:name="Table64.C" style:family="table-column">
      <style:table-column-properties style:column-width="0.3729in"/>
    </style:style>
    <style:style style:name="Table64.1" style:family="table-row">
      <style:table-row-properties fo:keep-together="always"/>
    </style:style>
    <style:style style:name="Table64.A1" style:family="table-cell">
      <style:table-cell-properties style:vertical-align="middle" fo:background-color="#ccccff" fo:padding="0in" fo:border="0.5pt solid #000001">
        <style:background-image/>
      </style:table-cell-properties>
    </style:style>
    <style:style style:name="Table64.A2" style:family="table-cell">
      <style:table-cell-properties style:vertical-align="" fo:padding="0in" fo:border="0.5pt solid #000001"/>
    </style:style>
    <style:style style:name="Table64.B2" style:family="table-cell">
      <style:table-cell-properties style:vertical-align="" fo:padding="0in" fo:border="0.5pt solid #000001"/>
    </style:style>
    <style:style style:name="Table64.C2" style:family="table-cell">
      <style:table-cell-properties style:vertical-align="middle" fo:padding="0in" fo:border="0.5pt solid #000001"/>
    </style:style>
    <style:style style:name="Table65" style:family="table">
      <style:table-properties style:width="7.0896in" fo:margin-left="-0.0389in" fo:margin-top="0in" fo:margin-bottom="0in" table:align="left" style:writing-mode="lr-tb"/>
    </style:style>
    <style:style style:name="Table65.A" style:family="table-column">
      <style:table-column-properties style:column-width="0.6701in"/>
    </style:style>
    <style:style style:name="Table65.B" style:family="table-column">
      <style:table-column-properties style:column-width="6.0465in"/>
    </style:style>
    <style:style style:name="Table65.C" style:family="table-column">
      <style:table-column-properties style:column-width="0.3729in"/>
    </style:style>
    <style:style style:name="Table65.1" style:family="table-row">
      <style:table-row-properties fo:keep-together="always"/>
    </style:style>
    <style:style style:name="Table65.A1" style:family="table-cell">
      <style:table-cell-properties style:vertical-align="middle" fo:background-color="#ccccff" fo:padding="0in" fo:border="0.5pt solid #000001">
        <style:background-image/>
      </style:table-cell-properties>
    </style:style>
    <style:style style:name="Table65.A2" style:family="table-cell">
      <style:table-cell-properties style:vertical-align="" fo:padding="0in" fo:border="0.5pt solid #000001"/>
    </style:style>
    <style:style style:name="Table65.B2" style:family="table-cell">
      <style:table-cell-properties style:vertical-align="" fo:padding="0in" fo:border="0.5pt solid #000001"/>
    </style:style>
    <style:style style:name="Table65.C2" style:family="table-cell">
      <style:table-cell-properties style:vertical-align="middle" fo:padding="0in" fo:border="0.5pt solid #000001"/>
    </style:style>
    <style:style style:name="Table66" style:family="table">
      <style:table-properties style:width="7.0896in" fo:margin-left="-0.0389in" fo:margin-top="0in" fo:margin-bottom="0in" table:align="left" style:writing-mode="lr-tb"/>
    </style:style>
    <style:style style:name="Table66.A" style:family="table-column">
      <style:table-column-properties style:column-width="0.6701in"/>
    </style:style>
    <style:style style:name="Table66.B" style:family="table-column">
      <style:table-column-properties style:column-width="6.0465in"/>
    </style:style>
    <style:style style:name="Table66.C" style:family="table-column">
      <style:table-column-properties style:column-width="0.3729in"/>
    </style:style>
    <style:style style:name="Table66.1" style:family="table-row">
      <style:table-row-properties fo:keep-together="always"/>
    </style:style>
    <style:style style:name="Table66.A1" style:family="table-cell">
      <style:table-cell-properties style:vertical-align="middle" fo:background-color="#ccccff" fo:padding="0in" fo:border="0.5pt solid #000001">
        <style:background-image/>
      </style:table-cell-properties>
    </style:style>
    <style:style style:name="Table66.A2" style:family="table-cell">
      <style:table-cell-properties style:vertical-align="" fo:padding="0in" fo:border="0.5pt solid #000001"/>
    </style:style>
    <style:style style:name="Table66.B2" style:family="table-cell">
      <style:table-cell-properties style:vertical-align="" fo:padding="0in" fo:border="0.5pt solid #000001"/>
    </style:style>
    <style:style style:name="Table66.C2" style:family="table-cell">
      <style:table-cell-properties style:vertical-align="middle" fo:padding="0in" fo:border="0.5pt solid #000001"/>
    </style:style>
    <style:style style:name="Table67" style:family="table">
      <style:table-properties style:width="7.0896in" fo:margin-left="-0.0389in" fo:margin-top="0in" fo:margin-bottom="0in" table:align="left" style:writing-mode="lr-tb"/>
    </style:style>
    <style:style style:name="Table67.A" style:family="table-column">
      <style:table-column-properties style:column-width="0.6701in"/>
    </style:style>
    <style:style style:name="Table67.B" style:family="table-column">
      <style:table-column-properties style:column-width="6.0465in"/>
    </style:style>
    <style:style style:name="Table67.C" style:family="table-column">
      <style:table-column-properties style:column-width="0.3729in"/>
    </style:style>
    <style:style style:name="Table67.1" style:family="table-row">
      <style:table-row-properties fo:keep-together="always"/>
    </style:style>
    <style:style style:name="Table67.A1" style:family="table-cell">
      <style:table-cell-properties style:vertical-align="middle" fo:background-color="#ccccff" fo:padding="0in" fo:border="0.5pt solid #000001">
        <style:background-image/>
      </style:table-cell-properties>
    </style:style>
    <style:style style:name="Table67.A2" style:family="table-cell">
      <style:table-cell-properties style:vertical-align="" fo:padding="0in" fo:border="0.5pt solid #000001"/>
    </style:style>
    <style:style style:name="Table67.B2" style:family="table-cell">
      <style:table-cell-properties style:vertical-align="" fo:padding="0in" fo:border="0.5pt solid #000001"/>
    </style:style>
    <style:style style:name="Table67.C2" style:family="table-cell">
      <style:table-cell-properties style:vertical-align="middle" fo:padding="0in" fo:border="0.5pt solid #000001"/>
    </style:style>
    <style:style style:name="Table68" style:family="table">
      <style:table-properties style:width="7.0896in" fo:margin-left="-0.0389in" fo:margin-top="0in" fo:margin-bottom="0in" table:align="left" style:writing-mode="lr-tb"/>
    </style:style>
    <style:style style:name="Table68.A" style:family="table-column">
      <style:table-column-properties style:column-width="0.6701in"/>
    </style:style>
    <style:style style:name="Table68.B" style:family="table-column">
      <style:table-column-properties style:column-width="6.0465in"/>
    </style:style>
    <style:style style:name="Table68.C" style:family="table-column">
      <style:table-column-properties style:column-width="0.3729in"/>
    </style:style>
    <style:style style:name="Table68.1" style:family="table-row">
      <style:table-row-properties fo:keep-together="always"/>
    </style:style>
    <style:style style:name="Table68.A1" style:family="table-cell">
      <style:table-cell-properties style:vertical-align="middle" fo:background-color="#ccccff" fo:padding="0in" fo:border="0.5pt solid #000001">
        <style:background-image/>
      </style:table-cell-properties>
    </style:style>
    <style:style style:name="Table68.A2" style:family="table-cell">
      <style:table-cell-properties style:vertical-align="" fo:padding="0in" fo:border="0.5pt solid #000001"/>
    </style:style>
    <style:style style:name="Table68.B2" style:family="table-cell">
      <style:table-cell-properties style:vertical-align="" fo:padding="0in" fo:border="0.5pt solid #000001"/>
    </style:style>
    <style:style style:name="Table68.C2" style:family="table-cell">
      <style:table-cell-properties style:vertical-align="middle" fo:padding="0in" fo:border="0.5pt solid #000001"/>
    </style:style>
    <style:style style:name="Table69" style:family="table">
      <style:table-properties style:width="7.0896in" fo:margin-left="-0.0389in" fo:margin-top="0in" fo:margin-bottom="0in" table:align="left" style:writing-mode="lr-tb"/>
    </style:style>
    <style:style style:name="Table69.A" style:family="table-column">
      <style:table-column-properties style:column-width="0.6701in"/>
    </style:style>
    <style:style style:name="Table69.B" style:family="table-column">
      <style:table-column-properties style:column-width="6.0465in"/>
    </style:style>
    <style:style style:name="Table69.C" style:family="table-column">
      <style:table-column-properties style:column-width="0.3729in"/>
    </style:style>
    <style:style style:name="Table69.1" style:family="table-row">
      <style:table-row-properties fo:keep-together="always"/>
    </style:style>
    <style:style style:name="Table69.A1" style:family="table-cell">
      <style:table-cell-properties style:vertical-align="middle" fo:background-color="#ccccff" fo:padding="0in" fo:border="0.5pt solid #000001">
        <style:background-image/>
      </style:table-cell-properties>
    </style:style>
    <style:style style:name="Table69.A2" style:family="table-cell">
      <style:table-cell-properties style:vertical-align="" fo:padding="0in" fo:border="0.5pt solid #000001"/>
    </style:style>
    <style:style style:name="Table69.B2" style:family="table-cell">
      <style:table-cell-properties style:vertical-align="" fo:padding="0in" fo:border="0.5pt solid #000001"/>
    </style:style>
    <style:style style:name="Table69.C2" style:family="table-cell">
      <style:table-cell-properties style:vertical-align="middle" fo:padding="0in" fo:border="0.5pt solid #000001"/>
    </style:style>
    <style:style style:name="Table70" style:family="table">
      <style:table-properties style:width="7.0896in" fo:margin-left="-0.0389in" fo:margin-top="0in" fo:margin-bottom="0in" table:align="left" style:writing-mode="lr-tb"/>
    </style:style>
    <style:style style:name="Table70.A" style:family="table-column">
      <style:table-column-properties style:column-width="0.6701in"/>
    </style:style>
    <style:style style:name="Table70.B" style:family="table-column">
      <style:table-column-properties style:column-width="6.0465in"/>
    </style:style>
    <style:style style:name="Table70.C" style:family="table-column">
      <style:table-column-properties style:column-width="0.3729in"/>
    </style:style>
    <style:style style:name="Table70.1" style:family="table-row">
      <style:table-row-properties fo:keep-together="always"/>
    </style:style>
    <style:style style:name="Table70.A1" style:family="table-cell">
      <style:table-cell-properties style:vertical-align="middle" fo:background-color="#ccccff" fo:padding="0in" fo:border="0.5pt solid #000001">
        <style:background-image/>
      </style:table-cell-properties>
    </style:style>
    <style:style style:name="Table70.A2" style:family="table-cell">
      <style:table-cell-properties style:vertical-align="" fo:padding="0in" fo:border="0.5pt solid #000001"/>
    </style:style>
    <style:style style:name="Table70.B2" style:family="table-cell">
      <style:table-cell-properties style:vertical-align="" fo:padding="0in" fo:border="0.5pt solid #000001"/>
    </style:style>
    <style:style style:name="Table70.C2" style:family="table-cell">
      <style:table-cell-properties style:vertical-align="middle" fo:padding="0in" fo:border="0.5pt solid #000001"/>
    </style:style>
    <style:style style:name="Table71" style:family="table">
      <style:table-properties style:width="7.0896in" fo:margin-left="-0.0389in" fo:margin-top="0in" fo:margin-bottom="0in" table:align="left" style:writing-mode="lr-tb"/>
    </style:style>
    <style:style style:name="Table71.A" style:family="table-column">
      <style:table-column-properties style:column-width="0.6701in"/>
    </style:style>
    <style:style style:name="Table71.B" style:family="table-column">
      <style:table-column-properties style:column-width="6.0465in"/>
    </style:style>
    <style:style style:name="Table71.C" style:family="table-column">
      <style:table-column-properties style:column-width="0.3729in"/>
    </style:style>
    <style:style style:name="Table71.1" style:family="table-row">
      <style:table-row-properties fo:keep-together="always"/>
    </style:style>
    <style:style style:name="Table71.A1" style:family="table-cell">
      <style:table-cell-properties style:vertical-align="middle" fo:background-color="#ccccff" fo:padding="0in" fo:border="0.5pt solid #000001">
        <style:background-image/>
      </style:table-cell-properties>
    </style:style>
    <style:style style:name="Table71.A2" style:family="table-cell">
      <style:table-cell-properties style:vertical-align="" fo:padding="0in" fo:border="0.5pt solid #000001"/>
    </style:style>
    <style:style style:name="Table71.B2" style:family="table-cell">
      <style:table-cell-properties style:vertical-align="" fo:padding="0in" fo:border="0.5pt solid #000001"/>
    </style:style>
    <style:style style:name="Table71.C2" style:family="table-cell">
      <style:table-cell-properties style:vertical-align="middle" fo:padding="0in" fo:border="0.5pt solid #000001"/>
    </style:style>
    <style:style style:name="Table72" style:family="table">
      <style:table-properties style:width="7.0896in" fo:margin-left="-0.0389in" fo:margin-top="0in" fo:margin-bottom="0in" table:align="left" style:writing-mode="lr-tb"/>
    </style:style>
    <style:style style:name="Table72.A" style:family="table-column">
      <style:table-column-properties style:column-width="0.6701in"/>
    </style:style>
    <style:style style:name="Table72.B" style:family="table-column">
      <style:table-column-properties style:column-width="6.0465in"/>
    </style:style>
    <style:style style:name="Table72.C" style:family="table-column">
      <style:table-column-properties style:column-width="0.3729in"/>
    </style:style>
    <style:style style:name="Table72.1" style:family="table-row">
      <style:table-row-properties fo:keep-together="always"/>
    </style:style>
    <style:style style:name="Table72.A1" style:family="table-cell">
      <style:table-cell-properties style:vertical-align="middle" fo:background-color="#ccccff" fo:padding="0in" fo:border="0.5pt solid #000001">
        <style:background-image/>
      </style:table-cell-properties>
    </style:style>
    <style:style style:name="Table72.A2" style:family="table-cell">
      <style:table-cell-properties style:vertical-align="" fo:padding="0in" fo:border="0.5pt solid #000001"/>
    </style:style>
    <style:style style:name="Table72.B2" style:family="table-cell">
      <style:table-cell-properties style:vertical-align="" fo:padding="0in" fo:border="0.5pt solid #000001"/>
    </style:style>
    <style:style style:name="Table72.C2" style:family="table-cell">
      <style:table-cell-properties style:vertical-align="middle" fo:padding="0in" fo:border="0.5pt solid #000001"/>
    </style:style>
    <style:style style:name="P1" style:family="paragraph" style:parent-style-name="Standard">
      <style:paragraph-properties fo:margin-top="0.111in" fo:margin-bottom="0in" loext:contextual-spacing="false"/>
    </style:style>
    <style:style style:name="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6" style:family="paragraph" style:parent-style-name="Body">
      <style:text-properties officeooo:paragraph-rsid="0052119a"/>
    </style:style>
    <style:style style:name="P7" style:family="paragraph" style:parent-style-name="Body">
      <style:text-properties style:font-name="Courier"/>
    </style:style>
    <style:style style:name="P8" style:family="paragraph" style:parent-style-name="Body">
      <style:text-properties officeooo:rsid="002c96dc" officeooo:paragraph-rsid="002c96dc"/>
    </style:style>
    <style:style style:name="P9" style:family="paragraph" style:parent-style-name="Body">
      <style:text-properties officeooo:rsid="0035d6f7" officeooo:paragraph-rsid="0035d6f7"/>
    </style:style>
    <style:style style:name="P10" style:family="paragraph" style:parent-style-name="Body">
      <style:text-properties fo:color="#ff0000" style:font-name="ArialMT" fo:font-size="10pt" fo:language="en" fo:country="US" fo:font-style="italic" style:font-style-asian="italic" style:language-complex="ar" style:country-complex="SA"/>
    </style:style>
    <style:style style:name="P11" style:family="paragraph" style:parent-style-name="Body">
      <style:text-properties fo:color="#ff0000" fo:language="en" fo:country="US" fo:font-style="italic" style:font-style-asian="italic" style:language-complex="ar" style:country-complex="SA"/>
    </style:style>
    <style:style style:name="P12" style:family="paragraph" style:parent-style-name="Body">
      <style:text-properties fo:color="#ff0000" fo:language="en" fo:country="US" fo:font-style="italic" officeooo:rsid="00188a5b" officeooo:paragraph-rsid="002cbfa4" style:font-style-asian="italic" style:language-complex="ar" style:country-complex="SA"/>
    </style:style>
    <style:style style:name="P13" style:family="paragraph" style:parent-style-name="Body">
      <style:text-properties fo:color="#ff0000" fo:language="en" fo:country="US" fo:font-style="italic" officeooo:rsid="0026a5cd" officeooo:paragraph-rsid="002d6207" style:font-style-asian="italic" style:language-complex="ar" style:country-complex="SA"/>
    </style:style>
    <style:style style:name="P14" style:family="paragraph" style:parent-style-name="Body">
      <style:text-properties fo:color="#ff0000" fo:font-style="italic" fo:font-weight="bold" style:font-style-asian="italic" style:font-weight-asian="bold"/>
    </style:style>
    <style:style style:name="P15" style:family="paragraph" style:parent-style-name="Body">
      <style:text-properties fo:language="en" fo:country="US" style:language-complex="ar" style:country-complex="SA"/>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style:font-name="Arial"/>
    </style:style>
    <style:style style:name="P18" style:family="paragraph" style:parent-style-name="Body">
      <style:text-properties officeooo:rsid="001386ab" officeooo:paragraph-rsid="001386ab"/>
    </style:style>
    <style:style style:name="P19" style:family="paragraph" style:parent-style-name="Body">
      <style:text-properties officeooo:rsid="00150eea" officeooo:paragraph-rsid="0018f61d"/>
    </style:style>
    <style:style style:name="P20" style:family="paragraph" style:parent-style-name="Body">
      <style:text-properties officeooo:rsid="0018f61d" officeooo:paragraph-rsid="0018f61d"/>
    </style:style>
    <style:style style:name="P21" style:family="paragraph" style:parent-style-name="Body">
      <style:text-properties officeooo:rsid="0019df46" officeooo:paragraph-rsid="0019df46"/>
    </style:style>
    <style:style style:name="P22" style:family="paragraph" style:parent-style-name="Body">
      <style:text-properties officeooo:rsid="001c1b7b" officeooo:paragraph-rsid="001c1b7b"/>
    </style:style>
    <style:style style:name="P23" style:family="paragraph" style:parent-style-name="Body">
      <style:text-properties officeooo:rsid="001c278f" officeooo:paragraph-rsid="001c278f"/>
    </style:style>
    <style:style style:name="P24" style:family="paragraph" style:parent-style-name="Body">
      <style:text-properties officeooo:rsid="001cfc8c" officeooo:paragraph-rsid="001cfc8c"/>
    </style:style>
    <style:style style:name="P25" style:family="paragraph" style:parent-style-name="Body">
      <style:text-properties officeooo:rsid="00188a5b"/>
    </style:style>
    <style:style style:name="P26" style:family="paragraph" style:parent-style-name="Body">
      <style:text-properties officeooo:rsid="001a0c80" officeooo:paragraph-rsid="001a0c80"/>
    </style:style>
    <style:style style:name="P27" style:family="paragraph" style:parent-style-name="Body">
      <style:text-properties officeooo:rsid="001701a9" officeooo:paragraph-rsid="001701a9"/>
    </style:style>
    <style:style style:name="P28" style:family="paragraph" style:parent-style-name="Body">
      <style:text-properties officeooo:rsid="00201a72" officeooo:paragraph-rsid="002d6207"/>
    </style:style>
    <style:style style:name="P29" style:family="paragraph" style:parent-style-name="Body">
      <style:text-properties officeooo:paragraph-rsid="002b88d9"/>
    </style:style>
    <style:style style:name="P30" style:family="paragraph" style:parent-style-name="Body">
      <style:text-properties officeooo:paragraph-rsid="002cbfa4"/>
    </style:style>
    <style:style style:name="P31" style:family="paragraph" style:parent-style-name="Body">
      <style:text-properties officeooo:rsid="002cbfa4" officeooo:paragraph-rsid="002cbfa4"/>
    </style:style>
    <style:style style:name="P32" style:family="paragraph" style:parent-style-name="Body">
      <style:text-properties officeooo:rsid="002cbfa4" officeooo:paragraph-rsid="002d6207"/>
    </style:style>
    <style:style style:name="P33" style:family="paragraph" style:parent-style-name="Body">
      <style:text-properties officeooo:rsid="002d6207" officeooo:paragraph-rsid="002d6207"/>
    </style:style>
    <style:style style:name="P34" style:family="paragraph" style:parent-style-name="Body">
      <style:text-properties officeooo:rsid="0022125a" officeooo:paragraph-rsid="002d6207"/>
    </style:style>
    <style:style style:name="P35" style:family="paragraph" style:parent-style-name="Body">
      <style:text-properties officeooo:rsid="0023cc29" officeooo:paragraph-rsid="002d6207"/>
    </style:style>
    <style:style style:name="P36" style:family="paragraph" style:parent-style-name="Body">
      <style:text-properties officeooo:rsid="00221bdd" officeooo:paragraph-rsid="002d6207"/>
    </style:style>
    <style:style style:name="P37" style:family="paragraph" style:parent-style-name="Body">
      <style:text-properties officeooo:paragraph-rsid="002d6207"/>
    </style:style>
    <style:style style:name="P38" style:family="paragraph" style:parent-style-name="Body">
      <style:text-properties officeooo:rsid="002e3871" officeooo:paragraph-rsid="002e3871"/>
    </style:style>
    <style:style style:name="P39" style:family="paragraph" style:parent-style-name="Body">
      <style:text-properties officeooo:rsid="0036c11a" officeooo:paragraph-rsid="0036c11a"/>
    </style:style>
    <style:style style:name="P40" style:family="paragraph" style:parent-style-name="Body">
      <style:text-properties officeooo:rsid="0036c11a" officeooo:paragraph-rsid="00398aa1"/>
    </style:style>
    <style:style style:name="P41" style:family="paragraph" style:parent-style-name="Body">
      <style:text-properties officeooo:paragraph-rsid="002a225e"/>
    </style:style>
    <style:style style:name="P42" style:family="paragraph" style:parent-style-name="Body">
      <style:text-properties officeooo:rsid="00403208" officeooo:paragraph-rsid="0040a797"/>
    </style:style>
    <style:style style:name="P43" style:family="paragraph" style:parent-style-name="Body">
      <style:text-properties officeooo:rsid="0043d8a7" officeooo:paragraph-rsid="0043d8a7"/>
    </style:style>
    <style:style style:name="P44" style:family="paragraph" style:parent-style-name="Body">
      <style:text-properties officeooo:rsid="004dbe0c" officeooo:paragraph-rsid="004ddd03"/>
    </style:style>
    <style:style style:name="P45" style:family="paragraph" style:parent-style-name="Body">
      <style:text-properties officeooo:rsid="0034e7eb" officeooo:paragraph-rsid="0034e7eb"/>
    </style:style>
    <style:style style:name="P46" style:family="paragraph" style:parent-style-name="Body">
      <style:text-properties officeooo:rsid="004f9991" officeooo:paragraph-rsid="004f9991"/>
    </style:style>
    <style:style style:name="P47" style:family="paragraph" style:parent-style-name="Body">
      <style:text-properties officeooo:rsid="0052119a" officeooo:paragraph-rsid="0052119a"/>
    </style:style>
    <style:style style:name="P48" style:family="paragraph" style:parent-style-name="Body">
      <style:text-properties officeooo:paragraph-rsid="002ee4f2"/>
    </style:style>
    <style:style style:name="P49" style:family="paragraph" style:parent-style-name="Body">
      <style:text-properties officeooo:paragraph-rsid="0055fe4f"/>
    </style:style>
    <style:style style:name="P50" style:family="paragraph" style:parent-style-name="Body">
      <style:text-properties officeooo:rsid="0057f93a" officeooo:paragraph-rsid="0057f93a"/>
    </style:style>
    <style:style style:name="P51" style:family="paragraph" style:parent-style-name="Body">
      <style:text-properties officeooo:rsid="005825d0" officeooo:paragraph-rsid="005825d0"/>
    </style:style>
    <style:style style:name="P52" style:family="paragraph" style:parent-style-name="Body">
      <style:text-properties officeooo:rsid="0059381d" officeooo:paragraph-rsid="0059381d"/>
    </style:style>
    <style:style style:name="P53" style:family="paragraph" style:parent-style-name="Body">
      <style:text-properties officeooo:rsid="0059381d" officeooo:paragraph-rsid="0059d7b4"/>
    </style:style>
    <style:style style:name="P54" style:family="paragraph" style:parent-style-name="Body">
      <style:text-properties officeooo:rsid="0059d7b4" officeooo:paragraph-rsid="0059d7b4"/>
    </style:style>
    <style:style style:name="P55" style:family="paragraph" style:parent-style-name="Body">
      <style:text-properties officeooo:rsid="005a5008" officeooo:paragraph-rsid="005a5008"/>
    </style:style>
    <style:style style:name="P56" style:family="paragraph" style:parent-style-name="Body">
      <style:text-properties officeooo:rsid="005b0f01" officeooo:paragraph-rsid="005cf8f9"/>
    </style:style>
    <style:style style:name="P57" style:family="paragraph" style:parent-style-name="Body">
      <style:text-properties officeooo:rsid="005cf8f9" officeooo:paragraph-rsid="005dc9cd"/>
    </style:style>
    <style:style style:name="P58" style:family="paragraph" style:parent-style-name="Body">
      <style:text-properties officeooo:rsid="005dc9cd" officeooo:paragraph-rsid="005dc9cd"/>
    </style:style>
    <style:style style:name="P59" style:family="paragraph" style:parent-style-name="Body">
      <style:text-properties fo:font-style="normal" officeooo:rsid="0040a797" officeooo:paragraph-rsid="0040a797" style:font-style-asian="normal" style:font-style-complex="normal"/>
    </style:style>
    <style:style style:name="P60" style:family="paragraph" style:parent-style-name="Text_20_body">
      <style:paragraph-properties fo:margin-left="0.9in" fo:margin-right="0in" fo:text-indent="0in" style:auto-text-indent="false"/>
      <style:text-properties style:font-name="Courier"/>
    </style:style>
    <style:style style:name="P61" style:family="paragraph" style:parent-style-name="Text_20_body">
      <style:paragraph-properties fo:margin-left="0.9in" fo:margin-right="0in" fo:text-indent="0in" style:auto-text-indent="false"/>
      <style:text-properties style:font-name="Courier" officeooo:paragraph-rsid="0055fe4f"/>
    </style:style>
    <style:style style:name="P62" style:family="paragraph" style:parent-style-name="Text_20_body">
      <style:paragraph-properties fo:margin-left="0.9in" fo:margin-right="0in" fo:text-indent="0in" style:auto-text-indent="false"/>
      <style:text-properties style:font-name="Courier" officeooo:rsid="0057f93a" officeooo:paragraph-rsid="0057f93a"/>
    </style:style>
    <style:style style:name="P63" style:family="paragraph" style:parent-style-name="Text_20_body">
      <style:paragraph-properties fo:margin-left="0.9in" fo:margin-right="0in" fo:text-indent="0in" style:auto-text-indent="false"/>
      <style:text-properties style:font-name="Courier" officeooo:paragraph-rsid="0057f93a"/>
    </style:style>
    <style:style style:name="P64" style:family="paragraph" style:parent-style-name="Text_20_body">
      <style:paragraph-properties fo:margin-left="0.9in" fo:margin-right="0in" fo:text-indent="0in" style:auto-text-indent="false"/>
      <style:text-properties style:font-name="Courier" officeooo:rsid="0059381d" officeooo:paragraph-rsid="0059381d"/>
    </style:style>
    <style:style style:name="P65" style:family="paragraph" style:parent-style-name="Text_20_body">
      <style:paragraph-properties fo:margin-left="0.9in" fo:margin-right="0in" fo:text-indent="0in" style:auto-text-indent="false"/>
      <style:text-properties style:font-name="Courier" officeooo:rsid="0059381d" officeooo:paragraph-rsid="005a5008"/>
    </style:style>
    <style:style style:name="P66" style:family="paragraph" style:parent-style-name="Text_20_body">
      <style:paragraph-properties fo:margin-left="0.9in" fo:margin-right="0in" fo:text-indent="0in" style:auto-text-indent="false"/>
      <style:text-properties style:font-name="Courier" officeooo:paragraph-rsid="0059381d"/>
    </style:style>
    <style:style style:name="P67" style:family="paragraph" style:parent-style-name="Text_20_body">
      <style:paragraph-properties fo:margin-left="0.9in" fo:margin-right="0in" fo:text-indent="0in" style:auto-text-indent="false"/>
      <style:text-properties style:font-name="Courier" officeooo:paragraph-rsid="005a5008"/>
    </style:style>
    <style:style style:name="P68" style:family="paragraph" style:parent-style-name="Text_20_body">
      <style:paragraph-properties fo:margin-left="0.9in" fo:margin-right="0in" fo:text-indent="0in" style:auto-text-indent="false"/>
      <style:text-properties style:font-name="Courier" officeooo:rsid="005a5008" officeooo:paragraph-rsid="005a5008"/>
    </style:style>
    <style:style style:name="P69" style:family="paragraph" style:parent-style-name="Text_20_body">
      <style:paragraph-properties fo:margin-left="0.9in" fo:margin-right="0in" fo:text-indent="0in" style:auto-text-indent="false"/>
      <style:text-properties fo:color="#ff0000" style:font-name="Courier" fo:language="en" fo:country="US" fo:font-style="italic" officeooo:rsid="0026a5cd" officeooo:paragraph-rsid="0055fe4f" style:font-style-asian="italic" style:language-complex="ar" style:country-complex="SA"/>
    </style:style>
    <style:style style:name="P70" style:family="paragraph" style:parent-style-name="Standard">
      <style:paragraph-properties fo:margin-left="0.9in" fo:margin-right="0in" fo:text-indent="0in" style:auto-text-indent="false"/>
      <style:text-properties style:font-name="Courier"/>
    </style:style>
    <style:style style:name="P71" style:family="paragraph" style:parent-style-name="Body">
      <style:paragraph-properties fo:margin-left="0.9in" fo:margin-right="0in" fo:text-indent="0in" style:auto-text-indent="false"/>
      <style:text-properties style:font-name="Courier" officeooo:paragraph-rsid="0055fe4f"/>
    </style:style>
    <style:style style:name="P72" style:family="paragraph" style:parent-style-name="Body">
      <style:paragraph-properties fo:margin-left="0.9in" fo:margin-right="0in" fo:text-indent="0in" style:auto-text-indent="false"/>
      <style:text-properties style:font-name="Courier" officeooo:rsid="0057f93a" officeooo:paragraph-rsid="0057f93a"/>
    </style:style>
    <style:style style:name="P73" style:family="paragraph" style:parent-style-name="Body">
      <style:paragraph-properties fo:margin-left="0.9in" fo:margin-right="0in" fo:text-indent="0in" style:auto-text-indent="false"/>
      <style:text-properties officeooo:paragraph-rsid="005f9d9e"/>
    </style:style>
    <style:style style:name="P7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5" style:family="paragraph" style:parent-style-name="CellBody">
      <style:paragraph-properties fo:keep-with-next="always" style:snap-to-layout-grid="false"/>
      <style:text-properties fo:language="en" fo:country="US" style:language-complex="ar" style:country-complex="SA"/>
    </style:style>
    <style:style style:name="P76" style:family="paragraph" style:parent-style-name="Abstract">
      <style:text-properties fo:font-size="16pt" fo:language="en" fo:country="US" fo:font-weight="bold" style:font-size-asian="16pt" style:font-weight-asian="bold" style:language-complex="ar" style:country-complex="SA"/>
    </style:style>
    <style:style style:name="P77" style:family="paragraph" style:parent-style-name="Abstract">
      <style:text-properties fo:language="en" fo:country="US" style:language-complex="ar" style:country-complex="SA"/>
    </style:style>
    <style:style style:name="P78" style:family="paragraph" style:parent-style-name="Abstract">
      <style:paragraph-properties fo:text-align="center" style:justify-single-word="false"/>
      <style:text-properties fo:color="#000000" fo:language="en" fo:country="US" fo:font-style="normal" style:font-style-asian="normal" style:language-complex="ar" style:country-complex="SA" style:font-style-complex="normal"/>
    </style:style>
    <style:style style:name="P79" style:family="paragraph" style:parent-style-name="CellBody">
      <style:paragraph-properties style:snap-to-layout-grid="false"/>
      <style:text-properties fo:language="en" fo:country="US" style:language-complex="ar" style:country-complex="SA"/>
    </style:style>
    <style:style style:name="P80" style:family="paragraph" style:parent-style-name="CellBody">
      <style:paragraph-properties style:snap-to-layout-grid="false"/>
      <style:text-properties fo:language="en" fo:country="US" officeooo:rsid="00112df3" officeooo:paragraph-rsid="00112df3" style:language-complex="ar" style:country-complex="SA"/>
    </style:style>
    <style:style style:name="P81" style:family="paragraph" style:parent-style-name="CellBody">
      <style:paragraph-properties style:snap-to-layout-grid="false"/>
      <style:text-properties fo:language="en" fo:country="US" officeooo:rsid="003205a4" officeooo:paragraph-rsid="003205a4" style:language-complex="ar" style:country-complex="SA"/>
    </style:style>
    <style:style style:name="P82" style:family="paragraph" style:parent-style-name="CellBody">
      <style:paragraph-properties style:snap-to-layout-grid="false"/>
      <style:text-properties fo:language="en" fo:country="US" officeooo:rsid="00339cd1" officeooo:paragraph-rsid="00339cd1" style:language-complex="ar" style:country-complex="SA"/>
    </style:style>
    <style:style style:name="P83" style:family="paragraph" style:parent-style-name="CellBody">
      <style:paragraph-properties style:snap-to-layout-grid="false"/>
      <style:text-properties fo:language="en" fo:country="US" officeooo:rsid="003b07c3" officeooo:paragraph-rsid="003b07c3" style:language-complex="ar" style:country-complex="SA"/>
    </style:style>
    <style:style style:name="P84" style:family="paragraph" style:parent-style-name="CellBody">
      <style:paragraph-properties style:snap-to-layout-grid="false"/>
      <style:text-properties fo:language="en" fo:country="US" officeooo:rsid="0062d0ae" officeooo:paragraph-rsid="0062d0ae" style:language-complex="ar" style:country-complex="SA"/>
    </style:style>
    <style:style style:name="P85" style:family="paragraph" style:parent-style-name="CellBody">
      <style:text-properties officeooo:rsid="00112df3" officeooo:paragraph-rsid="00112df3"/>
    </style:style>
    <style:style style:name="P86" style:family="paragraph" style:parent-style-name="CellBody">
      <style:text-properties officeooo:rsid="003205a4" officeooo:paragraph-rsid="003205a4"/>
    </style:style>
    <style:style style:name="P87" style:family="paragraph" style:parent-style-name="CellBody">
      <style:text-properties officeooo:rsid="00339cd1" officeooo:paragraph-rsid="00339cd1"/>
    </style:style>
    <style:style style:name="P88" style:family="paragraph" style:parent-style-name="CellBody">
      <style:text-properties officeooo:rsid="003b07c3" officeooo:paragraph-rsid="003b07c3"/>
    </style:style>
    <style:style style:name="P89" style:family="paragraph" style:parent-style-name="CellBody">
      <style:text-properties officeooo:rsid="0062d0ae" officeooo:paragraph-rsid="0062d0ae"/>
    </style:style>
    <style:style style:name="P90" style:family="paragraph" style:parent-style-name="Document_20_Title">
      <style:text-properties fo:language="en" fo:country="US" style:language-complex="ar" style:country-complex="SA"/>
    </style:style>
    <style:style style:name="P91" style:family="paragraph" style:parent-style-name="Standard">
      <style:text-properties style:font-name="Arial" fo:font-size="9pt" fo:language="en" fo:country="US" style:font-size-asian="9pt" style:font-size-complex="9pt" style:language-complex="ar" style:country-complex="SA"/>
    </style:style>
    <style:style style:name="P92" style:family="paragraph" style:parent-style-name="Standard">
      <style:text-properties style:font-name="Arial" fo:language="en" fo:country="US" style:language-complex="ar" style:country-complex="SA"/>
    </style:style>
    <style:style style:name="P93" style:family="paragraph" style:parent-style-name="Standard">
      <style:text-properties fo:color="#ff0000" style:font-name="ArialMT"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4" style:family="paragraph" style:parent-style-name="Table_20_Contents">
      <style:text-properties fo:font-weight="bold" style:font-weight-asian="bold" style:font-weight-complex="bold"/>
    </style:style>
    <style:style style:name="P95" style:family="paragraph" style:parent-style-name="Text_20_body">
      <style:text-properties style:font-name="ArialMT" fo:font-size="10pt"/>
    </style:style>
    <style:style style:name="P96" style:family="paragraph" style:parent-style-name="Text_20_body">
      <style:text-properties style:font-name="Arial" fo:font-size="10pt"/>
    </style:style>
    <style:style style:name="P97" style:family="paragraph" style:parent-style-name="Text_20_body">
      <style:text-properties style:font-name="Arial" fo:font-size="10pt" style:font-size-asian="10pt" style:font-size-complex="10pt"/>
    </style:style>
    <style:style style:name="P98"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99"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00"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101" style:family="paragraph" style:parent-style-name="Standard">
      <style:paragraph-properties fo:line-height="0.1945in"/>
      <style:text-properties style:font-name="Arial1"/>
    </style:style>
    <style:style style:name="P102" style:family="paragraph" style:parent-style-name="Standard">
      <style:paragraph-properties fo:line-height="0.1846in"/>
      <style:text-properties style:font-name="Arial1"/>
    </style:style>
    <style:style style:name="P103" style:family="paragraph" style:parent-style-name="Standard" style:list-style-name="WW8Num3"/>
    <style:style style:name="P104" style:family="paragraph" style:parent-style-name="Standard" style:list-style-name="WW8Num3">
      <style:text-properties fo:language="en" fo:country="US" officeooo:rsid="00158c61" officeooo:paragraph-rsid="00158c61" style:language-complex="ar" style:country-complex="SA"/>
    </style:style>
    <style:style style:name="P105" style:family="paragraph" style:parent-style-name="Standard">
      <style:paragraph-properties fo:text-align="start" style:justify-single-word="false" fo:orphans="2" fo:widows="2"/>
    </style:style>
    <style:style style:name="P106" style:family="paragraph" style:parent-style-name="Standard">
      <style:paragraph-properties fo:text-align="start" style:justify-single-word="false" fo:keep-together="always" fo:orphans="2" fo:widows="2"/>
    </style:style>
    <style:style style:name="P107" style:family="paragraph" style:parent-style-name="Standard">
      <style:paragraph-properties fo:margin-top="0in" fo:margin-bottom="0.1945in" loext:contextual-spacing="false" fo:text-align="start" style:justify-single-word="false" fo:orphans="2" fo:widows="2"/>
    </style:style>
    <style:style style:name="P108" style:family="paragraph" style:parent-style-name="Standard">
      <style:paragraph-properties fo:margin-top="0in" fo:margin-bottom="0.1945in" loext:contextual-spacing="false" fo:text-align="start" style:justify-single-word="false" fo:keep-together="always" fo:orphans="2" fo:widows="2"/>
    </style:style>
    <style:style style:name="P109" style:family="paragraph" style:parent-style-name="Standard">
      <style:paragraph-properties fo:margin-top="0.0374in" fo:margin-bottom="0.0374in" loext:contextual-spacing="false" fo:text-align="start" style:justify-single-word="false" fo:orphans="2" fo:widows="2"/>
    </style:style>
    <style:style style:name="P110"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111" style:family="paragraph" style:parent-style-name="Standard">
      <style:paragraph-properties fo:margin-top="0.0374in" fo:margin-bottom="0.0374in" loext:contextual-spacing="false" fo:text-align="center" style:justify-single-word="false" fo:orphans="2" fo:widows="2"/>
    </style:style>
    <style:style style:name="P112"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113" style:family="paragraph" style:parent-style-name="Standard">
      <style:paragraph-properties fo:margin-top="0.1945in" fo:margin-bottom="0in" loext:contextual-spacing="false" fo:text-align="start" style:justify-single-word="false" fo:orphans="2" fo:widows="2"/>
    </style:style>
    <style:style style:name="P114"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115"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116" style:family="paragraph" style:parent-style-name="Standard">
      <style:paragraph-properties fo:margin-top="0.1945in" fo:margin-bottom="0.1945in" loext:contextual-spacing="false" fo:text-align="start" style:justify-single-word="false" fo:orphans="2" fo:widows="2"/>
    </style:style>
    <style:style style:name="P117" style:family="paragraph" style:parent-style-name="Standard">
      <style:paragraph-properties fo:margin-top="0in" fo:margin-bottom="0.1665in" loext:contextual-spacing="false" fo:text-align="start" style:justify-single-word="false" fo:orphans="2" fo:widows="2"/>
    </style:style>
    <style:style style:name="P118" style:family="paragraph" style:parent-style-name="Standard">
      <style:paragraph-properties fo:text-align="start" style:justify-single-word="false" fo:orphans="2" fo:widows="2" fo:keep-with-next="always"/>
    </style:style>
    <style:style style:name="P119" style:family="paragraph" style:parent-style-name="Standard">
      <style:paragraph-properties fo:text-align="start" style:justify-single-word="false" fo:keep-together="always" fo:orphans="2" fo:widows="2" fo:keep-with-next="always"/>
    </style:style>
    <style:style style:name="P120" style:family="paragraph" style:parent-style-name="Standard">
      <style:paragraph-properties fo:margin-left="0.5in" fo:margin-right="0in" fo:margin-top="0in" fo:margin-bottom="0.1945in" loext:contextual-spacing="false" fo:text-align="start" style:justify-single-word="false" fo:orphans="2" fo:widows="2" fo:text-indent="0in" style:auto-text-indent="false"/>
    </style:style>
    <style:style style:name="P121" style:family="paragraph" style:parent-style-name="Standard">
      <style:paragraph-properties fo:margin-left="0.5in" fo:margin-right="0in" fo:text-align="start" style:justify-single-word="false" fo:orphans="2" fo:widows="2" fo:text-indent="0in" style:auto-text-indent="false" fo:keep-with-next="always"/>
    </style:style>
    <style:style style:name="P122" style:family="paragraph" style:parent-style-name="Standard">
      <style:paragraph-properties fo:margin-left="0.5in" fo:margin-right="0in" fo:margin-top="0in" fo:margin-bottom="0.1665in" loext:contextual-spacing="false" fo:text-align="start" style:justify-single-word="false" fo:orphans="2" fo:widows="2" fo:text-indent="0in" style:auto-text-indent="false"/>
    </style:style>
    <style:style style:name="P123" style:family="paragraph" style:parent-style-name="Standard">
      <style:paragraph-properties fo:margin-left="0.5in" fo:margin-right="0in" fo:text-align="start" style:justify-single-word="false" fo:orphans="2" fo:widows="2" fo:text-indent="0in" style:auto-text-indent="false"/>
    </style:style>
    <style:style style:name="P124" style:family="paragraph" style:parent-style-name="Standard">
      <style:paragraph-properties fo:margin-top="0.1736in" fo:margin-bottom="0.1945in" loext:contextual-spacing="false" fo:text-align="start" style:justify-single-word="false" fo:keep-together="always" fo:orphans="2" fo:widows="2"/>
    </style:style>
    <style:style style:name="P125"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126"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127" style:family="paragraph" style:parent-style-name="Standard">
      <style:paragraph-properties fo:margin-top="0.0319in" fo:margin-bottom="0.0319in" loext:contextual-spacing="false" fo:text-align="center" style:justify-single-word="false" fo:orphans="2" fo:widows="2"/>
    </style:style>
    <style:style style:name="P128"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129" style:family="paragraph" style:parent-style-name="Standard">
      <style:paragraph-properties fo:margin-top="0.0319in" fo:margin-bottom="0.0319in" loext:contextual-spacing="false" fo:text-align="end" style:justify-single-word="false" fo:orphans="2" fo:widows="2"/>
    </style:style>
    <style:style style:name="P130"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31" style:family="paragraph" style:parent-style-name="Standard">
      <style:paragraph-properties fo:margin-top="0.0319in" fo:margin-bottom="0in" loext:contextual-spacing="false" fo:text-align="start" style:justify-single-word="false" fo:orphans="2" fo:widows="2"/>
    </style:style>
    <style:style style:name="P132" style:family="paragraph" style:parent-style-name="Standard">
      <style:paragraph-properties fo:margin-top="0.0319in" fo:margin-bottom="0in" loext:contextual-spacing="false" fo:text-align="start" style:justify-single-word="false" fo:orphans="2" fo:widows="2">
        <style:tab-stops/>
      </style:paragraph-properties>
    </style:style>
    <style:style style:name="P133"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34"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35" style:family="paragraph" style:parent-style-name="Standard">
      <style:paragraph-properties fo:margin-top="0.0571in" fo:margin-bottom="0in" loext:contextual-spacing="false" fo:line-height="0.0008in" fo:padding="0in" fo:border-left="none" fo:border-right="none" fo:border-top="1.5pt solid #808080" fo:border-bottom="none"/>
      <style:text-properties style:font-name="Arial1"/>
    </style:style>
    <style:style style:name="P136" style:family="paragraph" style:parent-style-name="Standard">
      <style:paragraph-properties fo:margin-left="1in" fo:margin-right="0in" fo:text-align="start" style:justify-single-word="false" fo:orphans="2" fo:widows="2" fo:text-indent="0in" style:auto-text-indent="false"/>
    </style:style>
    <style:style style:name="P137" style:family="paragraph" style:parent-style-name="Standard" style:list-style-name="WWNum1">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8" style:family="paragraph" style:parent-style-name="Standard" style:list-style-name="WWNum1">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39"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140" style:family="paragraph" style:parent-style-name="Standard">
      <style:paragraph-properties fo:margin-top="0.4165in" fo:margin-bottom="0.0835in" loext:contextual-spacing="false" fo:text-align="start" style:justify-single-word="false" fo:orphans="2" fo:widows="2" fo:padding-left="0in" fo:padding-right="0in" fo:padding-top="0.028in" fo:padding-bottom="0in" fo:border-left="none" fo:border-right="none" fo:border-top="0.51pt solid #808080" fo:border-bottom="none"/>
    </style:style>
    <style:style style:name="P141"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28in" fo:padding-right="0.028in" fo:padding-top="0.0138in" fo:padding-bottom="0.0138in" fo:border="0.51pt solid #000001" fo:keep-with-next="always"/>
    </style:style>
    <style:style style:name="P142" style:family="paragraph" style:parent-style-name="Package_20_Heading" style:master-page-name="Converted15">
      <loext:graphic-properties draw:fill="solid" draw:fill-color="#d3eafd"/>
      <style:paragraph-properties fo:margin-top="0in" fo:margin-bottom="0.1945in" loext:contextual-spacing="false" fo:text-align="start" style:justify-single-word="false" fo:keep-together="always" fo:orphans="2" fo:widows="2" style:page-number="auto" fo:break-before="page" fo:background-color="#d3eafd" fo:padding-left="0.028in" fo:padding-right="0.028in" fo:padding-top="0.0138in" fo:padding-bottom="0.0138in" fo:border="0.51pt solid #000001" fo:keep-with-next="always"/>
    </style:style>
    <style:style style:name="P143" style:family="paragraph" style:parent-style-name="Package_20_Heading" style:master-page-name="Converted5">
      <loext:graphic-properties draw:fill="solid" draw:fill-color="#d3eafd"/>
      <style:paragraph-properties fo:margin-left="0.5in" fo:margin-right="0in" fo:margin-top="0in" fo:margin-bottom="0.1945in" loext:contextual-spacing="false"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144" style:family="paragraph" style:parent-style-name="Package_20_Heading" style:master-page-name="Converted17">
      <loext:graphic-properties draw:fill="solid" draw:fill-color="#d3eafd"/>
      <style:paragraph-properties fo:margin-left="0.5in" fo:margin-right="0in" fo:margin-top="0in" fo:margin-bottom="0.1945in" loext:contextual-spacing="false"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145" style:family="paragraph" style:parent-style-name="Overview_20_Heading" style:master-page-name="Standard">
      <loext:graphic-properties draw:fill="solid" draw:fill-color="#009999"/>
      <style:paragraph-properties fo:margin-top="0in" fo:margin-bottom="0.0236in" loext:contextual-spacing="false" fo:text-align="start" style:justify-single-word="false" fo:orphans="2" fo:widows="2" style:page-number="auto" fo:background-color="#009999" fo:padding-left="0.028in" fo:padding-right="0.028in" fo:padding-top="0.0138in" fo:padding-bottom="0.0138in" fo:border="0.51pt solid #000001"/>
    </style:style>
    <style:style style:name="P146" style:family="paragraph" style:parent-style-name="Class_20_Heading" style:master-page-name="Converted2">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47" style:family="paragraph" style:parent-style-name="Class_20_Heading" style:master-page-name="Converted6">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48" style:family="paragraph" style:parent-style-name="Class_20_Heading" style:master-page-name="Converted16">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49" style:family="paragraph" style:parent-style-name="Class_20_Heading" style:master-page-name="Converted18">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50" style:family="paragraph" style:parent-style-name="Class_20_Heading" style:master-page-name="Converted7">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151" style:family="paragraph" style:parent-style-name="Class_20_Heading" style:master-page-name="Converted9">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152" style:family="paragraph" style:parent-style-name="Class_20_Heading" style:master-page-name="Converted10">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153" style:family="paragraph" style:parent-style-name="Class_20_Heading" style:master-page-name="Converted11">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154" style:family="paragraph" style:parent-style-name="Class_20_Heading" style:master-page-name="Converted12">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155" style:family="paragraph" style:parent-style-name="Class_20_Heading" style:master-page-name="Converted13">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156" style:family="paragraph" style:parent-style-name="Class_20_Heading" style:master-page-name="Converted14">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157" style:family="paragraph" style:parent-style-name="Class_20_Heading" style:master-page-name="Converted3">
      <loext:graphic-properties draw:fill="solid" draw:fill-color="#fff2cc"/>
      <style:paragraph-properties fo:margin-left="0.5in" fo:margin-right="0in" fo:margin-top="0in" fo:margin-bottom="0.1945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58" style:family="paragraph" style:parent-style-name="Class_20_Heading" style:master-page-name="Converted8">
      <loext:graphic-properties draw:fill="solid" draw:fill-color="#fff2cc"/>
      <style:paragraph-properties fo:margin-left="0.5in" fo:margin-right="0in" fo:margin-top="0in" fo:margin-bottom="0.1945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59" style:family="paragraph" style:parent-style-name="Class_20_Heading" style:master-page-name="Converted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60" style:family="paragraph" style:parent-style-name="Class_20_Heading" style:master-page-name="Converted19">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61" style:family="paragraph" style:parent-style-name="Class_20_Heading" style:master-page-name="Converted20">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62" style:family="paragraph" style:parent-style-name="Class_20_Heading" style:master-page-name="Converted21">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63" style:family="paragraph" style:parent-style-name="Class_20_Heading" style:master-page-name="Converted22">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64" style:family="paragraph" style:parent-style-name="Class_20_Heading" style:master-page-name="Converted23">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65" style:family="paragraph" style:parent-style-name="Class_20_Heading" style:master-page-name="Converted2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66" style:family="paragraph" style:parent-style-name="Detail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167" style:family="paragraph" style:parent-style-name="Detail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168" style:family="paragraph" style:parent-style-name="Item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169" style:family="paragraph" style:parent-style-name="Item_20_Heading">
      <style:paragraph-properties fo:margin-top="0.0571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170" style:family="paragraph" style:parent-style-name="Item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171" style:family="paragraph" style:parent-style-name="List_20_Heading">
      <style:paragraph-properties fo:margin-top="0.1945in" fo:margin-bottom="0.0154in" loext:contextual-spacing="false" fo:text-align="start" style:justify-single-word="false" fo:orphans="2" fo:widows="2" fo:keep-with-next="always"/>
    </style:style>
    <style:style style:name="P172" style:family="paragraph" style:parent-style-name="Heading_20_1">
      <style:text-properties fo:language="en" fo:country="US" style:language-complex="ar" style:country-complex="SA"/>
    </style:style>
    <style:style style:name="P173" style:family="paragraph" style:parent-style-name="Heading_20_1">
      <style:paragraph-properties fo:break-before="page"/>
      <style:text-properties fo:language="en" fo:country="US" style:language-complex="ar" style:country-complex="SA"/>
    </style:style>
    <style:style style:name="P174" style:family="paragraph" style:parent-style-name="Heading_20_2">
      <style:text-properties fo:language="en" fo:country="US" style:language-complex="ar" style:country-complex="SA"/>
    </style:style>
    <style:style style:name="P175" style:family="paragraph" style:parent-style-name="Heading_20_2">
      <style:text-properties officeooo:rsid="002b3f91"/>
    </style:style>
    <style:style style:name="P176" style:family="paragraph" style:parent-style-name="Heading_20_2">
      <style:text-properties officeooo:rsid="0026a5cd" officeooo:paragraph-rsid="00201a72"/>
    </style:style>
    <style:style style:name="P177" style:family="paragraph" style:parent-style-name="Heading_20_2">
      <style:text-properties officeooo:rsid="002cbfa4" officeooo:paragraph-rsid="002cbfa4"/>
    </style:style>
    <style:style style:name="P178" style:family="paragraph" style:parent-style-name="Heading_20_2">
      <style:text-properties officeooo:rsid="00201a72" officeooo:paragraph-rsid="002d6207"/>
    </style:style>
    <style:style style:name="P179" style:family="paragraph" style:parent-style-name="Heading_20_3">
      <style:text-properties officeooo:rsid="00398aa1" officeooo:paragraph-rsid="00398aa1"/>
    </style:style>
    <style:style style:name="P180" style:family="paragraph" style:parent-style-name="Heading_20_3">
      <style:text-properties officeooo:rsid="005825d0" officeooo:paragraph-rsid="005825d0"/>
    </style:style>
    <style:style style:name="P181" style:family="paragraph" style:parent-style-name="Heading_20_3">
      <style:text-properties officeooo:rsid="001386ab" officeooo:paragraph-rsid="001386ab"/>
    </style:style>
    <style:style style:name="P182" style:family="paragraph" style:parent-style-name="Heading_20_3">
      <style:text-properties officeooo:rsid="0019df46" officeooo:paragraph-rsid="0019df46"/>
    </style:style>
    <style:style style:name="P183" style:family="paragraph" style:parent-style-name="Heading_20_3">
      <style:text-properties officeooo:rsid="00150eea" officeooo:paragraph-rsid="00150eea"/>
    </style:style>
    <style:style style:name="P184" style:family="paragraph" style:parent-style-name="Heading_20_3">
      <style:text-properties officeooo:rsid="002cbfa4" officeooo:paragraph-rsid="002cbfa4"/>
    </style:style>
    <style:style style:name="P185" style:family="paragraph" style:parent-style-name="Heading_20_3">
      <style:text-properties officeooo:rsid="0034e7eb" officeooo:paragraph-rsid="0034e7eb"/>
    </style:style>
    <style:style style:name="P186" style:family="paragraph" style:parent-style-name="Heading_20_3">
      <style:text-properties officeooo:rsid="005b0f01" officeooo:paragraph-rsid="005b0f01"/>
    </style:style>
    <style:style style:name="P187" style:family="paragraph" style:parent-style-name="Heading_20_3">
      <style:text-properties officeooo:rsid="001bf9ce" officeooo:paragraph-rsid="001bf9ce"/>
    </style:style>
    <style:style style:name="P188" style:family="paragraph" style:parent-style-name="Heading_20_3">
      <style:text-properties officeooo:rsid="0023cc29" officeooo:paragraph-rsid="002d6207"/>
    </style:style>
    <style:style style:name="P189" style:family="paragraph" style:parent-style-name="Heading_20_3">
      <style:text-properties officeooo:rsid="00221bdd" officeooo:paragraph-rsid="002d6207"/>
    </style:style>
    <style:style style:name="P190" style:family="paragraph" style:parent-style-name="Heading_20_3">
      <style:text-properties officeooo:paragraph-rsid="002d6207"/>
    </style:style>
    <style:style style:name="P191" style:family="paragraph" style:parent-style-name="Heading_20_3">
      <style:text-properties fo:color="#ff0000" fo:language="en" fo:country="US" fo:font-style="italic" officeooo:rsid="0026a5cd" officeooo:paragraph-rsid="0055fe4f" style:font-style-asian="italic" style:language-complex="ar" style:country-complex="SA"/>
    </style:style>
    <style:style style:name="P192" style:family="paragraph" style:parent-style-name="Heading_20_4">
      <style:text-properties officeooo:rsid="0059381d" officeooo:paragraph-rsid="0059381d"/>
    </style:style>
    <style:style style:name="P193" style:family="paragraph" style:parent-style-name="Body" style:list-style-name="L1"/>
    <style:style style:name="P194" style:family="paragraph" style:parent-style-name="Body" style:list-style-name="L2">
      <style:text-properties officeooo:paragraph-rsid="002b88d9"/>
    </style:style>
    <style:style style:name="P195" style:family="paragraph" style:parent-style-name="Body" style:list-style-name="L2">
      <style:text-properties officeooo:rsid="002b88d9" officeooo:paragraph-rsid="002b88d9"/>
    </style:style>
    <style:style style:name="P196" style:family="paragraph" style:parent-style-name="Body" style:list-style-name="L2">
      <style:text-properties officeooo:rsid="002c96dc" officeooo:paragraph-rsid="002c96dc"/>
    </style:style>
    <style:style style:name="P197" style:family="paragraph" style:parent-style-name="Body" style:list-style-name="L3">
      <style:text-properties officeooo:rsid="00150eea" officeooo:paragraph-rsid="00150eea"/>
    </style:style>
    <style:style style:name="P198" style:family="paragraph" style:parent-style-name="Body" style:list-style-name="L3">
      <style:text-properties officeooo:rsid="00150eea" officeooo:paragraph-rsid="0018f61d"/>
    </style:style>
    <style:style style:name="P199" style:family="paragraph" style:parent-style-name="Body" style:list-style-name="L3">
      <style:text-properties officeooo:rsid="00150eea" officeooo:paragraph-rsid="00158c61"/>
    </style:style>
    <style:style style:name="P200" style:family="paragraph" style:parent-style-name="Body" style:list-style-name="L3">
      <style:text-properties officeooo:rsid="00158c61" officeooo:paragraph-rsid="00158c61"/>
    </style:style>
    <style:style style:name="P201" style:family="paragraph" style:parent-style-name="Body" style:list-style-name="L3">
      <style:text-properties officeooo:rsid="00158c61" officeooo:paragraph-rsid="002b3f91"/>
    </style:style>
    <style:style style:name="P202" style:family="paragraph" style:parent-style-name="Body" style:list-style-name="L3">
      <style:text-properties officeooo:rsid="001701a9" officeooo:paragraph-rsid="001701a9"/>
    </style:style>
    <style:style style:name="P203" style:family="paragraph" style:parent-style-name="Body" style:list-style-name="L4">
      <style:text-properties officeooo:rsid="001c1b7b" officeooo:paragraph-rsid="001c1b7b"/>
    </style:style>
    <style:style style:name="P204" style:family="paragraph" style:parent-style-name="Body" style:list-style-name="L5">
      <style:text-properties officeooo:paragraph-rsid="005f9d9e"/>
    </style:style>
    <style:style style:name="P205" style:family="paragraph" style:parent-style-name="Body" style:list-style-name="L6">
      <style:text-properties officeooo:rsid="00201a72" officeooo:paragraph-rsid="002d6207"/>
    </style:style>
    <style:style style:name="P206" style:family="paragraph" style:parent-style-name="Body" style:list-style-name="L7">
      <style:text-properties style:font-name="Monaco" officeooo:rsid="002595c2" officeooo:paragraph-rsid="002d6207"/>
    </style:style>
    <style:style style:name="P207" style:family="paragraph" style:parent-style-name="Body" style:list-style-name="L8">
      <style:text-properties officeooo:paragraph-rsid="002d6207"/>
    </style:style>
    <style:style style:name="P20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209" style:family="paragraph" style:parent-style-name="Definition_20_Term">
      <style:text-properties fo:language="en" fo:country="US" style:language-complex="ar" style:country-complex="SA"/>
    </style:style>
    <style:style style:name="P210" style:family="paragraph" style:parent-style-name="Definition_20_Term" style:list-style-name="WW8Num3"/>
    <style:style style:name="P211" style:family="paragraph" style:parent-style-name="Definition_20_Term" style:list-style-name="WW8Num3">
      <style:text-properties officeooo:paragraph-rsid="00158c61"/>
    </style:style>
    <style:style style:name="T1" style:family="text">
      <style:text-properties officeooo:rsid="0062d0ae"/>
    </style:style>
    <style:style style:name="T2" style:family="text">
      <style:text-properties officeooo:rsid="00120d46"/>
    </style:style>
    <style:style style:name="T3" style:family="text">
      <style:text-properties officeooo:rsid="0052119a"/>
    </style:style>
    <style:style style:name="T4" style:family="text">
      <style:text-properties style:font-name="Courier"/>
    </style:style>
    <style:style style:name="T5" style:family="text">
      <style:text-properties style:font-name="Courier" style:font-size-asian="10pt" style:font-size-complex="10pt"/>
    </style:style>
    <style:style style:name="T6" style:family="text">
      <style:text-properties style:font-name="Courier" officeooo:rsid="00221bdd"/>
    </style:style>
    <style:style style:name="T7" style:family="text">
      <style:text-properties style:font-name="Courier" officeooo:rsid="00274457"/>
    </style:style>
    <style:style style:name="T8" style:family="text">
      <style:text-properties style:font-name="Courier" officeooo:rsid="002d6207"/>
    </style:style>
    <style:style style:name="T9" style:family="text">
      <style:text-properties style:font-name="Courier" officeooo:rsid="002e3871"/>
    </style:style>
    <style:style style:name="T10" style:family="text">
      <style:text-properties style:font-name="Courier" officeooo:rsid="004b11f8"/>
    </style:style>
    <style:style style:name="T11" style:family="text">
      <style:text-properties style:font-name="Courier" officeooo:rsid="0052119a"/>
    </style:style>
    <style:style style:name="T12" style:family="text">
      <style:text-properties officeooo:rsid="00339cd1"/>
    </style:style>
    <style:style style:name="T1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4" style:family="text">
      <style:text-properties fo:color="#000000" style:font-name="Arial" fo:font-size="10pt" fo:language="en" fo:country="US" officeooo:rsid="0036c11a" style:font-name-asian="Times New Roman" style:font-size-asian="10pt" style:font-name-complex="Times New Roman" style:font-size-complex="10pt" style:language-complex="ar" style:country-complex="SA"/>
    </style:style>
    <style:style style:name="T15" style:family="text">
      <style:text-properties fo:color="#000000" style:font-name="Arial" fo:font-size="10pt" fo:language="en" fo:country="US" officeooo:rsid="00221bdd" style:font-name-asian="Times New Roman" style:font-size-asian="10pt" style:font-name-complex="Times New Roman" style:font-size-complex="10pt" style:language-complex="ar" style:country-complex="SA"/>
    </style:style>
    <style:style style:name="T16" style:family="text">
      <style:text-properties fo:color="#000000" style:font-name="Arial" fo:font-size="10pt" fo:language="en" fo:country="US" officeooo:rsid="0050a5ba" style:font-name-asian="Times New Roman" style:font-size-asian="10pt" style:font-name-complex="Times New Roman" style:font-size-complex="10pt" style:language-complex="ar" style:country-complex="SA"/>
    </style:style>
    <style:style style:name="T17" style:family="text">
      <style:text-properties fo:color="#000000" style:font-name="Arial" fo:font-size="10pt" fo:language="en" fo:country="US" officeooo:rsid="0055fe4f" style:font-name-asian="Times New Roman" style:font-size-asian="10pt" style:font-name-complex="Times New Roman" style:font-size-complex="10pt" style:language-complex="ar" style:country-complex="SA"/>
    </style:style>
    <style:style style:name="T18" style:family="text">
      <style:text-properties fo:color="#000000" style:font-name="Arial" fo:font-size="10pt" fo:language="en" fo:country="US" officeooo:rsid="0059d7b4" style:font-name-asian="Times New Roman" style:font-size-asian="10pt" style:font-name-complex="Times New Roman" style:font-size-complex="10pt" style:language-complex="ar" style:country-complex="SA"/>
    </style:style>
    <style:style style:name="T19" style:family="text">
      <style:text-properties fo:color="#000000" style:font-name="Arial" fo:font-size="10pt" fo:language="en" fo:country="US" officeooo:rsid="005cf8f9" style:font-name-asian="Times New Roman" style:font-size-asian="10pt" style:font-name-complex="Times New Roman" style:font-size-complex="10pt" style:language-complex="ar" style:country-complex="SA"/>
    </style:style>
    <style:style style:name="T20" style:family="text">
      <style:text-properties fo:color="#000000" style:font-name="Arial" fo:font-size="10pt" style:font-name-asian="Times New Roman" style:font-size-asian="10pt" style:font-name-complex="Times New Roman" style:font-size-complex="10pt"/>
    </style:style>
    <style:style style:name="T21" style:family="text">
      <style:text-properties fo:color="#000000" style:font-name="Arial1" fo:font-size="10pt" style:font-size-asian="10pt"/>
    </style:style>
    <style:style style:name="T22" style:family="text">
      <style:text-properties fo:color="#000000" style:font-name="Arial1"/>
    </style:style>
    <style:style style:name="T23" style:family="text">
      <style:text-properties officeooo:rsid="0036c11a"/>
    </style:style>
    <style:style style:name="T24" style:family="text">
      <style:text-properties fo:font-style="normal" style:font-style-asian="normal" style:font-style-complex="normal"/>
    </style:style>
    <style:style style:name="T25" style:family="text">
      <style:text-properties fo:font-style="normal" officeooo:rsid="00150eea" style:font-style-asian="normal" style:font-style-complex="normal"/>
    </style:style>
    <style:style style:name="T26" style:family="text">
      <style:text-properties fo:font-style="normal" officeooo:rsid="0040a797" style:font-style-asian="normal" style:font-style-complex="normal"/>
    </style:style>
    <style:style style:name="T27" style:family="text">
      <style:text-properties fo:font-style="normal" officeooo:rsid="0043d8a7" style:font-style-asian="normal" style:font-style-complex="normal"/>
    </style:style>
    <style:style style:name="T28" style:family="text">
      <style:text-properties fo:font-style="normal" officeooo:rsid="004ddd03" style:font-style-asian="normal" style:font-style-complex="normal"/>
    </style:style>
    <style:style style:name="T29" style:family="text">
      <style:text-properties officeooo:rsid="001cfc8c"/>
    </style:style>
    <style:style style:name="T30" style:family="text">
      <style:text-properties style:font-name="Arial"/>
    </style:style>
    <style:style style:name="T31" style:family="text">
      <style:text-properties style:font-name="Arial" style:font-size-asian="10pt" style:font-size-complex="10pt"/>
    </style:style>
    <style:style style:name="T32" style:family="text">
      <style:text-properties fo:font-size="14pt" fo:font-weight="normal" style:font-size-asian="14pt" style:font-weight-asian="normal"/>
    </style:style>
    <style:style style:name="T33" style:family="text">
      <style:text-properties fo:font-size="14pt" fo:font-weight="normal" officeooo:rsid="0062d0ae" style:font-size-asian="14pt" style:font-weight-asian="normal"/>
    </style:style>
    <style:style style:name="T34" style:family="text">
      <style:text-properties fo:language="en" fo:country="US" style:language-complex="ar" style:country-complex="SA"/>
    </style:style>
    <style:style style:name="T35" style:family="text">
      <style:text-properties style:font-name="Courier New"/>
    </style:style>
    <style:style style:name="T36" style:family="text">
      <style:text-properties style:font-name="Courier New1"/>
    </style:style>
    <style:style style:name="T37" style:family="text">
      <style:text-properties fo:font-weight="bold" style:font-weight-asian="bold"/>
    </style:style>
    <style:style style:name="T38" style:family="text">
      <style:text-properties fo:font-weight="bold" style:font-weight-asian="bold" style:font-weight-complex="bold"/>
    </style:style>
    <style:style style:name="T39" style:family="text">
      <style:text-properties style:font-name="CourierNewPSMT"/>
    </style:style>
    <style:style style:name="T40" style:family="text">
      <style:text-properties style:font-name="ProductusOSGiBookc" fo:font-size="9pt"/>
    </style:style>
    <style:style style:name="T41" style:family="text">
      <style:text-properties fo:font-style="italic" style:font-style-asian="italic" style:font-style-complex="italic"/>
    </style:style>
    <style:style style:name="T42" style:family="text">
      <style:text-properties fo:font-style="italic" officeooo:rsid="0040a797" style:font-style-asian="italic" style:font-style-complex="italic"/>
    </style:style>
    <style:style style:name="T43" style:family="text">
      <style:text-properties fo:font-style="italic" officeooo:rsid="0043d8a7" style:font-style-asian="italic" style:font-style-complex="italic"/>
    </style:style>
    <style:style style:name="T44" style:family="text">
      <style:text-properties officeooo:rsid="00150eea"/>
    </style:style>
    <style:style style:name="T45" style:family="text">
      <style:text-properties officeooo:rsid="00158c61"/>
    </style:style>
    <style:style style:name="T46" style:family="text">
      <style:text-properties officeooo:rsid="0018f61d"/>
    </style:style>
    <style:style style:name="T47" style:family="text">
      <style:text-properties style:font-name="Monaco" fo:font-size="8pt" style:font-size-asian="8pt" style:font-size-complex="8pt"/>
    </style:style>
    <style:style style:name="T48" style:family="text">
      <style:text-properties style:font-name="Monaco" fo:font-size="8pt" officeooo:rsid="001cfc8c" style:font-size-asian="8pt" style:font-size-complex="8pt"/>
    </style:style>
    <style:style style:name="T49" style:family="text">
      <style:text-properties officeooo:rsid="0019df46"/>
    </style:style>
    <style:style style:name="T50" style:family="text">
      <style:text-properties officeooo:rsid="001a0c80"/>
    </style:style>
    <style:style style:name="T51" style:family="text">
      <style:text-properties officeooo:rsid="001efa0e"/>
    </style:style>
    <style:style style:name="T52" style:family="text">
      <style:text-properties officeooo:rsid="00201a72"/>
    </style:style>
    <style:style style:name="T53" style:family="text">
      <style:text-properties officeooo:rsid="00221bdd"/>
    </style:style>
    <style:style style:name="T54" style:family="text">
      <style:text-properties style:font-name="Arial2"/>
    </style:style>
    <style:style style:name="T55" style:family="text">
      <style:text-properties style:font-name="Arial2" officeooo:rsid="00221bdd"/>
    </style:style>
    <style:style style:name="T56" style:family="text">
      <style:text-properties style:font-name="Arial2" officeooo:rsid="0023cc29"/>
    </style:style>
    <style:style style:name="T57" style:family="text">
      <style:text-properties style:font-name="Arial2" officeooo:rsid="002ee4f2"/>
    </style:style>
    <style:style style:name="T58" style:family="text">
      <style:text-properties officeooo:rsid="002595c2"/>
    </style:style>
    <style:style style:name="T59" style:family="text">
      <style:text-properties officeooo:rsid="00274457"/>
    </style:style>
    <style:style style:name="T60" style:family="text">
      <style:text-properties officeooo:rsid="002b3f91"/>
    </style:style>
    <style:style style:name="T61" style:family="text">
      <style:text-properties officeooo:rsid="002b88d9"/>
    </style:style>
    <style:style style:name="T62" style:family="text">
      <style:text-properties officeooo:rsid="002d6207"/>
    </style:style>
    <style:style style:name="T63" style:family="text">
      <style:text-properties officeooo:rsid="002e3871"/>
    </style:style>
    <style:style style:name="T64" style:family="text">
      <style:text-properties officeooo:rsid="0035d6f7"/>
    </style:style>
    <style:style style:name="T65" style:family="text">
      <style:text-properties officeooo:rsid="00398aa1"/>
    </style:style>
    <style:style style:name="T66" style:family="text">
      <style:text-properties officeooo:rsid="00403208"/>
    </style:style>
    <style:style style:name="T67" style:family="text">
      <style:text-properties style:font-name="Courier1"/>
    </style:style>
    <style:style style:name="T68" style:family="text">
      <style:text-properties style:font-name="Courier1" fo:font-style="italic" style:font-style-asian="italic" style:font-style-complex="italic"/>
    </style:style>
    <style:style style:name="T69" style:family="text">
      <style:text-properties style:font-name="Courier1" officeooo:rsid="0052119a"/>
    </style:style>
    <style:style style:name="T70" style:family="text">
      <style:text-properties style:font-name="Courier1" officeooo:rsid="0055fe4f"/>
    </style:style>
    <style:style style:name="T71" style:family="text">
      <style:text-properties style:font-name="Courier1" officeooo:rsid="0059d7b4"/>
    </style:style>
    <style:style style:name="T72" style:family="text">
      <style:text-properties style:font-name="Courier1" officeooo:rsid="005cf8f9"/>
    </style:style>
    <style:style style:name="T73" style:family="text">
      <style:text-properties style:font-name="Courier1" officeooo:rsid="005dc9cd"/>
    </style:style>
    <style:style style:name="T74" style:family="text">
      <style:text-properties officeooo:rsid="004ddd03"/>
    </style:style>
    <style:style style:name="T75" style:family="text">
      <style:text-properties officeooo:rsid="0050a5ba"/>
    </style:style>
    <style:style style:name="T76" style:family="text">
      <style:text-properties officeooo:rsid="0055bda5"/>
    </style:style>
    <style:style style:name="T77" style:family="text">
      <style:text-properties officeooo:rsid="0055fe4f"/>
    </style:style>
    <style:style style:name="T78" style:family="text">
      <style:text-properties officeooo:rsid="0057f93a"/>
    </style:style>
    <style:style style:name="T79" style:family="text">
      <style:text-properties officeooo:rsid="0059381d"/>
    </style:style>
    <style:style style:name="T80" style:family="text">
      <style:text-properties officeooo:rsid="0059d7b4"/>
    </style:style>
    <style:style style:name="T81" style:family="text">
      <style:text-properties officeooo:rsid="005a5008"/>
    </style:style>
    <style:style style:name="T82" style:family="text">
      <style:text-properties officeooo:rsid="005b0f01"/>
    </style:style>
    <style:style style:name="T83" style:family="text">
      <style:text-properties officeooo:rsid="005cf8f9"/>
    </style:style>
    <style:style style:name="T84" style:family="text">
      <style:text-properties officeooo:rsid="005dc9cd"/>
    </style:style>
    <style:style style:name="T85" style:family="text">
      <style:text-properties officeooo:rsid="005f3169"/>
    </style:style>
    <style:style style:name="T86" style:family="text">
      <style:text-properties fo:font-weight="normal" style:font-weight-asian="normal"/>
    </style:style>
    <style:style style:name="T87" style:family="text">
      <style:text-properties fo:color="#0000ff" style:font-name="Arial1" fo:font-size="10pt" style:text-underline-style="solid" style:text-underline-width="auto" style:text-underline-color="font-color" fo:font-weight="bold" style:font-size-asian="10pt" style:font-weight-asian="bold"/>
    </style:style>
    <style:style style:name="T88" style:family="text">
      <style:text-properties fo:color="#0000ff" style:font-name="Courier New2" style:text-underline-style="solid" style:text-underline-width="auto" style:text-underline-color="font-color" fo:font-weight="bold" style:font-weight-asian="bold"/>
    </style:style>
    <style:style style:name="T89" style:family="text">
      <style:text-properties fo:color="#0000ff" style:font-name="Courier New2" style:text-underline-style="solid" style:text-underline-width="auto" style:text-underline-color="font-color"/>
    </style:style>
    <style:style style:name="T90" style:family="text">
      <style:text-properties fo:color="#0000ff" style:font-name="Courier New2" fo:font-size="7pt" style:text-underline-style="solid" style:text-underline-width="auto" style:text-underline-color="font-color" style:font-size-asian="7pt"/>
    </style:style>
    <style:style style:name="T91" style:family="text">
      <style:text-properties fo:color="#0000ff" style:text-underline-style="solid" style:text-underline-width="auto" style:text-underline-color="font-color"/>
    </style:style>
    <style:style style:name="T92" style:family="text">
      <style:text-properties style:font-name="Arial1"/>
    </style:style>
    <style:style style:name="T93" style:family="text">
      <style:text-properties style:font-name="Arial1" fo:font-size="9pt" style:font-size-asian="9pt"/>
    </style:style>
    <style:style style:name="T94" style:family="text">
      <style:text-properties style:font-name="Arial1" fo:font-size="9pt" fo:font-weight="bold" style:font-size-asian="9pt" style:font-weight-asian="bold"/>
    </style:style>
    <style:style style:name="T95" style:family="text">
      <style:text-properties style:font-name="Arial1" fo:font-size="12pt" fo:font-weight="bold" style:font-size-asian="12pt" style:font-weight-asian="bold"/>
    </style:style>
    <style:style style:name="T96" style:family="text">
      <style:text-properties style:font-name="Arial1" fo:font-weight="bold" style:font-weight-asian="bold"/>
    </style:style>
    <style:style style:name="T97" style:family="text">
      <style:text-properties style:font-name="Arial1" fo:font-size="10pt" style:font-size-asian="10pt"/>
    </style:style>
    <style:style style:name="T98" style:family="text">
      <style:text-properties style:font-name="Arial1" fo:font-size="10pt" fo:font-weight="bold" style:font-size-asian="10pt" style:font-weight-asian="bold"/>
    </style:style>
    <style:style style:name="T99" style:family="text">
      <style:text-properties style:font-name="Arial1" fo:font-size="10pt" style:text-underline-style="none" style:font-size-asian="10pt"/>
    </style:style>
    <style:style style:name="T100" style:family="text">
      <style:text-properties style:font-name="Arial1" fo:font-size="16pt" fo:font-weight="bold" style:font-size-asian="16pt" style:font-weight-asian="bold"/>
    </style:style>
    <style:style style:name="T101" style:family="text">
      <style:text-properties style:font-name="Courier New2"/>
    </style:style>
    <style:style style:name="T102" style:family="text">
      <style:text-properties style:font-name="Courier New2" fo:font-size="7pt" style:font-size-asian="7pt"/>
    </style:style>
    <style:style style:name="T103" style:family="text">
      <style:text-properties style:font-name="Courier New2" fo:font-size="7pt" style:text-underline-style="none" style:font-size-asian="7pt"/>
    </style:style>
    <style:style style:name="T104" style:family="text">
      <style:text-properties style:font-name="Courier New2" fo:font-size="9pt" style:font-size-asian="9pt"/>
    </style:style>
    <style:style style:name="T105" style:family="text">
      <style:text-properties style:font-name="Courier New2" style:text-underline-style="none" fo:font-weight="normal" style:font-weight-asian="normal"/>
    </style:style>
    <style:style style:name="T106" style:family="text">
      <style:text-properties style:text-underline-style="none"/>
    </style:style>
    <style:style style:name="T107" style:family="text">
      <style:text-properties style:text-underline-style="none" fo:font-weight="bold" style:font-weight-asian="bold"/>
    </style:style>
    <style:style style:name="T108" style:family="text">
      <style:text-properties style:text-underline-style="none" fo:font-weight="normal" style:font-weight-asian="normal"/>
    </style:style>
    <style:style style:name="T109" style:family="text">
      <style:text-properties fo:color="#808080" style:font-name="Verdana" fo:font-size="7pt" style:font-size-asian="7pt"/>
    </style:style>
    <style:style style:name="T110" style:family="text">
      <style:text-properties fo:color="#808080" style:font-name="Verdana" fo:font-size="7pt" style:text-underline-style="none" style:font-size-asian="7pt"/>
    </style:style>
    <style:style style:name="T111" style:family="text">
      <style:text-properties style:font-name="Verdana" fo:font-size="7pt" style:font-size-asian="7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8"><draw:frame draw:style-name="fr2" draw:name="graphics3" text:anchor-type="paragraph" svg:width="7in" svg:height="3.1075in" draw:z-index="0"><draw:image xlink:href="Pictures/1000020100000427000001D858483800E19BA5DB.png" xlink:type="simple" xlink:show="embed" xlink:actuate="onLoad"/></draw:frame></text:p>
      <text:p text:style-name="P90"><text:user-defined style:data-style-name="N0" text:name="RFC Title">RFC-217 JAX-RS Services</text:user-defined></text:p>
      <text:p text:style-name="P90"><text:span text:style-name="T33">Final</text:span><text:span text:style-name="T32"><text:line-break/><text:line-break/></text:span><text:span text:style-name="T32"><text:page-count style:num-format="1">60</text:page-count></text:span><text:span text:style-name="T32"> Pages</text:span></text:p>
      <text:p text:style-name="P90"/>
      <text:p text:style-name="P76">Abstract</text:p>
      <text:p text:style-name="P77">10 point Arial Centered.</text:p>
      <text:p text:style-name="P78">The RESTful service model has existed for several years as a simple means of providing CRUD (Create, Read, Update, Delete) style services using existing HTTP standards, request types, and parameter passing. As REST services grew in popularity they were adopted into Java EE as the JAX-RS standard. This standard was designed to be standalone, with minimal dependencies on other Java EE specifications, and to provide a simple way to expose HTTP REST services producing JSON, XML, plain text or other response types, without resorting to a servlet container model. This RFP aims to enable JAX-RS components and applications as first-class OSGi citizens, making it easy to write RESTful services in a familiar way, whilst simultaneously having access to the benefits of the modular, service-based OSGi runtime.</text:p>
      <text:h text:style-name="P173" text:outline-level="1" text:restart-numbering="true" text:start-value="-1">Document Information</text:h>
      <text:h text:style-name="P174" text:outline-level="2">License</text:h>
      <text:p text:style-name="P16">DISTRIBUTION AND FEEDBACK LICENSE, Version 2.0</text:p>
      <text:p text:style-name="P9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91"/>
      <text:p text:style-name="P9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91"/>
      <text:p text:style-name="P9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91">NEITHER THE OSGi ALLIANCE NOR ANY THIRD PARTY WILL BE LIABLE FOR ANY DIRECT, INDIRECT, SPECIAL, INCIDENTAL OR CONSEQUENTIAL DAMAGES ARISING OUT OF OR RELATING TO ANY USE OR DISTRIBUTION OF THE DISTRIBUTION. </text:p>
      <text:p text:style-name="P91"/>
      <text:p text:style-name="P9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91"/>
      <text:p text:style-name="P9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91"/>
      <text:p text:style-name="P9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92"/>
      <text:p text:style-name="P92">I HEREBY ACKNOWLEDGE AND AGREE TO THE TERMS AND CONDITIONS DELINEATED ABOVE.</text:p>
      <text:h text:style-name="P174"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74" text:outline-level="2">Feedback</text:h>
      <text:p text:style-name="Body"><text:span text:style-name="T34">This document can be downloaded from the OSGi Alliance design repository at </text:span><text:a xlink:type="simple" xlink:href="https://github.com/osgi/design" text:style-name="Internet_20_link" text:visited-style-name="Visited_20_Internet_20_Link"><text:span text:style-name="T34">https://github.com/osgi/design</text:span></text:a><text:span text:style-name="T34"> The public can provide feedback about this document by opening a bug at https://www.osgi.org/bugzilla/.</text:span></text:p>
      <text:h text:style-name="P17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98">0 Document Information<text:tab/>2</text:p>
          <text:p text:style-name="P99">0.1 License<text:tab/>2</text:p>
          <text:p text:style-name="P99">0.2 Trademarks<text:tab/>3</text:p>
          <text:p text:style-name="P99">0.3 Feedback<text:tab/>3</text:p>
          <text:p text:style-name="P99">0.4 Table of Contents<text:tab/>3</text:p>
          <text:p text:style-name="P99">0.5 Terminology and Document Conventions<text:tab/>5</text:p>
          <text:p text:style-name="P99">0.6 Revision History<text:tab/>5</text:p>
          <text:p text:style-name="P98">1 Introduction<text:tab/>5</text:p>
          <text:p text:style-name="P98">2 Application Domain<text:tab/>6</text:p>
          <text:p text:style-name="P99">2.1 Bootstrapping in a WAR file<text:tab/>6</text:p>
          <text:p text:style-name="P100">2.1.1 Servlet 3.0 ServletContextInitializer<text:tab/>6</text:p>
          <text:p text:style-name="P100">2.1.2 Custom JAX-RS Application classes<text:tab/>6</text:p>
          <text:p text:style-name="P99">2.2 Bootstrapping in Java SE<text:tab/>6</text:p>
          <text:p text:style-name="P99">2.3 Bootstrapping in OSGi<text:tab/>7</text:p>
          <text:p text:style-name="P100">2.3.1 Deployment as a WAB<text:tab/>7</text:p>
          <text:p text:style-name="P100">2.3.2 Deployment using the HttpService<text:tab/>7</text:p>
          <text:p text:style-name="P99">2.4 Runtime behaviour<text:tab/>7</text:p>
          <text:p text:style-name="P99">2.5 Locating JAX-RS endpoints<text:tab/>7</text:p>
          <text:p text:style-name="P99">2.6 Terminology + Abbreviations<text:tab/>8</text:p>
          <text:p text:style-name="P98">3 Problem Description<text:tab/>8</text:p>
          <text:p text:style-name="P98">4 Requirements<text:tab/>8</text:p>
          <text:p text:style-name="P98"><text:soft-page-break/>5 Technical Solution<text:tab/>9</text:p>
          <text:p text:style-name="P99">5.1 JAX-RS Resource Endpoints<text:tab/>9</text:p>
          <text:p text:style-name="P100">5.1.1 Resource mapping<text:tab/>9</text:p>
          <text:p text:style-name="P100">5.1.2 Container base context paths<text:tab/>11</text:p>
          <text:p text:style-name="P100">5.1.3 Container resource injection<text:tab/>11</text:p>
          <text:p text:style-name="P100">5.1.4 Resource Naming<text:tab/>11</text:p>
          <text:p text:style-name="P100">5.1.5 Asynchronous and Streaming Responses<text:tab/>11</text:p>
          <text:p text:style-name="P99">5.2 Additional JAX-RS types<text:tab/>12</text:p>
          <text:p text:style-name="P100">5.2.1 Named Filters and Interceptors<text:tab/>13</text:p>
          <text:p text:style-name="P100">5.2.2 Pre-matching filters<text:tab/>13</text:p>
          <text:p text:style-name="P100">5.2.3 Message Body Reader/Writer Content Types<text:tab/>13</text:p>
          <text:p text:style-name="P100">5.2.4 Overall ordering of calls<text:tab/>13</text:p>
          <text:p text:style-name="P100">5.2.5 Depending on Extension Services<text:tab/>14</text:p>
          <text:p text:style-name="P99">5.3 Service Lifecycle<text:tab/>15</text:p>
          <text:p text:style-name="P100">5.3.1 Registering and Unregistering JAX-RS resources<text:tab/>15</text:p>
          <text:p text:style-name="P100">5.3.2 JAX-RS bean lifecycle<text:tab/>15</text:p>
          <text:p text:style-name="P99">5.4 JAX-RS Applications<text:tab/>15</text:p>
          <text:p text:style-name="P100">5.4.1 Application Naming<text:tab/>15</text:p>
          <text:p text:style-name="P100">5.4.2 Isolation between applications<text:tab/>16</text:p>
          <text:p text:style-name="P99">5.5 JAX-RS endpoint advertisement<text:tab/>16</text:p>
          <text:p text:style-name="P99">5.6 Error Handling<text:tab/>16</text:p>
          <text:p text:style-name="P100">5.6.1 Failure to obtain a service instance<text:tab/>16</text:p>
          <text:p text:style-name="P100">5.6.2 Invalid service objects<text:tab/>16</text:p>
          <text:p text:style-name="P100">5.6.3 Overlapping resource mappings<text:tab/>17</text:p>
          <text:p text:style-name="P100">5.6.4 Class-Space Compatibility<text:tab/>17</text:p>
          <text:p text:style-name="P100">5.6.5 Missing Required Extensions<text:tab/>17</text:p>
          <text:p text:style-name="P99">5.7 JaxRSServiceRuntime<text:tab/>17</text:p>
          <text:p text:style-name="P100">5.7.1 JAX-RS runtime properties<text:tab/>17</text:p>
          <text:p text:style-name="P100">5.7.2 <text:s/>JAX-RS whiteboard configuration<text:tab/>17</text:p>
          <text:p text:style-name="P100">5.7.3 Runtime Introspection and DTOs<text:tab/>18</text:p>
          <text:p text:style-name="P99">5.8 JAX-RS Clients<text:tab/>18</text:p>
          <text:p text:style-name="P100">5.8.1 Locating specific implementations<text:tab/>18</text:p>
          <text:p text:style-name="P100">5.8.2 Asynchronous Calls<text:tab/>18</text:p>
          <text:p text:style-name="P100">5.8.3 Consuming Server Sent Event Streams<text:tab/>19</text:p>
          <text:p text:style-name="P100">5.8.4 Client Filters, Interceptors, Readers and Writers<text:tab/>19</text:p>
          <text:p text:style-name="P99">5.9 Implementation Provided Capabilities<text:tab/>19</text:p>
          <text:p text:style-name="P98">6 Data Transfer Objects<text:tab/>20</text:p>
          <text:p text:style-name="P99">6.1 The Runtime DTO<text:tab/>20</text:p>
          <text:p text:style-name="P99">6.2 The RequestInfo DTO<text:tab/>20</text:p>
          <text:p text:style-name="P98">7 Javadoc<text:tab/>20</text:p>
          <text:p text:style-name="P98">8 Considered Alternatives<text:tab/>58</text:p>
          <text:p text:style-name="P99">8.1 JAX-RS Extension path restrictions<text:tab/>58</text:p>
          <text:p text:style-name="P99">8.2 The JaxRSContext<text:tab/>58</text:p>
          <text:p text:style-name="P100">8.2.1 Providing a JaxRSContext<text:tab/>58</text:p>
          <text:p text:style-name="P100">8.2.2 Registering a JaxRSContext<text:tab/>59</text:p>
          <text:p text:style-name="P100">8.2.3 <text:s/>Requiring a JaxRSContext<text:tab/>59</text:p>
          <text:p text:style-name="P100">8.2.4 Asynchronous Calls<text:tab/>59</text:p>
          <text:p text:style-name="P98">9 Security Considerations<text:tab/>60</text:p>
          <text:p text:style-name="P98">10 Document Support<text:tab/>60</text:p>
          <text:p text:style-name="P99">10.1 References<text:tab/>60</text:p>
          <text:p text:style-name="P99">10.2 Author’s Address<text:tab/>60</text:p>
          <text:p text:style-name="P99">10.3 Acronyms and Abbreviations<text:tab/>60</text:p>
          <text:p text:style-name="P99">10.4 End of Document<text:tab/>60</text:p>
        </text:index-body>
      </text:table-of-content>
      <text:p text:style-name="P15"><text:soft-page-break/></text:p>
      <text:h text:style-name="P174" text:outline-level="2">Terminology and Document Conventions</text:h>
      <text:p text:style-name="P15">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5"><text:span text:style-name="T35">Source code is shown in this typeface</text:span>.</text:p>
      <text:h text:style-name="P174" text:outline-level="2">Revision History</text:h>
      <text:p text:style-name="P15">The last named individual in this history is currently responsible for this document.</text:p>
      <text:p text:style-name="P1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4">Revision</text:p>
            </table:table-cell>
            <table:table-cell table:style-name="Table1.A1" office:value-type="string">
              <text:p text:style-name="P74">Date</text:p>
            </table:table-cell>
            <table:table-cell table:style-name="Table1.C1" office:value-type="string">
              <text:p text:style-name="P74">Comments</text:p>
            </table:table-cell>
          </table:table-row>
        </table:table-header-rows>
        <table:table-row table:style-name="Table1.2">
          <table:table-cell table:style-name="Table1.A1" office:value-type="string">
            <text:p text:style-name="P79">Initial</text:p>
          </table:table-cell>
          <table:table-cell table:style-name="Table1.A1" office:value-type="string">
            <text:p text:style-name="CellBody">13 Nov 2015</text:p>
          </table:table-cell>
          <table:table-cell table:style-name="Table1.C1" office:value-type="string">
            <text:p text:style-name="CellBody">First draft of JAX-RS Services</text:p>
          </table:table-cell>
        </table:table-row>
        <table:table-row table:style-name="Table1.2">
          <table:table-cell table:style-name="Table1.A3" office:value-type="string">
            <text:p text:style-name="P79">0.1</text:p>
          </table:table-cell>
          <table:table-cell table:style-name="Table1.A3" office:value-type="string">
            <text:p text:style-name="CellBody">18 Dec 2015</text:p>
          </table:table-cell>
          <table:table-cell table:style-name="Table1.C3" office:value-type="string">
            <text:p text:style-name="CellBody">Updates after the Chicago F2F. Add a client API, and fill in the DTO section</text:p>
          </table:table-cell>
        </table:table-row>
        <table:table-row table:style-name="Table1.2">
          <table:table-cell table:style-name="Table1.A3" office:value-type="string">
            <text:p text:style-name="P80">0.2</text:p>
          </table:table-cell>
          <table:table-cell table:style-name="Table1.A3" office:value-type="string">
            <text:p text:style-name="P85">29 Nov 2016</text:p>
          </table:table-cell>
          <table:table-cell table:style-name="Table1.C3" office:value-type="string">
            <text:p text:style-name="P85">Add support for <text:span text:style-name="T2">MessageBodyReader/MessageBodyWriter, clarify <text:s/>processing ordering, Add JaxRsContext</text:span></text:p>
          </table:table-cell>
        </table:table-row>
        <table:table-row table:style-name="Table1.2">
          <table:table-cell table:style-name="Table1.A3" office:value-type="string">
            <text:p text:style-name="P81">0.3</text:p>
          </table:table-cell>
          <table:table-cell table:style-name="Table1.A3" office:value-type="string">
            <text:p text:style-name="P86">19 Jan 2017</text:p>
          </table:table-cell>
          <table:table-cell table:style-name="Table1.C3" office:value-type="string">
            <text:p text:style-name="P86">Update support for JAX-RS extensions based on Feedback and bugs</text:p>
          </table:table-cell>
        </table:table-row>
        <table:table-row table:style-name="Table1.2">
          <table:table-cell table:style-name="Table1.A3" office:value-type="string">
            <text:p text:style-name="P82">0.4</text:p>
          </table:table-cell>
          <table:table-cell table:style-name="Table1.A3" office:value-type="string">
            <text:p text:style-name="P87">26 Jan 2017</text:p>
          </table:table-cell>
          <table:table-cell table:style-name="Table1.C3" office:value-type="string">
            <text:p text:style-name="P87">Updates from the Portland F2F</text:p>
          </table:table-cell>
        </table:table-row>
        <table:table-row table:style-name="Table1.2">
          <table:table-cell table:style-name="Table1.A3" office:value-type="string">
            <text:p text:style-name="P83">0.5</text:p>
          </table:table-cell>
          <table:table-cell table:style-name="Table1.A3" office:value-type="string">
            <text:p text:style-name="P88">29 Jan 2017</text:p>
          </table:table-cell>
          <table:table-cell table:style-name="Table1.C3" office:value-type="string">
            <text:p text:style-name="P88">Minor updates to Whiteboard Applications, add Application DTOs</text:p>
          </table:table-cell>
        </table:table-row>
        <table:table-row table:style-name="Table1.2">
          <table:table-cell table:style-name="Table1.A3" office:value-type="string">
            <text:p text:style-name="P84">0.6</text:p>
          </table:table-cell>
          <table:table-cell table:style-name="Table1.A3" office:value-type="string">
            <text:p text:style-name="P89">January, 2018</text:p>
          </table:table-cell>
          <table:table-cell table:style-name="Table1.C3" office:value-type="string">
            <text:p text:style-name="P89">Mark as Final</text:p>
          </table:table-cell>
        </table:table-row>
      </table:table>
      <text:p text:style-name="P15"/>
      <text:h text:style-name="P172" text:outline-level="1">Introduction</text:h>
      <text:p text:style-name="Body">Over the last decade there has been a significant shift in the way that many computer programs are written. The focus has changed from building larger, more monolithic applications that provide a single high-level function, to composing these high-level behaviours from groups of smaller, distributed services. This is generally known as a “microservice” architecture, indicating that the services are smaller and lighter weight than typical web servies.</text:p>
      <text:p text:style-name="Body">Many of these microservices are used to provide access to data from a data store. This may be a traditional relational database, or it may use some other mechanism, such as a Document store, or a key-value store. These sorts of service frequently offer a limited set of operations that fit the CRUD (Create, Read, Update, Delete) model, and produce a representation of the data in a simple text-based format, which may be XML, JSON, or plain text. By using the various methods defined in the HTTP 1.1 specification <text:bookmark-ref text:reference-format="number" text:ref-name="__RefNumPara__46660_1439841644">[3].</text:bookmark-ref> it is relatively simple to map these operations into standard HTTP requests. As native HTTP support is widely available across programming languages, and also because almost all client systems are equipped with a web browser, HTTP is the obvious <text:soft-page-break/>choice for accessing these services. Implementing services in this way has become such a common pattern that it is now seen as distinct from “Web Services” and instead these services are known as REST (Representational State Transfer) or RESTful services.</text:p>
      <text:p text:style-name="Body">REST services in Java can be implemented in many ways. Simple services can be implemented relatively easily using Servlets, but there are numerous frameworks, such as Jersey, Restlet, and CXF which provide their own APIs for implementing RESTful services. The ideas from these frameworks were then used in the JCP to produce a standard for REST in Java, known as JAX-RS.</text:p>
      <text:p text:style-name="Body">JAX-RS provides a simple annotation-based model in which POJOs can have their methods mapped to RESTful service invocations. There is automatic mapping of HTTP parameters, and of the HTTP response, based on the annotations, and the incoming HTTP Headers. JAX-RS also includes support for grouping these POJOs into a single Application artifact. This allows the POJOs to interact with one another, as well as to share configuration and runtime state. When used in JAX-RS these POJOs are known as JAX-RS resources.</text:p>
      <text:p text:style-name="Body">Ideal JAX-RS <text:s/>resources are stateless, and are usually instantiated by the container from a supplied class name or <text:span text:style-name="T36">Class</text:span> object. The use of class names is obviously a problem in OSGi, but otherwise JAX-RS <text:s/>resources share many features with OSGi services. In that they provide a way for machines (or processes within a machine) to interact with one another through a defined contract. It would be advantageous to allow OSGi services to be directly exposed using JAX-RS, and to support the use of JAX-RS <text:s/>resources within an OSGi framework without resorting to an HTTP call.</text:p>
      <text:h text:style-name="P172" text:outline-level="1">Application Domain</text:h>
      <text:p text:style-name="Body">JAX-RS is a well-known standard for building RESTful web services, and a number of popular open source implementations exist. JAX-RS applications all make use of annotations and/or XML for configuration but can bootstrap themselves in a variety of different ways.</text:p>
      <text:h text:style-name="Heading_20_2" text:outline-level="2">Bootstrapping in a WAR file</text:h>
      <text:p text:style-name="Body">In a WAR file there can be a web.xml descriptor that is used to configure the application, or (from servlet 3.0) annotation-scanning can be used to locate items</text:p>
      <text:h text:style-name="Heading_20_3" text:outline-level="3">Servlet 3.0 ServletContextInitializer</text:h>
      <text:p text:style-name="Body">In an annotation scanning Servlet Container the JAX-RS implementation provides an annotated ServletContextInitializer, which is called back when the web application starts. This callback is used to scan the application for JAX-RS resources , and to register the JAX-RS container with the servlet container.</text:p>
      <text:h text:style-name="Heading_20_3" text:outline-level="3">Custom JAX-RS Application classes</text:h>
      <text:p text:style-name="Body">It is possible to customise the <text:span text:style-name="T4">javax.ws.rs.core.Application</text:span> used to represent the set of JAX-RS <text:s/>resources in the application. This is supplied as a servlet initialization parameter, providing the name of the custom subclass which will be instantiated by the JAX-RS container.</text:p>
      <text:h text:style-name="Heading_20_2" text:outline-level="2">Bootstrapping in Java SE</text:h>
      <text:p text:style-name="Body">Most JAX-RS libraries provide their own HTTP server implementations for use in Java SE. These require implementation specific code to bootstrap the server, and can then be supplied with individual JAX-RS resources , <text:soft-page-break/>or a JAX-RS application. Usually this requires the <text:s/>resource or application to be wrapped in an implementation-specific type.</text:p>
      <text:h text:style-name="Heading_20_2" text:outline-level="2">Bootstrapping in OSGi</text:h>
      <text:p text:style-name="Body">Most of the popular JAX-RS frameworks describe how to run JAX-RS applications deployed in an OSGi framework. Most of the static configuration options for JAX-RS do not work well in OSGi as they exchange String class names.</text:p>
      <text:h text:style-name="Heading_20_3" text:outline-level="3">Deployment as a WAB</text:h>
      <text:p text:style-name="Body">The simplest way to deploy JAX-RS applications in OSGi is to package them in a WAB. WABs run in the same way as WAR files do in a standard Servlet Container, and therefore the JAX-RS implementations work as if they were in a non-OSGi environment. Note that this model either requires the JAX-RS runtime to be packaged inside the WAR file, or for the Thread Context ClassLoader to be set to the WAB ClassLoader on initialization.</text:p>
      <text:h text:style-name="Heading_20_3" text:outline-level="3">Deployment using the HttpService</text:h>
      <text:p text:style-name="Body">Most JAX-RS frameworks offer an implementation-specific “wrapper servlet” which adapts the Servlet API into the JAX-RS API, and delegates to the JAX-RS beans. This wrapper servlet can be configured in code and registered with the Http Service.</text:p>
      <text:h text:style-name="Heading_20_2" text:outline-level="2"><text:bookmark-start text:name="__RefNumPara__15199_1524377446"/>Runtime behaviour<text:bookmark-end text:name="__RefNumPara__15199_1524377446"/></text:h>
      <text:p text:style-name="Body">Once the JAX-RS container has bootstrapped, the container has located the various JAX-RS <text:s/>resources and validated any declared metadata and injection sites. Incoming HTTP requests are routed to the beans based on this metadata, and behaviour is unaffected by the underlying container. This means that at runtime JAX-RS behaves the same way in Java EE, Java SE and OSGi.</text:p>
      <text:h text:style-name="Heading_20_2" text:outline-level="2">Locating JAX-RS endpoints</text:h>
      <text:p text:style-name="Body">Once a JAX-RS application has been started then the HTTP endpoint for the resource is available for use. In order for clients to be able to use the resource at this endpoint they must be notified of where it is. In general there is no standard way to discover this information, however a number of approaches can be used.</text:p>
      <text:list xml:id="list6317638749742046471" text:style-name="L1">
        <text:list-item>
          <text:p text:style-name="P193">Static configuration – Typically this is achieved using a properties file which statically defines the URI. The URI must be manually updated everywhere if the service is ever moved to a different host or path.</text:p>
        </text:list-item>
        <text:list-item>
          <text:p text:style-name="P193">Central registry – This may be static (i.e. a fixed list) or dynamic (i.e. the application registers itself). The client contacts a central registry, and queries for the location of the JAX-RS resource. The registry returns the location for the client to use.</text:p>
        </text:list-item>
        <text:list-item>
          <text:p text:style-name="P193">Dynamic discovery – A configuration discovery layer (e.g. ZeroConf, mDNS etc) can be used to dynamically discover local endpoints.</text:p>
        </text:list-item>
      </text:list>
      <text:p text:style-name="Body">The approaches above tie in very closely with the mechanisms available to OSGi's Remote Service Admin. Static endpoint information is available using the Endpoint XML extender, whereas dynamic discovery may use a central registry such as ZooKeeper, or a peer-to-peer discovery mechanism such as Bonjour. For OSGi environments it should be possible reuse RSA discovery, although there must not be a hard requirement on the presence of an RSA discovery provider for JAX-RS <text:s/>resources to be hosted</text:p>
      <text:h text:style-name="Heading_20_2" text:outline-level="2"><text:soft-page-break/>Terminology + Abbreviations</text:h>
      <text:h text:style-name="P172" text:outline-level="1">Problem Description</text:h>
      <text:p text:style-name="Body">As described in section <text:bookmark-ref text:reference-format="number" text:ref-name="__RefNumPara__15199_1524377446">2.4</text:bookmark-ref> there is very little difference in behaviour between JAX-RS applications once they have been successfully bootstrapped. The bootstrapping process is, however, different in different environments. </text:p>
      <text:p text:style-name="Body">In OSGi there are particular deployment problems where String class names are passed to the JAX-RS container, which is why WABs require special treatment. If the JAX-RS runtime is packaged into the WAB then the JAX-RS runtime cannot be changed easily, nor can that runtime be reused by other JAX-RS applications. When the HttpService is used there is a similar coupling to the JAX-RS implementation because an implementation-specific servlet must be created.</text:p>
      <text:p text:style-name="Body">This RFP aims to address this issue by providing a loosely coupled, provider-independent mechanism for hosting JAX-RS applications and beans. This should fit with the modular, dynamic nature of the OSGi runtime. In addition, once the JAX-RS application has been registered it should be easy to identify the URI of the <text:s/>endpoint that has been created. Dynamic discovery in remote nodes must also be possible so that other OSGi containers can interact with the service.</text:p>
      <text:p text:style-name="Body">Another issue encountered by many users of Java EE specifications in OSGi is that the versions of the specifications do not typically follow semantic versioning rules. JAX-RS is no different, and has two currently published versions JAX-RS 1.0<text:bookmark-ref text:reference-format="number" text:ref-name="__RefNumPara__15719_1524377446">[4].</text:bookmark-ref>, and JAX-RS 2.0<text:bookmark-ref text:reference-format="number" text:ref-name="__RefNumPara__15721_1524377446">[5].</text:bookmark-ref>. JAX-RS 2.0 is backward compatible with JAX-RS 1.0, but is exported using a higher major version. This problem is typically solved in OSGi using Portable Java Contracts. The JavaJAXRS contracts defined at <text:bookmark-ref text:reference-format="number" text:ref-name="__RefNumPara__75844_1890942607">[7].</text:bookmark-ref> can be used by clients to avoid version matching issues, and so any JAX-RS code in OSGi make use of them.</text:p>
      <text:h text:style-name="P172" text:outline-level="1">Requirements</text:h>
      <text:p text:style-name="Body">RS010 – The solution MUST provide a JAX-RS container independent mechanism for dynamically registering and unregistering an individual JAX-RS Resource</text:p>
      <text:p text:style-name="Body">RS020 – The solution MUST provide a JAX-RS container independent mechanism for dynamically registering and unregistering a <text:span text:style-name="T36">javax.ws.rs.core.Application</text:span> with the container.</text:p>
      <text:p text:style-name="Body">RS030 – The solution MUST provide a mechanism for locally discovering the URI at which the JAX-RS resource or application has become available. This mechanism SHOULD be suitable for discovery in remote frameworks. Remote Discovery MAY require the use of Remote Service Admin, or some other OSGi specification.</text:p>
      <text:p text:style-name="Body"/>
      <text:p text:style-name="Body">RS050 – The solution SHOULD require implementations to provide a suitable contract capability so that clients can use backward compatible implementations that provide a higher version of the API.</text:p>
      <text:p text:style-name="Body"><text:soft-page-break/>RS060 – The solution SHOULD NOT require that the implementation use the HttpService or Http Whiteboard to provide a HTTP endpoint.</text:p>
      <text:p text:style-name="Body">RS070 <text:span text:style-name="T13">–</text:span> The solution MUST NOT require the standardisation of another dependency injection container. JAX-RS services should be able to be provided as Declarative Service components, Blueprint beans or any other existing mechanism.</text:p>
      <text:p text:style-name="Body">RS080 <text:span text:style-name="T13">–</text:span> The solution MUST NOT prevent the JAX-RS container from performing method parameter injection, for example an AsyncResponse object</text:p>
      <text:p text:style-name="Body">RS090 <text:span text:style-name="T20">–</text:span> The solution MUST NOT prevent the JAX-RS container from injecting “Context” objects into fields or setters of the JAX-RS resources , for example a <text:span text:style-name="T4">javax.ws.rs.core.Application</text:span> object.</text:p>
      <text:h text:style-name="P172" text:outline-level="1">Technical Solution</text:h>
      <text:h text:style-name="Heading_20_2" text:outline-level="2">JAX-RS Resource Endpoints</text:h>
      <text:p text:style-name="Body">JAX RS <text:s/>resources (sometimes known <text:s/>or services) are objects that are bound to a particular URI and used to service HTTP requests. The JAX-RS beans will return/update/delete data as a result of the request. In effect a JAX-RS <text:s/>resource behaves a lot like a Servlet, but with additional mapping of request data to methods/method parameters.</text:p>
      <text:p text:style-name="Body">Due to the similarity in behaviour between JAX-RS <text:s/>resources and Servlets this RFC proposes to reuse the whiteboard model defined by the Http Whiteboard defined in chapter 140 of the OSGi Compendium Specification <text:bookmark-ref text:reference-format="number" text:ref-name="__RefNumPara__76042_1890942607">[8].</text:bookmark-ref>.</text:p>
      <text:p text:style-name="P42">Application Registration section should be moved here before Resource Mapping. This way we can better replicate the HTTP Whiteboard. In JAX-RS case <text:span text:style-name="T41">Application</text:span> type would play the role of <text:span text:style-name="T41">ServletContextHelper</text:span><text:span text:style-name="T24"> and resources can be added to an </text:span><text:span text:style-name="T41">Application</text:span><text:span text:style-name="T24">, </text:span><text:span text:style-name="T26">both through </text:span><text:span text:style-name="T42">Application</text:span><text:span text:style-name="T26"> API or Resources registrations. </text:span></text:p>
      <text:p text:style-name="P59">There is no portable way to relocate a resource inside an application to a different path than the one specified in the annotations. Applications, on the other hand, can be portably located to any context path. </text:p>
      <text:h text:style-name="Heading_20_3" text:outline-level="3">Resource mapping</text:h>
      <text:p text:style-name="P7"/>
      <text:p text:style-name="P6">To contribute a JAX-RS resource to the JAX-RS container a bundle must register the JAX-RS resource as an OSGi service. Furthermore the bundle must register the service with the<text:span text:style-name="T10"> </text:span><text:span text:style-name="T11">osgi.jaxrs.resource</text:span> property <text:span text:style-name="T76">with a value of “true”</text:span>. </text:p>
      <text:p text:style-name="P6"><text:span text:style-name="T3">Additionally the service can be registered with an </text:span><text:span text:style-name="T69">osgi.jaxrs.application.select</text:span><text:span text:style-name="T3"> property. The value of the property defines a filter to an application registered in the framework to which this resource should be added. If no property is provided then the resource service will be registered into the default application. </text:span></text:p>
      <text:p text:style-name="Body">When mapping servlets the URI path is either a fixed value or a glob wildcard pattern. If the request URI matches the pattern then the service method of the servlet is called. For JAX-RS <text:s/>resources the behaviour is different. The URI path defined is not a wildcard, but a defined set of path segments. Some of the path segments may be “variable” and used as method parameters. </text:p>
      <text:p text:style-name="Body">For example the following bean maps HTTP GET requests for the path <text:span text:style-name="T4">“foo”</text:span> to the <text:span text:style-name="T4">getFoo()</text:span> method:</text:p>
      <text:p text:style-name="P60">@Path(“foo”)</text:p>
      <text:p text:style-name="P60"><text:soft-page-break/>public class Foo {</text:p>
      <text:p text:style-name="P60"><text:s text:c="4"/>@GET</text:p>
      <text:p text:style-name="P60"><text:s text:c="4"/>public String <text:s/>getFoo() {</text:p>
      <text:p text:style-name="P60"><text:s text:c="8"/>return “foo”;</text:p>
      <text:p text:style-name="P60"><text:s text:c="4"/>}</text:p>
      <text:p text:style-name="P60">}</text:p>
      <text:p text:style-name="Body"/>
      <text:p text:style-name="Body">This bean maps HTTP GET requests for the path <text:span text:style-name="T4">“foo/xxx”</text:span> to the <text:span text:style-name="T4">getFoo(String)</text:span> method, taking the next URI segment as a paremeter:</text:p>
      <text:p text:style-name="P60">@Path(“foo/{name}”)</text:p>
      <text:p text:style-name="P60">public class Foo {</text:p>
      <text:p text:style-name="P60"><text:s text:c="4"/>@GET</text:p>
      <text:p text:style-name="P60"><text:s text:c="4"/>public String <text:s/>getFoo(@PathParam(“name”) String name) {</text:p>
      <text:p text:style-name="P60"><text:s text:c="8"/>return “foo ” + name;</text:p>
      <text:p text:style-name="P60"><text:s text:c="4"/>}</text:p>
      <text:p text:style-name="P60">}</text:p>
      <text:p text:style-name="Body">This bean maps HTTP GET requests for the path <text:span text:style-name="T4">“foo/xxx”</text:span> to the <text:span text:style-name="T4">getFoo(String)</text:span> method, taking the next URI segment as a paremeter, but only if the next segment matches the supplied regex:</text:p>
      <text:p text:style-name="P60">@Path(“foo/{name: [a-zA-Z]+}”)</text:p>
      <text:p text:style-name="P60">public class Foo {</text:p>
      <text:p text:style-name="P60"><text:s text:c="4"/>@GET</text:p>
      <text:p text:style-name="P60"><text:s text:c="4"/>public String <text:s/>getFoo(@PathParam(“name”) String name) {</text:p>
      <text:p text:style-name="P60"><text:s text:c="8"/>return “foo ” + name;</text:p>
      <text:p text:style-name="P60"><text:s text:c="4"/>}</text:p>
      <text:p text:style-name="P60">}</text:p>
      <text:p text:style-name="Body">In addition to defining a path, a JAX-RS <text:s/>resource may define “sub-resources” with child paths.</text:p>
      <text:p text:style-name="Body">This bean maps HTTP GET requests for the path <text:span text:style-name="T4">“foo”</text:span> to the <text:span text:style-name="T4">getFoos()</text:span> method, which returns the list of known foos. The sub-resource method, <text:span text:style-name="T4">getFoo(String)</text:span> is called if the next URI segment matches the supplied regex:</text:p>
      <text:p text:style-name="P60">@Path(“foo”)</text:p>
      <text:p text:style-name="P60">public class Foo {</text:p>
      <text:p text:style-name="P60"/>
      <text:p text:style-name="P60"><text:s text:c="4"/>private final List&lt;String&gt; entries = Arrays.asList(“fizz”, “buzz”, <text:tab/><text:tab/>“fizzbuzz”);</text:p>
      <text:p text:style-name="P60"><text:s text:c="4"/>@GET</text:p>
      <text:p text:style-name="P60"><text:s text:c="4"/>public List&lt;String&gt; <text:s/>getFoos() {</text:p>
      <text:p text:style-name="P60"><text:s text:c="8"/>return Collections.unmodifiableList(entries);</text:p>
      <text:p text:style-name="P60"><text:s text:c="4"/>}</text:p>
      <text:p text:style-name="P60"/>
      <text:p text:style-name="P70"><text:s text:c="4"/>@GET</text:p>
      <text:p text:style-name="P60"><text:s text:c="4"/>@Path(“/{name: [a-zA-Z]+}”)</text:p>
      <text:p text:style-name="P60"><text:soft-page-break/><text:s text:c="4"/>public String <text:s/>getFoo(@PathParam(“name”) String name) {</text:p>
      <text:p text:style-name="P60"><text:s text:c="8"/>if(entries.contains(name)) {</text:p>
      <text:p text:style-name="P60"><text:s text:c="12"/>return getFooInfo(name);</text:p>
      <text:p text:style-name="P60"><text:s text:c="8"/>}</text:p>
      <text:p text:style-name="P60"><text:s text:c="8"/>throw new IllegalArgumentException(“No foo called “ + name);</text:p>
      <text:p text:style-name="P60"><text:s text:c="4"/>}</text:p>
      <text:p text:style-name="P60"/>
      <text:p text:style-name="P60">}</text:p>
      <text:p text:style-name="Body">As a result of the way in which URI paths are mapped by JAX-RS resources, one resource may map several URI paths, but each path is limited to a fixed number of URI segments.</text:p>
      <text:h text:style-name="Heading_20_3" text:outline-level="3">Container base context paths</text:h>
      <text:p text:style-name="Body">This RFC does not define how the JAX-RS container is registered to process HTTP requests. The container may be directly listening on a port and processing requests, or it may be registered as a Servlet in an HTTP container, or registered in some other way. In all of these cases there may be a base URI required to access the container. This base URI must be used in addition to any base URI defined in service properties or the JAX-RS resource when accessing the HTTP endpoint.</text:p>
      <text:p text:style-name="Body">For example, if the JAX-RS container is registered as a whiteboard servlet then it may have a root URI of “rest”. In this case <text:span text:style-name="T76">a</text:span> resource <text:span text:style-name="T76">with path “foo” in an application with path “bar”</text:span> <text:s/>would be available at /rest/bar/foo. </text:p>
      <text:h text:style-name="Heading_20_3" text:outline-level="3">Container resource injection</text:h>
      <text:p text:style-name="P41">The JAX-RS container may inject container resources, either into fields or method parameters, using the <text:span text:style-name="T4">@Context</text:span> annotation. The JAX-RS container must honour these injection sites if they are present in the instances provided by the OSGi service.</text:p>
      <text:h text:style-name="P179" text:outline-level="3">Resource Naming</text:h>
      <text:p text:style-name="P40">JAX-RS <text:span text:style-name="T65">whiteboard resources</text:span> may be named to allow easy identification. This is achieved using the <text:span text:style-name="T4">osgi.jaxrs.name</text:span> property. Application names must foll<text:span text:style-name="T75">o</text:span>w OSGi symbolic name syntax. If a JAX-RS <text:span text:style-name="T65">resource</text:span> does not have a name property supplied then one will be generated by the JAX-RS whiteboard runtime <text:span text:style-name="T65">for use in the runtime DTOs</text:span>. Generated names must start with a ‘.’ character so that they can be identified easily.</text:p>
      <text:p text:style-name="P40"><text:span text:style-name="T65">N</text:span>ames beginning with “osgi.” are reserved for use in future versions of the specification and should not be used by clients</text:p>
      <text:h text:style-name="P180" text:outline-level="3">Asynchronous and Streaming Responses</text:h>
      <text:p text:style-name="P51">JAX-RS resources may sometimes perform long-running operations <text:span text:style-name="T13">that</text:span> should not block a container thread <text:span text:style-name="T79">and </text:span>prevent other incoming requests from being processed. <text:span text:style-name="T79">These operations will either return a single value, or a stream of values.</text:span></text:p>
      <text:h text:style-name="P192" text:outline-level="4">Single valued asynchronous responses</text:h>
      <text:p text:style-name="P52">Single-valued asynchronous resource methods make use of the <text:span text:style-name="T67">AsyncResponse</text:span> interface, which is injected into the resource method using the <text:span text:style-name="T67">@Suspended</text:span> annotation. For example:</text:p>
      <text:p text:style-name="P66"/>
      <text:p text:style-name="P66">@Path(“foo”)</text:p>
      <text:p text:style-name="P66">public class Foo {</text:p>
      <text:p text:style-name="P66"><text:s text:c="4"/>@GET</text:p>
      <text:p text:style-name="P66"><text:s text:c="4"/>public <text:span text:style-name="T79">void</text:span> getFoo(<text:span text:style-name="T79">@Suspended AsyncResponse async</text:span>) {</text:p>
      <text:p text:style-name="P66"><text:soft-page-break/><text:s text:c="8"/><text:span text:style-name="T79">Promise&lt;String&gt; p = doLongRunningTaskAsynchronously();</text:span></text:p>
      <text:p text:style-name="P66"><text:s text:c="8"/><text:span text:style-name="T79">p.onSuccess(v -&gt; async.resume(v))</text:span></text:p>
      <text:p text:style-name="P66"><text:s text:c="12"/>.<text:span text:style-name="T79">onFailure(t -&gt; async.resume(t));</text:span></text:p>
      <text:p text:style-name="P66"><text:s text:c="4"/>}</text:p>
      <text:p text:style-name="P64">}</text:p>
      <text:h text:style-name="P192" text:outline-level="4">Streaming asynchronous responses</text:h>
      <text:p text:style-name="P53">Streaming asynchronous resource methods provide multiple values to the client using Server Sent Events. <text:span text:style-name="T80">Server Sent event support was added in JAX-RS 2.1 and is handled by injecting the </text:span><text:span text:style-name="T71">SSE</text:span><text:span text:style-name="T80"> and </text:span><text:span text:style-name="T71">SseEventSink</text:span><text:span text:style-name="T80"> types into a resource method (or field for </text:span><text:span text:style-name="T18">the</text:span><text:span text:style-name="T80"> </text:span><text:span text:style-name="T71">SSE</text:span><text:span text:style-name="T80"> type) using the </text:span><text:span text:style-name="T71">@Context</text:span><text:span text:style-name="T80"> annotation. Events can be sent to multiple clients simultaneously by creating an </text:span><text:span text:style-name="T71">SSEBroadcaster</text:span><text:span text:style-name="T80"> using the </text:span><text:span text:style-name="T71">SSE</text:span><text:span text:style-name="T80"> instance.</text:span></text:p>
      <text:p text:style-name="P54">In OSGi streaming values are often represented by a PushStream. <text:span text:style-name="T81">PushStreams are easy to integrate with JAX-RS streaming, for example:</text:span></text:p>
      <text:p text:style-name="P54"/>
      <text:p text:style-name="P67">@Path(“foo”)</text:p>
      <text:p text:style-name="P67">public class Foo {</text:p>
      <text:p text:style-name="P67"><text:s text:c="4"/><text:span text:style-name="T81">@Context</text:span></text:p>
      <text:p text:style-name="P67"><text:s text:c="4"/><text:span text:style-name="T81">Sse sse;</text:span></text:p>
      <text:p text:style-name="P67"/>
      <text:p text:style-name="P67"><text:s text:c="4"/>@GET</text:p>
      <text:p text:style-name="P68"><text:s text:c="4"/>@Produces(MediaType.SERVER_SENT_EVENTS)</text:p>
      <text:p text:style-name="P67"><text:s text:c="4"/>public <text:span text:style-name="T79">void</text:span> getFoo(<text:span text:style-name="T79">@Context SseEventSink sink</text:span>) {</text:p>
      <text:p text:style-name="P67"><text:s text:c="8"/><text:span text:style-name="T79">PushStream&lt;String&gt; p = getStreamOfMessages();</text:span></text:p>
      <text:p text:style-name="P67"><text:s text:c="8"/><text:span text:style-name="T79">p.map(sse::newEvent)</text:span></text:p>
      <text:p text:style-name="P65"><text:s text:c="12"/>.forEach(e -&gt; sink::send)</text:p>
      <text:p text:style-name="P67"><text:s text:c="12"/>.<text:span text:style-name="T79">onResolve(sink::close);</text:span></text:p>
      <text:p text:style-name="P67"><text:s text:c="4"/>}</text:p>
      <text:p text:style-name="P65">}</text:p>
      <text:p text:style-name="P55">As this mapping is simple there is no need for standard helper methods to be defined in the <text:span text:style-name="T82">JAX-RS whiteboard specification</text:span></text:p>
      <text:h text:style-name="P175" text:outline-level="2">Additional JAX-RS types</text:h>
      <text:p text:style-name="P29">In addition to JAX-RS resources, a JAX RS application may define <text:span text:style-name="T60">a number of different types which provide extensions to the JAX-RS container. For Example the JAX-RS 2.0 specification defines the following:</text:span> </text:p>
      <text:list xml:id="list2457761275130886515" text:style-name="L2">
        <text:list-item>
          <text:p text:style-name="P194">JAX-RS <text:span text:style-name="T61">Container Request and Container Response </text:span>filters are used to alter request and response parameters, <text:s/></text:p>
        </text:list-item>
        <text:list-item>
          <text:p text:style-name="P194">JAX-RS <text:span text:style-name="T61">Reader and Writer I</text:span>nterceptors are used to alter the incoming or outgoing request/<text:span text:style-name="T61">response</text:span> entities</text:p>
        </text:list-item>
        <text:list-item>
          <text:p text:style-name="P195">JAX-RSMessage body readers/writers are used to deserialize/serialize objects to the wire for a given media type (e.g. application/json).</text:p>
        </text:list-item>
        <text:list-item>
          <text:p text:style-name="P195">JAX-RS Context Resolvers are used to provide objects for injection into the JAX-RS resources by the JAX-RS runtime</text:p>
        </text:list-item>
        <text:list-item>
          <text:p text:style-name="P195"><text:soft-page-break/>JAX-RS Exception Mappers are used to map exceptions thrown by JAX-RS resources into responses</text:p>
        </text:list-item>
        <text:list-item>
          <text:p text:style-name="P196">JAX-RS Parameter Converter Providers are used to map rich parameter types to and from String values</text:p>
        </text:list-item>
        <text:list-item>
          <text:p text:style-name="P196">JAX-RS Features and Dynamic Features are used as a way to register multiple extension types with the JAX-RS container. Dynamic Features further allow the extensions to be targeted to specific resources within the JAX-RS container</text:p>
        </text:list-item>
      </text:list>
      <text:p text:style-name="P8">All of these extensions may be provided to the JAX-RS whiteboard by registering them as services with the <text:span text:style-name="T12">appropriate advertised interface(s) and the</text:span> <text:bookmark-start text:name="__DdeLink__10755_951792480"/><text:span text:style-name="T4">osgi.jaxrs.extension.name</text:span><text:bookmark-end text:name="__DdeLink__10755_951792480"/> property. </text:p>
      <text:p text:style-name="P44">Extension should be registered only for those interfaces advertised by the service. T<text:span text:style-name="T74">hat can be accomplished using </text:span><text:a xlink:type="simple" xlink:href="https://docs.oracle.com/javaee/7/api/javax/ws/rs/core/Feature.html" text:style-name="Internet_20_link" text:visited-style-name="Visited_20_Internet_20_Link"><text:span text:style-name="T74">https://docs.oracle.com/javaee/7/api/javax/ws/rs/core/Feature.html</text:span></text:a><text:span text:style-name="T74"> to narrow down the contracts for which a service is registered for.</text:span></text:p>
      <text:p text:style-name="P43">Extensions should provide an <text:span text:style-name="T68">osgi.jaxrs.application.select</text:span><text:span text:style-name="T24"> property with a filter that will match application to which this extensions will be registered. If no such filter is provided the extension will affect </text:span><text:span text:style-name="T28">the default application.</text:span></text:p>
      <text:p text:style-name="P43"><text:span text:style-name="T24">A new DTO, </text:span><text:span text:style-name="T41">ApplicationExtension</text:span><text:span text:style-name="T24">, must be registered in the framework to signal that an extension has been attached to an </text:span><text:span text:style-name="T41">Application</text:span><text:span text:style-name="T24">.</text:span></text:p>
      <text:p text:style-name="P25"/>
      <text:h text:style-name="Heading_20_3" text:outline-level="3">Named Filters and Interceptors</text:h>
      <text:p text:style-name="Body">Sometimes filters and interceptors should not be run for all resources in the container. In this case custom annotations can be used to link together particular resource methods and the relevant filters/interceptors. If the Filter or Interceptor is annotated with one of these custom annotations then it will only be run when the resource method is also annotated with the same custom annotation. </text:p>
      <text:p text:style-name="Body">The JAX-RS whiteboard container must honour the behaviour of the Named Filter and Interceptors, running them as appropriate.</text:p>
      <text:h text:style-name="P181" text:outline-level="3">Pre-matching filters</text:h>
      <text:p text:style-name="P18">JAX-RS filters can be annotated with @PreMatching to indicate that they should be applied <text:span text:style-name="T41">before</text:span><text:span text:style-name="T24"> the container works out which resource should be called by the incoming request. These filters can therefore change the request such that it maps to a different resource than it would have before the filter’s operation. @PreMatching filters cannot be Named (as no corresponding named resource is available to the runtime yet). </text:span></text:p>
      <text:p text:style-name="P18"><text:span text:style-name="T24">Pre matching filters should be handled by the container, honouring their relative position in the </text:span><text:span text:style-name="T25">filter list</text:span></text:p>
      <text:h text:style-name="P182" text:outline-level="3">Message Body Reader/Writer Content Types</text:h>
      <text:p text:style-name="P21">Message Body Reader types can be annotated with @Consumes to define the media type that they accept. Similarly Message Body Writer types can be annotated with @Produces to define the media type that they produce. If provided to the whiteboard then these annotations must be taken into account <text:span text:style-name="T50">when determining whether a reader/writer should be called. Sections of the media type may be wildcarded, e.g. “application/*” or “*/*”. If the @Consumes/@Provides annotation is not present then the value defaults to */*.</text:span></text:p>
      <text:p text:style-name="P26">For incoming requests the @Consumes must be matched against the incoming Content-Type header of the request. For outgoing responses the @Provides annotation must be matched against the outgoing Content-Type header.</text:p>
      <text:h text:style-name="P183" text:outline-level="3">Overall ordering <text:span text:style-name="T50">of calls</text:span></text:h>
      <text:p text:style-name="P19">The overall ordering of request/response mapping <text:span text:style-name="T45">mimics the standard behaviours described by the JAX-RS RI </text:span><text:span text:style-name="T45"><text:bookmark-ref text:reference-format="number" text:ref-name="__RefNumPara__11198_1304452862">[6].</text:bookmark-ref></text:span></text:p>
      <text:p text:style-name="P20"><text:soft-page-break/>Where more than one filter/interceptor/reader/writer is available then they are <text:span text:style-name="T49">ordered</text:span> according to their <text:s/><text:span text:style-name="T47">javax.annotation.Priority</text:span><text:span text:style-name="T44">. I</text:span>f two types have the same priority then they are ordered according to the natural ordering of their <text:span text:style-name="T49">service references</text:span></text:p>
      <text:p text:style-name="P19"><text:span text:style-name="T49">The</text:span> processing <text:span text:style-name="T49">flow is</text:span> as follows:</text:p>
      <text:list xml:id="list1792870648772538354" text:style-name="L3">
        <text:list-item>
          <text:p text:style-name="P197">Server receives a request</text:p>
        </text:list-item>
        <text:list-item>
          <text:p text:style-name="P198">Pre-matching ContainerRequestFilters are executed. <text:span text:style-name="T49">Changes made here can affect which resource method is chosen</text:span></text:p>
        </text:list-item>
        <text:list-item>
          <text:p text:style-name="P197">The Server matches the request to a resource method</text:p>
        </text:list-item>
        <text:list-item>
          <text:p text:style-name="P197">Post-matching ContainerRequestFilters are executed. This includes execution of all filters which match the incoming path and any name-bound filters.</text:p>
        </text:list-item>
        <text:list-item>
          <text:p text:style-name="P197">ReaderInterceptors which match the incoming path are applied to the incoming request body. If the request has no body then the ReaderInterceptors are not called.</text:p>
        </text:list-item>
        <text:list-item>
          <text:p text:style-name="P200">The list of MessageBodyReaders applicable to the path <text:span text:style-name="T49">and incoming content type </text:span>are tried according to the<text:span text:style-name="T44"> standard ordering rules. </text:span>The first MessageBodyReader which states that it can deserialise the entity “wins” and is used to create the entity object. If the incoming request has no body then no MessageBodyReaders are called.</text:p>
        </text:list-item>
        <text:list-item>
          <text:p text:style-name="P201"><text:span text:style-name="T60">If the resource is request scoped then it is instantiated and injected with relevant types from any defined ContextResolver instance. </text:span>The Server resource method is executed.</text:p>
        </text:list-item>
        <text:list-item>
          <text:p text:style-name="P199">ContainerResponseFilters are executed. This includes execution of all filters which match the incoming path and any name-bound filters.</text:p>
        </text:list-item>
        <text:list-item>
          <text:p text:style-name="P199"><text:span text:style-name="T45">Writer</text:span>Interceptors which match the incoming path are applied to the <text:span text:style-name="T45">outgoing</text:span> request <text:span text:style-name="T45">stream</text:span>. If the <text:span text:style-name="T45">response</text:span> has no body then the <text:span text:style-name="T45">Writer</text:span>Interceptors are not called.</text:p>
        </text:list-item>
        <text:list-item>
          <text:p text:style-name="P200">The list of MessageBodyWriters applicable to the path <text:span text:style-name="T49">and outgoing content type </text:span>are tried according to the<text:span text:style-name="T44"> standard ordering rules. </text:span>The first MessageBodyWriter which states that it can serialise the entity “wins” and is used to write out the entity object. If there is no response body then no MessageBodyWriters are called</text:p>
        </text:list-item>
        <text:list-item>
          <text:p text:style-name="P202">Server response is flushed/committed</text:p>
        </text:list-item>
      </text:list>
      <text:p text:style-name="P27"/>
      <text:h text:style-name="P184" text:outline-level="3">Depending on Extension <text:span text:style-name="T62">Services</text:span></text:h>
      <text:p text:style-name="P31">When writing and configuring a JAX-RS resource or extension it is possible for one extension to depend on another. For example a JAX-RS resource may have a dependency upon a MessageBodyWriter to provide JSON serialization, or a ContainerRequestFilter may depend on a ContextResolver to provide injected configuration.</text:p>
      <text:p text:style-name="P32">In these cases <text:span text:style-name="T62">it is necessary to express a dependency on the existence of an extension within the JAX-RS container. This can be expressed on any JAX-RS whiteboard service using the </text:span><text:span text:style-name="T8">osgi.jaxrs.extension.</text:span><text:span text:style-name="T9">select</text:span><text:span text:style-name="T62"> property. This property has type String+ and contains a list of LDAP filters. These filters will be run against the service properties of each extension service registered with the container. If all of the supplied filters pass then the whiteboard service will registered. This extension checking should be done per </text:span><text:span text:style-name="T43">Application</text:span><text:span text:style-name="T27">.</text:span></text:p>
      <text:p text:style-name="P33">If at some point later a necessary extension service dependency becomes unavailable then the whiteboard service will become ineligible for inclusion in the JAX-RS container until a suitable replacement is found.</text:p>
      <text:h text:style-name="Heading_20_2" text:outline-level="2"><text:soft-page-break/>Service Lifecycle</text:h>
      <text:h text:style-name="Heading_20_3" text:outline-level="3">Registering and Unregistering JAX-RS resources</text:h>
      <text:p text:style-name="Body">As this RFC uses a whiteboard model it is clear how the JAX-RS registration lifecycle should function. JAX-RS resources are registered with the JAX-RS container automatically when the OSGi service is registered, and they are unregistered from the container when the service is unregistered. </text:p>
      <text:p text:style-name="Body">If a registered JAX-RS resource's OSGi service is updated such that its properties make it ineligible for registration (for example deletion of the base mapping property) then the JAX-RS bean must be unregistered. Similarly any change to the properties that adds or alters a JAX-RS bean mapping must be dynamically reflected in the JAX-RS container mappings. </text:p>
      <text:h text:style-name="Heading_20_3" text:outline-level="3">JAX-RS bean lifecycle</text:h>
      <text:p text:style-name="Body">JAX-RS resources, filters and interceptors are intended to be stateless objects, and are typically instantiated from a <text:span text:style-name="T4">Class</text:span> instance dynamically by the container on a per-request basis. This model ensures that no state persists between requests, and that there is no risk of concurrent access. JAX-RS resources may, however, be singletons. In this case the same object is used for every request.</text:p>
      <text:p text:style-name="Body">In OSGi a programmer will typically want to refer to OSGi services from within their bean, filter or interceptor. This means that reflective instantiation from a class is not appropriate. </text:p>
      <text:p text:style-name="P17">To control whether a whiteboard service provides a singleton or per-request JAX-RS resource the registering bundle should set the scope of the OSGi service. If the service is registered as a prototype service factory then the JAX-RS whiteboard runtime must request a new service object for every request. Otherwise the JAX-RS resource is a singleton, and the same instance must be used to service each request.</text:p>
      <table:table table:name="Table4" table:style-name="Table4">
        <table:table-column table:style-name="Table4.A"/>
        <table:table-column table:style-name="Table4.B"/>
        <table:table-row>
          <table:table-cell table:style-name="Table4.A1" office:value-type="string">
            <text:p text:style-name="P94">Service scope</text:p>
          </table:table-cell>
          <table:table-cell table:style-name="Table4.B1" office:value-type="string">
            <text:p text:style-name="P94">JAX-RS behaviour</text:p>
          </table:table-cell>
        </table:table-row>
        <table:table-row>
          <table:table-cell table:style-name="Table4.A2" office:value-type="string">
            <text:p text:style-name="Table_20_Contents">singleton/bundle</text:p>
          </table:table-cell>
          <table:table-cell table:style-name="Table4.B2" office:value-type="string">
            <text:p text:style-name="Table_20_Contents">Singleton resource looked up and used for all requests</text:p>
          </table:table-cell>
        </table:table-row>
        <table:table-row>
          <table:table-cell table:style-name="Table4.A2" office:value-type="string">
            <text:p text:style-name="Table_20_Contents">prototype</text:p>
          </table:table-cell>
          <table:table-cell table:style-name="Table4.B2" office:value-type="string">
            <text:p text:style-name="Table_20_Contents">A request scoped resource. A new service instance requested for each request, and released after the request.</text:p>
          </table:table-cell>
        </table:table-row>
      </table:table>
      <text:p text:style-name="P17"/>
      <text:h text:style-name="Heading_20_2" text:outline-level="2">JAX-RS Applications</text:h>
      <text:p text:style-name="Body"><text:s/><text:span text:style-name="T66">A</text:span> JAX-RS application consists of a number of related resources which must collaborate with one another. In this case it is normal to wrap the resources inside an <text:span text:style-name="T4">Application</text:span> object. </text:p>
      <text:p text:style-name="Body">JAX-RS Applications may <text:s/>be registered with the container by using the JAX-RS whiteboard. In this case the relevant service property is <text:span text:style-name="T4">osgi.jaxrs.application.base</text:span><text:span text:style-name="T54">. </text:span><text:span text:style-name="T57">Note that the base path of the application is applied in addition to any defined ApplicationPath annotation present on the Application Object.</text:span></text:p>
      <text:p text:style-name="P48">Once an Application is registered then all of its contained resources will be registered as children of its base URI. Effectively the application object behaves as a group registration for a set of JAX-RS objects <text:span text:style-name="T62">and Extension Services</text:span>.</text:p>
      <text:p text:style-name="P47">Registering an application with <text:span text:style-name="T4">osgi.jaxrs.application.base </text:span>property value set to “/” will replace the default Application. </text:p>
      <text:h text:style-name="Heading_20_3" text:outline-level="3">Application Naming</text:h>
      <text:p text:style-name="P39">JAX-RS applications may be named to allow easy identification. This is achieved using the <text:span text:style-name="T4">osgi.jaxrs.name</text:span> property. Application names must follw OSGi symbolic name syntax. If a JAX-RS application does not have a name property supplied then one will be generated by the JAX-RS whiteboard runtime. Generated names must start with a ‘.’ character so that they can be identified easily.</text:p>
      <text:p text:style-name="P39">Application names beginning with “osgi.” are reserved for use in future versions of the specification and should not be used by clients</text:p>
      <text:h text:style-name="P185" text:outline-level="3"><text:soft-page-break/>Isolation between applications</text:h>
      <text:p text:style-name="P45">The JAX-RS container provides a number of ways for applications to access context information. This information includes configuration properties, as well as access to other resources and extensions available within the application. Whiteboard application services must be isolated from one another, specifically <text:span text:style-name="T64">an</text:span> Application <text:span text:style-name="T64">injected using the @Context annotation must not provide visibility to additional resources or extensions that were not part of the original application. </text:span></text:p>
      <text:p text:style-name="P46">The JAX-RS Whiteboard must use ServiceObjects to obtain intances of the extensions per application, allowing the extension registrator to provide a new instance for each application.</text:p>
      <text:p text:style-name="P9">Whiteboard resources and extensions that are <text:span text:style-name="T75">not part of any explicit application will be injected</text:span><text:span text:style-name="T14"> </text:span><text:span text:style-name="T16">the </text:span><text:span text:style-name="T23">default application instance. This provides visibility to all of the other instances in the default application, but not to instances or types registered as part of other JAX-RS applications.</text:span> </text:p>
      <text:h text:style-name="Heading_20_2" text:outline-level="2">JAX-RS endpoint advertisement</text:h>
      <text:p text:style-name="Body">All JAX-RS resources and applications may be registered with an optional <text:span text:style-name="T4">osgi.jaxrs.name</text:span> property. If the registered service has this property then the JAX-RS container must register an <text:span text:style-name="T4">Endpoint</text:span> service identifying the URI that can be used to access the service.</text:p>
      <text:p text:style-name="Body">The endpoint service must declare the following properties:</text:p>
      <table:table table:name="Table5" table:style-name="Table5">
        <table:table-column table:style-name="Table5.A"/>
        <table:table-column table:style-name="Table5.B"/>
        <table:table-row>
          <table:table-cell table:style-name="Table5.A1" office:value-type="string">
            <text:p text:style-name="Table_20_Contents">Name</text:p>
          </table:table-cell>
          <table:table-cell table:style-name="Table5.B1" office:value-type="string">
            <text:p text:style-name="Table_20_Contents">Value</text:p>
          </table:table-cell>
        </table:table-row>
        <table:table-row>
          <table:table-cell table:style-name="Table5.A2" office:value-type="string">
            <text:p text:style-name="P7">osgi.jaxrs.name</text:p>
          </table:table-cell>
          <table:table-cell table:style-name="Table5.B2" office:value-type="string">
            <text:p text:style-name="Table_20_Contents">The name of the JAX-RS bean or application that has been registered</text:p>
          </table:table-cell>
        </table:table-row>
        <table:table-row>
          <table:table-cell table:style-name="Table5.A2" office:value-type="string">
            <text:p text:style-name="P7">osgi.jaxrs.uri</text:p>
          </table:table-cell>
          <table:table-cell table:style-name="Table5.B2" office:value-type="string">
            <text:p text:style-name="Table_20_Contents">The URI that can be used to access the JAX-RS resources</text:p>
          </table:table-cell>
        </table:table-row>
        <table:table-row>
          <table:table-cell table:style-name="Table5.A2" office:value-type="string">
            <text:p text:style-name="P7">service.exported.interfaces</text:p>
          </table:table-cell>
          <table:table-cell table:style-name="Table5.B2" office:value-type="string">
            <text:p text:style-name="Table_20_Contents">Set to export this endpoint for discovery in other remote frameworks</text:p>
          </table:table-cell>
        </table:table-row>
        <table:table-row>
          <table:table-cell table:style-name="Table5.A2" office:value-type="string">
            <text:p text:style-name="P7">osgi.jaxrs.bundle.symbolicname</text:p>
          </table:table-cell>
          <table:table-cell table:style-name="Table5.B2" office:value-type="string">
            <text:p text:style-name="Table_20_Contents">Set to the symbolic name of the bundle that provided the JAX-RS service</text:p>
          </table:table-cell>
        </table:table-row>
        <table:table-row>
          <table:table-cell table:style-name="Table5.A2" office:value-type="string">
            <text:p text:style-name="P7">osgi.jaxrs.bundle.id</text:p>
          </table:table-cell>
          <table:table-cell table:style-name="Table5.B2" office:value-type="string">
            <text:p text:style-name="Table_20_Contents">Set to the id of the bundle that provided the JAX-RS service</text:p>
          </table:table-cell>
        </table:table-row>
        <table:table-row>
          <table:table-cell table:style-name="Table5.A2" office:value-type="string">
            <text:p text:style-name="P7">osgi.jaxrs.bundle.version</text:p>
          </table:table-cell>
          <table:table-cell table:style-name="Table5.B2" office:value-type="string">
            <text:p text:style-name="Table_20_Contents">Set to the version of the bundle that provided the JAX-RS service</text:p>
          </table:table-cell>
        </table:table-row>
        <table:table-row>
          <table:table-cell table:style-name="Table5.A2" office:value-type="string">
            <text:p text:style-name="P7">osgi.jaxrs.service.id</text:p>
          </table:table-cell>
          <table:table-cell table:style-name="Table5.B2" office:value-type="string">
            <text:p text:style-name="Table_20_Contents">Set to the id of the JAX-RS service that this endpoint represents</text:p>
          </table:table-cell>
        </table:table-row>
      </table:table>
      <text:h text:style-name="P176" text:outline-level="2" text:is-list-header="true"/>
      <text:h text:style-name="Heading_20_2" text:outline-level="2">Error Handling</text:h>
      <text:p text:style-name="Body">There are a number of error cases where the JAX-RS container may be unable to correctly register a resource</text:p>
      <text:h text:style-name="Heading_20_3" text:outline-level="3">Failure to obtain a service instance</text:h>
      <text:p text:style-name="Body">In the case where a published service is unable to obtained by the JAX-RS container then the object is blacklisted by the container. A failure DTO is available from the JAXRSServiceRuntime representing the blacklisted service object.</text:p>
      <text:h text:style-name="Heading_20_3" text:outline-level="3">Invalid service objects</text:h>
      <text:p text:style-name="Body">Certain JAX-RS objects are required to implement certain interfaces, or to extend certain types. If a service advertises itself using a Jax-RS service property, but fails to implement <text:span text:style-name="T63">a</text:span> relevant JAX-RS <text:span text:style-name="T63">extension</text:span> type, <text:span text:style-name="T63">or to </text:span><text:soft-page-break/><text:span text:style-name="T63">provide any resource methods</text:span> then this is an error and the service must be blacklisted by the container. A failure DTO is available from the JAXRSServiceRuntime representing the blacklisted service object.</text:p>
      <text:h text:style-name="Heading_20_3" text:outline-level="3">Overlapping resource mappings</text:h>
      <text:p text:style-name="Body">When multiple bundles collaborate it is possible that two JAX-RS beans will register for the same path. In this case the lower ranked service object is shadowed, and a failure DTO is available from the JAXRSServiceRuntime representing the shadowed object.</text:p>
      <text:p text:style-name="Body">Note that determining when two JAX-RS endpoints overlap requires an analysis of the resource path and all of sub-resource paths. If <text:span text:style-name="T38">any</text:span> of these paths clash then the <text:span text:style-name="T38">entire</text:span> of the lower-ranked JAX-RS bean must be unregistered and marked as a failure. It is a container error for some sub-resource paths to be available while others are shadowed.</text:p>
      <text:h text:style-name="Heading_20_3" text:outline-level="3">Class-Space Compatibility</text:h>
      <text:p text:style-name="Body">Much of the JAX-RS mapping definition is handled using annotations with runtime visibility. As JAX-RS beans are POJOs there is no guarantee of class-space compatibility when the JAX-RS container searches for whiteboard services. The JAX-RS container must therefore confirm that the registered service shares the correct view of the JAX-RS packages. If the class space is not consistent then the JAX-RS whiteboard container must not register the services, but instead should create a failure DTO indiecating that the JAX-RS object is unable to be registered due to an incompatible class-space.</text:p>
      <text:h text:style-name="Heading_20_3" text:outline-level="3">Missing Required Extensions</text:h>
      <text:p text:style-name="P38">If a JAX-RS resource or extension requires one or more extensions using a osgi.jaxrs.extension.select filter then at any given time it is possible that the JAX-RS container will not be able to host the resource. At this time a failure DTO must be created for the relevant resource or extension service.</text:p>
      <text:h text:style-name="Heading_20_2" text:outline-level="2">JaxRSServiceRuntime</text:h>
      <text:p text:style-name="P96">The JAX-RS Runtime Service provides introspection the current state of the JAX-RS Whiteboard Service, including information about the used whiteboard services, failed whiteboard services, and shadowed whiteboard services. The JAX-RS Runtime service also provides a mechanism to communicate information about the JAX-RS runtime implementation and configuration.</text:p>
      <text:h text:style-name="Heading_20_3" text:outline-level="3">JAX-RS runtime properties</text:h>
      <text:p text:style-name="Body"/>
      <text:p text:style-name="P95"><text:span text:style-name="T30">The JAX-RS Runtime Service implementation must define a set of runtime properties which can be used by whiteboard services to select a specific implementation. JAX-RS whiteboard services may register with a</text:span> <text:span text:style-name="T39">osgi.jaxrs.whiteboard.target</text:span><text:span text:style-name="T30"> service property, the value of which is an LDAP filter used to select applicable runtime instances. </text:span></text:p>
      <text:p text:style-name="P95"><text:span text:style-name="T30">The runtime attributes can be examined as service properties of the HttpServiceRuntime service registration. The runtime attributes may include providers specific properties, and must include the </text:span><text:span text:style-name="T5">osgi.jaxrs.endpoint</text:span><text:span text:style-name="T40"> </text:span><text:span text:style-name="T31">property. The value of this property is a String+ continaing the base URI(s) of the JAX-RS container. The URIs may either be absolute, or relative URIs if the root URI of the HTTP server is unknown (for example in a bridged framework).</text:span></text:p>
      <text:p text:style-name="P97"/>
      <text:h text:style-name="Heading_20_3" text:outline-level="3"><text:s/>JAX-RS whiteboard configuration</text:h>
      <text:p text:style-name="P95"/>
      <text:p text:style-name="P96">The level of configurability of the JAX-RS Whiteboard Service may vary between implementations. Some implementations may allow users to configure the HTTP interface and port (for example an implementation that creates its own HTTP server) while others will not have any control over the HTTP runtime (for example a runtime which builds on top of the Http Service Whiteboard). </text:p>
      <text:p text:style-name="P96"><text:soft-page-break/>If an implementation supports configuration, such configuration should be supplied via the Configuration Admin Service. The PID used is implementation specific as different implementations may choose to use different patterns, for example factory configurations. Importantly the JAX-RS service runtime must follow the expected practice that public Configuration properties (ones that do not start with a '.') are registered as service properites that can then be used when selecting a target runtime.</text:p>
      <text:h text:style-name="Heading_20_3" text:outline-level="3">Runtime Introspection and DTOs</text:h>
      <text:p text:style-name="Body">The JaxRSServiceRuntime provides two methods. </text:p>
      <text:p text:style-name="Body">The first method on the Runtime Service is used to retrieve a snapshot of the current runtime state in a DTO. Further information about this DTO is available in section <text:bookmark-ref text:reference-format="number" text:ref-name="__RefHeading__47375_1439841644">6.1</text:bookmark-ref>.</text:p>
      <text:p text:style-name="Body">The second method on the Runtime Service is used to determine which JAX-RS resources, filters and interceptors would be used to handle an incoming call <text:span text:style-name="T13">with a</text:span> given URI path. Further information about this DTO is available in section <text:bookmark-ref text:reference-format="number" text:ref-name="__RefHeading__47378_1439841644">6.2</text:bookmark-ref></text:p>
      <text:h text:style-name="Heading_20_2" text:outline-level="2">JAX-RS Clients</text:h>
      <text:p text:style-name="Body">The JAX-RS 2.0 specification includes a client API for making REST requests. The normal mechanism for obtaining the Client is to use a ClientBuilder, which is instantiated using a static factory method.</text:p>
      <text:p text:style-name="Body">As static factory methods require the reflective loading of classes they rarely work well in OSGi. There are also significant lifecycle issues, as there is no way to force indirectly wired objects to be discarded if the implementation bundle is stopped or uninstalled.</text:p>
      <text:p text:style-name="Body">The correct way to obtain implementations in OSGi is to use the Service Registry. JAX-RS implementations must therefore register their ClientBuilder implementations as OSGi services. </text:p>
      <text:h text:style-name="Heading_20_3" text:outline-level="3">Locating specific implementations</text:h>
      <text:p text:style-name="Body">Some Client implementations provide additonal methods and features on provider-specific interfaces. To provide <text:s/>these the JAX-RS provider should register the ClientBuilder advertising both the <text:span text:style-name="T4">javax.ws.rs.client.ClientBuilder</text:span> and as the provider-specific interface.</text:p>
      <text:p text:style-name="P24">The ClientBuilder <text:span text:style-name="T60">must</text:span> be registered as a prototype scoped service. That will allow bundles to configure multiple <text:span text:style-name="T51">separate Client instances.</text:span></text:p>
      <text:h text:style-name="Heading_20_3" text:outline-level="3">Asynchronous Calls</text:h>
      <text:p text:style-name="P49">The JAX-RS client API supp<text:span text:style-name="T77">orts both synchronous and asynchronous calls. In JAX-RS 2.1 the asynchronous behaviour of the client was extended using the </text:span><text:span text:style-name="T70">RxInvoker</text:span><text:span text:style-name="T77"> interface. All clients are required to support a reactive invoker which returns </text:span><text:span text:style-name="T70">CompletableStage</text:span><text:span text:style-name="T77"> instances, however in OSGi the common representation of an asynchronous return is the </text:span><text:span text:style-name="T70">Promise</text:span><text:span text:style-name="T77">. This RFC therefore provides the </text:span><text:span text:style-name="T70">PromiseInvoker</text:span><text:span text:style-name="T77"> interface </text:span><text:span text:style-name="T17">which</text:span><text:span text:style-name="T77"> can be used to obtain Promises from </text:span><text:span text:style-name="T17">the</text:span><text:span text:style-name="T77"> JAX-RS client.</text:span></text:p>
      <text:p text:style-name="Body">It is possible to register a factory for RxInvoker instances by implementing the <text:span text:style-name="T67">RxInvokerProvider</text:span> interface <text:span text:style-name="T77">and registering this type with the JAX-RS client. It is therefore possible to create a simple, portable implementation for creating </text:span><text:span text:style-name="T70">PromiseInvoker</text:span><text:span text:style-name="T77"> instances. This portable implementation, however, is forced to use a blocking model by the underlying JAX-RS API, Given the simplicity of writing a basic implemenation, and the potential for optimising a provider specific implementation (for example by not blocking a thread), the exact mechanism by which the JAX-RS whiteboard implementation creates </text:span><text:span text:style-name="T70">PromiseInvoker</text:span><text:span text:style-name="T77"> instances is not defined.</text:span></text:p>
      <text:p text:style-name="P50">The proposed usage pattern is as follows:</text:p>
      <text:p text:style-name="P72">Client client = <text:span text:style-name="T29">c</text:span>lientBuilder.<text:span text:style-name="T29">build</text:span>();</text:p>
      <text:p text:style-name="P63"><text:span text:style-name="T78">Promise&lt;String&gt; p = </text:span>client.target(REST_SERVICE_URL)</text:p>
      <text:p text:style-name="P63"><text:tab/>.path("/foo”)</text:p>
      <text:p text:style-name="P63"><text:tab/>.path(“/{name}")</text:p>
      <text:p text:style-name="P63"><text:soft-page-break/><text:tab/>.resolveTemplate("name", buzz)</text:p>
      <text:p text:style-name="P63"><text:tab/>.request()</text:p>
      <text:p text:style-name="P63"><text:tab/>.<text:span text:style-name="T78">rx</text:span>(<text:span text:style-name="T78">PromiseInvoker.class</text:span>)</text:p>
      <text:p text:style-name="P62"><text:tab/>.get(String.class);</text:p>
      <text:h text:style-name="P186" text:outline-level="3">Consuming Server Sent Event Streams</text:h>
      <text:p text:style-name="P56">In JAX-RS 2.1 support w<text:span text:style-name="T83">a</text:span>s <text:span text:style-name="T83">added for Server Sent Events. These events are consumed using a </text:span><text:span text:style-name="T72">SseEventSource</text:span><text:span text:style-name="T83">, </text:span><text:span text:style-name="T19">which</text:span><text:span text:style-name="T83"> is not associated with a JAX-RS client instance.</text:span></text:p>
      <text:p text:style-name="P57">As with the JAX-RS <text:span text:style-name="T67">Client</text:span> interface, <text:span text:style-name="T67">SseEventSource</text:span> instances are normally created using a static factory method, <text:span text:style-name="T84">which does not work in a modular environment. Therefore the JAX-RS whiteboard implementation must register a </text:span><text:span text:style-name="T73">SseEventSource.Builder</text:span><text:span text:style-name="T84"> service with prototype scope in the service registry. </text:span></text:p>
      <text:p text:style-name="P58">Note that the SseEventSource has no way to register filters or message body processors. All of the filters and necessary processors must be registered with the JAX-RS client that is used to create the WebTarget.</text:p>
      <text:h text:style-name="P187" text:outline-level="3">Client Filters, Interceptors, Readers and Writers</text:h>
      <text:p text:style-name="P22">While Container (Server) filters, interceptors, readers and writers can be made available as whiteboard components, the same is not true for Clients. There are two main reasons for this:</text:p>
      <text:list xml:id="list6816060625898878177" text:style-name="L4">
        <text:list-item>
          <text:p text:style-name="P203">There is no way to scope the filters and interceptors that would be applied to a given client. In a multi-tenant environment this could lead to unexpected behaviours.</text:p>
        </text:list-item>
        <text:list-item>
          <text:p text:style-name="P203">Clients are not, in general, expected to be extended by third parties. The Client model is designed to be used by a bundle when making requests from a REST API. If further requests need to be made by a different bundle then it should create and configure a separate client. This is different from the container, where one container port may host several distinct resources.</text:p>
        </text:list-item>
      </text:list>
      <text:p text:style-name="P23">In order to add <text:span text:style-name="T29">filters, interceptors, readers and writers to the JAX-RS client users should use the </text:span><text:span text:style-name="T48">register()</text:span><text:span text:style-name="T29"> method when building their client.</text:span></text:p>
      <text:h text:style-name="Heading_20_2" text:outline-level="2">Implementation Provided Capabilities</text:h>
      <text:p text:style-name="Body">The JAX-RS whiteboard implementation must define the following capabilities, including any <text:span text:style-name="T13">additional</text:span> static attributes:</text:p>
      <text:list xml:id="list2948268404109390766" text:style-name="L5">
        <text:list-item>
          <text:p text:style-name="P204">osgi.service;objectClass:List&lt;String&gt;=”org.osgi.service.jaxrs.runtime.JaxRSServiceRuntime”;<text:span text:style-name="T85">uses:=”org.osgi.service.jaxrs.runtime”</text:span></text:p>
        </text:list-item>
        <text:list-item>
          <text:p text:style-name="P204">osgi.service;objectClass:List&lt;String&gt;=”<text:span text:style-name="T85">javax.ws.rs.client.ClientBuilder</text:span>”;<text:span text:style-name="T85">service.scope=”prototype”;uses:=”javax.ws.rs.client”</text:span></text:p>
        </text:list-item>
        <text:list-item>
          <text:p text:style-name="P204">osgi.service;objectClass:List&lt;String&gt;=”<text:span text:style-name="T85">javax.ws.rs.sse.SseEventSource.Builder</text:span>”<text:span text:style-name="T85">service.scope=”prototype”;uses:=”javax.ws.rs.sse”</text:span></text:p>
        </text:list-item>
        <text:list-item>
          <text:p text:style-name="P204">osgi.implementation;osgi.implementation=”osgi.jaxrs”;version:Version=”1.0”<text:span text:style-name="T85">;uses:=”javax.ws.rs,javax.ws.rs.client,javax.ws.rs.container,javax.ws.rs.core,javax.ws.rs.ext,javax.ws.rs.sse”</text:span></text:p>
        </text:list-item>
      </text:list>
      <text:p text:style-name="Body">Also, if the whiteboard implemen<text:span text:style-name="T85">t</text:span>ation includes the JAX-RS API then it must also advertise the JavaJAXRS contract </text:p>
      <text:p text:style-name="P73">osgi.contract;osgi.contract=JavaJAXRS;version:List&lt;Version&gt;=”1.1,2.0,<text:span text:style-name="T85">2.1</text:span>”<text:span text:style-name="T85">;uses:=”javax.ws.rs,javax.ws.rs.client,javax.ws.rs.container,javax.ws.rs.core,javax.ws.rs.ext,javax.ws.rs.sse”</text:span></text:p>
      <text:p text:style-name="Body"/>
      <text:h text:style-name="P172" text:outline-level="1"><text:bookmark-start text:name="__RefHeading__47371_1439841644"/><text:soft-page-break/>Data Transfer Objects<text:bookmark-end text:name="__RefHeading__47371_1439841644"/></text:h>
      <text:p text:style-name="Body">This RFC defines an API to retrieve administrative information from the JAX-RS Whiteboard Service implementation. The JaxRSServiceRuntime service is introduced and can be called to obtain various DTOs. </text:p>
      <text:p text:style-name="P95">The DTOs for the various services contain the field serviceId. In the case of whiteboard services this value is the value of the service.id property of the corresponding service registration. In the case of a clash, e.g. two services registered with the same path, only the service with the highest ranking is used. The service(s) with the lower ranking(s) are unused. The JAX-RS Service Runtime provides DTOs for those unused services as well as failures when using a service, for example like an exception thrown when obtaining the service, in order to find setup problems. </text:p>
      <text:h text:style-name="Heading_20_2" text:outline-level="2"><text:bookmark-start text:name="__RefHeading__47375_1439841644"/>The Runtime DTO<text:bookmark-end text:name="__RefHeading__47375_1439841644"/></text:h>
      <text:p text:style-name="P10"/>
      <text:p text:style-name="Body">The RuntimeDTO is the root DTO representing the state of the JAX RS Whiteboard. The DTO provides a snapshot of the system at the point where the DTO is generated. It can be used to list the available JAX-RS resources, filters and interceptors. In addition the DTO provides information about resources, filters and interceptors that have failed in some way.</text:p>
      <text:h text:style-name="Heading_20_2" text:outline-level="2"><text:bookmark-start text:name="__RefHeading__47378_1439841644"/>The RequestInfo DTO<text:bookmark-end text:name="__RefHeading__47378_1439841644"/></text:h>
      <text:p text:style-name="Body">The RequestInfo DTO provides information about which resource will be called for a given URI, and which filters and interceptors will participate in the invocation chain. This can be used to diagnose issues, and to help with configuring <text:span text:style-name="T13">additional</text:span> parts in an active system.</text:p>
      <text:h text:style-name="P172" text:outline-level="1">Javadoc</text:h>
      <text:section text:style-name="Sect1" text:name="Section1" text:protected="true">
        <text:section-source xlink:href="../jaxrs-whiteboard-javadoc.rtf" text:filter-name="Rich Text Format"/>
        <text:p text:style-name="P145"><text:span text:style-name="T92">OSGi Javadoc</text:span></text:p>
        <text:p text:style-name="P107"><text:span text:style-name="T93">09/11/17 11:54</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10"><text:span text:style-name="Summary_20_Heading_20_Font"><text:span text:style-name="T95">Package Summary</text:span></text:span></text:p>
            </table:table-cell>
            <table:covered-table-cell/>
            <table:table-cell table:style-name="Table3.A1" office:value-type="string">
              <text:p text:style-name="P112"><text:span text:style-name="Page_20_Reference_20_Font"><text:span text:style-name="T96">Page</text:span></text:span></text:p>
            </table:table-cell>
          </table:table-row>
          <table:table-row table:style-name="Table3.1">
            <table:table-cell table:style-name="Table3.A2" office:value-type="string">
              <text:p text:style-name="P110"><text:a xlink:type="simple" xlink:href="file:///l%22r3" text:style-name="Internet_20_link" text:visited-style-name="Visited_20_Internet_20_Link"><text:span text:style-name="T87">org.osgi.service.jaxrs.runtime</text:span></text:a></text:p>
            </table:table-cell>
            <table:table-cell table:style-name="Table3.B2" office:value-type="string">
              <text:p text:style-name="P110"><text:span text:style-name="T97">JAX-RS Runtime Package Version 1.0.</text:span></text:p>
            </table:table-cell>
            <table:table-cell table:style-name="Table3.C2" office:value-type="string">
              <text:p text:style-name="P112"><text:bookmark-ref text:reference-format="page" text:ref-name="r3">22</text:bookmark-ref></text:p>
            </table:table-cell>
          </table:table-row>
          <table:table-row table:style-name="Table3.1">
            <table:table-cell table:style-name="Table3.A3" office:value-type="string">
              <text:p text:style-name="P109"><text:a xlink:type="simple" xlink:href="file:///l%22r15" text:style-name="Internet_20_link" text:visited-style-name="Visited_20_Internet_20_Link"><text:span text:style-name="T87">org.osgi.service.jaxrs.runtime.dto</text:span></text:a></text:p>
            </table:table-cell>
            <table:table-cell table:style-name="Table3.B3" office:value-type="string">
              <text:p text:style-name="P109"><text:span text:style-name="T97">JAX-RS Runtime DTO Package Version 1.0.</text:span></text:p>
            </table:table-cell>
            <table:table-cell table:style-name="Table3.C3" office:value-type="string">
              <text:p text:style-name="P111"><text:bookmark-ref text:reference-format="page" text:ref-name="r15">27</text:bookmark-ref></text:p>
            </table:table-cell>
          </table:table-row>
          <table:table-row table:style-name="Table3.1">
            <table:table-cell table:style-name="Table3.A4" office:value-type="string">
              <text:p text:style-name="P109"><text:a xlink:type="simple" xlink:href="file:///l%22r72" text:style-name="Internet_20_link" text:visited-style-name="Visited_20_Internet_20_Link"><text:span text:style-name="T87">org.osgi.service.jaxrs.whiteboard</text:span></text:a></text:p>
            </table:table-cell>
            <table:table-cell table:style-name="Table3.B4" office:value-type="string">
              <text:p text:style-name="P109"><text:span text:style-name="T97">JAX-RS Whiteboard Package Version 1.0.</text:span></text:p>
            </table:table-cell>
            <table:table-cell table:style-name="Table3.C4" office:value-type="string">
              <text:p text:style-name="P111"><text:bookmark-ref text:reference-format="page" text:ref-name="r72">46</text:bookmark-ref></text:p>
            </table:table-cell>
          </table:table-row>
          <table:table-row table:style-name="Table3.1">
            <table:table-cell table:style-name="Table3.A5" office:value-type="string">
              <text:p text:style-name="P109"><text:a xlink:type="simple" xlink:href="file:///l%22r85" text:style-name="Internet_20_link" text:visited-style-name="Visited_20_Internet_20_Link"><text:span text:style-name="T87">org.osgi.service.jaxrs.whiteboard.property</text:span></text:a><text:a xlink:type="simple" xlink:href="file:///l%22r85" text:style-name="Internet_20_link" text:visited-style-name="Visited_20_Internet_20_Link"><text:line-break/></text:a><text:a xlink:type="simple" xlink:href="file:///l%22r85" text:style-name="Internet_20_link" text:visited-style-name="Visited_20_Internet_20_Link"><text:span text:style-name="T87">types</text:span></text:a></text:p>
            </table:table-cell>
            <table:table-cell table:style-name="Table3.B5" office:value-type="string">
              <text:p text:style-name="P109"><text:span text:style-name="T97">JAX-RS Whiteboard Package Version 1.0.</text:span></text:p>
            </table:table-cell>
            <table:table-cell table:style-name="Table3.C5" office:value-type="string">
              <text:p text:style-name="P111"><text:bookmark-ref text:reference-format="page" text:ref-name="r85">50</text:bookmark-ref></text:p>
            </table:table-cell>
          </table:table-row>
        </table:table>
        <text:p text:style-name="P141"><text:bookmark text:name="r3"/><text:span text:style-name="T22">Package org.osgi.service.jaxrs.runtime</text:span></text:p>
        <text:p text:style-name="P113"><text:span text:style-name="Code_20_Small">@org.osgi.annotation.versioning.Version(value="1.0")</text:span></text:p>
        <text:p text:style-name="P113"><text:span text:style-name="T97">JAX-RS Runtime Package Version 1.0.</text:span></text:p>
        <text:p text:style-name="P113"><text:span text:style-name="T98">See:</text:span></text:p>
        <text:p text:style-name="P120"><text:a xlink:type="simple" xlink:href="file:///l%22r2" text:style-name="Internet_20_link" text:visited-style-name="Visited_20_Internet_20_Link"><text:span text:style-name="T98">Description</text:span></text:a></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10"><text:span text:style-name="Summary_20_Heading_20_Font1"><text:span text:style-name="T95">Interface Summary</text:span></text:span></text:p>
            </table:table-cell>
            <table:covered-table-cell/>
            <table:table-cell table:style-name="Table6.A1" office:value-type="string">
              <text:p text:style-name="P112"><text:span text:style-name="Page_20_Reference_20_Font"><text:span text:style-name="T96">Page</text:span></text:span></text:p>
            </table:table-cell>
          </table:table-row>
          <table:table-row table:style-name="Table6.1">
            <table:table-cell table:style-name="Table6.A2" office:value-type="string">
              <text:p text:style-name="P110"><text:a xlink:type="simple" xlink:href="file:///l%22r9" text:style-name="Internet_20_link" text:visited-style-name="Visited_20_Internet_20_Link"><text:span text:style-name="T87">JaxRSEndpoint</text:span></text:a></text:p>
            </table:table-cell>
            <table:table-cell table:style-name="Table6.B2" office:value-type="string">
              <text:p text:style-name="P110"><text:span text:style-name="T97">A JaxRSEndpoint service represents a registered JAX-RS whiteboard resource or application.</text:span></text:p>
            </table:table-cell>
            <table:table-cell table:style-name="Table6.C2" office:value-type="string">
              <text:p text:style-name="P112"><text:bookmark-ref text:reference-format="page" text:ref-name="r9">23</text:bookmark-ref></text:p>
            </table:table-cell>
          </table:table-row>
          <table:table-row table:style-name="Table6.1">
            <table:table-cell table:style-name="Table6.A3" office:value-type="string">
              <text:p text:style-name="P109"><text:a xlink:type="simple" xlink:href="file:///l%22r11" text:style-name="Internet_20_link" text:visited-style-name="Visited_20_Internet_20_Link"><text:span text:style-name="T87">JaxRSServiceRuntime</text:span></text:a></text:p>
            </table:table-cell>
            <table:table-cell table:style-name="Table6.B3" office:value-type="string">
              <text:p text:style-name="P109"><text:span text:style-name="T97">The JaxRSServiceRuntime service represents the runtime information of a JAX-RS Whiteboard implementation.</text:span></text:p>
            </table:table-cell>
            <table:table-cell table:style-name="Table6.C3" office:value-type="string">
              <text:p text:style-name="P111"><text:bookmark-ref text:reference-format="page" text:ref-name="r11">25</text:bookmark-ref></text:p>
            </table:table-cell>
          </table:table-row>
        </table:table>
        <text:p text:style-name="P101"/>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10"><text:span text:style-name="Summary_20_Heading_20_Font1"><text:span text:style-name="T95">Class Summary</text:span></text:span></text:p>
            </table:table-cell>
            <table:covered-table-cell/>
            <table:table-cell table:style-name="Table8.A1" office:value-type="string">
              <text:p text:style-name="P112"><text:span text:style-name="Page_20_Reference_20_Font"><text:span text:style-name="T96">Page</text:span></text:span></text:p>
            </table:table-cell>
          </table:table-row>
          <table:table-row table:style-name="Table8.1">
            <table:table-cell table:style-name="Table8.A2" office:value-type="string">
              <text:p text:style-name="P110"><text:a xlink:type="simple" xlink:href="file:///l%22r13" text:style-name="Internet_20_link" text:visited-style-name="Visited_20_Internet_20_Link"><text:span text:style-name="T87">JaxRSServiceRuntimeConstants</text:span></text:a></text:p>
            </table:table-cell>
            <table:table-cell table:style-name="Table8.B2" office:value-type="string">
              <text:p text:style-name="P110"><text:span text:style-name="T97">Defines standard names for Http Runtime Service constants.</text:span></text:p>
            </table:table-cell>
            <table:table-cell table:style-name="Table8.C2" office:value-type="string">
              <text:p text:style-name="P112"><text:bookmark-ref text:reference-format="page" text:ref-name="r13">26</text:bookmark-ref></text:p>
            </table:table-cell>
          </table:table-row>
        </table:table>
        <text:p text:style-name="P116"><text:bookmark text:name="r2"/><text:span text:style-name="T100">Package org.osgi.service.jaxrs.runtime Description</text:span></text:p>
        <text:p text:style-name="P117"><text:span text:style-name="T97">JAX-RS Runtime Package Version 1.0.</text:span></text:p>
        <text:p text:style-name="P117"><text:span text:style-name="T97">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17"><text:span text:style-name="T97">Example import for consumers using the API in this package:</text:span></text:p>
        <text:p text:style-name="P117"><text:span text:style-name="Code1">Import-Package: org.osgi.service.jaxrs.runtime; version="[1.0,2.0)"</text:span></text:p>
        <text:p text:style-name="P117"><text:span text:style-name="T97">Example import for providers implementing the API in this package:</text:span></text:p>
        <text:p text:style-name="P105"><text:span text:style-name="Code1">Import-Package: org.osgi.service.jaxrs.runtime; version="[1.0,1.1)"</text:span></text:p>
        <text:p text:style-name="P146"><text:bookmark text:name="r9"/><text:span text:style-name="T22">Interface JaxRSEndpoint</text:span></text:p>
        <text:p text:style-name="P118"><text:a xlink:type="simple" xlink:href="file:///l%22r3" text:style-name="Internet_20_link" text:visited-style-name="Visited_20_Internet_20_Link"><text:span text:style-name="T94">org.osgi.service.jaxrs.runtime</text:span></text:a></text:p>
        <text:p text:style-name="P114"/>
        <text:p text:style-name="P124"><text:span text:style-name="Code_20_Small1">@org.osgi.annotation.versioning.ProviderType</text:span><text:line-break/><text:span text:style-name="Code2">public interface </text:span><text:span text:style-name="Code2"><text:span text:style-name="T37">JaxRSEndpoint</text:span></text:span></text:p>
        <text:p text:style-name="P117"><text:span text:style-name="T97">A JaxRSEndpoint service represents a registered JAX-RS whiteboard resource or application.</text:span></text:p>
        <text:p text:style-name="P105"><text:span text:style-name="T97">It provides access to service properties representing the service, and the URI at which it is available.</text:span></text:p>
        <text:p text:style-name="P125"/>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26"><text:span text:style-name="Summary_20_Heading_20_Font2"><text:span text:style-name="T95">Field Summary</text:span></text:span></text:p>
            </table:table-cell>
            <table:covered-table-cell/>
            <table:table-cell table:style-name="Table9.A1" office:value-type="string">
              <text:p text:style-name="P128"><text:span text:style-name="Page_20_Reference_20_Font"><text:span text:style-name="T96">Page</text:span></text:span></text:p>
            </table:table-cell>
          </table:table-row>
          <table:table-row table:style-name="Table9.1">
            <table:table-cell table:style-name="Table9.A2" office:value-type="string">
              <text:p text:style-name="P130"><text:span text:style-name="Code_20_Small1"><text:span text:style-name="T102">String</text:span></text:span></text:p>
            </table:table-cell>
            <table:table-cell table:style-name="Table9.B2" office:value-type="string">
              <text:p text:style-name="P132"><text:a xlink:type="simple" xlink:href="file:///l%22r6" text:style-name="Internet_20_link" text:visited-style-name="Visited_20_Internet_20_Link"><text:span text:style-name="T88">JAX_RS_BUNDLE_ID</text:span></text:a></text:p>
              <text:p text:style-name="P134"><text:span text:style-name="T97">A service property providing the bundle id of the bundle which registered the whiteboard service.</text:span></text:p>
            </table:table-cell>
            <table:table-cell table:style-name="Table9.C2" office:value-type="string">
              <text:p text:style-name="P128"><text:bookmark-ref text:reference-format="page" text:ref-name="r6">23</text:bookmark-ref></text:p>
            </table:table-cell>
          </table:table-row>
          <table:table-row table:style-name="Table9.1">
            <table:table-cell table:style-name="Table9.A3" office:value-type="string">
              <text:p text:style-name="P129"><text:span text:style-name="Code_20_Small1"><text:span text:style-name="T102">String</text:span></text:span></text:p>
            </table:table-cell>
            <table:table-cell table:style-name="Table9.B3" office:value-type="string">
              <text:p text:style-name="P131"><text:a xlink:type="simple" xlink:href="file:///l%22r5" text:style-name="Internet_20_link" text:visited-style-name="Visited_20_Internet_20_Link"><text:span text:style-name="T88">JAX_RS_BUNDLE_SYMBOLICNAME</text:span></text:a></text:p>
              <text:p text:style-name="P133"><text:span text:style-name="T97">A service property providing the symbolic name of the bundle which registered the whiteboard service.</text:span></text:p>
            </table:table-cell>
            <table:table-cell table:style-name="Table9.C3" office:value-type="string">
              <text:p text:style-name="P127"><text:bookmark-ref text:reference-format="page" text:ref-name="r5">23</text:bookmark-ref></text:p>
            </table:table-cell>
          </table:table-row>
          <table:table-row table:style-name="Table9.1">
            <table:table-cell table:style-name="Table9.A4" office:value-type="string">
              <text:p text:style-name="P129"><text:span text:style-name="Code_20_Small1"><text:span text:style-name="T102">String</text:span></text:span></text:p>
            </table:table-cell>
            <table:table-cell table:style-name="Table9.B4" office:value-type="string">
              <text:p text:style-name="P131"><text:a xlink:type="simple" xlink:href="file:///l%22r7" text:style-name="Internet_20_link" text:visited-style-name="Visited_20_Internet_20_Link"><text:span text:style-name="T88">JAX_RS_BUNDLE_VERSION</text:span></text:a></text:p>
              <text:p text:style-name="P133"><text:span text:style-name="T97">A service property providing the bundle version of the bundle which registered the whiteboard service.</text:span></text:p>
            </table:table-cell>
            <table:table-cell table:style-name="Table9.C4" office:value-type="string">
              <text:p text:style-name="P127"><text:bookmark-ref text:reference-format="page" text:ref-name="r7">23</text:bookmark-ref></text:p>
            </table:table-cell>
          </table:table-row>
          <table:table-row table:style-name="Table9.1">
            <table:table-cell table:style-name="Table9.A5" office:value-type="string">
              <text:p text:style-name="P129"><text:span text:style-name="Code_20_Small1"><text:span text:style-name="T102">String</text:span></text:span></text:p>
            </table:table-cell>
            <table:table-cell table:style-name="Table9.B5" office:value-type="string">
              <text:p text:style-name="P131"><text:a xlink:type="simple" xlink:href="file:///l%22r8" text:style-name="Internet_20_link" text:visited-style-name="Visited_20_Internet_20_Link"><text:span text:style-name="T88">JAX_RS_SERVICE_ID</text:span></text:a></text:p>
              <text:p text:style-name="P133"><text:span text:style-name="T97">A service property providing the service id of the whiteboard service.</text:span></text:p>
            </table:table-cell>
            <table:table-cell table:style-name="Table9.C5" office:value-type="string">
              <text:p text:style-name="P127"><text:bookmark-ref text:reference-format="page" text:ref-name="r8">23</text:bookmark-ref></text:p>
            </table:table-cell>
          </table:table-row>
          <table:table-row table:style-name="Table9.1">
            <table:table-cell table:style-name="Table9.A6" office:value-type="string">
              <text:p text:style-name="P129"><text:span text:style-name="Code_20_Small1"><text:span text:style-name="T102">String</text:span></text:span></text:p>
            </table:table-cell>
            <table:table-cell table:style-name="Table9.B6" office:value-type="string">
              <text:p text:style-name="P131"><text:a xlink:type="simple" xlink:href="file:///l%22r4" text:style-name="Internet_20_link" text:visited-style-name="Visited_20_Internet_20_Link"><text:span text:style-name="T88">JAX_RS_URI</text:span></text:a></text:p>
              <text:p text:style-name="P133"><text:span text:style-name="T97">A service property representing the URI(s) at which this resource or application is available.</text:span></text:p>
            </table:table-cell>
            <table:table-cell table:style-name="Table9.C6" office:value-type="string">
              <text:p text:style-name="P127"><text:bookmark-ref text:reference-format="page" text:ref-name="r4">23</text:bookmark-ref></text:p>
            </table:table-cell>
          </table:table-row>
        </table:table>
        <text:p text:style-name="P166"><text:span text:style-name="T22">Field Detail</text:span></text:p>
        <text:p text:style-name="P168"><text:bookmark text:name="r4"/><text:span text:style-name="T22">JAX_RS_URI</text:span></text:p>
        <text:p text:style-name="P108"><text:span text:style-name="Code2">public static final String </text:span><text:span text:style-name="Code2"><text:span text:style-name="T37">JAX_RS_URI</text:span></text:span><text:span text:style-name="Code2"><text:span text:style-name="T86"> = "osgi.jaxrs.uri"</text:span></text:span></text:p>
        <text:p text:style-name="P120"><text:span text:style-name="T97">A service property representing the URI(s) at which this resource or application is available.</text:span></text:p>
        <text:p text:style-name="P135"/>
        <text:p text:style-name="P169"><text:bookmark text:name="r5"/><text:span text:style-name="T22">JAX_RS_BUNDLE_SYMBOLICNAME</text:span></text:p>
        <text:p text:style-name="P108"><text:span text:style-name="Code2">public static final String </text:span><text:span text:style-name="Code2"><text:span text:style-name="T37">JAX_RS_BUNDLE_SYMBOLICNAME</text:span></text:span><text:span text:style-name="Code2"><text:span text:style-name="T86"> = "osgi.jaxrs.bundle.symbolicname"</text:span></text:span></text:p>
        <text:p text:style-name="P120"><text:span text:style-name="T97">A service property providing the symbolic name of the bundle which registered the whiteboard service.</text:span></text:p>
        <text:p text:style-name="P135"/>
        <text:p text:style-name="P169"><text:bookmark text:name="r6"/><text:span text:style-name="T22">JAX_RS_BUNDLE_ID</text:span></text:p>
        <text:p text:style-name="P108"><text:span text:style-name="Code2">public static final String </text:span><text:span text:style-name="Code2"><text:span text:style-name="T37">JAX_RS_BUNDLE_ID</text:span></text:span><text:span text:style-name="Code2"><text:span text:style-name="T86"> = "osgi.jaxrs.bundle.id"</text:span></text:span></text:p>
        <text:p text:style-name="P120"><text:span text:style-name="T97">A service property providing the bundle id of the bundle which registered the whiteboard service.</text:span></text:p>
        <text:p text:style-name="P135"/>
        <text:p text:style-name="P169"><text:bookmark text:name="r7"/><text:span text:style-name="T22">JAX_RS_BUNDLE_VERSION</text:span></text:p>
        <text:p text:style-name="P108"><text:span text:style-name="Code2">public static final String </text:span><text:span text:style-name="Code2"><text:span text:style-name="T37">JAX_RS_BUNDLE_VERSION</text:span></text:span><text:span text:style-name="Code2"><text:span text:style-name="T86"> = "osgi.jaxrs.bundle.version"</text:span></text:span></text:p>
        <text:p text:style-name="P120"><text:span text:style-name="T97">A service property providing the bundle version of the bundle which registered the whiteboard service.</text:span></text:p>
        <text:p text:style-name="P135"/>
        <text:p text:style-name="P169"><text:bookmark text:name="r8"/><text:span text:style-name="T22">JAX_RS_SERVICE_ID</text:span></text:p>
        <text:p text:style-name="P108"><text:span text:style-name="Code2">public static final String </text:span><text:span text:style-name="Code2"><text:span text:style-name="T37">JAX_RS_SERVICE_ID</text:span></text:span><text:span text:style-name="Code2"><text:span text:style-name="T86"> = "osgi.jaxrs.service.id"</text:span></text:span></text:p>
        <text:p text:style-name="P120"><text:soft-page-break/><text:span text:style-name="T97">A service property providing the service id of the whiteboard service.</text:span></text:p>
        <text:p text:style-name="P157"><text:bookmark text:name="r11"/><text:span text:style-name="T22">Interface JaxRSServiceRuntime</text:span></text:p>
        <text:p text:style-name="P118"><text:a xlink:type="simple" xlink:href="file:///l%22r3" text:style-name="Internet_20_link" text:visited-style-name="Visited_20_Internet_20_Link"><text:span text:style-name="T94">org.osgi.service.jaxrs.runtime</text:span></text:a></text:p>
        <text:p text:style-name="P114"/>
        <text:p text:style-name="P124"><text:span text:style-name="Code_20_Small1">@org.osgi.annotation.versioning.ProviderType</text:span><text:line-break/><text:span text:style-name="Code2">public interface </text:span><text:span text:style-name="Code2"><text:span text:style-name="T37">JaxRSServiceRuntime</text:span></text:span></text:p>
        <text:p text:style-name="P117"><text:span text:style-name="T97">The JaxRSServiceRuntime service represents the runtime information of a JAX-RS Whiteboard implementation.</text:span></text:p>
        <text:p text:style-name="P117"><text:span text:style-name="T97">It provides access to DTOs representing the current state of the service.</text:span></text:p>
        <text:p text:style-name="P107"><text:span text:style-name="T97">The JaxRSServiceRuntime service must be registered with the </text:span><text:a xlink:type="simple" xlink:href="file:///l%22r12" text:style-name="Internet_20_link" text:visited-style-name="Visited_20_Internet_20_Link"><text:span text:style-name="T104">JaxRSServiceRuntimeConstants.JAX_RS_SERVICE_ENDPOINT</text:span></text:a><text:span text:style-name="T99"> service property.</text:span></text:p>
        <text:p text:style-name="P118"><text:span text:style-name="T98">ThreadSafe</text:span></text:p>
        <text:p text:style-name="P125"/>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26"><text:span text:style-name="Summary_20_Heading_20_Font2"><text:span text:style-name="T95">Method Summary</text:span></text:span></text:p>
            </table:table-cell>
            <table:covered-table-cell/>
            <table:table-cell table:style-name="Table11.A1" office:value-type="string">
              <text:p text:style-name="P128"><text:span text:style-name="Page_20_Reference_20_Font"><text:span text:style-name="T96">Page</text:span></text:span></text:p>
            </table:table-cell>
          </table:table-row>
          <table:table-row table:style-name="Table11.1">
            <table:table-cell table:style-name="Table11.A2" office:value-type="string">
              <text:p text:style-name="P130"><text:a xlink:type="simple" xlink:href="file:///l%22r70" text:style-name="Internet_20_link" text:visited-style-name="Visited_20_Internet_20_Link"><text:span text:style-name="T90">RuntimeDTO</text:span></text:a></text:p>
            </table:table-cell>
            <table:table-cell table:style-name="Table11.B2" office:value-type="string">
              <text:p text:style-name="P132"><text:a xlink:type="simple" xlink:href="file:///l%22r10" text:style-name="Internet_20_link" text:visited-style-name="Visited_20_Internet_20_Link"><text:span text:style-name="T88">getRuntimeDTO</text:span></text:a><text:span text:style-name="Code2"><text:span text:style-name="T105">()</text:span></text:span></text:p>
              <text:p text:style-name="P134"><text:span text:style-name="T97">Return the runtime DTO representing the current state.</text:span></text:p>
            </table:table-cell>
            <table:table-cell table:style-name="Table11.C2" office:value-type="string">
              <text:p text:style-name="P128"><text:bookmark-ref text:reference-format="page" text:ref-name="r10">25</text:bookmark-ref></text:p>
            </table:table-cell>
          </table:table-row>
        </table:table>
        <text:p text:style-name="P166"><text:span text:style-name="T22">Method Detail</text:span></text:p>
        <text:p text:style-name="P168"><text:bookmark text:name="r10"/><text:span text:style-name="T22">getRuntimeDTO</text:span></text:p>
        <text:p text:style-name="P108"><text:a xlink:type="simple" xlink:href="file:///l%22r70" text:style-name="Internet_20_link" text:visited-style-name="Visited_20_Internet_20_Link"><text:span text:style-name="T104">RuntimeDTO</text:span></text:a><text:span text:style-name="Code2"><text:span text:style-name="T106"> </text:span></text:span><text:span text:style-name="Code2"><text:span text:style-name="T107">getRuntimeDTO</text:span></text:span><text:span text:style-name="Code2"><text:span text:style-name="T108">()</text:span></text:span></text:p>
        <text:p text:style-name="P120"><text:span text:style-name="T97">Return the runtime DTO representing the current state.</text:span></text:p>
        <text:p text:style-name="P121"><text:span text:style-name="T98">Returns:</text:span></text:p>
        <text:p text:style-name="P136"><text:span text:style-name="T97">The runtime DTO.</text:span></text:p>
        <text:p text:style-name="P159"><text:bookmark text:name="r13"/><text:span text:style-name="T22">Class JaxRSServiceRuntimeConstants</text:span></text:p>
        <text:p text:style-name="P118"><text:a xlink:type="simple" xlink:href="file:///l%22r3" text:style-name="Internet_20_link" text:visited-style-name="Visited_20_Internet_20_Link"><text:span text:style-name="T94">org.osgi.service.jaxrs.runtime</text:span></text:a></text:p>
        <text:p text:style-name="P115"><text:span text:style-name="Code2">java.lang.Object</text:span></text:p>
        <text:p text:style-name="P106"><text:span text:style-name="Code2">  </text:span><text:span text:style-name="Code2"><draw:frame draw:style-name="fr3" text:anchor-type="as-char" svg:width="0.1563in" svg:height="0.1457in" draw:z-index="21"><draw:image xlink:href="Pictures/100002000000000F0000000EBCC3FB4515936C88.png" xlink:type="simple" xlink:show="embed" xlink:actuate="onLoad"/></draw:frame></text:span><text:span text:style-name="Code2"><text:span text:style-name="T37">org.osgi.service.jaxrs.runtime.JaxRSServiceRuntimeConstants</text:span></text:span></text:p>
        <text:p text:style-name="P114"/>
        <text:p text:style-name="P139"><text:span text:style-name="Code2">final public class </text:span><text:span text:style-name="Code2"><text:span text:style-name="T37">JaxRSServiceRuntimeConstants</text:span></text:span></text:p>
        <text:p text:style-name="P108"><text:span text:style-name="Code2">extends Object</text:span></text:p>
        <text:p text:style-name="P105"><text:span text:style-name="T97">Defines standard names for Http Runtime Service constants.</text:span></text:p>
        <text:p text:style-name="P125"/>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26"><text:span text:style-name="Summary_20_Heading_20_Font2"><text:span text:style-name="T95">Field Summary</text:span></text:span></text:p>
            </table:table-cell>
            <table:covered-table-cell/>
            <table:table-cell table:style-name="Table13.A1" office:value-type="string">
              <text:p text:style-name="P128"><text:span text:style-name="Page_20_Reference_20_Font"><text:span text:style-name="T96">Page</text:span></text:span></text:p>
            </table:table-cell>
          </table:table-row>
          <table:table-row table:style-name="Table13.1">
            <table:table-cell table:style-name="Table13.A2" office:value-type="string">
              <text:p text:style-name="P130"><text:span text:style-name="Code_20_Small1"><text:span text:style-name="T102">static String</text:span></text:span></text:p>
            </table:table-cell>
            <table:table-cell table:style-name="Table13.B2" office:value-type="string">
              <text:p text:style-name="P132"><text:a xlink:type="simple" xlink:href="file:///l%22r12" text:style-name="Internet_20_link" text:visited-style-name="Visited_20_Internet_20_Link"><text:span text:style-name="T88">JAX_RS_SERVICE_ENDPOINT</text:span></text:a></text:p>
              <text:p text:style-name="P134"><text:span text:style-name="T97">JAX-RS Runtime Service service property specifying the endpoints upon which the JAX-RS implementation is available.</text:span></text:p>
            </table:table-cell>
            <table:table-cell table:style-name="Table13.C2" office:value-type="string">
              <text:p text:style-name="P128"><text:bookmark-ref text:reference-format="page" text:ref-name="r12">26</text:bookmark-ref></text:p>
            </table:table-cell>
          </table:table-row>
        </table:table>
        <text:p text:style-name="P166"><text:span text:style-name="T22">Field Detail</text:span></text:p>
        <text:p text:style-name="P168"><text:bookmark text:name="r12"/><text:span text:style-name="T22">JAX_RS_SERVICE_ENDPOINT</text:span></text:p>
        <text:p text:style-name="P108"><text:span text:style-name="Code2">public static final String </text:span><text:span text:style-name="Code2"><text:span text:style-name="T37">JAX_RS_SERVICE_ENDPOINT</text:span></text:span><text:span text:style-name="Code2"><text:span text:style-name="T86"> = "osgi.jaxrs.endpoint"</text:span></text:span></text:p>
        <text:p text:style-name="P122"><text:span text:style-name="T97">JAX-RS Runtime Service service property specifying the endpoints upon which the JAX-RS implementation is available.</text:span></text:p>
        <text:p text:style-name="P122"><text:span text:style-name="T97">An endpoint value is a URL or a relative path, to which the JAX-RS Whiteboard implementation is listening. For example, </text:span><text:span text:style-name="Code2">http://192.168.1.10:8080/</text:span><text:span text:style-name="T97"> or </text:span><text:span text:style-name="Code2">/myapp/</text:span><text:span text:style-name="T97">. A relative path may be used if the scheme and authority parts of the URL are not known, e.g. if a bridged Http Whiteboard implementation is used. If the JAX-RS Whiteboard implementation is serving the root context and neither scheme nor authority is known, the value of the property is "/". Both, a URL and a relative path, must end with a slash.</text:span></text:p>
        <text:p text:style-name="P122"><text:span text:style-name="T97">A JAX-RS Whiteboard implementation can be listening on multiple endpoints.</text:span></text:p>
        <text:p text:style-name="P120"><text:span text:style-name="T97">The value of this service property must be of type </text:span><text:span text:style-name="Code2">String</text:span><text:span text:style-name="T97">, </text:span><text:span text:style-name="Code2">String[]</text:span><text:span text:style-name="T97">, or </text:span><text:span text:style-name="Code2">Collection&lt;String&gt;</text:span><text:span text:style-name="T97">.</text:span></text:p>
        <text:p text:style-name="P143"><text:bookmark text:name="r15"/><text:span text:style-name="T22">Package org.osgi.service.jaxrs.runtime.dto</text:span></text:p>
        <text:p text:style-name="P113"><text:span text:style-name="Code_20_Small">@org.osgi.annotation.versioning.Version(value="1.0")</text:span></text:p>
        <text:p text:style-name="P113"><text:span text:style-name="T97">JAX-RS Runtime DTO Package Version 1.0.</text:span></text:p>
        <text:p text:style-name="P113"><text:span text:style-name="T98">See:</text:span></text:p>
        <text:p text:style-name="P120"><text:a xlink:type="simple" xlink:href="file:///l%22r14" text:style-name="Internet_20_link" text:visited-style-name="Visited_20_Internet_20_Link"><text:span text:style-name="T98">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10"><text:span text:style-name="Summary_20_Heading_20_Font1"><text:span text:style-name="T95">Class Summary</text:span></text:span></text:p>
            </table:table-cell>
            <table:covered-table-cell/>
            <table:table-cell table:style-name="Table15.A1" office:value-type="string">
              <text:p text:style-name="P112"><text:span text:style-name="Page_20_Reference_20_Font"><text:span text:style-name="T96">Page</text:span></text:span></text:p>
            </table:table-cell>
          </table:table-row>
          <table:table-row table:style-name="Table15.1">
            <table:table-cell table:style-name="Table15.A2" office:value-type="string">
              <text:p text:style-name="P110"><text:a xlink:type="simple" xlink:href="file:///l%22r23" text:style-name="Internet_20_link" text:visited-style-name="Visited_20_Internet_20_Link"><text:span text:style-name="T87">ApplicationDTO</text:span></text:a></text:p>
            </table:table-cell>
            <table:table-cell table:style-name="Table15.B2" office:value-type="string">
              <text:p text:style-name="P110"><text:span text:style-name="T97">Represents common information about a JAX-RS resource service.</text:span></text:p>
            </table:table-cell>
            <table:table-cell table:style-name="Table15.C2" office:value-type="string">
              <text:p text:style-name="P112"><text:bookmark-ref text:reference-format="page" text:ref-name="r23">28</text:bookmark-ref></text:p>
            </table:table-cell>
          </table:table-row>
          <table:table-row table:style-name="Table15.1">
            <table:table-cell table:style-name="Table15.A3" office:value-type="string">
              <text:p text:style-name="P109"><text:a xlink:type="simple" xlink:href="file:///l%22r32" text:style-name="Internet_20_link" text:visited-style-name="Visited_20_Internet_20_Link"><text:span text:style-name="T87">DTOConstants</text:span></text:a></text:p>
            </table:table-cell>
            <table:table-cell table:style-name="Table15.B3" office:value-type="string">
              <text:p text:style-name="P109"><text:span text:style-name="T97">Defines standard constants for the DTOs.</text:span></text:p>
            </table:table-cell>
            <table:table-cell table:style-name="Table15.C3" office:value-type="string">
              <text:p text:style-name="P111"><text:bookmark-ref text:reference-format="page" text:ref-name="r32">30</text:bookmark-ref></text:p>
            </table:table-cell>
          </table:table-row>
          <table:table-row table:style-name="Table15.1">
            <table:table-cell table:style-name="Table15.A4" office:value-type="string">
              <text:p text:style-name="P109"><text:a xlink:type="simple" xlink:href="file:///l%22r41" text:style-name="Internet_20_link" text:visited-style-name="Visited_20_Internet_20_Link"><text:span text:style-name="T87">ExtensionDTO</text:span></text:a></text:p>
            </table:table-cell>
            <table:table-cell table:style-name="Table15.B4" office:value-type="string">
              <text:p text:style-name="P109"><text:span text:style-name="T97">Represents a JAX-RS Filter service currently being hosted by the </text:span><text:a xlink:type="simple" xlink:href="file:///l%22r11" text:style-name="Internet_20_link" text:visited-style-name="Visited_20_Internet_20_Link"><text:span text:style-name="T89">JaxRSServiceRuntime</text:span></text:a></text:p>
            </table:table-cell>
            <table:table-cell table:style-name="Table15.C4" office:value-type="string">
              <text:p text:style-name="P111"><text:bookmark-ref text:reference-format="page" text:ref-name="r41">32</text:bookmark-ref></text:p>
            </table:table-cell>
          </table:table-row>
          <table:table-row table:style-name="Table15.1">
            <table:table-cell table:style-name="Table15.A5" office:value-type="string">
              <text:p text:style-name="P109"><text:a xlink:type="simple" xlink:href="file:///l%22r44" text:style-name="Internet_20_link" text:visited-style-name="Visited_20_Internet_20_Link"><text:span text:style-name="T87">FailedApplicationDTO</text:span></text:a></text:p>
            </table:table-cell>
            <table:table-cell table:style-name="Table15.B5" office:value-type="string">
              <text:p text:style-name="P109"><text:span text:style-name="T97">Represents a JAX-RS service which is currently not being used due to a problem.</text:span></text:p>
            </table:table-cell>
            <table:table-cell table:style-name="Table15.C5" office:value-type="string">
              <text:p text:style-name="P111"><text:bookmark-ref text:reference-format="page" text:ref-name="r44">34</text:bookmark-ref></text:p>
            </table:table-cell>
          </table:table-row>
          <table:table-row table:style-name="Table15.1">
            <table:table-cell table:style-name="Table15.A6" office:value-type="string">
              <text:p text:style-name="P109"><text:a xlink:type="simple" xlink:href="file:///l%22r47" text:style-name="Internet_20_link" text:visited-style-name="Visited_20_Internet_20_Link"><text:span text:style-name="T87">FailedExtensionDTO</text:span></text:a></text:p>
            </table:table-cell>
            <table:table-cell table:style-name="Table15.B6" office:value-type="string">
              <text:p text:style-name="P109"><text:span text:style-name="T97">Represents a JAX-RS Filter service which is currently not being used due to a problem.</text:span></text:p>
            </table:table-cell>
            <table:table-cell table:style-name="Table15.C6" office:value-type="string">
              <text:p text:style-name="P111"><text:bookmark-ref text:reference-format="page" text:ref-name="r47">36</text:bookmark-ref></text:p>
            </table:table-cell>
          </table:table-row>
          <table:table-row table:style-name="Table15.1">
            <table:table-cell table:style-name="Table15.A7" office:value-type="string">
              <text:p text:style-name="P109"><text:a xlink:type="simple" xlink:href="file:///l%22r50" text:style-name="Internet_20_link" text:visited-style-name="Visited_20_Internet_20_Link"><text:span text:style-name="T87">FailedResourceDTO</text:span></text:a></text:p>
            </table:table-cell>
            <table:table-cell table:style-name="Table15.B7" office:value-type="string">
              <text:p text:style-name="P109"><text:span text:style-name="T97">Represents a JAX-RS service which is currently not being used due to a problem.</text:span></text:p>
            </table:table-cell>
            <table:table-cell table:style-name="Table15.C7" office:value-type="string">
              <text:p text:style-name="P111"><text:bookmark-ref text:reference-format="page" text:ref-name="r50">38</text:bookmark-ref></text:p>
            </table:table-cell>
          </table:table-row>
          <table:table-row table:style-name="Table15.1">
            <table:table-cell table:style-name="Table15.A8" office:value-type="string">
              <text:p text:style-name="P109"><text:a xlink:type="simple" xlink:href="file:///l%22r55" text:style-name="Internet_20_link" text:visited-style-name="Visited_20_Internet_20_Link"><text:span text:style-name="T87">ResourceDTO</text:span></text:a></text:p>
            </table:table-cell>
            <table:table-cell table:style-name="Table15.B8" office:value-type="string">
              <text:p text:style-name="P109"><text:span text:style-name="T97">Represents common information about a JAX-RS resource service.</text:span></text:p>
            </table:table-cell>
            <table:table-cell table:style-name="Table15.C8" office:value-type="string">
              <text:p text:style-name="P111"><text:bookmark-ref text:reference-format="page" text:ref-name="r55">40</text:bookmark-ref></text:p>
            </table:table-cell>
          </table:table-row>
          <table:table-row table:style-name="Table15.1">
            <table:table-cell table:style-name="Table15.A9" office:value-type="string">
              <text:p text:style-name="P109"><text:a xlink:type="simple" xlink:href="file:///l%22r62" text:style-name="Internet_20_link" text:visited-style-name="Visited_20_Internet_20_Link"><text:span text:style-name="T87">ResourceMethodInfoDTO</text:span></text:a></text:p>
            </table:table-cell>
            <table:table-cell table:style-name="Table15.B9" office:value-type="string">
              <text:p text:style-name="P109"><text:span text:style-name="T97">Represents information about a JAX-RS resource method.</text:span></text:p>
            </table:table-cell>
            <table:table-cell table:style-name="Table15.C9" office:value-type="string">
              <text:p text:style-name="P111"><text:bookmark-ref text:reference-format="page" text:ref-name="r62">42</text:bookmark-ref></text:p>
            </table:table-cell>
          </table:table-row>
          <table:table-row table:style-name="Table15.1">
            <table:table-cell table:style-name="Table15.A10" office:value-type="string">
              <text:p text:style-name="P109"><text:a xlink:type="simple" xlink:href="file:///l%22r70" text:style-name="Internet_20_link" text:visited-style-name="Visited_20_Internet_20_Link"><text:span text:style-name="T87">RuntimeDTO</text:span></text:a></text:p>
            </table:table-cell>
            <table:table-cell table:style-name="Table15.B10" office:value-type="string">
              <text:p text:style-name="P109"><text:span text:style-name="T97">Represents the state of a Http Service Runtime.</text:span></text:p>
            </table:table-cell>
            <table:table-cell table:style-name="Table15.C10" office:value-type="string">
              <text:p text:style-name="P111"><text:bookmark-ref text:reference-format="page" text:ref-name="r70">44</text:bookmark-ref></text:p>
            </table:table-cell>
          </table:table-row>
        </table:table>
        <text:p text:style-name="P116"><text:bookmark text:name="r14"/><text:span text:style-name="T100">Package org.osgi.service.jaxrs.runtime.dto Description</text:span></text:p>
        <text:p text:style-name="P117"><text:span text:style-name="T97">JAX-RS Runtime DTO Package Version 1.0.</text:span></text:p>
        <text:p text:style-name="P117"><text:span text:style-name="T97">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17"><text:span text:style-name="T97">Example import for consumers using the API in this package:</text:span></text:p>
        <text:p text:style-name="P117"><text:span text:style-name="Code1">Import-Package: org.osgi.service.jaxrs.runtime.dto; version="[1.0,2.0)"</text:span></text:p>
        <text:p text:style-name="P117"><text:span text:style-name="T97">Example import for providers implementing the API in this package:</text:span></text:p>
        <text:p text:style-name="P105"><text:span text:style-name="Code1">Import-Package: org.osgi.service.jaxrs.runtime.dto; version="[1.0,1.1)"</text:span></text:p>
        <text:p text:style-name="P147"><text:bookmark text:name="r23"/><text:span text:style-name="T22">Class ApplicationDTO</text:span></text:p>
        <text:p text:style-name="P118"><text:a xlink:type="simple" xlink:href="file:///l%22r15" text:style-name="Internet_20_link" text:visited-style-name="Visited_20_Internet_20_Link"><text:span text:style-name="T94">org.osgi.service.jaxrs.runtime.dto</text:span></text:a></text:p>
        <text:p text:style-name="P115"><text:span text:style-name="Code2">java.lang.Object</text:span></text:p>
        <text:p text:style-name="P119"><text:span text:style-name="Code2">  </text:span><text:span text:style-name="Code2"><draw:frame draw:style-name="fr3" draw:name="Image1" text:anchor-type="as-char" svg:width="0.1563in" svg:height="0.1457in" draw:z-index="22"><draw:image xlink:href="Pictures/100002000000000F0000000EBCC3FB4515936C88.png" xlink:type="simple" xlink:show="embed" xlink:actuate="onLoad"/></draw:frame></text:span><text:span text:style-name="Code2">org.osgi.dto.DTO</text:span></text:p>
        <text:p text:style-name="P106"><text:span text:style-name="Code2">      </text:span><text:span text:style-name="Code2"><draw:frame draw:style-name="fr3" draw:name="Image2" text:anchor-type="as-char" svg:width="0.1563in" svg:height="0.1457in" draw:z-index="23"><draw:image xlink:href="Pictures/100002000000000F0000000EBCC3FB4515936C88.png" xlink:type="simple" xlink:show="embed" xlink:actuate="onLoad"/></draw:frame></text:span><text:span text:style-name="Code2"><text:span text:style-name="T37">org.osgi.service.jaxrs.runtime.dto.ApplicationDTO</text:span></text:span></text:p>
        <text:p text:style-name="P171"><text:span text:style-name="T21">Direct Known Subclasses:</text:span></text:p>
        <text:p text:style-name="P123"><text:a xlink:type="simple" xlink:href="file:///l%22r44" text:style-name="Internet_20_link" text:visited-style-name="Visited_20_Internet_20_Link"><text:span text:style-name="T97">FailedApplicationDTO</text:span></text:a></text:p>
        <text:p text:style-name="P114"/>
        <text:p text:style-name="P139"><text:span text:style-name="Code2">abstract public class </text:span><text:span text:style-name="Code2"><text:span text:style-name="T37">ApplicationDTO</text:span></text:span></text:p>
        <text:p text:style-name="P108"><text:span text:style-name="Code2">extends org.osgi.dto.DTO</text:span></text:p>
        <text:p text:style-name="P107"><text:span text:style-name="T97">Represents common information about a JAX-RS resource service.</text:span></text:p>
        <text:p text:style-name="P118"><text:span text:style-name="T98">NotThreadSafe</text:span></text:p>
        <text:p text:style-name="P125"/>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26"><text:span text:style-name="Summary_20_Heading_20_Font2"><text:span text:style-name="T95">Field Summary</text:span></text:span></text:p>
            </table:table-cell>
            <table:covered-table-cell/>
            <table:table-cell table:style-name="Table17.A1" office:value-type="string">
              <text:p text:style-name="P128"><text:span text:style-name="Page_20_Reference_20_Font"><text:span text:style-name="T96">Page</text:span></text:span></text:p>
            </table:table-cell>
          </table:table-row>
          <table:table-row table:style-name="Table17.1">
            <table:table-cell table:style-name="Table17.A2" office:value-type="string">
              <text:p text:style-name="P130"><text:span text:style-name="Code_20_Small1"><text:span text:style-name="T102">String</text:span></text:span></text:p>
            </table:table-cell>
            <table:table-cell table:style-name="Table17.B2" office:value-type="string">
              <text:p text:style-name="P132"><text:a xlink:type="simple" xlink:href="file:///l%22r17" text:style-name="Internet_20_link" text:visited-style-name="Visited_20_Internet_20_Link"><text:span text:style-name="T88">base</text:span></text:a></text:p>
              <text:p text:style-name="P134"><text:span text:style-name="T97">The base URI of the resource defined by </text:span><text:a xlink:type="simple" xlink:href="file:///l%22r75" text:style-name="Internet_20_link" text:visited-style-name="Visited_20_Internet_20_Link"><text:span text:style-name="T89">JaxRSWhiteboardConstants.JAX_RS_APPLICATION_BASE</text:span></text:a><text:span text:style-name="T99">.</text:span></text:p>
            </table:table-cell>
            <table:table-cell table:style-name="Table17.C2" office:value-type="string">
              <text:p text:style-name="P128"><text:bookmark-ref text:reference-format="page" text:ref-name="r17">29</text:bookmark-ref></text:p>
            </table:table-cell>
          </table:table-row>
          <table:table-row table:style-name="Table17.1">
            <table:table-cell table:style-name="Table17.A3" office:value-type="string">
              <text:p text:style-name="P129"><text:a xlink:type="simple" xlink:href="file:///l%22r41" text:style-name="Internet_20_link" text:visited-style-name="Visited_20_Internet_20_Link"><text:span text:style-name="T90">ExtensionDTO</text:span></text:a><text:span text:style-name="Code_20_Small1"><text:span text:style-name="T103">[]</text:span></text:span></text:p>
            </table:table-cell>
            <table:table-cell table:style-name="Table17.B3" office:value-type="string">
              <text:p text:style-name="P131"><text:a xlink:type="simple" xlink:href="file:///l%22r20" text:style-name="Internet_20_link" text:visited-style-name="Visited_20_Internet_20_Link"><text:span text:style-name="T88">extensionDTOs</text:span></text:a></text:p>
              <text:p text:style-name="P133"><text:span text:style-name="T97">Returns the representations of the dynamic JAX-RS extension services associated with this Application.</text:span></text:p>
            </table:table-cell>
            <table:table-cell table:style-name="Table17.C3" office:value-type="string">
              <text:p text:style-name="P127"><text:bookmark-ref text:reference-format="page" text:ref-name="r20">29</text:bookmark-ref></text:p>
            </table:table-cell>
          </table:table-row>
          <table:table-row table:style-name="Table17.1">
            <table:table-cell table:style-name="Table17.A4" office:value-type="string">
              <text:p text:style-name="P129"><text:span text:style-name="Code_20_Small1"><text:span text:style-name="T102">String</text:span></text:span></text:p>
            </table:table-cell>
            <table:table-cell table:style-name="Table17.B4" office:value-type="string">
              <text:p text:style-name="P131"><text:a xlink:type="simple" xlink:href="file:///l%22r16" text:style-name="Internet_20_link" text:visited-style-name="Visited_20_Internet_20_Link"><text:span text:style-name="T88">name</text:span></text:a></text:p>
              <text:p text:style-name="P133"><text:span text:style-name="T97">The name of the resource.</text:span></text:p>
            </table:table-cell>
            <table:table-cell table:style-name="Table17.C4" office:value-type="string">
              <text:p text:style-name="P127"><text:bookmark-ref text:reference-format="page" text:ref-name="r16">28</text:bookmark-ref></text:p>
            </table:table-cell>
          </table:table-row>
          <table:table-row table:style-name="Table17.1">
            <table:table-cell table:style-name="Table17.A5" office:value-type="string">
              <text:p text:style-name="P129"><text:a xlink:type="simple" xlink:href="file:///l%22r55" text:style-name="Internet_20_link" text:visited-style-name="Visited_20_Internet_20_Link"><text:span text:style-name="T90">ResourceDTO</text:span></text:a><text:span text:style-name="Code_20_Small1"><text:span text:style-name="T103">[]</text:span></text:span></text:p>
            </table:table-cell>
            <table:table-cell table:style-name="Table17.B5" office:value-type="string">
              <text:p text:style-name="P131"><text:a xlink:type="simple" xlink:href="file:///l%22r19" text:style-name="Internet_20_link" text:visited-style-name="Visited_20_Internet_20_Link"><text:span text:style-name="T88">resourceDTOs</text:span></text:a></text:p>
              <text:p text:style-name="P133"><text:span text:style-name="T97">Returns the representations of the dynamic JAX-RS resource services associated with this Application.</text:span></text:p>
            </table:table-cell>
            <table:table-cell table:style-name="Table17.C5" office:value-type="string">
              <text:p text:style-name="P127"><text:bookmark-ref text:reference-format="page" text:ref-name="r19">29</text:bookmark-ref></text:p>
            </table:table-cell>
          </table:table-row>
          <table:table-row table:style-name="Table17.1">
            <table:table-cell table:style-name="Table17.A6" office:value-type="string">
              <text:p text:style-name="P129"><text:a xlink:type="simple" xlink:href="file:///l%22r62" text:style-name="Internet_20_link" text:visited-style-name="Visited_20_Internet_20_Link"><text:span text:style-name="T90">ResourceMethodInfoDTO</text:span></text:a><text:span text:style-name="Code_20_Small1"><text:span text:style-name="T103">[]</text:span></text:span></text:p>
            </table:table-cell>
            <table:table-cell table:style-name="Table17.B6" office:value-type="string">
              <text:p text:style-name="P131"><text:a xlink:type="simple" xlink:href="file:///l%22r18" text:style-name="Internet_20_link" text:visited-style-name="Visited_20_Internet_20_Link"><text:span text:style-name="T88">resourceMethods</text:span></text:a></text:p>
              <text:p text:style-name="P133"><text:span text:style-name="T97">The RequestPaths handled by statically defined resources in this Application</text:span></text:p>
            </table:table-cell>
            <table:table-cell table:style-name="Table17.C6" office:value-type="string">
              <text:p text:style-name="P127"><text:bookmark-ref text:reference-format="page" text:ref-name="r18">29</text:bookmark-ref></text:p>
            </table:table-cell>
          </table:table-row>
          <table:table-row table:style-name="Table17.1">
            <table:table-cell table:style-name="Table17.A7" office:value-type="string">
              <text:p text:style-name="P129"><text:span text:style-name="Code_20_Small1"><text:span text:style-name="T102">long</text:span></text:span></text:p>
            </table:table-cell>
            <table:table-cell table:style-name="Table17.B7" office:value-type="string">
              <text:p text:style-name="P131"><text:a xlink:type="simple" xlink:href="file:///l%22r21" text:style-name="Internet_20_link" text:visited-style-name="Visited_20_Internet_20_Link"><text:span text:style-name="T88">serviceId</text:span></text:a></text:p>
              <text:p text:style-name="P133"><text:span text:style-name="T97">Service property identifying the JAX-RS application service</text:span></text:p>
            </table:table-cell>
            <table:table-cell table:style-name="Table17.C7" office:value-type="string">
              <text:p text:style-name="P127"><text:bookmark-ref text:reference-format="page" text:ref-name="r21">29</text:bookmark-ref></text:p>
            </table:table-cell>
          </table:table-row>
        </table:table>
        <text:p text:style-name="P102"/>
        <table:table table:name="Table19" table:style-name="Table19">
          <table:table-column table:style-name="Table19.A"/>
          <table:table-column table:style-name="Table19.B"/>
          <table:table-row table:style-name="Table19.1">
            <table:table-cell table:style-name="Table19.A1" office:value-type="string">
              <text:p text:style-name="P126"><text:span text:style-name="Summary_20_Heading_20_Font2"><text:span text:style-name="T95">Constructor Summary</text:span></text:span></text:p>
            </table:table-cell>
            <table:table-cell table:style-name="Table19.A1" office:value-type="string">
              <text:p text:style-name="P128"><text:span text:style-name="Page_20_Reference_20_Font"><text:span text:style-name="T96">Page</text:span></text:span></text:p>
            </table:table-cell>
          </table:table-row>
          <table:table-row table:style-name="Table19.1">
            <table:table-cell table:style-name="Table19.A2" office:value-type="string">
              <text:p text:style-name="P126"><text:a xlink:type="simple" xlink:href="file:///l%22r22" text:style-name="Internet_20_link" text:visited-style-name="Visited_20_Internet_20_Link"><text:span text:style-name="T88">ApplicationDTO</text:span></text:a><text:span text:style-name="Code2"><text:span text:style-name="T105">()</text:span></text:span></text:p>
            </table:table-cell>
            <table:table-cell table:style-name="Table19.B2" office:value-type="string">
              <text:p text:style-name="P128"><text:bookmark-ref text:reference-format="page" text:ref-name="r22">29</text:bookmark-ref></text:p>
            </table:table-cell>
          </table:table-row>
        </table:table>
        <text:p text:style-name="P102"/>
        <table:table table:name="Table20" table:style-name="Table20">
          <table:table-column table:style-name="Table20.A"/>
          <table:table-row table:style-name="Table20.1">
            <table:table-cell table:style-name="Table20.A1" office:value-type="string">
              <text:p text:style-name="P110"><text:span text:style-name="T98">Methods inherited from class org.osgi.dto.DTO</text:span></text:p>
            </table:table-cell>
          </table:table-row>
          <table:table-row table:style-name="Table20.2">
            <table:table-cell table:style-name="Table20.A2" office:value-type="string">
              <text:p text:style-name="P110"><text:span text:style-name="Code2">toString</text:span></text:p>
            </table:table-cell>
          </table:table-row>
        </table:table>
        <text:p text:style-name="P166"><text:span text:style-name="T22">Field Detail</text:span></text:p>
        <text:p text:style-name="P168"><text:bookmark text:name="r16"/><text:span text:style-name="T22">name</text:span></text:p>
        <text:p text:style-name="P108"><text:span text:style-name="Code2">public String </text:span><text:span text:style-name="Code2"><text:span text:style-name="T37">name</text:span></text:span></text:p>
        <text:p text:style-name="P120"><text:span text:style-name="T97">The name of the resource. This can be set set using the </text:span><text:a xlink:type="simple" xlink:href="file:///l%22r73" text:style-name="Internet_20_link" text:visited-style-name="Visited_20_Internet_20_Link"><text:span text:style-name="T104">JaxRSWhiteboardConstants.JAX_RS_NAME</text:span></text:a><text:span text:style-name="T99"> property, otherwise it is automatically generated by the runtime</text:span></text:p>
        <text:p text:style-name="P135"/>
        <text:p text:style-name="P169"><text:bookmark text:name="r17"/><text:soft-page-break/><text:span text:style-name="T22">base</text:span></text:p>
        <text:p text:style-name="P108"><text:span text:style-name="Code2">public String </text:span><text:span text:style-name="Code2"><text:span text:style-name="T37">base</text:span></text:span></text:p>
        <text:p text:style-name="P120"><text:span text:style-name="T97">The base URI of the resource defined by </text:span><text:a xlink:type="simple" xlink:href="file:///l%22r75" text:style-name="Internet_20_link" text:visited-style-name="Visited_20_Internet_20_Link"><text:span text:style-name="T104">JaxRSWhiteboardConstants.JAX_RS_APPLICATION_BASE</text:span></text:a><text:span text:style-name="T99">.</text:span></text:p>
        <text:p text:style-name="P135"/>
        <text:p text:style-name="P169"><text:bookmark text:name="r18"/><text:span text:style-name="T22">resourceMethods</text:span></text:p>
        <text:p text:style-name="P108"><text:span text:style-name="Code2">public </text:span><text:a xlink:type="simple" xlink:href="file:///l%22r62" text:style-name="Internet_20_link" text:visited-style-name="Visited_20_Internet_20_Link"><text:span text:style-name="T104">ResourceMethodInfoDTO</text:span></text:a><text:span text:style-name="Code2"><text:span text:style-name="T106">[] </text:span></text:span><text:span text:style-name="Code2"><text:span text:style-name="T107">resourceMethods</text:span></text:span></text:p>
        <text:p text:style-name="P120"><text:span text:style-name="T97">The RequestPaths handled by statically defined resources in this Application</text:span></text:p>
        <text:p text:style-name="P135"/>
        <text:p text:style-name="P169"><text:bookmark text:name="r19"/><text:span text:style-name="T22">resourceDTOs</text:span></text:p>
        <text:p text:style-name="P108"><text:span text:style-name="Code2">public </text:span><text:a xlink:type="simple" xlink:href="file:///l%22r55" text:style-name="Internet_20_link" text:visited-style-name="Visited_20_Internet_20_Link"><text:span text:style-name="T104">ResourceDTO</text:span></text:a><text:span text:style-name="Code2"><text:span text:style-name="T106">[] </text:span></text:span><text:span text:style-name="Code2"><text:span text:style-name="T107">resourceDTOs</text:span></text:span></text:p>
        <text:p text:style-name="P120"><text:span text:style-name="T97">Returns the representations of the dynamic JAX-RS resource services associated with this Application. The returned array may be empty if this application is currently not associated with any JAX-RS Resource services.</text:span></text:p>
        <text:p text:style-name="P135"/>
        <text:p text:style-name="P169"><text:bookmark text:name="r20"/><text:span text:style-name="T22">extensionDTOs</text:span></text:p>
        <text:p text:style-name="P108"><text:span text:style-name="Code2">public </text:span><text:a xlink:type="simple" xlink:href="file:///l%22r41" text:style-name="Internet_20_link" text:visited-style-name="Visited_20_Internet_20_Link"><text:span text:style-name="T104">ExtensionDTO</text:span></text:a><text:span text:style-name="Code2"><text:span text:style-name="T106">[] </text:span></text:span><text:span text:style-name="Code2"><text:span text:style-name="T107">extensionDTOs</text:span></text:span></text:p>
        <text:p text:style-name="P120"><text:span text:style-name="T97">Returns the representations of the dynamic JAX-RS extension services associated with this Application. The returned array may be empty if this application is currently not associated with any JAX-RS extension services.</text:span></text:p>
        <text:p text:style-name="P135"/>
        <text:p text:style-name="P169"><text:bookmark text:name="r21"/><text:span text:style-name="T22">serviceId</text:span></text:p>
        <text:p text:style-name="P108"><text:span text:style-name="Code2">public long </text:span><text:span text:style-name="Code2"><text:span text:style-name="T37">serviceId</text:span></text:span></text:p>
        <text:p text:style-name="P120"><text:span text:style-name="T97">Service property identifying the JAX-RS application service</text:span></text:p>
        <text:p text:style-name="P167"><text:span text:style-name="T22">Constructor Detail</text:span></text:p>
        <text:p text:style-name="P170"><text:bookmark text:name="r22"/><text:span text:style-name="T22">ApplicationDTO</text:span></text:p>
        <text:p text:style-name="P108"><text:span text:style-name="Code2">public </text:span><text:span text:style-name="Code2"><text:span text:style-name="T37">ApplicationDTO</text:span></text:span><text:span text:style-name="Code2"><text:span text:style-name="T86">()</text:span></text:span></text:p>
        <text:p text:style-name="P150"><text:bookmark text:name="r32"/><text:span text:style-name="T22">Class DTOConstants</text:span></text:p>
        <text:p text:style-name="P118"><text:a xlink:type="simple" xlink:href="file:///l%22r15" text:style-name="Internet_20_link" text:visited-style-name="Visited_20_Internet_20_Link"><text:span text:style-name="T94">org.osgi.service.jaxrs.runtime.dto</text:span></text:a></text:p>
        <text:p text:style-name="P115"><text:span text:style-name="Code2">java.lang.Object</text:span></text:p>
        <text:p text:style-name="P106"><text:span text:style-name="Code2">  </text:span><text:span text:style-name="Code2"><draw:frame draw:style-name="fr3" draw:name="Image3" text:anchor-type="as-char" svg:width="0.1563in" svg:height="0.1457in" draw:z-index="24"><draw:image xlink:href="Pictures/100002000000000F0000000EBCC3FB4515936C88.png" xlink:type="simple" xlink:show="embed" xlink:actuate="onLoad"/></draw:frame></text:span><text:span text:style-name="Code2"><text:span text:style-name="T37">org.osgi.service.jaxrs.runtime.dto.DTOConstants</text:span></text:span></text:p>
        <text:p text:style-name="P114"/>
        <text:p text:style-name="P139"><text:span text:style-name="Code2">final public class </text:span><text:span text:style-name="Code2"><text:span text:style-name="T37">DTOConstants</text:span></text:span></text:p>
        <text:p text:style-name="P108"><text:span text:style-name="Code2">extends Object</text:span></text:p>
        <text:p text:style-name="P105"><text:span text:style-name="T97">Defines standard constants for the DTOs. The error codes are defined to take the same values as used by the Http Service Whiteboard</text:span></text:p>
        <text:p text:style-name="P125"/>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26"><text:span text:style-name="Summary_20_Heading_20_Font2"><text:span text:style-name="T95">Field Summary</text:span></text:span></text:p>
            </table:table-cell>
            <table:covered-table-cell/>
            <table:table-cell table:style-name="Table21.A1" office:value-type="string">
              <text:p text:style-name="P128"><text:span text:style-name="Page_20_Reference_20_Font"><text:span text:style-name="T96">Page</text:span></text:span></text:p>
            </table:table-cell>
          </table:table-row>
          <table:table-row table:style-name="Table21.1">
            <table:table-cell table:style-name="Table21.A2" office:value-type="string">
              <text:p text:style-name="P130"><text:span text:style-name="Code_20_Small1"><text:span text:style-name="T102">static int</text:span></text:span></text:p>
            </table:table-cell>
            <table:table-cell table:style-name="Table21.B2" office:value-type="string">
              <text:p text:style-name="P132"><text:a xlink:type="simple" xlink:href="file:///l%22r30" text:style-name="Internet_20_link" text:visited-style-name="Visited_20_Internet_20_Link"><text:span text:style-name="T88">FAILURE_REASON_DUPLICATE_NAME</text:span></text:a></text:p>
              <text:p text:style-name="P134"><text:span text:style-name="T97">The service is registered in the service registry with the </text:span><text:a xlink:type="simple" xlink:href="file:///l%22r73" text:style-name="Internet_20_link" text:visited-style-name="Visited_20_Internet_20_Link"><text:span text:style-name="T89">JaxRSWhiteboardConstants.JAX_RS_NAME</text:span></text:a><text:span text:style-name="T99"> property and a service with that name already exists in the runtime</text:span></text:p>
            </table:table-cell>
            <table:table-cell table:style-name="Table21.C2" office:value-type="string">
              <text:p text:style-name="P128"><text:bookmark-ref text:reference-format="page" text:ref-name="r30">31</text:bookmark-ref></text:p>
            </table:table-cell>
          </table:table-row>
          <table:table-row table:style-name="Table21.1">
            <table:table-cell table:style-name="Table21.A3" office:value-type="string">
              <text:p text:style-name="P129"><text:span text:style-name="Code_20_Small1"><text:span text:style-name="T102">static int</text:span></text:span></text:p>
            </table:table-cell>
            <table:table-cell table:style-name="Table21.B3" office:value-type="string">
              <text:p text:style-name="P131"><text:a xlink:type="simple" xlink:href="file:///l%22r28" text:style-name="Internet_20_link" text:visited-style-name="Visited_20_Internet_20_Link"><text:span text:style-name="T88">FAILURE_REASON_NOT_AN_EXTENSION_TYPE</text:span></text:a></text:p>
              <text:p text:style-name="P133"><text:span text:style-name="T97">The extension service is registered in the service registry but the service is not registered using a recognised extension type</text:span></text:p>
            </table:table-cell>
            <table:table-cell table:style-name="Table21.C3" office:value-type="string">
              <text:p text:style-name="P127"><text:bookmark-ref text:reference-format="page" text:ref-name="r28">31</text:bookmark-ref></text:p>
            </table:table-cell>
          </table:table-row>
          <table:table-row table:style-name="Table21.1">
            <table:table-cell table:style-name="Table21.A4" office:value-type="string">
              <text:p text:style-name="P129"><text:span text:style-name="Code_20_Small1"><text:span text:style-name="T102">static int</text:span></text:span></text:p>
            </table:table-cell>
            <table:table-cell table:style-name="Table21.B4" office:value-type="string">
              <text:p text:style-name="P131"><text:a xlink:type="simple" xlink:href="file:///l%22r31" text:style-name="Internet_20_link" text:visited-style-name="Visited_20_Internet_20_Link"><text:span text:style-name="T88">FAILURE_REASON_REQUIRED_APPLICATION_UNAVAILABLE</text:span></text:a></text:p>
              <text:p text:style-name="P133"><text:span text:style-name="T97">The service is registered in the service registry with the </text:span><text:a xlink:type="simple" xlink:href="file:///l%22r76" text:style-name="Internet_20_link" text:visited-style-name="Visited_20_Internet_20_Link"><text:span text:style-name="T89">JaxRSWhiteboardConstants.JAX_RS_APPLICATION_SELECT</text:span></text:a><text:span text:style-name="T99"> property and the filters is not matched by any running application.</text:span></text:p>
            </table:table-cell>
            <table:table-cell table:style-name="Table21.C4" office:value-type="string">
              <text:p text:style-name="P127"><text:bookmark-ref text:reference-format="page" text:ref-name="r31">31</text:bookmark-ref></text:p>
            </table:table-cell>
          </table:table-row>
          <table:table-row table:style-name="Table21.1">
            <table:table-cell table:style-name="Table21.A5" office:value-type="string">
              <text:p text:style-name="P129"><text:span text:style-name="Code_20_Small1"><text:span text:style-name="T102">static int</text:span></text:span></text:p>
            </table:table-cell>
            <table:table-cell table:style-name="Table21.B5" office:value-type="string">
              <text:p text:style-name="P131"><text:a xlink:type="simple" xlink:href="file:///l%22r29" text:style-name="Internet_20_link" text:visited-style-name="Visited_20_Internet_20_Link"><text:span text:style-name="T88">FAILURE_REASON_REQUIRED_EXTENSIONS_UNAVAILABLE</text:span></text:a></text:p>
              <text:p text:style-name="P133"><text:span text:style-name="T97">The service is registered in the service registry with the </text:span><text:a xlink:type="simple" xlink:href="file:///l%22r79" text:style-name="Internet_20_link" text:visited-style-name="Visited_20_Internet_20_Link"><text:span text:style-name="T89">JaxRSWhiteboardConstants.JAX_RS_EXTENSION_SELECT</text:span></text:a><text:span text:style-name="T99"> property and one or more of the filters is not matched.</text:span></text:p>
            </table:table-cell>
            <table:table-cell table:style-name="Table21.C5" office:value-type="string">
              <text:p text:style-name="P127"><text:bookmark-ref text:reference-format="page" text:ref-name="r29">31</text:bookmark-ref></text:p>
            </table:table-cell>
          </table:table-row>
          <table:table-row table:style-name="Table21.1">
            <table:table-cell table:style-name="Table21.A6" office:value-type="string">
              <text:p text:style-name="P129"><text:span text:style-name="Code_20_Small1"><text:span text:style-name="T102">static int</text:span></text:span></text:p>
            </table:table-cell>
            <table:table-cell table:style-name="Table21.B6" office:value-type="string">
              <text:p text:style-name="P131"><text:a xlink:type="simple" xlink:href="file:///l%22r26" text:style-name="Internet_20_link" text:visited-style-name="Visited_20_Internet_20_Link"><text:span text:style-name="T88">FAILURE_REASON_SERVICE_NOT_GETTABLE</text:span></text:a></text:p>
              <text:p text:style-name="P133"><text:span text:style-name="T97">The service is registered in the service registry but getting the service fails as it returns </text:span><text:span text:style-name="Code2"><text:span text:style-name="T101">null</text:span></text:span><text:span text:style-name="T97">.</text:span></text:p>
            </table:table-cell>
            <table:table-cell table:style-name="Table21.C6" office:value-type="string">
              <text:p text:style-name="P127"><text:bookmark-ref text:reference-format="page" text:ref-name="r26">31</text:bookmark-ref></text:p>
            </table:table-cell>
          </table:table-row>
          <table:table-row table:style-name="Table21.1">
            <table:table-cell table:style-name="Table21.A7" office:value-type="string">
              <text:p text:style-name="P129"><text:span text:style-name="Code_20_Small1"><text:span text:style-name="T102">static int</text:span></text:span></text:p>
            </table:table-cell>
            <table:table-cell table:style-name="Table21.B7" office:value-type="string">
              <text:p text:style-name="P131"><text:a xlink:type="simple" xlink:href="file:///l%22r25" text:style-name="Internet_20_link" text:visited-style-name="Visited_20_Internet_20_Link"><text:span text:style-name="T88">FAILURE_REASON_SHADOWED_BY_OTHER_SERVICE</text:span></text:a></text:p>
              <text:p text:style-name="P133"><text:span text:style-name="T97">Service is shadowed by another service.</text:span></text:p>
            </table:table-cell>
            <table:table-cell table:style-name="Table21.C7" office:value-type="string">
              <text:p text:style-name="P127"><text:bookmark-ref text:reference-format="page" text:ref-name="r25">30</text:bookmark-ref></text:p>
            </table:table-cell>
          </table:table-row>
          <table:table-row table:style-name="Table21.1">
            <table:table-cell table:style-name="Table21.A8" office:value-type="string">
              <text:p text:style-name="P129"><text:span text:style-name="Code_20_Small1"><text:span text:style-name="T102">static int</text:span></text:span></text:p>
            </table:table-cell>
            <table:table-cell table:style-name="Table21.B8" office:value-type="string">
              <text:p text:style-name="P131"><text:a xlink:type="simple" xlink:href="file:///l%22r24" text:style-name="Internet_20_link" text:visited-style-name="Visited_20_Internet_20_Link"><text:span text:style-name="T88">FAILURE_REASON_UNKNOWN</text:span></text:a></text:p>
              <text:p text:style-name="P133"><text:span text:style-name="T97">Failure reason is unknown.</text:span></text:p>
            </table:table-cell>
            <table:table-cell table:style-name="Table21.C8" office:value-type="string">
              <text:p text:style-name="P127"><text:bookmark-ref text:reference-format="page" text:ref-name="r24">30</text:bookmark-ref></text:p>
            </table:table-cell>
          </table:table-row>
          <table:table-row table:style-name="Table21.1">
            <table:table-cell table:style-name="Table21.A9" office:value-type="string">
              <text:p text:style-name="P129"><text:span text:style-name="Code_20_Small1"><text:span text:style-name="T102">static int</text:span></text:span></text:p>
            </table:table-cell>
            <table:table-cell table:style-name="Table21.B9" office:value-type="string">
              <text:p text:style-name="P131"><text:a xlink:type="simple" xlink:href="file:///l%22r27" text:style-name="Internet_20_link" text:visited-style-name="Visited_20_Internet_20_Link"><text:span text:style-name="T88">FAILURE_REASON_VALIDATION_FAILED</text:span></text:a></text:p>
              <text:p text:style-name="P133"><text:span text:style-name="T97">The service is registered in the service registry but the service properties are invalid.</text:span></text:p>
            </table:table-cell>
            <table:table-cell table:style-name="Table21.C9" office:value-type="string">
              <text:p text:style-name="P127"><text:bookmark-ref text:reference-format="page" text:ref-name="r27">31</text:bookmark-ref></text:p>
            </table:table-cell>
          </table:table-row>
        </table:table>
        <text:p text:style-name="P166"><text:span text:style-name="T22">Field Detail</text:span></text:p>
        <text:p text:style-name="P168"><text:bookmark text:name="r24"/><text:span text:style-name="T22">FAILURE_REASON_UNKNOWN</text:span></text:p>
        <text:p text:style-name="P108"><text:span text:style-name="Code2">public static final int </text:span><text:span text:style-name="Code2"><text:span text:style-name="T37">FAILURE_REASON_UNKNOWN</text:span></text:span><text:span text:style-name="Code2"><text:span text:style-name="T86"> = 0</text:span></text:span></text:p>
        <text:p text:style-name="P120"><text:span text:style-name="T97">Failure reason is unknown.</text:span></text:p>
        <text:p text:style-name="P135"/>
        <text:p text:style-name="P169"><text:bookmark text:name="r25"/><text:span text:style-name="T22">FAILURE_REASON_SHADOWED_BY_OTHER_SERVICE</text:span></text:p>
        <text:p text:style-name="P108"><text:span text:style-name="Code2">public static final int </text:span><text:span text:style-name="Code2"><text:span text:style-name="T37">FAILURE_REASON_SHADOWED_BY_OTHER_SERVICE</text:span></text:span><text:span text:style-name="Code2"><text:span text:style-name="T86"> = 1</text:span></text:span></text:p>
        <text:p text:style-name="P122"><text:soft-page-break/><text:span text:style-name="T97">Service is shadowed by another service.</text:span></text:p>
        <text:p text:style-name="P120"><text:span text:style-name="T97">For example, a service with the same service properties but a higher service ranking.</text:span></text:p>
        <text:p text:style-name="P135"/>
        <text:p text:style-name="P169"><text:bookmark text:name="r26"/><text:span text:style-name="T22">FAILURE_REASON_SERVICE_NOT_GETTABLE</text:span></text:p>
        <text:p text:style-name="P108"><text:span text:style-name="Code2">public static final int </text:span><text:span text:style-name="Code2"><text:span text:style-name="T37">FAILURE_REASON_SERVICE_NOT_GETTABLE</text:span></text:span><text:span text:style-name="Code2"><text:span text:style-name="T86"> = 2</text:span></text:span></text:p>
        <text:p text:style-name="P120"><text:span text:style-name="T97">The service is registered in the service registry but getting the service fails as it returns </text:span><text:span text:style-name="Code2">null</text:span><text:span text:style-name="T97">.</text:span></text:p>
        <text:p text:style-name="P135"/>
        <text:p text:style-name="P169"><text:bookmark text:name="r27"/><text:span text:style-name="T22">FAILURE_REASON_VALIDATION_FAILED</text:span></text:p>
        <text:p text:style-name="P108"><text:span text:style-name="Code2">public static final int </text:span><text:span text:style-name="Code2"><text:span text:style-name="T37">FAILURE_REASON_VALIDATION_FAILED</text:span></text:span><text:span text:style-name="Code2"><text:span text:style-name="T86"> = 3</text:span></text:span></text:p>
        <text:p text:style-name="P120"><text:span text:style-name="T97">The service is registered in the service registry but the service properties are invalid.</text:span></text:p>
        <text:p text:style-name="P135"/>
        <text:p text:style-name="P169"><text:bookmark text:name="r28"/><text:span text:style-name="T22">FAILURE_REASON_NOT_AN_EXTENSION_TYPE</text:span></text:p>
        <text:p text:style-name="P108"><text:span text:style-name="Code2">public static final int </text:span><text:span text:style-name="Code2"><text:span text:style-name="T37">FAILURE_REASON_NOT_AN_EXTENSION_TYPE</text:span></text:span><text:span text:style-name="Code2"><text:span text:style-name="T86"> = 4</text:span></text:span></text:p>
        <text:p text:style-name="P120"><text:span text:style-name="T97">The extension service is registered in the service registry but the service is not registered using a recognised extension type</text:span></text:p>
        <text:p text:style-name="P135"/>
        <text:p text:style-name="P169"><text:bookmark text:name="r29"/><text:span text:style-name="T22">FAILURE_REASON_REQUIRED_EXTENSIONS_UNAVAILABLE</text:span></text:p>
        <text:p text:style-name="P108"><text:span text:style-name="Code2">public static final int </text:span><text:span text:style-name="Code2"><text:span text:style-name="T37">FAILURE_REASON_REQUIRED_EXTENSIONS_UNAVAILABLE</text:span></text:span><text:span text:style-name="Code2"><text:span text:style-name="T86"> = 5</text:span></text:span></text:p>
        <text:p text:style-name="P120"><text:span text:style-name="T97">The service is registered in the service registry with the </text:span><text:a xlink:type="simple" xlink:href="file:///l%22r79" text:style-name="Internet_20_link" text:visited-style-name="Visited_20_Internet_20_Link"><text:span text:style-name="T104">JaxRSWhiteboardConstants.JAX_RS_EXTENSION_SELECT</text:span></text:a><text:span text:style-name="T99"> property and one or more of the filters is not matched.</text:span></text:p>
        <text:p text:style-name="P135"/>
        <text:p text:style-name="P169"><text:bookmark text:name="r30"/><text:span text:style-name="T22">FAILURE_REASON_DUPLICATE_NAME</text:span></text:p>
        <text:p text:style-name="P108"><text:span text:style-name="Code2">public static final int </text:span><text:span text:style-name="Code2"><text:span text:style-name="T37">FAILURE_REASON_DUPLICATE_NAME</text:span></text:span><text:span text:style-name="Code2"><text:span text:style-name="T86"> = 6</text:span></text:span></text:p>
        <text:p text:style-name="P120"><text:span text:style-name="T97">The service is registered in the service registry with the </text:span><text:a xlink:type="simple" xlink:href="file:///l%22r73" text:style-name="Internet_20_link" text:visited-style-name="Visited_20_Internet_20_Link"><text:span text:style-name="T104">JaxRSWhiteboardConstants.JAX_RS_NAME</text:span></text:a><text:span text:style-name="T99"> property and a service with that name already exists in the runtime</text:span></text:p>
        <text:p text:style-name="P135"/>
        <text:p text:style-name="P169"><text:bookmark text:name="r31"/><text:span text:style-name="T22">FAILURE_REASON_REQUIRED_APPLICATION_UNAVAILABLE</text:span></text:p>
        <text:p text:style-name="P108"><text:span text:style-name="Code2">public static final int </text:span><text:span text:style-name="Code2"><text:span text:style-name="T37">FAILURE_REASON_REQUIRED_APPLICATION_UNAVAILABLE</text:span></text:span><text:span text:style-name="Code2"><text:span text:style-name="T86"> = 7</text:span></text:span></text:p>
        <text:p text:style-name="P120"><text:span text:style-name="T97">The service is registered in the service registry with the </text:span><text:a xlink:type="simple" xlink:href="file:///l%22r76" text:style-name="Internet_20_link" text:visited-style-name="Visited_20_Internet_20_Link"><text:span text:style-name="T104">JaxRSWhiteboardConstants.JAX_RS_APPLICATION_SELECT</text:span></text:a><text:span text:style-name="T99"> property and the filters is not matched by any running application.</text:span></text:p>
        <text:p text:style-name="P158"><text:bookmark text:name="r41"/><text:span text:style-name="T22">Class ExtensionDTO</text:span></text:p>
        <text:p text:style-name="P118"><text:a xlink:type="simple" xlink:href="file:///l%22r15" text:style-name="Internet_20_link" text:visited-style-name="Visited_20_Internet_20_Link"><text:span text:style-name="T94">org.osgi.service.jaxrs.runtime.dto</text:span></text:a></text:p>
        <text:p text:style-name="P115"><text:span text:style-name="Code2">java.lang.Object</text:span></text:p>
        <text:p text:style-name="P119"><text:span text:style-name="Code2">  </text:span><text:span text:style-name="Code2"><draw:frame draw:style-name="fr3" draw:name="Image4" text:anchor-type="as-char" svg:width="0.1563in" svg:height="0.1457in" draw:z-index="25"><draw:image xlink:href="Pictures/100002000000000F0000000EBCC3FB4515936C88.png" xlink:type="simple" xlink:show="embed" xlink:actuate="onLoad"/></draw:frame></text:span><text:span text:style-name="Code2">org.osgi.dto.DTO</text:span></text:p>
        <text:p text:style-name="P106"><text:span text:style-name="Code2">      </text:span><text:span text:style-name="Code2"><draw:frame draw:style-name="fr3" draw:name="Image5" text:anchor-type="as-char" svg:width="0.1563in" svg:height="0.1457in" draw:z-index="26"><draw:image xlink:href="Pictures/100002000000000F0000000EBCC3FB4515936C88.png" xlink:type="simple" xlink:show="embed" xlink:actuate="onLoad"/></draw:frame></text:span><text:span text:style-name="Code2"><text:span text:style-name="T37">org.osgi.service.jaxrs.runtime.dto.ExtensionDTO</text:span></text:span></text:p>
        <text:p text:style-name="P171"><text:span text:style-name="T21">Direct Known Subclasses:</text:span></text:p>
        <text:p text:style-name="P123"><text:a xlink:type="simple" xlink:href="file:///l%22r47" text:style-name="Internet_20_link" text:visited-style-name="Visited_20_Internet_20_Link"><text:span text:style-name="T97">FailedExtensionDTO</text:span></text:a></text:p>
        <text:p text:style-name="P114"/>
        <text:p text:style-name="P139"><text:span text:style-name="Code2">public class </text:span><text:span text:style-name="Code2"><text:span text:style-name="T37">ExtensionDTO</text:span></text:span></text:p>
        <text:p text:style-name="P108"><text:span text:style-name="Code2">extends org.osgi.dto.DTO</text:span></text:p>
        <text:p text:style-name="P107"><text:span text:style-name="T97">Represents a JAX-RS Filter service currently being hosted by the </text:span><text:a xlink:type="simple" xlink:href="file:///l%22r11" text:style-name="Internet_20_link" text:visited-style-name="Visited_20_Internet_20_Link"><text:span text:style-name="T104">JaxRSServiceRuntime</text:span></text:a></text:p>
        <text:p text:style-name="P118"><text:span text:style-name="T98">NotThreadSafe</text:span></text:p>
        <text:p text:style-name="P125"/>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26"><text:span text:style-name="Summary_20_Heading_20_Font2"><text:span text:style-name="T95">Field Summary</text:span></text:span></text:p>
            </table:table-cell>
            <table:covered-table-cell/>
            <table:table-cell table:style-name="Table22.A1" office:value-type="string">
              <text:p text:style-name="P128"><text:span text:style-name="Page_20_Reference_20_Font"><text:span text:style-name="T96">Page</text:span></text:span></text:p>
            </table:table-cell>
          </table:table-row>
          <table:table-row table:style-name="Table22.1">
            <table:table-cell table:style-name="Table22.A2" office:value-type="string">
              <text:p text:style-name="P130"><text:span text:style-name="Code_20_Small1"><text:span text:style-name="T102">String[]</text:span></text:span></text:p>
            </table:table-cell>
            <table:table-cell table:style-name="Table22.B2" office:value-type="string">
              <text:p text:style-name="P132"><text:a xlink:type="simple" xlink:href="file:///l%22r36" text:style-name="Internet_20_link" text:visited-style-name="Visited_20_Internet_20_Link"><text:span text:style-name="T88">consumes</text:span></text:a></text:p>
              <text:p text:style-name="P134"><text:span text:style-name="T97">The media types consumed by this service, if provided in an </text:span><text:span text:style-name="Code2"><text:span text:style-name="T101">Consumes</text:span></text:span><text:span text:style-name="T97"> annotation</text:span></text:p>
            </table:table-cell>
            <table:table-cell table:style-name="Table22.C2" office:value-type="string">
              <text:p text:style-name="P128"><text:bookmark-ref text:reference-format="page" text:ref-name="r36">33</text:bookmark-ref></text:p>
            </table:table-cell>
          </table:table-row>
          <table:table-row table:style-name="Table22.1">
            <table:table-cell table:style-name="Table22.A3" office:value-type="string">
              <text:p text:style-name="P129"><text:span text:style-name="Code_20_Small1"><text:span text:style-name="T102">String[]</text:span></text:span></text:p>
            </table:table-cell>
            <table:table-cell table:style-name="Table22.B3" office:value-type="string">
              <text:p text:style-name="P131"><text:a xlink:type="simple" xlink:href="file:///l%22r34" text:style-name="Internet_20_link" text:visited-style-name="Visited_20_Internet_20_Link"><text:span text:style-name="T88">extensionTypes</text:span></text:a></text:p>
              <text:p text:style-name="P133"><text:span text:style-name="T97">The extension types recognized for this service.</text:span></text:p>
            </table:table-cell>
            <table:table-cell table:style-name="Table22.C3" office:value-type="string">
              <text:p text:style-name="P127"><text:bookmark-ref text:reference-format="page" text:ref-name="r34">33</text:bookmark-ref></text:p>
            </table:table-cell>
          </table:table-row>
          <table:table-row table:style-name="Table22.1">
            <table:table-cell table:style-name="Table22.A4" office:value-type="string">
              <text:p text:style-name="P129"><text:a xlink:type="simple" xlink:href="file:///l%22r55" text:style-name="Internet_20_link" text:visited-style-name="Visited_20_Internet_20_Link"><text:span text:style-name="T90">ResourceDTO</text:span></text:a><text:span text:style-name="Code_20_Small1"><text:span text:style-name="T103">[]</text:span></text:span></text:p>
            </table:table-cell>
            <table:table-cell table:style-name="Table22.B4" office:value-type="string">
              <text:p text:style-name="P131"><text:a xlink:type="simple" xlink:href="file:///l%22r38" text:style-name="Internet_20_link" text:visited-style-name="Visited_20_Internet_20_Link"><text:span text:style-name="T88">filteredByName</text:span></text:a></text:p>
              <text:p text:style-name="P133"><text:span text:style-name="T97">The resourceDTOs that are mapped to this extension using a </text:span><text:span text:style-name="Code2"><text:span text:style-name="T101">NameBinding</text:span></text:span><text:span text:style-name="T97"> annotation</text:span></text:p>
            </table:table-cell>
            <table:table-cell table:style-name="Table22.C4" office:value-type="string">
              <text:p text:style-name="P127"><text:bookmark-ref text:reference-format="page" text:ref-name="r38">33</text:bookmark-ref></text:p>
            </table:table-cell>
          </table:table-row>
          <table:table-row table:style-name="Table22.1">
            <table:table-cell table:style-name="Table22.A5" office:value-type="string">
              <text:p text:style-name="P129"><text:span text:style-name="Code_20_Small1"><text:span text:style-name="T102">String</text:span></text:span></text:p>
            </table:table-cell>
            <table:table-cell table:style-name="Table22.B5" office:value-type="string">
              <text:p text:style-name="P131"><text:a xlink:type="simple" xlink:href="file:///l%22r33" text:style-name="Internet_20_link" text:visited-style-name="Visited_20_Internet_20_Link"><text:span text:style-name="T88">name</text:span></text:a></text:p>
              <text:p text:style-name="P133"><text:span text:style-name="T97">The </text:span><text:a xlink:type="simple" xlink:href="file:///l%22r73" text:style-name="Internet_20_link" text:visited-style-name="Visited_20_Internet_20_Link"><text:span text:style-name="T89">JaxRSWhiteboardConstants.JAX_RS_NAME</text:span></text:a><text:span text:style-name="T99"> for this extension</text:span></text:p>
            </table:table-cell>
            <table:table-cell table:style-name="Table22.C5" office:value-type="string">
              <text:p text:style-name="P127"><text:bookmark-ref text:reference-format="page" text:ref-name="r33">32</text:bookmark-ref></text:p>
            </table:table-cell>
          </table:table-row>
          <table:table-row table:style-name="Table22.1">
            <table:table-cell table:style-name="Table22.A6" office:value-type="string">
              <text:p text:style-name="P129"><text:span text:style-name="Code_20_Small1"><text:span text:style-name="T102">String[]</text:span></text:span></text:p>
            </table:table-cell>
            <table:table-cell table:style-name="Table22.B6" office:value-type="string">
              <text:p text:style-name="P131"><text:a xlink:type="simple" xlink:href="file:///l%22r37" text:style-name="Internet_20_link" text:visited-style-name="Visited_20_Internet_20_Link"><text:span text:style-name="T88">nameBindings</text:span></text:a></text:p>
              <text:p text:style-name="P133"><text:span text:style-name="T97">The full names of the </text:span><text:span text:style-name="Code2"><text:span text:style-name="T101">NameBinding</text:span></text:span><text:span text:style-name="T97"> annotations applied to this extension, if any</text:span></text:p>
            </table:table-cell>
            <table:table-cell table:style-name="Table22.C6" office:value-type="string">
              <text:p text:style-name="P127"><text:bookmark-ref text:reference-format="page" text:ref-name="r37">33</text:bookmark-ref></text:p>
            </table:table-cell>
          </table:table-row>
          <table:table-row table:style-name="Table22.1">
            <table:table-cell table:style-name="Table22.A7" office:value-type="string">
              <text:p text:style-name="P129"><text:span text:style-name="Code_20_Small1"><text:span text:style-name="T102">String[]</text:span></text:span></text:p>
            </table:table-cell>
            <table:table-cell table:style-name="Table22.B7" office:value-type="string">
              <text:p text:style-name="P131"><text:a xlink:type="simple" xlink:href="file:///l%22r35" text:style-name="Internet_20_link" text:visited-style-name="Visited_20_Internet_20_Link"><text:span text:style-name="T88">produces</text:span></text:a></text:p>
              <text:p text:style-name="P133"><text:span text:style-name="T97">The media types produced by this service, if provided in an </text:span><text:span text:style-name="Code2"><text:span text:style-name="T101">Produces</text:span></text:span><text:span text:style-name="T97"> annotation</text:span></text:p>
            </table:table-cell>
            <table:table-cell table:style-name="Table22.C7" office:value-type="string">
              <text:p text:style-name="P127"><text:bookmark-ref text:reference-format="page" text:ref-name="r35">33</text:bookmark-ref></text:p>
            </table:table-cell>
          </table:table-row>
          <table:table-row table:style-name="Table22.1">
            <table:table-cell table:style-name="Table22.A8" office:value-type="string">
              <text:p text:style-name="P129"><text:span text:style-name="Code_20_Small1"><text:span text:style-name="T102">long</text:span></text:span></text:p>
            </table:table-cell>
            <table:table-cell table:style-name="Table22.B8" office:value-type="string">
              <text:p text:style-name="P131"><text:a xlink:type="simple" xlink:href="file:///l%22r39" text:style-name="Internet_20_link" text:visited-style-name="Visited_20_Internet_20_Link"><text:span text:style-name="T88">serviceId</text:span></text:a></text:p>
              <text:p text:style-name="P133"><text:span text:style-name="T97">Service property identifying the JAX-RS extension service.</text:span></text:p>
            </table:table-cell>
            <table:table-cell table:style-name="Table22.C8" office:value-type="string">
              <text:p text:style-name="P127"><text:bookmark-ref text:reference-format="page" text:ref-name="r39">33</text:bookmark-ref></text:p>
            </table:table-cell>
          </table:table-row>
        </table:table>
        <text:p text:style-name="P102"/>
        <table:table table:name="Table24" table:style-name="Table24">
          <table:table-column table:style-name="Table24.A"/>
          <table:table-column table:style-name="Table24.B"/>
          <table:table-row table:style-name="Table24.1">
            <table:table-cell table:style-name="Table24.A1" office:value-type="string">
              <text:p text:style-name="P126"><text:span text:style-name="Summary_20_Heading_20_Font2"><text:span text:style-name="T95">Constructor Summary</text:span></text:span></text:p>
            </table:table-cell>
            <table:table-cell table:style-name="Table24.A1" office:value-type="string">
              <text:p text:style-name="P128"><text:span text:style-name="Page_20_Reference_20_Font"><text:span text:style-name="T96">Page</text:span></text:span></text:p>
            </table:table-cell>
          </table:table-row>
          <table:table-row table:style-name="Table24.1">
            <table:table-cell table:style-name="Table24.A2" office:value-type="string">
              <text:p text:style-name="P126"><text:a xlink:type="simple" xlink:href="file:///l%22r40" text:style-name="Internet_20_link" text:visited-style-name="Visited_20_Internet_20_Link"><text:span text:style-name="T88">ExtensionDTO</text:span></text:a><text:span text:style-name="Code2"><text:span text:style-name="T105">()</text:span></text:span></text:p>
            </table:table-cell>
            <table:table-cell table:style-name="Table24.B2" office:value-type="string">
              <text:p text:style-name="P128"><text:bookmark-ref text:reference-format="page" text:ref-name="r40">33</text:bookmark-ref></text:p>
            </table:table-cell>
          </table:table-row>
        </table:table>
        <text:p text:style-name="P102"/>
        <table:table table:name="Table25" table:style-name="Table25">
          <table:table-column table:style-name="Table25.A"/>
          <table:table-row table:style-name="Table25.1">
            <table:table-cell table:style-name="Table25.A1" office:value-type="string">
              <text:p text:style-name="P110"><text:span text:style-name="T98">Methods inherited from class org.osgi.dto.DTO</text:span></text:p>
            </table:table-cell>
          </table:table-row>
          <table:table-row table:style-name="Table25.2">
            <table:table-cell table:style-name="Table25.A2" office:value-type="string">
              <text:p text:style-name="P110"><text:span text:style-name="Code2">toString</text:span></text:p>
            </table:table-cell>
          </table:table-row>
        </table:table>
        <text:p text:style-name="P166"><text:span text:style-name="T22">Field Detail</text:span></text:p>
        <text:p text:style-name="P168"><text:bookmark text:name="r33"/><text:span text:style-name="T22">name</text:span></text:p>
        <text:p text:style-name="P108"><text:span text:style-name="Code2">public String </text:span><text:span text:style-name="Code2"><text:span text:style-name="T37">name</text:span></text:span></text:p>
        <text:p text:style-name="P120"><text:span text:style-name="T97">The </text:span><text:a xlink:type="simple" xlink:href="file:///l%22r73" text:style-name="Internet_20_link" text:visited-style-name="Visited_20_Internet_20_Link"><text:span text:style-name="T104">JaxRSWhiteboardConstants.JAX_RS_NAME</text:span></text:a><text:span text:style-name="T99"> for this extension</text:span></text:p>
        <text:p text:style-name="P135"/>
        <text:p text:style-name="P169"><text:bookmark text:name="r34"/><text:soft-page-break/><text:span text:style-name="T22">extensionTypes</text:span></text:p>
        <text:p text:style-name="P108"><text:span text:style-name="Code2">public String[] </text:span><text:span text:style-name="Code2"><text:span text:style-name="T37">extensionTypes</text:span></text:span></text:p>
        <text:p text:style-name="P120"><text:span text:style-name="T97">The extension types recognized for this service.</text:span></text:p>
        <text:p text:style-name="P135"/>
        <text:p text:style-name="P169"><text:bookmark text:name="r35"/><text:span text:style-name="T22">produces</text:span></text:p>
        <text:p text:style-name="P108"><text:span text:style-name="Code2">public String[] </text:span><text:span text:style-name="Code2"><text:span text:style-name="T37">produces</text:span></text:span></text:p>
        <text:p text:style-name="P120"><text:span text:style-name="T97">The media types produced by this service, if provided in an </text:span><text:span text:style-name="Code2">Produces</text:span><text:span text:style-name="T97"> annotation</text:span></text:p>
        <text:p text:style-name="P135"/>
        <text:p text:style-name="P169"><text:bookmark text:name="r36"/><text:span text:style-name="T22">consumes</text:span></text:p>
        <text:p text:style-name="P108"><text:span text:style-name="Code2">public String[] </text:span><text:span text:style-name="Code2"><text:span text:style-name="T37">consumes</text:span></text:span></text:p>
        <text:p text:style-name="P120"><text:span text:style-name="T97">The media types consumed by this service, if provided in an </text:span><text:span text:style-name="Code2">Consumes</text:span><text:span text:style-name="T97"> annotation</text:span></text:p>
        <text:p text:style-name="P135"/>
        <text:p text:style-name="P169"><text:bookmark text:name="r37"/><text:span text:style-name="T22">nameBindings</text:span></text:p>
        <text:p text:style-name="P108"><text:span text:style-name="Code2">public String[] </text:span><text:span text:style-name="Code2"><text:span text:style-name="T37">nameBindings</text:span></text:span></text:p>
        <text:p text:style-name="P120"><text:span text:style-name="T97">The full names of the </text:span><text:span text:style-name="Code2">NameBinding</text:span><text:span text:style-name="T97"> annotations applied to this extension, if any</text:span></text:p>
        <text:p text:style-name="P135"/>
        <text:p text:style-name="P169"><text:bookmark text:name="r38"/><text:span text:style-name="T22">filteredByName</text:span></text:p>
        <text:p text:style-name="P108"><text:span text:style-name="Code2">public </text:span><text:a xlink:type="simple" xlink:href="file:///l%22r55" text:style-name="Internet_20_link" text:visited-style-name="Visited_20_Internet_20_Link"><text:span text:style-name="T104">ResourceDTO</text:span></text:a><text:span text:style-name="Code2"><text:span text:style-name="T106">[] </text:span></text:span><text:span text:style-name="Code2"><text:span text:style-name="T107">filteredByName</text:span></text:span></text:p>
        <text:p text:style-name="P120"><text:span text:style-name="T97">The resourceDTOs that are mapped to this extension using a </text:span><text:span text:style-name="Code2">NameBinding</text:span><text:span text:style-name="T97"> annotation</text:span></text:p>
        <text:p text:style-name="P135"/>
        <text:p text:style-name="P169"><text:bookmark text:name="r39"/><text:span text:style-name="T22">serviceId</text:span></text:p>
        <text:p text:style-name="P108"><text:span text:style-name="Code2">public long </text:span><text:span text:style-name="Code2"><text:span text:style-name="T37">serviceId</text:span></text:span></text:p>
        <text:p text:style-name="P120"><text:span text:style-name="T97">Service property identifying the JAX-RS extension service.</text:span></text:p>
        <text:p text:style-name="P167"><text:span text:style-name="T22">Constructor Detail</text:span></text:p>
        <text:p text:style-name="P170"><text:bookmark text:name="r40"/><text:span text:style-name="T22">ExtensionDTO</text:span></text:p>
        <text:p text:style-name="P108"><text:span text:style-name="Code2">public </text:span><text:span text:style-name="Code2"><text:span text:style-name="T37">ExtensionDTO</text:span></text:span><text:span text:style-name="Code2"><text:span text:style-name="T86">()</text:span></text:span></text:p>
        <text:p text:style-name="P151"><text:bookmark text:name="r44"/><text:span text:style-name="T22">Class FailedApplicationDTO</text:span></text:p>
        <text:p text:style-name="P118"><text:a xlink:type="simple" xlink:href="file:///l%22r15" text:style-name="Internet_20_link" text:visited-style-name="Visited_20_Internet_20_Link"><text:span text:style-name="T94">org.osgi.service.jaxrs.runtime.dto</text:span></text:a></text:p>
        <text:p text:style-name="P115"><text:span text:style-name="Code2">java.lang.Object</text:span></text:p>
        <text:p text:style-name="P119"><text:span text:style-name="Code2">  </text:span><text:span text:style-name="Code2"><draw:frame draw:style-name="fr3" draw:name="Image6" text:anchor-type="as-char" svg:width="0.1563in" svg:height="0.1457in" draw:z-index="27"><draw:image xlink:href="Pictures/100002000000000F0000000EBCC3FB4515936C88.png" xlink:type="simple" xlink:show="embed" xlink:actuate="onLoad"/></draw:frame></text:span><text:span text:style-name="Code2">org.osgi.dto.DTO</text:span></text:p>
        <text:p text:style-name="P119"><text:span text:style-name="Code2">      </text:span><text:span text:style-name="Code2"><draw:frame draw:style-name="fr3" draw:name="Image7" text:anchor-type="as-char" svg:width="0.1563in" svg:height="0.1457in" draw:z-index="28"><draw:image xlink:href="Pictures/100002000000000F0000000EBCC3FB4515936C88.png" xlink:type="simple" xlink:show="embed" xlink:actuate="onLoad"/></draw:frame></text:span><text:a xlink:type="simple" xlink:href="file:///l%22r23" text:style-name="Internet_20_link" text:visited-style-name="Visited_20_Internet_20_Link"><text:span text:style-name="T104">org.osgi.service.jaxrs.runtime.dto.ApplicationDTO</text:span></text:a></text:p>
        <text:p text:style-name="P106"><text:span text:style-name="Code2">          </text:span><text:span text:style-name="Code2"><draw:frame draw:style-name="fr3" draw:name="Image8" text:anchor-type="as-char" svg:width="0.1563in" svg:height="0.1457in" draw:z-index="29"><draw:image xlink:href="Pictures/100002000000000F0000000EBCC3FB4515936C88.png" xlink:type="simple" xlink:show="embed" xlink:actuate="onLoad"/></draw:frame></text:span><text:span text:style-name="Code2"><text:span text:style-name="T37">org.osgi.service.jaxrs.runtime.dto.FailedApplicationDTO</text:span></text:span></text:p>
        <text:p text:style-name="P114"/>
        <text:p text:style-name="P139"><text:span text:style-name="Code2">public class </text:span><text:span text:style-name="Code2"><text:span text:style-name="T37">FailedApplicationDTO</text:span></text:span></text:p>
        <text:p text:style-name="P108"><text:span text:style-name="Code2">extends </text:span><text:a xlink:type="simple" xlink:href="file:///l%22r23" text:style-name="Internet_20_link" text:visited-style-name="Visited_20_Internet_20_Link"><text:span text:style-name="T104">ApplicationDTO</text:span></text:a></text:p>
        <text:p text:style-name="P117"><text:span text:style-name="T97">Represents a JAX-RS service which is currently not being used due to a problem.</text:span></text:p>
        <text:p text:style-name="P107"><text:span text:style-name="T97">As the service represented by this DTO is not used due to a failure, the field </text:span><text:a xlink:type="simple" xlink:href="file:///l%22r52" text:style-name="Internet_20_link" text:visited-style-name="Visited_20_Internet_20_Link"><text:span text:style-name="T104">ResourceDTO.resourceMethods</text:span></text:a><text:span text:style-name="T99"> always returns null.</text:span></text:p>
        <text:p text:style-name="P118"><text:span text:style-name="T98">NotThreadSafe</text:span></text:p>
        <text:p text:style-name="P125"/>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26"><text:span text:style-name="Summary_20_Heading_20_Font2"><text:span text:style-name="T95">Field Summary</text:span></text:span></text:p>
            </table:table-cell>
            <table:covered-table-cell/>
            <table:table-cell table:style-name="Table26.A1" office:value-type="string">
              <text:p text:style-name="P128"><text:span text:style-name="Page_20_Reference_20_Font"><text:span text:style-name="T96">Page</text:span></text:span></text:p>
            </table:table-cell>
          </table:table-row>
          <table:table-row table:style-name="Table26.1">
            <table:table-cell table:style-name="Table26.A2" office:value-type="string">
              <text:p text:style-name="P130"><text:span text:style-name="Code_20_Small1"><text:span text:style-name="T102">int</text:span></text:span></text:p>
            </table:table-cell>
            <table:table-cell table:style-name="Table26.B2" office:value-type="string">
              <text:p text:style-name="P132"><text:a xlink:type="simple" xlink:href="file:///l%22r42" text:style-name="Internet_20_link" text:visited-style-name="Visited_20_Internet_20_Link"><text:span text:style-name="T88">failureReason</text:span></text:a></text:p>
              <text:p text:style-name="P134"><text:span text:style-name="T97">The reason why the resource represented by this DTO is not used.</text:span></text:p>
            </table:table-cell>
            <table:table-cell table:style-name="Table26.C2" office:value-type="string">
              <text:p text:style-name="P128"><text:bookmark-ref text:reference-format="page" text:ref-name="r42">34</text:bookmark-ref></text:p>
            </table:table-cell>
          </table:table-row>
        </table:table>
        <text:p text:style-name="P102"/>
        <table:table table:name="Table27" table:style-name="Table27">
          <table:table-column table:style-name="Table27.A"/>
          <table:table-row table:style-name="Table27.1">
            <table:table-cell table:style-name="Table27.A1" office:value-type="string">
              <text:p text:style-name="P110"><text:span text:style-name="T98">Fields inherited from class org.osgi.service.jaxrs.runtime.dto.</text:span><text:a xlink:type="simple" xlink:href="file:///l%22r23" text:style-name="Internet_20_link" text:visited-style-name="Visited_20_Internet_20_Link"><text:span text:style-name="T87">ApplicationDTO</text:span></text:a></text:p>
            </table:table-cell>
          </table:table-row>
          <table:table-row table:style-name="Table27.2">
            <table:table-cell table:style-name="Table27.A2" office:value-type="string">
              <text:p text:style-name="P110"><text:a xlink:type="simple" xlink:href="file:///l%22r17" text:style-name="Internet_20_link" text:visited-style-name="Visited_20_Internet_20_Link"><text:span text:style-name="T91">base</text:span></text:a><text:span text:style-name="Code2"><text:span text:style-name="T106">, </text:span></text:span><text:a xlink:type="simple" xlink:href="file:///l%22r20" text:style-name="Internet_20_link" text:visited-style-name="Visited_20_Internet_20_Link"><text:span text:style-name="T91">extensionDTOs</text:span></text:a><text:span text:style-name="Code2"><text:span text:style-name="T106">, </text:span></text:span><text:a xlink:type="simple" xlink:href="file:///l%22r16" text:style-name="Internet_20_link" text:visited-style-name="Visited_20_Internet_20_Link"><text:span text:style-name="T91">name</text:span></text:a><text:span text:style-name="Code2"><text:span text:style-name="T106">, </text:span></text:span><text:a xlink:type="simple" xlink:href="file:///l%22r19" text:style-name="Internet_20_link" text:visited-style-name="Visited_20_Internet_20_Link"><text:span text:style-name="T91">resourceDTOs</text:span></text:a><text:span text:style-name="Code2"><text:span text:style-name="T106">, </text:span></text:span><text:a xlink:type="simple" xlink:href="file:///l%22r18" text:style-name="Internet_20_link" text:visited-style-name="Visited_20_Internet_20_Link"><text:span text:style-name="T91">resourceMethods</text:span></text:a><text:span text:style-name="Code2"><text:span text:style-name="T106">, </text:span></text:span><text:a xlink:type="simple" xlink:href="file:///l%22r21" text:style-name="Internet_20_link" text:visited-style-name="Visited_20_Internet_20_Link"><text:span text:style-name="T91">serviceId</text:span></text:a></text:p>
            </table:table-cell>
          </table:table-row>
        </table:table>
        <text:p text:style-name="P102"/>
        <table:table table:name="Table29" table:style-name="Table29">
          <table:table-column table:style-name="Table29.A"/>
          <table:table-column table:style-name="Table29.B"/>
          <table:table-row table:style-name="Table29.1">
            <table:table-cell table:style-name="Table29.A1" office:value-type="string">
              <text:p text:style-name="P126"><text:span text:style-name="Summary_20_Heading_20_Font2"><text:span text:style-name="T95">Constructor Summary</text:span></text:span></text:p>
            </table:table-cell>
            <table:table-cell table:style-name="Table29.A1" office:value-type="string">
              <text:p text:style-name="P128"><text:span text:style-name="Page_20_Reference_20_Font"><text:span text:style-name="T96">Page</text:span></text:span></text:p>
            </table:table-cell>
          </table:table-row>
          <table:table-row table:style-name="Table29.1">
            <table:table-cell table:style-name="Table29.A2" office:value-type="string">
              <text:p text:style-name="P126"><text:a xlink:type="simple" xlink:href="file:///l%22r43" text:style-name="Internet_20_link" text:visited-style-name="Visited_20_Internet_20_Link"><text:span text:style-name="T88">FailedApplicationDTO</text:span></text:a><text:span text:style-name="Code2"><text:span text:style-name="T105">()</text:span></text:span></text:p>
            </table:table-cell>
            <table:table-cell table:style-name="Table29.B2" office:value-type="string">
              <text:p text:style-name="P128"><text:bookmark-ref text:reference-format="page" text:ref-name="r43">35</text:bookmark-ref></text:p>
            </table:table-cell>
          </table:table-row>
        </table:table>
        <text:p text:style-name="P102"/>
        <table:table table:name="Table30" table:style-name="Table30">
          <table:table-column table:style-name="Table30.A"/>
          <table:table-row table:style-name="Table30.1">
            <table:table-cell table:style-name="Table30.A1" office:value-type="string">
              <text:p text:style-name="P110"><text:span text:style-name="T98">Methods inherited from class org.osgi.dto.DTO</text:span></text:p>
            </table:table-cell>
          </table:table-row>
          <table:table-row table:style-name="Table30.2">
            <table:table-cell table:style-name="Table30.A2" office:value-type="string">
              <text:p text:style-name="P110"><text:span text:style-name="Code2">toString</text:span></text:p>
            </table:table-cell>
          </table:table-row>
        </table:table>
        <text:p text:style-name="P166"><text:span text:style-name="T22">Field Detail</text:span></text:p>
        <text:p text:style-name="P168"><text:bookmark text:name="r42"/><text:span text:style-name="T22">failureReason</text:span></text:p>
        <text:p text:style-name="P108"><text:span text:style-name="Code2">public int </text:span><text:span text:style-name="Code2"><text:span text:style-name="T37">failureReason</text:span></text:span></text:p>
        <text:p text:style-name="P120"><text:span text:style-name="T97">The reason why the resource represented by this DTO is not used.</text:span></text:p>
        <text:p text:style-name="P121"><text:span text:style-name="T98">See Also:</text:span></text:p>
        <text:p text:style-name="P136"><text:a xlink:type="simple" xlink:href="file:///l%22r24" text:style-name="Internet_20_link" text:visited-style-name="Visited_20_Internet_20_Link"><text:span text:style-name="T104">DTOConstants.FAILURE_REASON_UNKNOWN</text:span></text:a><text:span text:style-name="T99">, </text:span><text:a xlink:type="simple" xlink:href="file:///l%22r26" text:style-name="Internet_20_link" text:visited-style-name="Visited_20_Internet_20_Link"><text:span text:style-name="T104">DTOConstants.FAILURE_REASON_SERVICE_NOT_GETTABLE</text:span></text:a><text:span text:style-name="T99">, </text:span><text:a xlink:type="simple" xlink:href="file:///l%22r27" text:style-name="Internet_20_link" text:visited-style-name="Visited_20_Internet_20_Link"><text:span text:style-name="T104">DTOConstants.FAILURE_REASON_VALIDATION_FAILED</text:span></text:a><text:span text:style-name="T99">, </text:span><text:a xlink:type="simple" xlink:href="file:///l%22r25" text:style-name="Internet_20_link" text:visited-style-name="Visited_20_Internet_20_Link"><text:span text:style-name="T104">DTOConstants.FAILURE_REASON_SHADOWED_BY_OTHER_SERVICE</text:span></text:a><text:span text:style-name="T99">, </text:span><text:a xlink:type="simple" xlink:href="file:///l%22r29" text:style-name="Internet_20_link" text:visited-style-name="Visited_20_Internet_20_Link"><text:span text:style-name="T104">DTOConstants.FAILURE_REASON_REQUIRED_EXTENSIONS_UNAVAILABLE</text:span></text:a></text:p>
        <text:p text:style-name="P166"><text:soft-page-break/><text:span text:style-name="T22">Constructor Detail</text:span></text:p>
        <text:p text:style-name="P168"><text:bookmark text:name="r43"/><text:span text:style-name="T22">FailedApplicationDTO</text:span></text:p>
        <text:p text:style-name="P108"><text:span text:style-name="Code2">public </text:span><text:span text:style-name="Code2"><text:span text:style-name="T37">FailedApplicationDTO</text:span></text:span><text:span text:style-name="Code2"><text:span text:style-name="T86">()</text:span></text:span></text:p>
        <text:p text:style-name="P152"><text:bookmark text:name="r47"/><text:span text:style-name="T22">Class FailedExtensionDTO</text:span></text:p>
        <text:p text:style-name="P118"><text:a xlink:type="simple" xlink:href="file:///l%22r15" text:style-name="Internet_20_link" text:visited-style-name="Visited_20_Internet_20_Link"><text:span text:style-name="T94">org.osgi.service.jaxrs.runtime.dto</text:span></text:a></text:p>
        <text:p text:style-name="P115"><text:span text:style-name="Code2">java.lang.Object</text:span></text:p>
        <text:p text:style-name="P119"><text:span text:style-name="Code2">  </text:span><text:span text:style-name="Code2"><draw:frame draw:style-name="fr3" draw:name="Image9" text:anchor-type="as-char" svg:width="0.1563in" svg:height="0.1457in" draw:z-index="30"><draw:image xlink:href="Pictures/100002000000000F0000000EBCC3FB4515936C88.png" xlink:type="simple" xlink:show="embed" xlink:actuate="onLoad"/></draw:frame></text:span><text:span text:style-name="Code2">org.osgi.dto.DTO</text:span></text:p>
        <text:p text:style-name="P119"><text:span text:style-name="Code2">      </text:span><text:span text:style-name="Code2"><draw:frame draw:style-name="fr3" draw:name="Image10" text:anchor-type="as-char" svg:width="0.1563in" svg:height="0.1457in" draw:z-index="31"><draw:image xlink:href="Pictures/100002000000000F0000000EBCC3FB4515936C88.png" xlink:type="simple" xlink:show="embed" xlink:actuate="onLoad"/></draw:frame></text:span><text:a xlink:type="simple" xlink:href="file:///l%22r41" text:style-name="Internet_20_link" text:visited-style-name="Visited_20_Internet_20_Link"><text:span text:style-name="T104">org.osgi.service.jaxrs.runtime.dto.ExtensionDTO</text:span></text:a></text:p>
        <text:p text:style-name="P106"><text:span text:style-name="Code2">          </text:span><text:span text:style-name="Code2"><draw:frame draw:style-name="fr3" draw:name="Image11" text:anchor-type="as-char" svg:width="0.1563in" svg:height="0.1457in" draw:z-index="32"><draw:image xlink:href="Pictures/100002000000000F0000000EBCC3FB4515936C88.png" xlink:type="simple" xlink:show="embed" xlink:actuate="onLoad"/></draw:frame></text:span><text:span text:style-name="Code2"><text:span text:style-name="T37">org.osgi.service.jaxrs.runtime.dto.FailedExtensionDTO</text:span></text:span></text:p>
        <text:p text:style-name="P114"/>
        <text:p text:style-name="P139"><text:span text:style-name="Code2">public class </text:span><text:span text:style-name="Code2"><text:span text:style-name="T37">FailedExtensionDTO</text:span></text:span></text:p>
        <text:p text:style-name="P108"><text:span text:style-name="Code2">extends </text:span><text:a xlink:type="simple" xlink:href="file:///l%22r41" text:style-name="Internet_20_link" text:visited-style-name="Visited_20_Internet_20_Link"><text:span text:style-name="T104">ExtensionDTO</text:span></text:a></text:p>
        <text:p text:style-name="P117"><text:span text:style-name="T97">Represents a JAX-RS Filter service which is currently not being used due to a problem.</text:span></text:p>
        <text:p text:style-name="P107"><text:span text:style-name="T97">As the service represented by this DTO is not used due to a failure, the field </text:span><text:a xlink:type="simple" xlink:href="file:///l%22r38" text:style-name="Internet_20_link" text:visited-style-name="Visited_20_Internet_20_Link"><text:span text:style-name="T104">ExtensionDTO.filteredByName</text:span></text:a><text:span text:style-name="T99"> always returns {null}.</text:span></text:p>
        <text:p text:style-name="P118"><text:span text:style-name="T98">NotThreadSafe</text:span></text:p>
        <text:p text:style-name="P125"/>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26"><text:span text:style-name="Summary_20_Heading_20_Font2"><text:span text:style-name="T95">Field Summary</text:span></text:span></text:p>
            </table:table-cell>
            <table:covered-table-cell/>
            <table:table-cell table:style-name="Table31.A1" office:value-type="string">
              <text:p text:style-name="P128"><text:span text:style-name="Page_20_Reference_20_Font"><text:span text:style-name="T96">Page</text:span></text:span></text:p>
            </table:table-cell>
          </table:table-row>
          <table:table-row table:style-name="Table31.1">
            <table:table-cell table:style-name="Table31.A2" office:value-type="string">
              <text:p text:style-name="P130"><text:span text:style-name="Code_20_Small1"><text:span text:style-name="T102">int</text:span></text:span></text:p>
            </table:table-cell>
            <table:table-cell table:style-name="Table31.B2" office:value-type="string">
              <text:p text:style-name="P132"><text:a xlink:type="simple" xlink:href="file:///l%22r45" text:style-name="Internet_20_link" text:visited-style-name="Visited_20_Internet_20_Link"><text:span text:style-name="T88">failureReason</text:span></text:a></text:p>
              <text:p text:style-name="P134"><text:span text:style-name="T97">The reason why the servlet filter represented by this DTO is not used.</text:span></text:p>
            </table:table-cell>
            <table:table-cell table:style-name="Table31.C2" office:value-type="string">
              <text:p text:style-name="P128"><text:bookmark-ref text:reference-format="page" text:ref-name="r45">36</text:bookmark-ref></text:p>
            </table:table-cell>
          </table:table-row>
        </table:table>
        <text:p text:style-name="P102"/>
        <table:table table:name="Table32" table:style-name="Table32">
          <table:table-column table:style-name="Table32.A"/>
          <table:table-row table:style-name="Table32.1">
            <table:table-cell table:style-name="Table32.A1" office:value-type="string">
              <text:p text:style-name="P110"><text:span text:style-name="T98">Fields inherited from class org.osgi.service.jaxrs.runtime.dto.</text:span><text:a xlink:type="simple" xlink:href="file:///l%22r41" text:style-name="Internet_20_link" text:visited-style-name="Visited_20_Internet_20_Link"><text:span text:style-name="T87">ExtensionDTO</text:span></text:a></text:p>
            </table:table-cell>
          </table:table-row>
          <table:table-row table:style-name="Table32.2">
            <table:table-cell table:style-name="Table32.A2" office:value-type="string">
              <text:p text:style-name="P110"><text:a xlink:type="simple" xlink:href="file:///l%22r36" text:style-name="Internet_20_link" text:visited-style-name="Visited_20_Internet_20_Link"><text:span text:style-name="T91">consumes</text:span></text:a><text:span text:style-name="Code2"><text:span text:style-name="T106">, </text:span></text:span><text:a xlink:type="simple" xlink:href="file:///l%22r34" text:style-name="Internet_20_link" text:visited-style-name="Visited_20_Internet_20_Link"><text:span text:style-name="T91">extensionTypes</text:span></text:a><text:span text:style-name="Code2"><text:span text:style-name="T106">, </text:span></text:span><text:a xlink:type="simple" xlink:href="file:///l%22r38" text:style-name="Internet_20_link" text:visited-style-name="Visited_20_Internet_20_Link"><text:span text:style-name="T91">filteredByName</text:span></text:a><text:span text:style-name="Code2"><text:span text:style-name="T106">, </text:span></text:span><text:a xlink:type="simple" xlink:href="file:///l%22r33" text:style-name="Internet_20_link" text:visited-style-name="Visited_20_Internet_20_Link"><text:span text:style-name="T91">name</text:span></text:a><text:span text:style-name="Code2"><text:span text:style-name="T106">, </text:span></text:span><text:a xlink:type="simple" xlink:href="file:///l%22r37" text:style-name="Internet_20_link" text:visited-style-name="Visited_20_Internet_20_Link"><text:span text:style-name="T91">nameBindings</text:span></text:a><text:span text:style-name="Code2"><text:span text:style-name="T106">, </text:span></text:span><text:a xlink:type="simple" xlink:href="file:///l%22r35" text:style-name="Internet_20_link" text:visited-style-name="Visited_20_Internet_20_Link"><text:span text:style-name="T91">produces</text:span></text:a><text:span text:style-name="Code2"><text:span text:style-name="T106">, </text:span></text:span><text:a xlink:type="simple" xlink:href="file:///l%22r39" text:style-name="Internet_20_link" text:visited-style-name="Visited_20_Internet_20_Link"><text:span text:style-name="T91">serviceId</text:span></text:a></text:p>
            </table:table-cell>
          </table:table-row>
        </table:table>
        <text:p text:style-name="P102"/>
        <table:table table:name="Table34" table:style-name="Table34">
          <table:table-column table:style-name="Table34.A"/>
          <table:table-column table:style-name="Table34.B"/>
          <table:table-row table:style-name="Table34.1">
            <table:table-cell table:style-name="Table34.A1" office:value-type="string">
              <text:p text:style-name="P126"><text:span text:style-name="Summary_20_Heading_20_Font2"><text:span text:style-name="T95">Constructor Summary</text:span></text:span></text:p>
            </table:table-cell>
            <table:table-cell table:style-name="Table34.A1" office:value-type="string">
              <text:p text:style-name="P128"><text:span text:style-name="Page_20_Reference_20_Font"><text:span text:style-name="T96">Page</text:span></text:span></text:p>
            </table:table-cell>
          </table:table-row>
          <table:table-row table:style-name="Table34.1">
            <table:table-cell table:style-name="Table34.A2" office:value-type="string">
              <text:p text:style-name="P126"><text:a xlink:type="simple" xlink:href="file:///l%22r46" text:style-name="Internet_20_link" text:visited-style-name="Visited_20_Internet_20_Link"><text:span text:style-name="T88">FailedExtensionDTO</text:span></text:a><text:span text:style-name="Code2"><text:span text:style-name="T105">()</text:span></text:span></text:p>
            </table:table-cell>
            <table:table-cell table:style-name="Table34.B2" office:value-type="string">
              <text:p text:style-name="P128"><text:bookmark-ref text:reference-format="page" text:ref-name="r46">37</text:bookmark-ref></text:p>
            </table:table-cell>
          </table:table-row>
        </table:table>
        <text:p text:style-name="P102"/>
        <table:table table:name="Table35" table:style-name="Table35">
          <table:table-column table:style-name="Table35.A"/>
          <table:table-row table:style-name="Table35.1">
            <table:table-cell table:style-name="Table35.A1" office:value-type="string">
              <text:p text:style-name="P110"><text:span text:style-name="T98">Methods inherited from class org.osgi.dto.DTO</text:span></text:p>
            </table:table-cell>
          </table:table-row>
          <table:table-row table:style-name="Table35.2">
            <table:table-cell table:style-name="Table35.A2" office:value-type="string">
              <text:p text:style-name="P110"><text:span text:style-name="Code2">toString</text:span></text:p>
            </table:table-cell>
          </table:table-row>
        </table:table>
        <text:p text:style-name="P166"><text:span text:style-name="T22">Field Detail</text:span></text:p>
        <text:p text:style-name="P168"><text:bookmark text:name="r45"/><text:span text:style-name="T22">failureReason</text:span></text:p>
        <text:p text:style-name="P108"><text:span text:style-name="Code2">public int </text:span><text:span text:style-name="Code2"><text:span text:style-name="T37">failureReason</text:span></text:span></text:p>
        <text:p text:style-name="P120"><text:span text:style-name="T97">The reason why the servlet filter represented by this DTO is not used.</text:span></text:p>
        <text:p text:style-name="P121"><text:span text:style-name="T98">See Also:</text:span></text:p>
        <text:p text:style-name="P136"><text:a xlink:type="simple" xlink:href="file:///l%22r24" text:style-name="Internet_20_link" text:visited-style-name="Visited_20_Internet_20_Link"><text:span text:style-name="T104">DTOConstants.FAILURE_REASON_UNKNOWN</text:span></text:a><text:span text:style-name="T99">, </text:span><text:a xlink:type="simple" xlink:href="file:///l%22r26" text:style-name="Internet_20_link" text:visited-style-name="Visited_20_Internet_20_Link"><text:span text:style-name="T104">DTOConstants.FAILURE_REASON_SERVICE_NOT_GETTABLE</text:span></text:a><text:span text:style-name="T99">, </text:span><text:a xlink:type="simple" xlink:href="file:///l%22r27" text:style-name="Internet_20_link" text:visited-style-name="Visited_20_Internet_20_Link"><text:span text:style-name="T104">DTOConstants.FAILURE_REASON_VALIDATION_FAILED</text:span></text:a><text:span text:style-name="T99">, </text:span><text:a xlink:type="simple" xlink:href="file:///l%22r28" text:style-name="Internet_20_link" text:visited-style-name="Visited_20_Internet_20_Link"><text:span text:style-name="T104">DTOConstants.FAILURE_REASON_NOT_AN_EXTENSION_TYPE</text:span></text:a><text:span text:style-name="T99">, </text:span><text:a xlink:type="simple" xlink:href="file:///l%22r29" text:style-name="Internet_20_link" text:visited-style-name="Visited_20_Internet_20_Link"><text:span text:style-name="T104">DTOConstants.FAILURE_REASON_REQUIRED_EXTENSIONS_UNAVAILABLE</text:span></text:a></text:p>
        <text:p text:style-name="P166"><text:soft-page-break/><text:span text:style-name="T22">Constructor Detail</text:span></text:p>
        <text:p text:style-name="P168"><text:bookmark text:name="r46"/><text:span text:style-name="T22">FailedExtensionDTO</text:span></text:p>
        <text:p text:style-name="P108"><text:span text:style-name="Code2">public </text:span><text:span text:style-name="Code2"><text:span text:style-name="T37">FailedExtensionDTO</text:span></text:span><text:span text:style-name="Code2"><text:span text:style-name="T86">()</text:span></text:span></text:p>
        <text:p text:style-name="P153"><text:bookmark text:name="r50"/><text:span text:style-name="T22">Class FailedResourceDTO</text:span></text:p>
        <text:p text:style-name="P118"><text:a xlink:type="simple" xlink:href="file:///l%22r15" text:style-name="Internet_20_link" text:visited-style-name="Visited_20_Internet_20_Link"><text:span text:style-name="T94">org.osgi.service.jaxrs.runtime.dto</text:span></text:a></text:p>
        <text:p text:style-name="P115"><text:span text:style-name="Code2">java.lang.Object</text:span></text:p>
        <text:p text:style-name="P119"><text:span text:style-name="Code2">  </text:span><text:span text:style-name="Code2"><draw:frame draw:style-name="fr3" draw:name="Image12" text:anchor-type="as-char" svg:width="0.1563in" svg:height="0.1457in" draw:z-index="33"><draw:image xlink:href="Pictures/100002000000000F0000000EBCC3FB4515936C88.png" xlink:type="simple" xlink:show="embed" xlink:actuate="onLoad"/></draw:frame></text:span><text:span text:style-name="Code2">org.osgi.dto.DTO</text:span></text:p>
        <text:p text:style-name="P119"><text:span text:style-name="Code2">      </text:span><text:span text:style-name="Code2"><draw:frame draw:style-name="fr3" draw:name="Image13" text:anchor-type="as-char" svg:width="0.1563in" svg:height="0.1457in" draw:z-index="34"><draw:image xlink:href="Pictures/100002000000000F0000000EBCC3FB4515936C88.png" xlink:type="simple" xlink:show="embed" xlink:actuate="onLoad"/></draw:frame></text:span><text:a xlink:type="simple" xlink:href="file:///l%22r55" text:style-name="Internet_20_link" text:visited-style-name="Visited_20_Internet_20_Link"><text:span text:style-name="T104">org.osgi.service.jaxrs.runtime.dto.ResourceDTO</text:span></text:a></text:p>
        <text:p text:style-name="P106"><text:span text:style-name="Code2">          </text:span><text:span text:style-name="Code2"><draw:frame draw:style-name="fr3" draw:name="Image14" text:anchor-type="as-char" svg:width="0.1563in" svg:height="0.1457in" draw:z-index="35"><draw:image xlink:href="Pictures/100002000000000F0000000EBCC3FB4515936C88.png" xlink:type="simple" xlink:show="embed" xlink:actuate="onLoad"/></draw:frame></text:span><text:span text:style-name="Code2"><text:span text:style-name="T37">org.osgi.service.jaxrs.runtime.dto.FailedResourceDTO</text:span></text:span></text:p>
        <text:p text:style-name="P114"/>
        <text:p text:style-name="P139"><text:span text:style-name="Code2">public class </text:span><text:span text:style-name="Code2"><text:span text:style-name="T37">FailedResourceDTO</text:span></text:span></text:p>
        <text:p text:style-name="P108"><text:span text:style-name="Code2">extends </text:span><text:a xlink:type="simple" xlink:href="file:///l%22r55" text:style-name="Internet_20_link" text:visited-style-name="Visited_20_Internet_20_Link"><text:span text:style-name="T104">ResourceDTO</text:span></text:a></text:p>
        <text:p text:style-name="P117"><text:span text:style-name="T97">Represents a JAX-RS service which is currently not being used due to a problem.</text:span></text:p>
        <text:p text:style-name="P107"><text:span text:style-name="T97">As the service represented by this DTO is not used due to a failure, the field </text:span><text:a xlink:type="simple" xlink:href="file:///l%22r52" text:style-name="Internet_20_link" text:visited-style-name="Visited_20_Internet_20_Link"><text:span text:style-name="T104">ResourceDTO.resourceMethods</text:span></text:a><text:span text:style-name="T99"> always returns null.</text:span></text:p>
        <text:p text:style-name="P118"><text:span text:style-name="T98">NotThreadSafe</text:span></text:p>
        <text:p text:style-name="P125"/>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126"><text:span text:style-name="Summary_20_Heading_20_Font2"><text:span text:style-name="T95">Field Summary</text:span></text:span></text:p>
            </table:table-cell>
            <table:covered-table-cell/>
            <table:table-cell table:style-name="Table36.A1" office:value-type="string">
              <text:p text:style-name="P128"><text:span text:style-name="Page_20_Reference_20_Font"><text:span text:style-name="T96">Page</text:span></text:span></text:p>
            </table:table-cell>
          </table:table-row>
          <table:table-row table:style-name="Table36.1">
            <table:table-cell table:style-name="Table36.A2" office:value-type="string">
              <text:p text:style-name="P130"><text:span text:style-name="Code_20_Small1"><text:span text:style-name="T102">int</text:span></text:span></text:p>
            </table:table-cell>
            <table:table-cell table:style-name="Table36.B2" office:value-type="string">
              <text:p text:style-name="P132"><text:a xlink:type="simple" xlink:href="file:///l%22r48" text:style-name="Internet_20_link" text:visited-style-name="Visited_20_Internet_20_Link"><text:span text:style-name="T88">failureReason</text:span></text:a></text:p>
              <text:p text:style-name="P134"><text:span text:style-name="T97">The reason why the resource represented by this DTO is not used.</text:span></text:p>
            </table:table-cell>
            <table:table-cell table:style-name="Table36.C2" office:value-type="string">
              <text:p text:style-name="P128"><text:bookmark-ref text:reference-format="page" text:ref-name="r48">38</text:bookmark-ref></text:p>
            </table:table-cell>
          </table:table-row>
        </table:table>
        <text:p text:style-name="P102"/>
        <table:table table:name="Table38" table:style-name="Table38">
          <table:table-column table:style-name="Table38.A"/>
          <table:table-row table:style-name="Table38.1">
            <table:table-cell table:style-name="Table38.A1" office:value-type="string">
              <text:p text:style-name="P110"><text:span text:style-name="T98">Fields inherited from class org.osgi.service.jaxrs.runtime.dto.</text:span><text:a xlink:type="simple" xlink:href="file:///l%22r55" text:style-name="Internet_20_link" text:visited-style-name="Visited_20_Internet_20_Link"><text:span text:style-name="T87">ResourceDTO</text:span></text:a></text:p>
            </table:table-cell>
          </table:table-row>
          <table:table-row table:style-name="Table38.2">
            <table:table-cell table:style-name="Table38.A2" office:value-type="string">
              <text:p text:style-name="P110"><text:a xlink:type="simple" xlink:href="file:///l%22r51" text:style-name="Internet_20_link" text:visited-style-name="Visited_20_Internet_20_Link"><text:span text:style-name="T91">name</text:span></text:a><text:span text:style-name="Code2"><text:span text:style-name="T106">, </text:span></text:span><text:a xlink:type="simple" xlink:href="file:///l%22r52" text:style-name="Internet_20_link" text:visited-style-name="Visited_20_Internet_20_Link"><text:span text:style-name="T91">resourceMethods</text:span></text:a><text:span text:style-name="Code2"><text:span text:style-name="T106">, </text:span></text:span><text:a xlink:type="simple" xlink:href="file:///l%22r53" text:style-name="Internet_20_link" text:visited-style-name="Visited_20_Internet_20_Link"><text:span text:style-name="T91">serviceId</text:span></text:a></text:p>
            </table:table-cell>
          </table:table-row>
        </table:table>
        <text:p text:style-name="P102"/>
        <table:table table:name="Table39" table:style-name="Table39">
          <table:table-column table:style-name="Table39.A"/>
          <table:table-column table:style-name="Table39.B"/>
          <table:table-row table:style-name="Table39.1">
            <table:table-cell table:style-name="Table39.A1" office:value-type="string">
              <text:p text:style-name="P126"><text:span text:style-name="Summary_20_Heading_20_Font2"><text:span text:style-name="T95">Constructor Summary</text:span></text:span></text:p>
            </table:table-cell>
            <table:table-cell table:style-name="Table39.A1" office:value-type="string">
              <text:p text:style-name="P128"><text:span text:style-name="Page_20_Reference_20_Font"><text:span text:style-name="T96">Page</text:span></text:span></text:p>
            </table:table-cell>
          </table:table-row>
          <table:table-row table:style-name="Table39.1">
            <table:table-cell table:style-name="Table39.A2" office:value-type="string">
              <text:p text:style-name="P126"><text:a xlink:type="simple" xlink:href="file:///l%22r49" text:style-name="Internet_20_link" text:visited-style-name="Visited_20_Internet_20_Link"><text:span text:style-name="T88">FailedResourceDTO</text:span></text:a><text:span text:style-name="Code2"><text:span text:style-name="T105">()</text:span></text:span></text:p>
            </table:table-cell>
            <table:table-cell table:style-name="Table39.B2" office:value-type="string">
              <text:p text:style-name="P128"><text:bookmark-ref text:reference-format="page" text:ref-name="r49">39</text:bookmark-ref></text:p>
            </table:table-cell>
          </table:table-row>
        </table:table>
        <text:p text:style-name="P102"/>
        <table:table table:name="Table40" table:style-name="Table40">
          <table:table-column table:style-name="Table40.A"/>
          <table:table-row table:style-name="Table40.1">
            <table:table-cell table:style-name="Table40.A1" office:value-type="string">
              <text:p text:style-name="P110"><text:span text:style-name="T98">Methods inherited from class org.osgi.dto.DTO</text:span></text:p>
            </table:table-cell>
          </table:table-row>
          <table:table-row table:style-name="Table40.2">
            <table:table-cell table:style-name="Table40.A2" office:value-type="string">
              <text:p text:style-name="P110"><text:span text:style-name="Code2">toString</text:span></text:p>
            </table:table-cell>
          </table:table-row>
        </table:table>
        <text:p text:style-name="P166"><text:span text:style-name="T22">Field Detail</text:span></text:p>
        <text:p text:style-name="P168"><text:bookmark text:name="r48"/><text:span text:style-name="T22">failureReason</text:span></text:p>
        <text:p text:style-name="P108"><text:span text:style-name="Code2">public int </text:span><text:span text:style-name="Code2"><text:span text:style-name="T37">failureReason</text:span></text:span></text:p>
        <text:p text:style-name="P120"><text:span text:style-name="T97">The reason why the resource represented by this DTO is not used.</text:span></text:p>
        <text:p text:style-name="P121"><text:span text:style-name="T98">See Also:</text:span></text:p>
        <text:p text:style-name="P136"><text:a xlink:type="simple" xlink:href="file:///l%22r24" text:style-name="Internet_20_link" text:visited-style-name="Visited_20_Internet_20_Link"><text:span text:style-name="T104">DTOConstants.FAILURE_REASON_UNKNOWN</text:span></text:a><text:span text:style-name="T99">, </text:span><text:a xlink:type="simple" xlink:href="file:///l%22r26" text:style-name="Internet_20_link" text:visited-style-name="Visited_20_Internet_20_Link"><text:span text:style-name="T104">DTOConstants.FAILURE_REASON_SERVICE_NOT_GETTABLE</text:span></text:a><text:span text:style-name="T99">, </text:span><text:a xlink:type="simple" xlink:href="file:///l%22r27" text:style-name="Internet_20_link" text:visited-style-name="Visited_20_Internet_20_Link"><text:span text:style-name="T104">DTOConstants.FAILURE_REASON_VALIDATION_FAILED</text:span></text:a><text:span text:style-name="T99">, </text:span><text:a xlink:type="simple" xlink:href="file:///l%22r25" text:style-name="Internet_20_link" text:visited-style-name="Visited_20_Internet_20_Link"><text:span text:style-name="T104">DTOConstants.FAILURE_REASON_SHADOWED_BY_OTHER_SERVICE</text:span></text:a><text:span text:style-name="T99">, </text:span><text:a xlink:type="simple" xlink:href="file:///l%22r29" text:style-name="Internet_20_link" text:visited-style-name="Visited_20_Internet_20_Link"><text:span text:style-name="T104">DTOConstants.FAILURE_REASON_REQUIRED_EXTENSIONS_UNAVAILABLE</text:span></text:a></text:p>
        <text:p text:style-name="P166"><text:soft-page-break/><text:span text:style-name="T22">Constructor Detail</text:span></text:p>
        <text:p text:style-name="P168"><text:bookmark text:name="r49"/><text:span text:style-name="T22">FailedResourceDTO</text:span></text:p>
        <text:p text:style-name="P108"><text:span text:style-name="Code2">public </text:span><text:span text:style-name="Code2"><text:span text:style-name="T37">FailedResourceDTO</text:span></text:span><text:span text:style-name="Code2"><text:span text:style-name="T86">()</text:span></text:span></text:p>
        <text:p text:style-name="P154"><text:bookmark text:name="r55"/><text:span text:style-name="T22">Class ResourceDTO</text:span></text:p>
        <text:p text:style-name="P118"><text:a xlink:type="simple" xlink:href="file:///l%22r15" text:style-name="Internet_20_link" text:visited-style-name="Visited_20_Internet_20_Link"><text:span text:style-name="T94">org.osgi.service.jaxrs.runtime.dto</text:span></text:a></text:p>
        <text:p text:style-name="P115"><text:span text:style-name="Code2">java.lang.Object</text:span></text:p>
        <text:p text:style-name="P119"><text:span text:style-name="Code2">  </text:span><text:span text:style-name="Code2"><draw:frame draw:style-name="fr3" draw:name="Image15" text:anchor-type="as-char" svg:width="0.1563in" svg:height="0.1457in" draw:z-index="36"><draw:image xlink:href="Pictures/100002000000000F0000000EBCC3FB4515936C88.png" xlink:type="simple" xlink:show="embed" xlink:actuate="onLoad"/></draw:frame></text:span><text:span text:style-name="Code2">org.osgi.dto.DTO</text:span></text:p>
        <text:p text:style-name="P106"><text:span text:style-name="Code2">      </text:span><text:span text:style-name="Code2"><draw:frame draw:style-name="fr3" draw:name="Image16" text:anchor-type="as-char" svg:width="0.1563in" svg:height="0.1457in" draw:z-index="37"><draw:image xlink:href="Pictures/100002000000000F0000000EBCC3FB4515936C88.png" xlink:type="simple" xlink:show="embed" xlink:actuate="onLoad"/></draw:frame></text:span><text:span text:style-name="Code2"><text:span text:style-name="T37">org.osgi.service.jaxrs.runtime.dto.ResourceDTO</text:span></text:span></text:p>
        <text:p text:style-name="P171"><text:span text:style-name="T21">Direct Known Subclasses:</text:span></text:p>
        <text:p text:style-name="P123"><text:a xlink:type="simple" xlink:href="file:///l%22r50" text:style-name="Internet_20_link" text:visited-style-name="Visited_20_Internet_20_Link"><text:span text:style-name="T97">FailedResourceDTO</text:span></text:a></text:p>
        <text:p text:style-name="P114"/>
        <text:p text:style-name="P139"><text:span text:style-name="Code2">abstract public class </text:span><text:span text:style-name="Code2"><text:span text:style-name="T37">ResourceDTO</text:span></text:span></text:p>
        <text:p text:style-name="P108"><text:span text:style-name="Code2">extends org.osgi.dto.DTO</text:span></text:p>
        <text:p text:style-name="P107"><text:span text:style-name="T97">Represents common information about a JAX-RS resource service.</text:span></text:p>
        <text:p text:style-name="P118"><text:span text:style-name="T98">NotThreadSafe</text:span></text:p>
        <text:p text:style-name="P125"/>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126"><text:span text:style-name="Summary_20_Heading_20_Font2"><text:span text:style-name="T95">Field Summary</text:span></text:span></text:p>
            </table:table-cell>
            <table:covered-table-cell/>
            <table:table-cell table:style-name="Table42.A1" office:value-type="string">
              <text:p text:style-name="P128"><text:span text:style-name="Page_20_Reference_20_Font"><text:span text:style-name="T96">Page</text:span></text:span></text:p>
            </table:table-cell>
          </table:table-row>
          <table:table-row table:style-name="Table42.1">
            <table:table-cell table:style-name="Table42.A2" office:value-type="string">
              <text:p text:style-name="P130"><text:span text:style-name="Code_20_Small1"><text:span text:style-name="T102">String</text:span></text:span></text:p>
            </table:table-cell>
            <table:table-cell table:style-name="Table42.B2" office:value-type="string">
              <text:p text:style-name="P132"><text:a xlink:type="simple" xlink:href="file:///l%22r51" text:style-name="Internet_20_link" text:visited-style-name="Visited_20_Internet_20_Link"><text:span text:style-name="T88">name</text:span></text:a></text:p>
              <text:p text:style-name="P134"><text:span text:style-name="T97">The name of the resource if it set one using </text:span><text:a xlink:type="simple" xlink:href="file:///l%22r73" text:style-name="Internet_20_link" text:visited-style-name="Visited_20_Internet_20_Link"><text:span text:style-name="T89">JaxRSWhiteboardConstants.JAX_RS_NAME</text:span></text:a><text:span text:style-name="T99">, otherwise this value will contain the generated name for this resource</text:span></text:p>
            </table:table-cell>
            <table:table-cell table:style-name="Table42.C2" office:value-type="string">
              <text:p text:style-name="P128"><text:bookmark-ref text:reference-format="page" text:ref-name="r51">40</text:bookmark-ref></text:p>
            </table:table-cell>
          </table:table-row>
          <table:table-row table:style-name="Table42.1">
            <table:table-cell table:style-name="Table42.A3" office:value-type="string">
              <text:p text:style-name="P129"><text:a xlink:type="simple" xlink:href="file:///l%22r62" text:style-name="Internet_20_link" text:visited-style-name="Visited_20_Internet_20_Link"><text:span text:style-name="T90">ResourceMethodInfoDTO</text:span></text:a><text:span text:style-name="Code_20_Small1"><text:span text:style-name="T103">[]</text:span></text:span></text:p>
            </table:table-cell>
            <table:table-cell table:style-name="Table42.B3" office:value-type="string">
              <text:p text:style-name="P131"><text:a xlink:type="simple" xlink:href="file:///l%22r52" text:style-name="Internet_20_link" text:visited-style-name="Visited_20_Internet_20_Link"><text:span text:style-name="T88">resourceMethods</text:span></text:a></text:p>
              <text:p text:style-name="P133"><text:span text:style-name="T97">The RequestPaths handled by this resource</text:span></text:p>
            </table:table-cell>
            <table:table-cell table:style-name="Table42.C3" office:value-type="string">
              <text:p text:style-name="P127"><text:bookmark-ref text:reference-format="page" text:ref-name="r52">40</text:bookmark-ref></text:p>
            </table:table-cell>
          </table:table-row>
          <table:table-row table:style-name="Table42.1">
            <table:table-cell table:style-name="Table42.A4" office:value-type="string">
              <text:p text:style-name="P129"><text:span text:style-name="Code_20_Small1"><text:span text:style-name="T102">long</text:span></text:span></text:p>
            </table:table-cell>
            <table:table-cell table:style-name="Table42.B4" office:value-type="string">
              <text:p text:style-name="P131"><text:a xlink:type="simple" xlink:href="file:///l%22r53" text:style-name="Internet_20_link" text:visited-style-name="Visited_20_Internet_20_Link"><text:span text:style-name="T88">serviceId</text:span></text:a></text:p>
              <text:p text:style-name="P133"><text:span text:style-name="T97">Service property identifying the JAX-RS resource service</text:span></text:p>
            </table:table-cell>
            <table:table-cell table:style-name="Table42.C4" office:value-type="string">
              <text:p text:style-name="P127"><text:bookmark-ref text:reference-format="page" text:ref-name="r53">40</text:bookmark-ref></text:p>
            </table:table-cell>
          </table:table-row>
        </table:table>
        <text:p text:style-name="P102"/>
        <table:table table:name="Table43" table:style-name="Table43">
          <table:table-column table:style-name="Table43.A"/>
          <table:table-column table:style-name="Table43.B"/>
          <table:table-row table:style-name="Table43.1">
            <table:table-cell table:style-name="Table43.A1" office:value-type="string">
              <text:p text:style-name="P126"><text:span text:style-name="Summary_20_Heading_20_Font2"><text:span text:style-name="T95">Constructor Summary</text:span></text:span></text:p>
            </table:table-cell>
            <table:table-cell table:style-name="Table43.A1" office:value-type="string">
              <text:p text:style-name="P128"><text:span text:style-name="Page_20_Reference_20_Font"><text:span text:style-name="T96">Page</text:span></text:span></text:p>
            </table:table-cell>
          </table:table-row>
          <table:table-row table:style-name="Table43.1">
            <table:table-cell table:style-name="Table43.A2" office:value-type="string">
              <text:p text:style-name="P126"><text:a xlink:type="simple" xlink:href="file:///l%22r54" text:style-name="Internet_20_link" text:visited-style-name="Visited_20_Internet_20_Link"><text:span text:style-name="T88">ResourceDTO</text:span></text:a><text:span text:style-name="Code2"><text:span text:style-name="T105">()</text:span></text:span></text:p>
            </table:table-cell>
            <table:table-cell table:style-name="Table43.B2" office:value-type="string">
              <text:p text:style-name="P128"><text:bookmark-ref text:reference-format="page" text:ref-name="r54">41</text:bookmark-ref></text:p>
            </table:table-cell>
          </table:table-row>
        </table:table>
        <text:p text:style-name="P102"/>
        <table:table table:name="Table44" table:style-name="Table44">
          <table:table-column table:style-name="Table44.A"/>
          <table:table-row table:style-name="Table44.1">
            <table:table-cell table:style-name="Table44.A1" office:value-type="string">
              <text:p text:style-name="P110"><text:span text:style-name="T98">Methods inherited from class org.osgi.dto.DTO</text:span></text:p>
            </table:table-cell>
          </table:table-row>
          <table:table-row table:style-name="Table44.2">
            <table:table-cell table:style-name="Table44.A2" office:value-type="string">
              <text:p text:style-name="P110"><text:span text:style-name="Code2">toString</text:span></text:p>
            </table:table-cell>
          </table:table-row>
        </table:table>
        <text:p text:style-name="P166"><text:span text:style-name="T22">Field Detail</text:span></text:p>
        <text:p text:style-name="P168"><text:bookmark text:name="r51"/><text:span text:style-name="T22">name</text:span></text:p>
        <text:p text:style-name="P108"><text:span text:style-name="Code2">public String </text:span><text:span text:style-name="Code2"><text:span text:style-name="T37">name</text:span></text:span></text:p>
        <text:p text:style-name="P120"><text:span text:style-name="T97">The name of the resource if it set one using </text:span><text:a xlink:type="simple" xlink:href="file:///l%22r73" text:style-name="Internet_20_link" text:visited-style-name="Visited_20_Internet_20_Link"><text:span text:style-name="T104">JaxRSWhiteboardConstants.JAX_RS_NAME</text:span></text:a><text:span text:style-name="T99">, otherwise this value will contain the generated name for this resource</text:span></text:p>
        <text:p text:style-name="P135"/>
        <text:p text:style-name="P169"><text:bookmark text:name="r52"/><text:span text:style-name="T22">resourceMethods</text:span></text:p>
        <text:p text:style-name="P108"><text:span text:style-name="Code2">public </text:span><text:a xlink:type="simple" xlink:href="file:///l%22r62" text:style-name="Internet_20_link" text:visited-style-name="Visited_20_Internet_20_Link"><text:span text:style-name="T104">ResourceMethodInfoDTO</text:span></text:a><text:span text:style-name="Code2"><text:span text:style-name="T106">[] </text:span></text:span><text:span text:style-name="Code2"><text:span text:style-name="T107">resourceMethods</text:span></text:span></text:p>
        <text:p text:style-name="P120"><text:span text:style-name="T97">The RequestPaths handled by this resource</text:span></text:p>
        <text:p text:style-name="P135"/>
        <text:p text:style-name="P169"><text:bookmark text:name="r53"/><text:span text:style-name="T22">serviceId</text:span></text:p>
        <text:p text:style-name="P108"><text:span text:style-name="Code2">public long </text:span><text:span text:style-name="Code2"><text:span text:style-name="T37">serviceId</text:span></text:span></text:p>
        <text:p text:style-name="P120"><text:soft-page-break/><text:span text:style-name="T97">Service property identifying the JAX-RS resource service</text:span></text:p>
        <text:p text:style-name="P167"><text:span text:style-name="T22">Constructor Detail</text:span></text:p>
        <text:p text:style-name="P170"><text:bookmark text:name="r54"/><text:span text:style-name="T22">ResourceDTO</text:span></text:p>
        <text:p text:style-name="P108"><text:span text:style-name="Code2">public </text:span><text:span text:style-name="Code2"><text:span text:style-name="T37">ResourceDTO</text:span></text:span><text:span text:style-name="Code2"><text:span text:style-name="T86">()</text:span></text:span></text:p>
        <text:p text:style-name="P155"><text:bookmark text:name="r62"/><text:span text:style-name="T22">Class ResourceMethodInfoDTO</text:span></text:p>
        <text:p text:style-name="P118"><text:a xlink:type="simple" xlink:href="file:///l%22r15" text:style-name="Internet_20_link" text:visited-style-name="Visited_20_Internet_20_Link"><text:span text:style-name="T94">org.osgi.service.jaxrs.runtime.dto</text:span></text:a></text:p>
        <text:p text:style-name="P115"><text:span text:style-name="Code2">java.lang.Object</text:span></text:p>
        <text:p text:style-name="P119"><text:span text:style-name="Code2">  </text:span><text:span text:style-name="Code2"><draw:frame draw:style-name="fr3" draw:name="Image17" text:anchor-type="as-char" svg:width="0.1563in" svg:height="0.1457in" draw:z-index="38"><draw:image xlink:href="Pictures/100002000000000F0000000EBCC3FB4515936C88.png" xlink:type="simple" xlink:show="embed" xlink:actuate="onLoad"/></draw:frame></text:span><text:span text:style-name="Code2">org.osgi.dto.DTO</text:span></text:p>
        <text:p text:style-name="P106"><text:span text:style-name="Code2">      </text:span><text:span text:style-name="Code2"><draw:frame draw:style-name="fr3" draw:name="Image18" text:anchor-type="as-char" svg:width="0.1563in" svg:height="0.1457in" draw:z-index="39"><draw:image xlink:href="Pictures/100002000000000F0000000EBCC3FB4515936C88.png" xlink:type="simple" xlink:show="embed" xlink:actuate="onLoad"/></draw:frame></text:span><text:span text:style-name="Code2"><text:span text:style-name="T37">org.osgi.service.jaxrs.runtime.dto.ResourceMethodInfoDTO</text:span></text:span></text:p>
        <text:p text:style-name="P114"/>
        <text:p text:style-name="P139"><text:span text:style-name="Code2">public class </text:span><text:span text:style-name="Code2"><text:span text:style-name="T37">ResourceMethodInfoDTO</text:span></text:span></text:p>
        <text:p text:style-name="P108"><text:span text:style-name="Code2">extends org.osgi.dto.DTO</text:span></text:p>
        <text:p text:style-name="P107"><text:span text:style-name="T97">Represents information about a JAX-RS resource method.</text:span></text:p>
        <text:p text:style-name="P118"><text:span text:style-name="T98">NotThreadSafe</text:span></text:p>
        <text:p text:style-name="P125"/>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26"><text:span text:style-name="Summary_20_Heading_20_Font2"><text:span text:style-name="T95">Field Summary</text:span></text:span></text:p>
            </table:table-cell>
            <table:covered-table-cell/>
            <table:table-cell table:style-name="Table46.A1" office:value-type="string">
              <text:p text:style-name="P128"><text:span text:style-name="Page_20_Reference_20_Font"><text:span text:style-name="T96">Page</text:span></text:span></text:p>
            </table:table-cell>
          </table:table-row>
          <table:table-row table:style-name="Table46.1">
            <table:table-cell table:style-name="Table46.A2" office:value-type="string">
              <text:p text:style-name="P130"><text:span text:style-name="Code_20_Small1"><text:span text:style-name="T102">String[]</text:span></text:span></text:p>
            </table:table-cell>
            <table:table-cell table:style-name="Table46.B2" office:value-type="string">
              <text:p text:style-name="P132"><text:a xlink:type="simple" xlink:href="file:///l%22r57" text:style-name="Internet_20_link" text:visited-style-name="Visited_20_Internet_20_Link"><text:span text:style-name="T88">consumingMimeType</text:span></text:a></text:p>
              <text:p text:style-name="P134"><text:span text:style-name="T97">The mime-type(s) consumed by this resource method, null if not defined</text:span></text:p>
            </table:table-cell>
            <table:table-cell table:style-name="Table46.C2" office:value-type="string">
              <text:p text:style-name="P128"><text:bookmark-ref text:reference-format="page" text:ref-name="r57">42</text:bookmark-ref></text:p>
            </table:table-cell>
          </table:table-row>
          <table:table-row table:style-name="Table46.1">
            <table:table-cell table:style-name="Table46.A3" office:value-type="string">
              <text:p text:style-name="P129"><text:span text:style-name="Code_20_Small1"><text:span text:style-name="T102">String</text:span></text:span></text:p>
            </table:table-cell>
            <table:table-cell table:style-name="Table46.B3" office:value-type="string">
              <text:p text:style-name="P131"><text:a xlink:type="simple" xlink:href="file:///l%22r56" text:style-name="Internet_20_link" text:visited-style-name="Visited_20_Internet_20_Link"><text:span text:style-name="T88">method</text:span></text:a></text:p>
              <text:p text:style-name="P133"><text:span text:style-name="T97">The HTTP verb being handled, for example GET, DELETE, PUT, POST, HEAD, OPTIONS</text:span></text:p>
            </table:table-cell>
            <table:table-cell table:style-name="Table46.C3" office:value-type="string">
              <text:p text:style-name="P127"><text:bookmark-ref text:reference-format="page" text:ref-name="r56">42</text:bookmark-ref></text:p>
            </table:table-cell>
          </table:table-row>
          <table:table-row table:style-name="Table46.1">
            <table:table-cell table:style-name="Table46.A4" office:value-type="string">
              <text:p text:style-name="P129"><text:span text:style-name="Code_20_Small1"><text:span text:style-name="T102">String[]</text:span></text:span></text:p>
            </table:table-cell>
            <table:table-cell table:style-name="Table46.B4" office:value-type="string">
              <text:p text:style-name="P131"><text:a xlink:type="simple" xlink:href="file:///l%22r59" text:style-name="Internet_20_link" text:visited-style-name="Visited_20_Internet_20_Link"><text:span text:style-name="T88">nameBindings</text:span></text:a></text:p>
              <text:p text:style-name="P133"><text:span text:style-name="T97">The </text:span><text:span text:style-name="Code2"><text:span text:style-name="T101">NameBinding</text:span></text:span><text:span text:style-name="T97"> annotations that apply to this resource method, if any</text:span></text:p>
            </table:table-cell>
            <table:table-cell table:style-name="Table46.C4" office:value-type="string">
              <text:p text:style-name="P127"><text:bookmark-ref text:reference-format="page" text:ref-name="r59">43</text:bookmark-ref></text:p>
            </table:table-cell>
          </table:table-row>
          <table:table-row table:style-name="Table46.1">
            <table:table-cell table:style-name="Table46.A5" office:value-type="string">
              <text:p text:style-name="P129"><text:span text:style-name="Code_20_Small1"><text:span text:style-name="T102">String</text:span></text:span></text:p>
            </table:table-cell>
            <table:table-cell table:style-name="Table46.B5" office:value-type="string">
              <text:p text:style-name="P131"><text:a xlink:type="simple" xlink:href="file:///l%22r60" text:style-name="Internet_20_link" text:visited-style-name="Visited_20_Internet_20_Link"><text:span text:style-name="T88">path</text:span></text:a></text:p>
              <text:p text:style-name="P133"><text:span text:style-name="T97">The path of this resource method</text:span></text:p>
            </table:table-cell>
            <table:table-cell table:style-name="Table46.C5" office:value-type="string">
              <text:p text:style-name="P127"><text:bookmark-ref text:reference-format="page" text:ref-name="r60">43</text:bookmark-ref></text:p>
            </table:table-cell>
          </table:table-row>
          <table:table-row table:style-name="Table46.1">
            <table:table-cell table:style-name="Table46.A6" office:value-type="string">
              <text:p text:style-name="P129"><text:span text:style-name="Code_20_Small1"><text:span text:style-name="T102">String[]</text:span></text:span></text:p>
            </table:table-cell>
            <table:table-cell table:style-name="Table46.B6" office:value-type="string">
              <text:p text:style-name="P131"><text:a xlink:type="simple" xlink:href="file:///l%22r58" text:style-name="Internet_20_link" text:visited-style-name="Visited_20_Internet_20_Link"><text:span text:style-name="T88">producingMimeType</text:span></text:a></text:p>
              <text:p text:style-name="P133"><text:span text:style-name="T97">The mime-type(s) produced by this resource method, null if not defined</text:span></text:p>
            </table:table-cell>
            <table:table-cell table:style-name="Table46.C6" office:value-type="string">
              <text:p text:style-name="P127"><text:bookmark-ref text:reference-format="page" text:ref-name="r58">42</text:bookmark-ref></text:p>
            </table:table-cell>
          </table:table-row>
        </table:table>
        <text:p text:style-name="P102"/>
        <table:table table:name="Table47" table:style-name="Table47">
          <table:table-column table:style-name="Table47.A"/>
          <table:table-column table:style-name="Table47.B"/>
          <table:table-row table:style-name="Table47.1">
            <table:table-cell table:style-name="Table47.A1" office:value-type="string">
              <text:p text:style-name="P126"><text:span text:style-name="Summary_20_Heading_20_Font2"><text:span text:style-name="T95">Constructor Summary</text:span></text:span></text:p>
            </table:table-cell>
            <table:table-cell table:style-name="Table47.A1" office:value-type="string">
              <text:p text:style-name="P128"><text:span text:style-name="Page_20_Reference_20_Font"><text:span text:style-name="T96">Page</text:span></text:span></text:p>
            </table:table-cell>
          </table:table-row>
          <table:table-row table:style-name="Table47.1">
            <table:table-cell table:style-name="Table47.A2" office:value-type="string">
              <text:p text:style-name="P126"><text:a xlink:type="simple" xlink:href="file:///l%22r61" text:style-name="Internet_20_link" text:visited-style-name="Visited_20_Internet_20_Link"><text:span text:style-name="T88">ResourceMethodInfoDTO</text:span></text:a><text:span text:style-name="Code2"><text:span text:style-name="T105">()</text:span></text:span></text:p>
            </table:table-cell>
            <table:table-cell table:style-name="Table47.B2" office:value-type="string">
              <text:p text:style-name="P128"><text:bookmark-ref text:reference-format="page" text:ref-name="r61">43</text:bookmark-ref></text:p>
            </table:table-cell>
          </table:table-row>
        </table:table>
        <text:p text:style-name="P102"/>
        <table:table table:name="Table48" table:style-name="Table48">
          <table:table-column table:style-name="Table48.A"/>
          <table:table-row table:style-name="Table48.1">
            <table:table-cell table:style-name="Table48.A1" office:value-type="string">
              <text:p text:style-name="P110"><text:span text:style-name="T98">Methods inherited from class org.osgi.dto.DTO</text:span></text:p>
            </table:table-cell>
          </table:table-row>
          <table:table-row table:style-name="Table48.2">
            <table:table-cell table:style-name="Table48.A2" office:value-type="string">
              <text:p text:style-name="P110"><text:span text:style-name="Code2">toString</text:span></text:p>
            </table:table-cell>
          </table:table-row>
        </table:table>
        <text:p text:style-name="P166"><text:span text:style-name="T22">Field Detail</text:span></text:p>
        <text:p text:style-name="P168"><text:bookmark text:name="r56"/><text:span text:style-name="T22">method</text:span></text:p>
        <text:p text:style-name="P108"><text:span text:style-name="Code2">public String </text:span><text:span text:style-name="Code2"><text:span text:style-name="T37">method</text:span></text:span></text:p>
        <text:p text:style-name="P120"><text:span text:style-name="T97">The HTTP verb being handled, for example GET, DELETE, PUT, POST, HEAD, OPTIONS</text:span></text:p>
        <text:p text:style-name="P135"/>
        <text:p text:style-name="P169"><text:bookmark text:name="r57"/><text:span text:style-name="T22">consumingMimeType</text:span></text:p>
        <text:p text:style-name="P108"><text:span text:style-name="Code2">public String[] </text:span><text:span text:style-name="Code2"><text:span text:style-name="T37">consumingMimeType</text:span></text:span></text:p>
        <text:p text:style-name="P120"><text:span text:style-name="T97">The mime-type(s) consumed by this resource method, null if not defined</text:span></text:p>
        <text:p text:style-name="P135"/>
        <text:p text:style-name="P169"><text:bookmark text:name="r58"/><text:span text:style-name="T22">producingMimeType</text:span></text:p>
        <text:p text:style-name="P108"><text:span text:style-name="Code2">public String[] </text:span><text:span text:style-name="Code2"><text:span text:style-name="T37">producingMimeType</text:span></text:span></text:p>
        <text:p text:style-name="P120"><text:soft-page-break/><text:span text:style-name="T97">The mime-type(s) produced by this resource method, null if not defined</text:span></text:p>
        <text:p text:style-name="P135"/>
        <text:p text:style-name="P169"><text:bookmark text:name="r59"/><text:span text:style-name="T22">nameBindings</text:span></text:p>
        <text:p text:style-name="P108"><text:span text:style-name="Code2">public String[] </text:span><text:span text:style-name="Code2"><text:span text:style-name="T37">nameBindings</text:span></text:span></text:p>
        <text:p text:style-name="P120"><text:span text:style-name="T97">The </text:span><text:span text:style-name="Code2">NameBinding</text:span><text:span text:style-name="T97"> annotations that apply to this resource method, if any</text:span></text:p>
        <text:p text:style-name="P135"/>
        <text:p text:style-name="P169"><text:bookmark text:name="r60"/><text:span text:style-name="T22">path</text:span></text:p>
        <text:p text:style-name="P108"><text:span text:style-name="Code2">public String </text:span><text:span text:style-name="Code2"><text:span text:style-name="T37">path</text:span></text:span></text:p>
        <text:p text:style-name="P120"><text:span text:style-name="T97">The path of this resource method</text:span></text:p>
        <text:p text:style-name="P167"><text:span text:style-name="T22">Constructor Detail</text:span></text:p>
        <text:p text:style-name="P170"><text:bookmark text:name="r61"/><text:span text:style-name="T22">ResourceMethodInfoDTO</text:span></text:p>
        <text:p text:style-name="P108"><text:span text:style-name="Code2">public </text:span><text:span text:style-name="Code2"><text:span text:style-name="T37">ResourceMethodInfoDTO</text:span></text:span><text:span text:style-name="Code2"><text:span text:style-name="T86">()</text:span></text:span></text:p>
        <text:p text:style-name="P156"><text:bookmark text:name="r70"/><text:span text:style-name="T22">Class RuntimeDTO</text:span></text:p>
        <text:p text:style-name="P118"><text:a xlink:type="simple" xlink:href="file:///l%22r15" text:style-name="Internet_20_link" text:visited-style-name="Visited_20_Internet_20_Link"><text:span text:style-name="T94">org.osgi.service.jaxrs.runtime.dto</text:span></text:a></text:p>
        <text:p text:style-name="P115"><text:span text:style-name="Code2">java.lang.Object</text:span></text:p>
        <text:p text:style-name="P119"><text:span text:style-name="Code2">  </text:span><text:span text:style-name="Code2"><draw:frame draw:style-name="fr3" draw:name="Image19" text:anchor-type="as-char" svg:width="0.1563in" svg:height="0.1457in" draw:z-index="40"><draw:image xlink:href="Pictures/100002000000000F0000000EBCC3FB4515936C88.png" xlink:type="simple" xlink:show="embed" xlink:actuate="onLoad"/></draw:frame></text:span><text:span text:style-name="Code2">org.osgi.dto.DTO</text:span></text:p>
        <text:p text:style-name="P106"><text:span text:style-name="Code2">      </text:span><text:span text:style-name="Code2"><draw:frame draw:style-name="fr3" draw:name="Image20" text:anchor-type="as-char" svg:width="0.1563in" svg:height="0.1457in" draw:z-index="41"><draw:image xlink:href="Pictures/100002000000000F0000000EBCC3FB4515936C88.png" xlink:type="simple" xlink:show="embed" xlink:actuate="onLoad"/></draw:frame></text:span><text:span text:style-name="Code2"><text:span text:style-name="T37">org.osgi.service.jaxrs.runtime.dto.RuntimeDTO</text:span></text:span></text:p>
        <text:p text:style-name="P114"/>
        <text:p text:style-name="P139"><text:span text:style-name="Code2">public class </text:span><text:span text:style-name="Code2"><text:span text:style-name="T37">RuntimeDTO</text:span></text:span></text:p>
        <text:p text:style-name="P108"><text:span text:style-name="Code2">extends org.osgi.dto.DTO</text:span></text:p>
        <text:p text:style-name="P107"><text:span text:style-name="T97">Represents the state of a Http Service Runtime.</text:span></text:p>
        <text:p text:style-name="P118"><text:span text:style-name="T98">NotThreadSafe</text:span></text:p>
        <text:p text:style-name="P125"/>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126"><text:span text:style-name="Summary_20_Heading_20_Font2"><text:span text:style-name="T95">Field Summary</text:span></text:span></text:p>
            </table:table-cell>
            <table:covered-table-cell/>
            <table:table-cell table:style-name="Table50.A1" office:value-type="string">
              <text:p text:style-name="P128"><text:span text:style-name="Page_20_Reference_20_Font"><text:span text:style-name="T96">Page</text:span></text:span></text:p>
            </table:table-cell>
          </table:table-row>
          <table:table-row table:style-name="Table50.1">
            <table:table-cell table:style-name="Table50.A2" office:value-type="string">
              <text:p text:style-name="P130"><text:a xlink:type="simple" xlink:href="file:///l%22r23" text:style-name="Internet_20_link" text:visited-style-name="Visited_20_Internet_20_Link"><text:span text:style-name="T90">ApplicationDTO</text:span></text:a><text:span text:style-name="Code_20_Small1"><text:span text:style-name="T103">[]</text:span></text:span></text:p>
            </table:table-cell>
            <table:table-cell table:style-name="Table50.B2" office:value-type="string">
              <text:p text:style-name="P132"><text:a xlink:type="simple" xlink:href="file:///l%22r65" text:style-name="Internet_20_link" text:visited-style-name="Visited_20_Internet_20_Link"><text:span text:style-name="T88">applicationDTOs</text:span></text:a></text:p>
              <text:p text:style-name="P134"><text:span text:style-name="T97">Returns the representations of the JAX-RS Application services associated with this Runtime.</text:span></text:p>
            </table:table-cell>
            <table:table-cell table:style-name="Table50.C2" office:value-type="string">
              <text:p text:style-name="P128"><text:bookmark-ref text:reference-format="page" text:ref-name="r65">45</text:bookmark-ref></text:p>
            </table:table-cell>
          </table:table-row>
          <table:table-row table:style-name="Table50.1">
            <table:table-cell table:style-name="Table50.A3" office:value-type="string">
              <text:p text:style-name="P129"><text:a xlink:type="simple" xlink:href="file:///l%22r23" text:style-name="Internet_20_link" text:visited-style-name="Visited_20_Internet_20_Link"><text:span text:style-name="T90">ApplicationDTO</text:span></text:a></text:p>
            </table:table-cell>
            <table:table-cell table:style-name="Table50.B3" office:value-type="string">
              <text:p text:style-name="P131"><text:a xlink:type="simple" xlink:href="file:///l%22r64" text:style-name="Internet_20_link" text:visited-style-name="Visited_20_Internet_20_Link"><text:span text:style-name="T88">defaultApplication</text:span></text:a></text:p>
              <text:p text:style-name="P133"><text:span text:style-name="T97">Returns the current state of the default application for this Runtime.</text:span></text:p>
            </table:table-cell>
            <table:table-cell table:style-name="Table50.C3" office:value-type="string">
              <text:p text:style-name="P127"><text:bookmark-ref text:reference-format="page" text:ref-name="r64">44</text:bookmark-ref></text:p>
            </table:table-cell>
          </table:table-row>
          <table:table-row table:style-name="Table50.1">
            <table:table-cell table:style-name="Table50.A4" office:value-type="string">
              <text:p text:style-name="P129"><text:a xlink:type="simple" xlink:href="file:///l%22r44" text:style-name="Internet_20_link" text:visited-style-name="Visited_20_Internet_20_Link"><text:span text:style-name="T90">FailedApplicationDTO</text:span></text:a><text:span text:style-name="Code_20_Small1"><text:span text:style-name="T103">[]</text:span></text:span></text:p>
            </table:table-cell>
            <table:table-cell table:style-name="Table50.B4" office:value-type="string">
              <text:p text:style-name="P131"><text:a xlink:type="simple" xlink:href="file:///l%22r68" text:style-name="Internet_20_link" text:visited-style-name="Visited_20_Internet_20_Link"><text:span text:style-name="T88">failedApplicationDTOs</text:span></text:a></text:p>
              <text:p text:style-name="P133"><text:span text:style-name="T97">Returns the representations of the JAX-RS extension services targeted to this runtime but currently not used due to some problem.</text:span></text:p>
            </table:table-cell>
            <table:table-cell table:style-name="Table50.C4" office:value-type="string">
              <text:p text:style-name="P127"><text:bookmark-ref text:reference-format="page" text:ref-name="r68">45</text:bookmark-ref></text:p>
            </table:table-cell>
          </table:table-row>
          <table:table-row table:style-name="Table50.1">
            <table:table-cell table:style-name="Table50.A5" office:value-type="string">
              <text:p text:style-name="P129"><text:a xlink:type="simple" xlink:href="file:///l%22r47" text:style-name="Internet_20_link" text:visited-style-name="Visited_20_Internet_20_Link"><text:span text:style-name="T90">FailedExtensionDTO</text:span></text:a><text:span text:style-name="Code_20_Small1"><text:span text:style-name="T103">[]</text:span></text:span></text:p>
            </table:table-cell>
            <table:table-cell table:style-name="Table50.B5" office:value-type="string">
              <text:p text:style-name="P131"><text:a xlink:type="simple" xlink:href="file:///l%22r67" text:style-name="Internet_20_link" text:visited-style-name="Visited_20_Internet_20_Link"><text:span text:style-name="T88">failedExtensionDTOs</text:span></text:a></text:p>
              <text:p text:style-name="P133"><text:span text:style-name="T97">Returns the representations of the JAX-RS extension services targeted to this runtime but currently not used due to some problem.</text:span></text:p>
            </table:table-cell>
            <table:table-cell table:style-name="Table50.C5" office:value-type="string">
              <text:p text:style-name="P127"><text:bookmark-ref text:reference-format="page" text:ref-name="r67">45</text:bookmark-ref></text:p>
            </table:table-cell>
          </table:table-row>
          <table:table-row table:style-name="Table50.1">
            <table:table-cell table:style-name="Table50.A6" office:value-type="string">
              <text:p text:style-name="P129"><text:a xlink:type="simple" xlink:href="file:///l%22r50" text:style-name="Internet_20_link" text:visited-style-name="Visited_20_Internet_20_Link"><text:span text:style-name="T90">FailedResourceDTO</text:span></text:a><text:span text:style-name="Code_20_Small1"><text:span text:style-name="T103">[]</text:span></text:span></text:p>
            </table:table-cell>
            <table:table-cell table:style-name="Table50.B6" office:value-type="string">
              <text:p text:style-name="P131"><text:a xlink:type="simple" xlink:href="file:///l%22r66" text:style-name="Internet_20_link" text:visited-style-name="Visited_20_Internet_20_Link"><text:span text:style-name="T88">failedResourceDTOs</text:span></text:a></text:p>
              <text:p text:style-name="P133"><text:span text:style-name="T97">Returns the representations of the JAX-RS resource services targeted to this runtime but currently not used due to some problem.</text:span></text:p>
            </table:table-cell>
            <table:table-cell table:style-name="Table50.C6" office:value-type="string">
              <text:p text:style-name="P127"><text:bookmark-ref text:reference-format="page" text:ref-name="r66">45</text:bookmark-ref></text:p>
            </table:table-cell>
          </table:table-row>
          <table:table-row table:style-name="Table50.1">
            <table:table-cell table:style-name="Table50.A7" office:value-type="string">
              <text:p text:style-name="P129"><text:span text:style-name="Code_20_Small1"><text:span text:style-name="T102">org.osgi.framework.dto.ServiceReferenceDTO</text:span></text:span></text:p>
            </table:table-cell>
            <table:table-cell table:style-name="Table50.B7" office:value-type="string">
              <text:p text:style-name="P131"><text:a xlink:type="simple" xlink:href="file:///l%22r63" text:style-name="Internet_20_link" text:visited-style-name="Visited_20_Internet_20_Link"><text:span text:style-name="T88">serviceDTO</text:span></text:a></text:p>
              <text:p text:style-name="P133"><text:span text:style-name="T97">The DTO for the corresponding </text:span><text:span text:style-name="Code2"><text:span text:style-name="T101">JaxRSServiceRuntime</text:span></text:span><text:span text:style-name="T97">.</text:span></text:p>
            </table:table-cell>
            <table:table-cell table:style-name="Table50.C7" office:value-type="string">
              <text:p text:style-name="P127"><text:bookmark-ref text:reference-format="page" text:ref-name="r63">44</text:bookmark-ref></text:p>
            </table:table-cell>
          </table:table-row>
        </table:table>
        <text:p text:style-name="P102"/>
        <table:table table:name="Table51" table:style-name="Table51">
          <table:table-column table:style-name="Table51.A"/>
          <table:table-column table:style-name="Table51.B"/>
          <table:table-row table:style-name="Table51.1">
            <table:table-cell table:style-name="Table51.A1" office:value-type="string">
              <text:p text:style-name="P126"><text:span text:style-name="Summary_20_Heading_20_Font2"><text:span text:style-name="T95">Constructor Summary</text:span></text:span></text:p>
            </table:table-cell>
            <table:table-cell table:style-name="Table51.A1" office:value-type="string">
              <text:p text:style-name="P128"><text:span text:style-name="Page_20_Reference_20_Font"><text:span text:style-name="T96">Page</text:span></text:span></text:p>
            </table:table-cell>
          </table:table-row>
          <table:table-row table:style-name="Table51.1">
            <table:table-cell table:style-name="Table51.A2" office:value-type="string">
              <text:p text:style-name="P126"><text:a xlink:type="simple" xlink:href="file:///l%22r69" text:style-name="Internet_20_link" text:visited-style-name="Visited_20_Internet_20_Link"><text:span text:style-name="T88">RuntimeDTO</text:span></text:a><text:span text:style-name="Code2"><text:span text:style-name="T105">()</text:span></text:span></text:p>
            </table:table-cell>
            <table:table-cell table:style-name="Table51.B2" office:value-type="string">
              <text:p text:style-name="P128"><text:bookmark-ref text:reference-format="page" text:ref-name="r69">45</text:bookmark-ref></text:p>
            </table:table-cell>
          </table:table-row>
        </table:table>
        <text:p text:style-name="P102"/>
        <table:table table:name="Table53" table:style-name="Table53">
          <table:table-column table:style-name="Table53.A"/>
          <table:table-row table:style-name="Table53.1">
            <table:table-cell table:style-name="Table53.A1" office:value-type="string">
              <text:p text:style-name="P110"><text:span text:style-name="T98">Methods inherited from class org.osgi.dto.DTO</text:span></text:p>
            </table:table-cell>
          </table:table-row>
          <table:table-row table:style-name="Table53.2">
            <table:table-cell table:style-name="Table53.A2" office:value-type="string">
              <text:p text:style-name="P110"><text:span text:style-name="Code2">toString</text:span></text:p>
            </table:table-cell>
          </table:table-row>
        </table:table>
        <text:p text:style-name="P166"><text:span text:style-name="T22">Field Detail</text:span></text:p>
        <text:p text:style-name="P168"><text:bookmark text:name="r63"/><text:span text:style-name="T22">serviceDTO</text:span></text:p>
        <text:p text:style-name="P108"><text:span text:style-name="Code2">public org.osgi.framework.dto.ServiceReferenceDTO </text:span><text:span text:style-name="Code2"><text:span text:style-name="T37">serviceDTO</text:span></text:span></text:p>
        <text:p text:style-name="P120"><text:span text:style-name="T97">The DTO for the corresponding </text:span><text:span text:style-name="Code2">JaxRSServiceRuntime</text:span><text:span text:style-name="T97">. This value is never </text:span><text:span text:style-name="Code2">null</text:span><text:span text:style-name="T97">.</text:span></text:p>
        <text:p text:style-name="P135"/>
        <text:p text:style-name="P169"><text:bookmark text:name="r64"/><text:span text:style-name="T22">defaultApplication</text:span></text:p>
        <text:p text:style-name="P108"><text:span text:style-name="Code2">public </text:span><text:a xlink:type="simple" xlink:href="file:///l%22r23" text:style-name="Internet_20_link" text:visited-style-name="Visited_20_Internet_20_Link"><text:span text:style-name="T104">ApplicationDTO</text:span></text:a><text:span text:style-name="Code2"><text:span text:style-name="T106"> </text:span></text:span><text:span text:style-name="Code2"><text:span text:style-name="T107">defaultApplication</text:span></text:span></text:p>
        <text:p text:style-name="P120"><text:soft-page-break/><text:span text:style-name="T97">Returns the current state of the default application for this Runtime.</text:span></text:p>
        <text:p text:style-name="P135"/>
        <text:p text:style-name="P169"><text:bookmark text:name="r65"/><text:span text:style-name="T22">applicationDTOs</text:span></text:p>
        <text:p text:style-name="P108"><text:span text:style-name="Code2">public </text:span><text:a xlink:type="simple" xlink:href="file:///l%22r23" text:style-name="Internet_20_link" text:visited-style-name="Visited_20_Internet_20_Link"><text:span text:style-name="T104">ApplicationDTO</text:span></text:a><text:span text:style-name="Code2"><text:span text:style-name="T106">[] </text:span></text:span><text:span text:style-name="Code2"><text:span text:style-name="T107">applicationDTOs</text:span></text:span></text:p>
        <text:p text:style-name="P120"><text:span text:style-name="T97">Returns the representations of the JAX-RS Application services associated with this Runtime. The returned array may be empty if this whiteboard is currently not associated with any JAX-RS application services.</text:span></text:p>
        <text:p text:style-name="P135"/>
        <text:p text:style-name="P169"><text:bookmark text:name="r66"/><text:span text:style-name="T22">failedResourceDTOs</text:span></text:p>
        <text:p text:style-name="P108"><text:span text:style-name="Code2">public </text:span><text:a xlink:type="simple" xlink:href="file:///l%22r50" text:style-name="Internet_20_link" text:visited-style-name="Visited_20_Internet_20_Link"><text:span text:style-name="T104">FailedResourceDTO</text:span></text:a><text:span text:style-name="Code2"><text:span text:style-name="T106">[] </text:span></text:span><text:span text:style-name="Code2"><text:span text:style-name="T107">failedResourceDTOs</text:span></text:span></text:p>
        <text:p text:style-name="P120"><text:span text:style-name="T97">Returns the representations of the JAX-RS resource services targeted to this runtime but currently not used due to some problem. The returned array may be empty.</text:span></text:p>
        <text:p text:style-name="P135"/>
        <text:p text:style-name="P169"><text:bookmark text:name="r67"/><text:span text:style-name="T22">failedExtensionDTOs</text:span></text:p>
        <text:p text:style-name="P108"><text:span text:style-name="Code2">public </text:span><text:a xlink:type="simple" xlink:href="file:///l%22r47" text:style-name="Internet_20_link" text:visited-style-name="Visited_20_Internet_20_Link"><text:span text:style-name="T104">FailedExtensionDTO</text:span></text:a><text:span text:style-name="Code2"><text:span text:style-name="T106">[] </text:span></text:span><text:span text:style-name="Code2"><text:span text:style-name="T107">failedExtensionDTOs</text:span></text:span></text:p>
        <text:p text:style-name="P120"><text:span text:style-name="T97">Returns the representations of the JAX-RS extension services targeted to this runtime but currently not used due to some problem. The returned array may be empty.</text:span></text:p>
        <text:p text:style-name="P135"/>
        <text:p text:style-name="P169"><text:bookmark text:name="r68"/><text:span text:style-name="T22">failedApplicationDTOs</text:span></text:p>
        <text:p text:style-name="P108"><text:span text:style-name="Code2">public </text:span><text:a xlink:type="simple" xlink:href="file:///l%22r44" text:style-name="Internet_20_link" text:visited-style-name="Visited_20_Internet_20_Link"><text:span text:style-name="T104">FailedApplicationDTO</text:span></text:a><text:span text:style-name="Code2"><text:span text:style-name="T106">[] </text:span></text:span><text:span text:style-name="Code2"><text:span text:style-name="T107">failedApplicationDTOs</text:span></text:span></text:p>
        <text:p text:style-name="P120"><text:span text:style-name="T97">Returns the representations of the JAX-RS extension services targeted to this runtime but currently not used due to some problem. The returned array may be empty.</text:span></text:p>
        <text:p text:style-name="P167"><text:span text:style-name="T22">Constructor Detail</text:span></text:p>
        <text:p text:style-name="P170"><text:bookmark text:name="r69"/><text:span text:style-name="T22">RuntimeDTO</text:span></text:p>
        <text:p text:style-name="P108"><text:span text:style-name="Code2">public </text:span><text:span text:style-name="Code2"><text:span text:style-name="T37">RuntimeDTO</text:span></text:span><text:span text:style-name="Code2"><text:span text:style-name="T86">()</text:span></text:span></text:p>
        <text:p text:style-name="P142"><text:bookmark text:name="r72"/><text:span text:style-name="T22">Package org.osgi.service.jaxrs.whiteboard</text:span></text:p>
        <text:p text:style-name="P113"><text:span text:style-name="Code_20_Small">@org.osgi.annotation.versioning.Version(value="1.0.0")</text:span></text:p>
        <text:p text:style-name="P113"><text:span text:style-name="T97">JAX-RS Whiteboard Package Version 1.0.</text:span></text:p>
        <text:p text:style-name="P113"><text:span text:style-name="T98">See:</text:span></text:p>
        <text:p text:style-name="P120"><text:a xlink:type="simple" xlink:href="file:///l%22r71" text:style-name="Internet_20_link" text:visited-style-name="Visited_20_Internet_20_Link"><text:span text:style-name="T98">Description</text:span></text:a></text:p>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110"><text:span text:style-name="Summary_20_Heading_20_Font1"><text:span text:style-name="T95">Class Summary</text:span></text:span></text:p>
            </table:table-cell>
            <table:covered-table-cell/>
            <table:table-cell table:style-name="Table54.A1" office:value-type="string">
              <text:p text:style-name="P112"><text:span text:style-name="Page_20_Reference_20_Font"><text:span text:style-name="T96">Page</text:span></text:span></text:p>
            </table:table-cell>
          </table:table-row>
          <table:table-row table:style-name="Table54.1">
            <table:table-cell table:style-name="Table54.A2" office:value-type="string">
              <text:p text:style-name="P110"><text:a xlink:type="simple" xlink:href="file:///l%22r83" text:style-name="Internet_20_link" text:visited-style-name="Visited_20_Internet_20_Link"><text:span text:style-name="T87">JaxRSWhiteboardConstants</text:span></text:a></text:p>
            </table:table-cell>
            <table:table-cell table:style-name="Table54.B2" office:value-type="string">
              <text:p text:style-name="P110"><text:span text:style-name="T97">Defines standard constants for the JAX-RS Whiteboard services.</text:span></text:p>
            </table:table-cell>
            <table:table-cell table:style-name="Table54.C2" office:value-type="string">
              <text:p text:style-name="P112"><text:bookmark-ref text:reference-format="page" text:ref-name="r83">47</text:bookmark-ref></text:p>
            </table:table-cell>
          </table:table-row>
        </table:table>
        <text:p text:style-name="P116"><text:bookmark text:name="r71"/><text:span text:style-name="T100">Package org.osgi.service.jaxrs.whiteboard Description</text:span></text:p>
        <text:p text:style-name="P117"><text:span text:style-name="T97">JAX-RS Whiteboard Package Version 1.0.</text:span></text:p>
        <text:p text:style-name="P117"><text:span text:style-name="T97">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17"><text:span text:style-name="T97">Example import for consumers using the API in this package:</text:span></text:p>
        <text:p text:style-name="P117"><text:span text:style-name="Code1">Import-Package: org.osgi.service.jaxrs.whiteboard; version="[1.0,2.0)"</text:span></text:p>
        <text:p text:style-name="P117"><text:span text:style-name="T97">Example import for providers implementing the API in this package:</text:span></text:p>
        <text:p text:style-name="P105"><text:span text:style-name="Code1">Import-Package: org.osgi.service.jaxrs.whiteboard; version="[1.0,1.1)"</text:span></text:p>
        <text:p text:style-name="P148"><text:bookmark text:name="r83"/><text:span text:style-name="T22">Class JaxRSWhiteboardConstants</text:span></text:p>
        <text:p text:style-name="P118"><text:a xlink:type="simple" xlink:href="file:///l%22r72" text:style-name="Internet_20_link" text:visited-style-name="Visited_20_Internet_20_Link"><text:span text:style-name="T94">org.osgi.service.jaxrs.whiteboard</text:span></text:a></text:p>
        <text:p text:style-name="P115"><text:span text:style-name="Code2">java.lang.Object</text:span></text:p>
        <text:p text:style-name="P106"><text:span text:style-name="Code2">  </text:span><text:span text:style-name="Code2"><draw:frame draw:style-name="fr3" draw:name="Image21" text:anchor-type="as-char" svg:width="0.1563in" svg:height="0.1457in" draw:z-index="42"><draw:image xlink:href="Pictures/100002000000000F0000000EBCC3FB4515936C88.png" xlink:type="simple" xlink:show="embed" xlink:actuate="onLoad"/></draw:frame></text:span><text:span text:style-name="Code2"><text:span text:style-name="T37">org.osgi.service.jaxrs.whiteboard.JaxRSWhiteboardConstants</text:span></text:span></text:p>
        <text:p text:style-name="P114"/>
        <text:p text:style-name="P139"><text:span text:style-name="Code2">final public class </text:span><text:span text:style-name="Code2"><text:span text:style-name="T37">JaxRSWhiteboardConstants</text:span></text:span></text:p>
        <text:p text:style-name="P108"><text:span text:style-name="Code2">extends Object</text:span></text:p>
        <text:p text:style-name="P105"><text:span text:style-name="T97">Defines standard constants for the JAX-RS Whiteboard services.</text:span></text:p>
        <text:p text:style-name="P125"/>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p text:style-name="P126"><text:span text:style-name="Summary_20_Heading_20_Font2"><text:span text:style-name="T95">Field Summary</text:span></text:span></text:p>
            </table:table-cell>
            <table:covered-table-cell/>
            <table:table-cell table:style-name="Table55.A1" office:value-type="string">
              <text:p text:style-name="P128"><text:span text:style-name="Page_20_Reference_20_Font"><text:span text:style-name="T96">Page</text:span></text:span></text:p>
            </table:table-cell>
          </table:table-row>
          <table:table-row table:style-name="Table55.1">
            <table:table-cell table:style-name="Table55.A2" office:value-type="string">
              <text:p text:style-name="P130"><text:span text:style-name="Code_20_Small1"><text:span text:style-name="T102">static String</text:span></text:span></text:p>
            </table:table-cell>
            <table:table-cell table:style-name="Table55.B2" office:value-type="string">
              <text:p text:style-name="P132"><text:a xlink:type="simple" xlink:href="file:///l%22r75" text:style-name="Internet_20_link" text:visited-style-name="Visited_20_Internet_20_Link"><text:span text:style-name="T88">JAX_RS_APPLICATION_BASE</text:span></text:a></text:p>
              <text:p text:style-name="P134"><text:span text:style-name="T97">Service property specifying the base URI mapping for a JAX-RS application service.</text:span></text:p>
            </table:table-cell>
            <table:table-cell table:style-name="Table55.C2" office:value-type="string">
              <text:p text:style-name="P128"><text:bookmark-ref text:reference-format="page" text:ref-name="r75">48</text:bookmark-ref></text:p>
            </table:table-cell>
          </table:table-row>
          <table:table-row table:style-name="Table55.1">
            <table:table-cell table:style-name="Table55.A3" office:value-type="string">
              <text:p text:style-name="P129"><text:span text:style-name="Code_20_Small1"><text:span text:style-name="T102">static String</text:span></text:span></text:p>
            </table:table-cell>
            <table:table-cell table:style-name="Table55.B3" office:value-type="string">
              <text:p text:style-name="P131"><text:a xlink:type="simple" xlink:href="file:///l%22r76" text:style-name="Internet_20_link" text:visited-style-name="Visited_20_Internet_20_Link"><text:span text:style-name="T88">JAX_RS_APPLICATION_SELECT</text:span></text:a></text:p>
              <text:p text:style-name="P133"><text:span text:style-name="T97">Service property specifying the target application for a JAX-RS resource or extension service.</text:span></text:p>
            </table:table-cell>
            <table:table-cell table:style-name="Table55.C3" office:value-type="string">
              <text:p text:style-name="P127"><text:bookmark-ref text:reference-format="page" text:ref-name="r76">48</text:bookmark-ref></text:p>
            </table:table-cell>
          </table:table-row>
          <table:table-row table:style-name="Table55.1">
            <table:table-cell table:style-name="Table55.A4" office:value-type="string">
              <text:p text:style-name="P129"><text:span text:style-name="Code_20_Small1"><text:span text:style-name="T102">static String</text:span></text:span></text:p>
            </table:table-cell>
            <table:table-cell table:style-name="Table55.B4" office:value-type="string">
              <text:p text:style-name="P131"><text:a xlink:type="simple" xlink:href="file:///l%22r77" text:style-name="Internet_20_link" text:visited-style-name="Visited_20_Internet_20_Link"><text:span text:style-name="T88">JAX_RS_DEFAULT_APPLICATION</text:span></text:a></text:p>
              <text:p text:style-name="P133"><text:span text:style-name="T97">The name of the default JAX-RS application in every Whiteboard instance.</text:span></text:p>
            </table:table-cell>
            <table:table-cell table:style-name="Table55.C4" office:value-type="string">
              <text:p text:style-name="P127"><text:bookmark-ref text:reference-format="page" text:ref-name="r77">48</text:bookmark-ref></text:p>
            </table:table-cell>
          </table:table-row>
          <table:table-row table:style-name="Table55.1">
            <table:table-cell table:style-name="Table55.A5" office:value-type="string">
              <text:p text:style-name="P129"><text:span text:style-name="Code_20_Small1"><text:span text:style-name="T102">static String</text:span></text:span></text:p>
            </table:table-cell>
            <table:table-cell table:style-name="Table55.B5" office:value-type="string">
              <text:p text:style-name="P131"><text:a xlink:type="simple" xlink:href="file:///l%22r78" text:style-name="Internet_20_link" text:visited-style-name="Visited_20_Internet_20_Link"><text:span text:style-name="T88">JAX_RS_EXTENSION</text:span></text:a></text:p>
              <text:p text:style-name="P133"><text:span text:style-name="T97">Service property specifying that a JAX-RS resource should be processed by the whiteboard.</text:span></text:p>
            </table:table-cell>
            <table:table-cell table:style-name="Table55.C5" office:value-type="string">
              <text:p text:style-name="P127"><text:bookmark-ref text:reference-format="page" text:ref-name="r78">48</text:bookmark-ref></text:p>
            </table:table-cell>
          </table:table-row>
          <table:table-row table:style-name="Table55.1">
            <table:table-cell table:style-name="Table55.A6" office:value-type="string">
              <text:p text:style-name="P129"><text:span text:style-name="Code_20_Small1"><text:span text:style-name="T102">static String</text:span></text:span></text:p>
            </table:table-cell>
            <table:table-cell table:style-name="Table55.B6" office:value-type="string">
              <text:p text:style-name="P131"><text:a xlink:type="simple" xlink:href="file:///l%22r79" text:style-name="Internet_20_link" text:visited-style-name="Visited_20_Internet_20_Link"><text:span text:style-name="T88">JAX_RS_EXTENSION_SELECT</text:span></text:a></text:p>
              <text:p text:style-name="P133"><text:span text:style-name="T97">A Service property specifying one or more target filters used to select the set of JAX-RS extension services required to support this whiteboard service.</text:span></text:p>
            </table:table-cell>
            <table:table-cell table:style-name="Table55.C6" office:value-type="string">
              <text:p text:style-name="P127"><text:bookmark-ref text:reference-format="page" text:ref-name="r79">49</text:bookmark-ref></text:p>
            </table:table-cell>
          </table:table-row>
          <table:table-row table:style-name="Table55.1">
            <table:table-cell table:style-name="Table55.A7" office:value-type="string">
              <text:p text:style-name="P129"><text:span text:style-name="Code_20_Small1"><text:span text:style-name="T102">static String</text:span></text:span></text:p>
            </table:table-cell>
            <table:table-cell table:style-name="Table55.B7" office:value-type="string">
              <text:p text:style-name="P131"><text:a xlink:type="simple" xlink:href="file:///l%22r73" text:style-name="Internet_20_link" text:visited-style-name="Visited_20_Internet_20_Link"><text:span text:style-name="T88">JAX_RS_NAME</text:span></text:a></text:p>
              <text:p text:style-name="P133"><text:span text:style-name="T97">Service property specifying the name of a JAX-RS whiteboard service.</text:span></text:p>
            </table:table-cell>
            <table:table-cell table:style-name="Table55.C7" office:value-type="string">
              <text:p text:style-name="P127"><text:bookmark-ref text:reference-format="page" text:ref-name="r73">47</text:bookmark-ref></text:p>
            </table:table-cell>
          </table:table-row>
          <table:table-row table:style-name="Table55.1">
            <table:table-cell table:style-name="Table55.A8" office:value-type="string">
              <text:p text:style-name="P129"><text:span text:style-name="Code_20_Small1"><text:span text:style-name="T102">static String</text:span></text:span></text:p>
            </table:table-cell>
            <table:table-cell table:style-name="Table55.B8" office:value-type="string">
              <text:p text:style-name="P131"><text:a xlink:type="simple" xlink:href="file:///l%22r74" text:style-name="Internet_20_link" text:visited-style-name="Visited_20_Internet_20_Link"><text:span text:style-name="T88">JAX_RS_RESOURCE</text:span></text:a></text:p>
              <text:p text:style-name="P133"><text:span text:style-name="T97">Service property specifying that a JAX-RS resource should be processed by the whiteboard.</text:span></text:p>
            </table:table-cell>
            <table:table-cell table:style-name="Table55.C8" office:value-type="string">
              <text:p text:style-name="P127"><text:bookmark-ref text:reference-format="page" text:ref-name="r74">48</text:bookmark-ref></text:p>
            </table:table-cell>
          </table:table-row>
          <table:table-row table:style-name="Table55.1">
            <table:table-cell table:style-name="Table55.A9" office:value-type="string">
              <text:p text:style-name="P129"><text:span text:style-name="Code_20_Small1"><text:span text:style-name="T102">static String</text:span></text:span></text:p>
            </table:table-cell>
            <table:table-cell table:style-name="Table55.B9" office:value-type="string">
              <text:p text:style-name="P131"><text:a xlink:type="simple" xlink:href="file:///l%22r81" text:style-name="Internet_20_link" text:visited-style-name="Visited_20_Internet_20_Link"><text:span text:style-name="T88">JAX_RS_WHITEBOARD_IMPLEMENTATION</text:span></text:a></text:p>
              <text:p text:style-name="P133"><text:span text:style-name="T97">The name of the implementation capability for the JAX-RS Whiteboard specification</text:span></text:p>
            </table:table-cell>
            <table:table-cell table:style-name="Table55.C9" office:value-type="string">
              <text:p text:style-name="P127"><text:bookmark-ref text:reference-format="page" text:ref-name="r81">49</text:bookmark-ref></text:p>
            </table:table-cell>
          </table:table-row>
          <table:table-row table:style-name="Table55.1">
            <table:table-cell table:style-name="Table55.A10" office:value-type="string">
              <text:p text:style-name="P129"><text:span text:style-name="Code_20_Small1"><text:span text:style-name="T102">static String</text:span></text:span></text:p>
            </table:table-cell>
            <table:table-cell table:style-name="Table55.B10" office:value-type="string">
              <text:p text:style-name="P131"><text:a xlink:type="simple" xlink:href="file:///l%22r82" text:style-name="Internet_20_link" text:visited-style-name="Visited_20_Internet_20_Link"><text:span text:style-name="T88">JAX_RS_WHITEBOARD_SPECIFICATION_VERSION</text:span></text:a></text:p>
              <text:p text:style-name="P133"><text:span text:style-name="T97">The version of the implementation capability for the JAX-RS Whiteboard specification</text:span></text:p>
            </table:table-cell>
            <table:table-cell table:style-name="Table55.C10" office:value-type="string">
              <text:p text:style-name="P127"><text:bookmark-ref text:reference-format="page" text:ref-name="r82">49</text:bookmark-ref></text:p>
            </table:table-cell>
          </table:table-row>
          <table:table-row table:style-name="Table55.1">
            <table:table-cell table:style-name="Table55.A11" office:value-type="string">
              <text:p text:style-name="P129"><text:span text:style-name="Code_20_Small1"><text:span text:style-name="T102">static String</text:span></text:span></text:p>
            </table:table-cell>
            <table:table-cell table:style-name="Table55.B11" office:value-type="string">
              <text:p text:style-name="P131"><text:a xlink:type="simple" xlink:href="file:///l%22r80" text:style-name="Internet_20_link" text:visited-style-name="Visited_20_Internet_20_Link"><text:span text:style-name="T88">JAX_RS_WHITEBOARD_TARGET</text:span></text:a></text:p>
              <text:p text:style-name="P133"><text:span text:style-name="T97">Service property specifying the target filter to select the JAX-RS Whiteboard implementation to process the service.</text:span></text:p>
            </table:table-cell>
            <table:table-cell table:style-name="Table55.C11" office:value-type="string">
              <text:p text:style-name="P127"><text:bookmark-ref text:reference-format="page" text:ref-name="r80">49</text:bookmark-ref></text:p>
            </table:table-cell>
          </table:table-row>
        </table:table>
        <text:p text:style-name="P166"><text:span text:style-name="T22">Field Detail</text:span></text:p>
        <text:p text:style-name="P168"><text:bookmark text:name="r73"/><text:span text:style-name="T22">JAX_RS_NAME</text:span></text:p>
        <text:p text:style-name="P108"><text:span text:style-name="Code2">public static final String </text:span><text:span text:style-name="Code2"><text:span text:style-name="T37">JAX_RS_NAME</text:span></text:span><text:span text:style-name="Code2"><text:span text:style-name="T86"> = "osgi.jaxrs.name"</text:span></text:span></text:p>
        <text:p text:style-name="P122"><text:span text:style-name="T97">Service property specifying the name of a JAX-RS whiteboard service.</text:span></text:p>
        <text:p text:style-name="P122"><text:span text:style-name="T97">This name is provided as a property on the registered Endpoint service so that the URI for a particular JAX-RS service can be identified. If this service property is not specified, then no Endpoint information will be registered for this resource.</text:span></text:p>
        <text:p text:style-name="P122"><text:soft-page-break/><text:span text:style-name="T97">Resource names must be unique among all services associated with a single Whiteboard implementation. If a clashing name is registered then the lower ranked service will be failed with a cause of </text:span><text:a xlink:type="simple" xlink:href="file:///l%22r30" text:style-name="Internet_20_link" text:visited-style-name="Visited_20_Internet_20_Link"><text:span text:style-name="T104">DTOConstants.FAILURE_REASON_DUPLICATE_NAME</text:span></text:a></text:p>
        <text:p text:style-name="P120"><text:span text:style-name="T97">The value of this service property must be of type </text:span><text:span text:style-name="Code2">String</text:span><text:span text:style-name="T97">.</text:span></text:p>
        <text:p text:style-name="P135"/>
        <text:p text:style-name="P169"><text:bookmark text:name="r74"/><text:span text:style-name="T22">JAX_RS_RESOURCE</text:span></text:p>
        <text:p text:style-name="P108"><text:span text:style-name="Code2">public static final String </text:span><text:span text:style-name="Code2"><text:span text:style-name="T37">JAX_RS_RESOURCE</text:span></text:span><text:span text:style-name="Code2"><text:span text:style-name="T86"> = "osgi.jaxrs.resource"</text:span></text:span></text:p>
        <text:p text:style-name="P122"><text:span text:style-name="T97">Service property specifying that a JAX-RS resource should be processed by the whiteboard.</text:span></text:p>
        <text:p text:style-name="P120"><text:span text:style-name="T97">The value of this service property must be of type </text:span><text:span text:style-name="Code2">String</text:span><text:span text:style-name="T97"> or </text:span><text:span text:style-name="Code2">Boolean</text:span><text:span text:style-name="T97"> and set to "true" or </text:span><text:span text:style-name="T104">true</text:span><text:span text:style-name="T97">.</text:span></text:p>
        <text:p text:style-name="P135"/>
        <text:p text:style-name="P169"><text:bookmark text:name="r75"/><text:span text:style-name="T22">JAX_RS_APPLICATION_BASE</text:span></text:p>
        <text:p text:style-name="P108"><text:span text:style-name="Code2">public static final String </text:span><text:span text:style-name="Code2"><text:span text:style-name="T37">JAX_RS_APPLICATION_BASE</text:span></text:span><text:span text:style-name="Code2"><text:span text:style-name="T86"> = "osgi.jaxrs.application.base"</text:span></text:span></text:p>
        <text:p text:style-name="P122"><text:span text:style-name="T97">Service property specifying the base URI mapping for a JAX-RS application service.</text:span></text:p>
        <text:p text:style-name="P122"><text:span text:style-name="T97">The specified uri is used to determine whether a request should be mapped to the resource. Services without this service property are ignored.</text:span></text:p>
        <text:p text:style-name="P122"><text:span text:style-name="T97">The value of this service property must be of type </text:span><text:span text:style-name="Code2">String</text:span><text:span text:style-name="T97">, and will have a "/" prepended if no "/" exists.</text:span></text:p>
        <text:p text:style-name="P120"><text:span text:style-name="T97">If two applications are registered with the same base uri then the lower ranked service is failed with a cause of </text:span><text:a xlink:type="simple" xlink:href="file:///l%22r25" text:style-name="Internet_20_link" text:visited-style-name="Visited_20_Internet_20_Link"><text:span text:style-name="T104">DTOConstants.FAILURE_REASON_SHADOWED_BY_OTHER_SERVICE</text:span></text:a></text:p>
        <text:p text:style-name="P135"/>
        <text:p text:style-name="P169"><text:bookmark text:name="r76"/><text:span text:style-name="T22">JAX_RS_APPLICATION_SELECT</text:span></text:p>
        <text:p text:style-name="P108"><text:span text:style-name="Code2">public static final String </text:span><text:span text:style-name="Code2"><text:span text:style-name="T37">JAX_RS_APPLICATION_SELECT</text:span></text:span><text:span text:style-name="Code2"><text:span text:style-name="T86"> = "osgi.jaxrs.application.select"</text:span></text:span></text:p>
        <text:p text:style-name="P122"><text:span text:style-name="T97">Service property specifying the target application for a JAX-RS resource or extension service.</text:span></text:p>
        <text:p text:style-name="P122"><text:span text:style-name="T97">The specified filter is used to determine whether a resource should be included in a particular application. Services without this service property are bound to the default Application.</text:span></text:p>
        <text:p text:style-name="P122"><text:span text:style-name="T97">If a filter property is registered and no application running in the whiteboard matches the filter then the service will be failed with a cause of </text:span><text:a xlink:type="simple" xlink:href="file:///l%22r31" text:style-name="Internet_20_link" text:visited-style-name="Visited_20_Internet_20_Link"><text:span text:style-name="T104">DTOConstants.FAILURE_REASON_REQUIRED_APPLICATION_UNAVAILABLE</text:span></text:a></text:p>
        <text:p text:style-name="P120"><text:span text:style-name="T97">The value of this service property must be of type </text:span><text:span text:style-name="Code2">String</text:span><text:span text:style-name="T97">, and be a valid OSGi filter.</text:span></text:p>
        <text:p text:style-name="P135"/>
        <text:p text:style-name="P169"><text:bookmark text:name="r77"/><text:span text:style-name="T22">JAX_RS_DEFAULT_APPLICATION</text:span></text:p>
        <text:p text:style-name="P108"><text:span text:style-name="Code2">public static final String </text:span><text:span text:style-name="Code2"><text:span text:style-name="T37">JAX_RS_DEFAULT_APPLICATION</text:span></text:span><text:span text:style-name="Code2"><text:span text:style-name="T86"> = ".default"</text:span></text:span></text:p>
        <text:p text:style-name="P120"><text:span text:style-name="T97">The name of the default JAX-RS application in every Whiteboard instance.</text:span></text:p>
        <text:p text:style-name="P135"/>
        <text:p text:style-name="P169"><text:bookmark text:name="r78"/><text:span text:style-name="T22">JAX_RS_EXTENSION</text:span></text:p>
        <text:p text:style-name="P108"><text:span text:style-name="Code2">public static final String </text:span><text:span text:style-name="Code2"><text:span text:style-name="T37">JAX_RS_EXTENSION</text:span></text:span><text:span text:style-name="Code2"><text:span text:style-name="T86"> = "osgi.jaxrs.extension"</text:span></text:span></text:p>
        <text:p text:style-name="P122"><text:span text:style-name="T97">Service property specifying that a JAX-RS resource should be processed by the whiteboard.</text:span></text:p>
        <text:p text:style-name="P122"><text:span text:style-name="T97">The value of this service property must be of type </text:span><text:span text:style-name="Code2">String</text:span><text:span text:style-name="T97"> or </text:span><text:span text:style-name="Code2">Boolean</text:span><text:span text:style-name="T97"> and set to "true" or </text:span><text:span text:style-name="T104">true</text:span><text:span text:style-name="T97">.</text:span></text:p>
        <text:p text:style-name="P122"><text:span text:style-name="T97">A service providing this property must be registered as one or more of the following types:</text:span></text:p>
        <text:list xml:id="list7069927447356654683" text:style-name="WWNum1">
          <text:list-item>
            <text:p text:style-name="P137"><text:span text:style-name="Code2">MessageBodyReader</text:span></text:p>
          </text:list-item>
          <text:list-item>
            <text:p text:style-name="P137"><text:span text:style-name="Code2">MessageBodyWriter</text:span></text:p>
          </text:list-item>
          <text:list-item>
            <text:p text:style-name="P137"><text:span text:style-name="Code2">ContainerRequestFilter</text:span></text:p>
          </text:list-item>
          <text:list-item>
            <text:p text:style-name="P137"><text:span text:style-name="Code2">ContainerResponseFilter</text:span></text:p>
          </text:list-item>
          <text:list-item>
            <text:p text:style-name="P137"><text:span text:style-name="Code2">ReaderInterceptor</text:span></text:p>
          </text:list-item>
          <text:list-item>
            <text:p text:style-name="P137"><text:soft-page-break/><text:span text:style-name="Code2">WriterInterceptor</text:span></text:p>
          </text:list-item>
          <text:list-item>
            <text:p text:style-name="P137"><text:span text:style-name="Code2">ContextResolver</text:span></text:p>
          </text:list-item>
          <text:list-item>
            <text:p text:style-name="P137"><text:span text:style-name="Code2">ExceptionMapper</text:span></text:p>
          </text:list-item>
          <text:list-item>
            <text:p text:style-name="P137"><text:span text:style-name="Code2">ParamConverterProvider</text:span></text:p>
          </text:list-item>
          <text:list-item>
            <text:p text:style-name="P137"><text:span text:style-name="Code2">Feature</text:span></text:p>
          </text:list-item>
          <text:list-item>
            <text:p text:style-name="P138"><text:span text:style-name="Code2">DynamicFeature</text:span></text:p>
          </text:list-item>
        </text:list>
        <text:p text:style-name="P120"><text:span text:style-name="T97">If a service with this property does not match any of the defined types then it is registered as a failure DTO with the error code </text:span><text:a xlink:type="simple" xlink:href="file:///l%22r28" text:style-name="Internet_20_link" text:visited-style-name="Visited_20_Internet_20_Link"><text:span text:style-name="T104">DTOConstants.FAILURE_REASON_NOT_AN_EXTENSION_TYPE</text:span></text:a><text:span text:style-name="T99">,</text:span></text:p>
        <text:p text:style-name="P135"/>
        <text:p text:style-name="P169"><text:bookmark text:name="r79"/><text:span text:style-name="T22">JAX_RS_EXTENSION_SELECT</text:span></text:p>
        <text:p text:style-name="P108"><text:span text:style-name="Code2">public static final String </text:span><text:span text:style-name="Code2"><text:span text:style-name="T37">JAX_RS_EXTENSION_SELECT</text:span></text:span><text:span text:style-name="Code2"><text:span text:style-name="T86"> = "osgi.jaxrs.extension.select"</text:span></text:span></text:p>
        <text:p text:style-name="P122"><text:span text:style-name="T97">A Service property specifying one or more target filters used to select the set of JAX-RS extension services required to support this whiteboard service.</text:span></text:p>
        <text:p text:style-name="P122"><text:span text:style-name="T97">A JAX-RS Whiteboard service may require one or more extensions to be available so that it can function. For example a resource which declares that it </text:span><text:span text:style-name="T104">@Produces("text/json")</text:span><text:span text:style-name="T97"> requires a </text:span><text:span text:style-name="Code2">MessageBodyWriter</text:span><text:span text:style-name="T97"> which supports JSON to be available.</text:span></text:p>
        <text:p text:style-name="P122"><text:span text:style-name="T97">This service property provides a String+ set of LDAP filters which will be applied to the service properties of all extensions available in the JAX-RS container. If all of the filters are satisfied then this service is eligible to be hosted by the JAX-RS container.</text:span></text:p>
        <text:p text:style-name="P122"><text:span text:style-name="T97">This service property may be declared by any JAX-RS whiteboard service, whether it is a resource, or an extension.</text:span></text:p>
        <text:p text:style-name="P122"><text:span text:style-name="T97">If this service property is not specified, then no extensions are required.</text:span></text:p>
        <text:p text:style-name="P122"><text:span text:style-name="T97">If one or more filter properties are registered and no suitable extension(s) are available then the service will be failed with a cause of </text:span><text:a xlink:type="simple" xlink:href="file:///l%22r29" text:style-name="Internet_20_link" text:visited-style-name="Visited_20_Internet_20_Link"><text:span text:style-name="T104">DTOConstants.FAILURE_REASON_REQUIRED_EXTENSIONS_UNAVAILABLE</text:span></text:a></text:p>
        <text:p text:style-name="P120"><text:span text:style-name="T97">The value of this service property must be of type </text:span><text:span text:style-name="Code2">String</text:span><text:span text:style-name="T97"> and be a valid </text:span><text:span text:style-name="Code2">filter string</text:span><text:span text:style-name="T97">.</text:span></text:p>
        <text:p text:style-name="P135"/>
        <text:p text:style-name="P169"><text:bookmark text:name="r80"/><text:span text:style-name="T22">JAX_RS_WHITEBOARD_TARGET</text:span></text:p>
        <text:p text:style-name="P108"><text:span text:style-name="Code2">public static final String </text:span><text:span text:style-name="Code2"><text:span text:style-name="T37">JAX_RS_WHITEBOARD_TARGET</text:span></text:span><text:span text:style-name="Code2"><text:span text:style-name="T86"> = "osgi.jaxrs.whiteboard.target"</text:span></text:span></text:p>
        <text:p text:style-name="P122"><text:span text:style-name="T97">Service property specifying the target filter to select the JAX-RS Whiteboard implementation to process the service.</text:span></text:p>
        <text:p text:style-name="P122"><text:span text:style-name="T97">A JAX-RS Whiteboard implementation can define any number of service properties which can be referenced by the target filter. The service properties should always include the </text:span><text:a xlink:type="simple" xlink:href="file:///l%22r12" text:style-name="Internet_20_link" text:visited-style-name="Visited_20_Internet_20_Link"><text:span text:style-name="T104">osgi.http.endpoint</text:span></text:a><text:span text:style-name="T99"> service property if the endpoint information is known.</text:span></text:p>
        <text:p text:style-name="P122"><text:span text:style-name="T97">If this service property is not specified, then all JAX-RS Whiteboard implementations can process the service.</text:span></text:p>
        <text:p text:style-name="P120"><text:span text:style-name="T97">The value of this service property must be of type </text:span><text:span text:style-name="Code2">String</text:span><text:span text:style-name="T97"> and be a valid </text:span><text:span text:style-name="Code2">filter string</text:span><text:span text:style-name="T97">.</text:span></text:p>
        <text:p text:style-name="P135"/>
        <text:p text:style-name="P169"><text:bookmark text:name="r81"/><text:span text:style-name="T22">JAX_RS_WHITEBOARD_IMPLEMENTATION</text:span></text:p>
        <text:p text:style-name="P108"><text:span text:style-name="Code2">public static final String </text:span><text:span text:style-name="Code2"><text:span text:style-name="T37">JAX_RS_WHITEBOARD_IMPLEMENTATION</text:span></text:span><text:span text:style-name="Code2"><text:span text:style-name="T86"> = "osgi.jaxrs"</text:span></text:span></text:p>
        <text:p text:style-name="P120"><text:span text:style-name="T97">The name of the implementation capability for the JAX-RS Whiteboard specification</text:span></text:p>
        <text:p text:style-name="P135"/>
        <text:p text:style-name="P169"><text:bookmark text:name="r82"/><text:span text:style-name="T22">JAX_RS_WHITEBOARD_SPECIFICATION_VERSION</text:span></text:p>
        <text:p text:style-name="P108"><text:span text:style-name="Code2">public static final String </text:span><text:span text:style-name="Code2"><text:span text:style-name="T37">JAX_RS_WHITEBOARD_SPECIFICATION_VERSION</text:span></text:span><text:span text:style-name="Code2"><text:span text:style-name="T86"> = "1.0.0"</text:span></text:span></text:p>
        <text:p text:style-name="P120"><text:span text:style-name="T97">The version of the implementation capability for the JAX-RS Whiteboard specification</text:span></text:p>
        <text:p text:style-name="P144"><text:bookmark text:name="r85"/><text:span text:style-name="T22">Package org.osgi.service.jaxrs.whiteboard.propertytypes</text:span></text:p>
        <text:p text:style-name="P113"><text:span text:style-name="Code_20_Small">@org.osgi.annotation.versioning.Version(value="1.0")</text:span></text:p>
        <text:p text:style-name="P113"><text:span text:style-name="T97">JAX-RS Whiteboard Package Version 1.0.</text:span></text:p>
        <text:p text:style-name="P113"><text:span text:style-name="T98">See:</text:span></text:p>
        <text:p text:style-name="P120"><text:a xlink:type="simple" xlink:href="file:///l%22r84" text:style-name="Internet_20_link" text:visited-style-name="Visited_20_Internet_20_Link"><text:span text:style-name="T98">Description</text:span></text:a></text:p>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110"><text:span text:style-name="Summary_20_Heading_20_Font1"><text:span text:style-name="T95">Annotation Types Summary</text:span></text:span></text:p>
            </table:table-cell>
            <table:covered-table-cell/>
            <table:table-cell table:style-name="Table57.A1" office:value-type="string">
              <text:p text:style-name="P112"><text:span text:style-name="Page_20_Reference_20_Font"><text:span text:style-name="T96">Page</text:span></text:span></text:p>
            </table:table-cell>
          </table:table-row>
          <table:table-row table:style-name="Table57.1">
            <table:table-cell table:style-name="Table57.A2" office:value-type="string">
              <text:p text:style-name="P110"><text:a xlink:type="simple" xlink:href="file:///l%22r88" text:style-name="Internet_20_link" text:visited-style-name="Visited_20_Internet_20_Link"><text:span text:style-name="T87">JaxrsApplicationBase</text:span></text:a></text:p>
            </table:table-cell>
            <table:table-cell table:style-name="Table57.B2" office:value-type="string">
              <text:p text:style-name="P110"><text:span text:style-name="T97">Component Property Type for the </text:span><text:span text:style-name="Code1"><text:span text:style-name="T101">osgi.jaxrs.application.base</text:span></text:span><text:span text:style-name="T97"> service property.</text:span></text:p>
            </table:table-cell>
            <table:table-cell table:style-name="Table57.C2" office:value-type="string">
              <text:p text:style-name="P112"><text:bookmark-ref text:reference-format="page" text:ref-name="r88">51</text:bookmark-ref></text:p>
            </table:table-cell>
          </table:table-row>
          <table:table-row table:style-name="Table57.1">
            <table:table-cell table:style-name="Table57.A3" office:value-type="string">
              <text:p text:style-name="P109"><text:a xlink:type="simple" xlink:href="file:///l%22r91" text:style-name="Internet_20_link" text:visited-style-name="Visited_20_Internet_20_Link"><text:span text:style-name="T87">JaxrsApplicationSelect</text:span></text:a></text:p>
            </table:table-cell>
            <table:table-cell table:style-name="Table57.B3" office:value-type="string">
              <text:p text:style-name="P109"><text:span text:style-name="T97">Component Property Type for the </text:span><text:span text:style-name="Code1"><text:span text:style-name="T101">osgi.jaxrs.application.select</text:span></text:span><text:span text:style-name="T97"> service property.</text:span></text:p>
            </table:table-cell>
            <table:table-cell table:style-name="Table57.C3" office:value-type="string">
              <text:p text:style-name="P111"><text:bookmark-ref text:reference-format="page" text:ref-name="r91">52</text:bookmark-ref></text:p>
            </table:table-cell>
          </table:table-row>
          <table:table-row table:style-name="Table57.1">
            <table:table-cell table:style-name="Table57.A4" office:value-type="string">
              <text:p text:style-name="P109"><text:a xlink:type="simple" xlink:href="file:///l%22r94" text:style-name="Internet_20_link" text:visited-style-name="Visited_20_Internet_20_Link"><text:span text:style-name="T87">JaxrsExtension</text:span></text:a></text:p>
            </table:table-cell>
            <table:table-cell table:style-name="Table57.B4" office:value-type="string">
              <text:p text:style-name="P109"><text:span text:style-name="T97">Component Property Type for the </text:span><text:span text:style-name="Code1"><text:span text:style-name="T101">osgi.jaxrs.extension</text:span></text:span><text:span text:style-name="T97"> service property.</text:span></text:p>
            </table:table-cell>
            <table:table-cell table:style-name="Table57.C4" office:value-type="string">
              <text:p text:style-name="P111"><text:bookmark-ref text:reference-format="page" text:ref-name="r94">53</text:bookmark-ref></text:p>
            </table:table-cell>
          </table:table-row>
          <table:table-row table:style-name="Table57.1">
            <table:table-cell table:style-name="Table57.A5" office:value-type="string">
              <text:p text:style-name="P109"><text:a xlink:type="simple" xlink:href="file:///l%22r97" text:style-name="Internet_20_link" text:visited-style-name="Visited_20_Internet_20_Link"><text:span text:style-name="T87">JaxrsExtensionSelect</text:span></text:a></text:p>
            </table:table-cell>
            <table:table-cell table:style-name="Table57.B5" office:value-type="string">
              <text:p text:style-name="P109"><text:span text:style-name="T97">Component Property Type for the </text:span><text:span text:style-name="Code1"><text:span text:style-name="T101">osgi.jaxrs.extension.select</text:span></text:span><text:span text:style-name="T97"> service property.</text:span></text:p>
            </table:table-cell>
            <table:table-cell table:style-name="Table57.C5" office:value-type="string">
              <text:p text:style-name="P111"><text:bookmark-ref text:reference-format="page" text:ref-name="r97">54</text:bookmark-ref></text:p>
            </table:table-cell>
          </table:table-row>
          <table:table-row table:style-name="Table57.1">
            <table:table-cell table:style-name="Table57.A6" office:value-type="string">
              <text:p text:style-name="P109"><text:a xlink:type="simple" xlink:href="file:///l%22r100" text:style-name="Internet_20_link" text:visited-style-name="Visited_20_Internet_20_Link"><text:span text:style-name="T87">JaxrsName</text:span></text:a></text:p>
            </table:table-cell>
            <table:table-cell table:style-name="Table57.B6" office:value-type="string">
              <text:p text:style-name="P109"><text:span text:style-name="T97">Component Property Type for the </text:span><text:span text:style-name="Code1"><text:span text:style-name="T101">osgi.jaxrs.name</text:span></text:span><text:span text:style-name="T97"> service property.</text:span></text:p>
            </table:table-cell>
            <table:table-cell table:style-name="Table57.C6" office:value-type="string">
              <text:p text:style-name="P111"><text:bookmark-ref text:reference-format="page" text:ref-name="r100">55</text:bookmark-ref></text:p>
            </table:table-cell>
          </table:table-row>
          <table:table-row table:style-name="Table57.1">
            <table:table-cell table:style-name="Table57.A7" office:value-type="string">
              <text:p text:style-name="P109"><text:a xlink:type="simple" xlink:href="file:///l%22r103" text:style-name="Internet_20_link" text:visited-style-name="Visited_20_Internet_20_Link"><text:span text:style-name="T87">JaxrsResource</text:span></text:a></text:p>
            </table:table-cell>
            <table:table-cell table:style-name="Table57.B7" office:value-type="string">
              <text:p text:style-name="P109"><text:span text:style-name="T97">Component Property Type for the </text:span><text:span text:style-name="Code1"><text:span text:style-name="T101">osgi.jaxrs.resource</text:span></text:span><text:span text:style-name="T97"> service property.</text:span></text:p>
            </table:table-cell>
            <table:table-cell table:style-name="Table57.C7" office:value-type="string">
              <text:p text:style-name="P111"><text:bookmark-ref text:reference-format="page" text:ref-name="r103">56</text:bookmark-ref></text:p>
            </table:table-cell>
          </table:table-row>
          <table:table-row table:style-name="Table57.1">
            <table:table-cell table:style-name="Table57.A8" office:value-type="string">
              <text:p text:style-name="P109"><text:a xlink:type="simple" xlink:href="file:///l%22r106" text:style-name="Internet_20_link" text:visited-style-name="Visited_20_Internet_20_Link"><text:span text:style-name="T87">JaxrsWhiteboardTarget</text:span></text:a></text:p>
            </table:table-cell>
            <table:table-cell table:style-name="Table57.B8" office:value-type="string">
              <text:p text:style-name="P109"><text:span text:style-name="T97">Component Property Type for the </text:span><text:span text:style-name="Code1"><text:span text:style-name="T101">osgi.jaxrs.whiteboard.target</text:span></text:span><text:span text:style-name="T97"> service property.</text:span></text:p>
            </table:table-cell>
            <table:table-cell table:style-name="Table57.C8" office:value-type="string">
              <text:p text:style-name="P111"><text:bookmark-ref text:reference-format="page" text:ref-name="r106">57</text:bookmark-ref></text:p>
            </table:table-cell>
          </table:table-row>
        </table:table>
        <text:p text:style-name="P116"><text:bookmark text:name="r84"/><text:span text:style-name="T100">Package org.osgi.service.jaxrs.whiteboard.propertytypes Description</text:span></text:p>
        <text:p text:style-name="P117"><text:span text:style-name="T97">JAX-RS Whiteboard Package Version 1.0.</text:span></text:p>
        <text:p text:style-name="P117"><text:span text:style-name="T97">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17"><text:span text:style-name="T97">Example import for consumers using the API in this package:</text:span></text:p>
        <text:p text:style-name="P117"><text:span text:style-name="Code1">Import-Package: org.osgi.service.jaxrs.whiteboard; version="[1.0,2.0)"</text:span></text:p>
        <text:p text:style-name="P117"><text:span text:style-name="T97">Example import for providers implementing the API in this package:</text:span></text:p>
        <text:p text:style-name="P105"><text:span text:style-name="Code1">Import-Package: org.osgi.service.jaxrs.whiteboard; version="[1.0,1.1)"</text:span></text:p>
        <text:p text:style-name="P149"><text:bookmark text:name="r88"/><text:span text:style-name="T22">Annotation Type JaxrsApplicationBase</text:span></text:p>
        <text:p text:style-name="P118"><text:a xlink:type="simple" xlink:href="file:///l%22r85" text:style-name="Internet_20_link" text:visited-style-name="Visited_20_Internet_20_Link"><text:span text:style-name="T94">org.osgi.service.jaxrs.whiteboard.propertytypes</text:span></text:a></text:p>
        <text:p text:style-name="P114"/>
        <text:p text:style-name="P124"><text:span text:style-name="Code_20_Small1">@org.osgi.service.component.annotations.ComponentPropertyType</text:span><text:line-break/><text:span text:style-name="Code_20_Small1">@Retention(value=RetentionPolicy.CLASS)</text:span><text:line-break/><text:span text:style-name="Code_20_Small1">@Target(value=ElementType.TYPE)</text:span><text:line-break/><text:span text:style-name="Code_20_Small1">@org.osgi.annotation.bundle.Requirement(namespace="osgi.implementation",</text:span><text:line-break/><text:span text:style-name="Code_20_Small1">             name="osgi.jaxrs",</text:span><text:line-break/><text:span text:style-name="Code_20_Small1">             version="1.0.0")</text:span><text:line-break/><text:span text:style-name="Code2">public @interface </text:span><text:span text:style-name="Code2"><text:span text:style-name="T37">JaxrsApplicationBase</text:span></text:span></text:p>
        <text:p text:style-name="P117"><text:span text:style-name="T97">Component Property Type for the </text:span><text:span text:style-name="Code2">osgi.jaxrs.application.base</text:span><text:span text:style-name="T97"> service property.</text:span></text:p>
        <text:p text:style-name="P107"><text:span text:style-name="T97">This annotation can be used on a JAX-RS resource or extension to declare the value of the </text:span><text:a xlink:type="simple" xlink:href="file:///l%22r75" text:style-name="Internet_20_link" text:visited-style-name="Visited_20_Internet_20_Link"><text:span text:style-name="T104">JaxRSWhiteboardConstants.JAX_RS_APPLICATION_BASE</text:span></text:a><text:span text:style-name="T99"> service property.</text:span></text:p>
        <text:p text:style-name="P118"><text:span text:style-name="T98">Since:</text:span></text:p>
        <text:p text:style-name="P123"><text:span text:style-name="T97">1.0</text:span></text:p>
        <text:p text:style-name="P118"><text:span text:style-name="T98">See Also:</text:span></text:p>
        <text:p text:style-name="P123"><text:span text:style-name="T97">"Component Property Types"</text:span></text:p>
        <text:p text:style-name="P125"/>
        <table:table table:name="Table59" table:style-name="Table59">
          <table:table-column table:style-name="Table59.A"/>
          <table:table-column table:style-name="Table59.B"/>
          <table:table-column table:style-name="Table59.C"/>
          <table:table-row table:style-name="Table59.1">
            <table:table-cell table:style-name="Table59.A1" table:number-columns-spanned="2" office:value-type="string">
              <text:p text:style-name="P126"><text:span text:style-name="Summary_20_Heading_20_Font2"><text:span text:style-name="T95">Field Summary</text:span></text:span></text:p>
            </table:table-cell>
            <table:covered-table-cell/>
            <table:table-cell table:style-name="Table59.A1" office:value-type="string">
              <text:p text:style-name="P128"><text:span text:style-name="Page_20_Reference_20_Font"><text:span text:style-name="T96">Page</text:span></text:span></text:p>
            </table:table-cell>
          </table:table-row>
          <table:table-row table:style-name="Table59.1">
            <table:table-cell table:style-name="Table59.A2" office:value-type="string">
              <text:p text:style-name="P130"><text:span text:style-name="Code_20_Small1"><text:span text:style-name="T102">String</text:span></text:span></text:p>
            </table:table-cell>
            <table:table-cell table:style-name="Table59.B2" office:value-type="string">
              <text:p text:style-name="P132"><text:a xlink:type="simple" xlink:href="file:///l%22r86" text:style-name="Internet_20_link" text:visited-style-name="Visited_20_Internet_20_Link"><text:span text:style-name="T88">PREFIX_</text:span></text:a></text:p>
              <text:p text:style-name="P134"><text:span text:style-name="T97">Prefix for the property name.</text:span></text:p>
            </table:table-cell>
            <table:table-cell table:style-name="Table59.C2" office:value-type="string">
              <text:p text:style-name="P128"><text:bookmark-ref text:reference-format="page" text:ref-name="r86">51</text:bookmark-ref></text:p>
            </table:table-cell>
          </table:table-row>
        </table:table>
        <text:p text:style-name="P102"/>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126"><text:span text:style-name="Summary_20_Heading_20_Font2"><text:span text:style-name="T95">Required Element Summary</text:span></text:span></text:p>
            </table:table-cell>
            <table:covered-table-cell/>
            <table:table-cell table:style-name="Table60.A1" office:value-type="string">
              <text:p text:style-name="P128"><text:span text:style-name="Page_20_Reference_20_Font"><text:span text:style-name="T96">Page</text:span></text:span></text:p>
            </table:table-cell>
          </table:table-row>
          <table:table-row table:style-name="Table60.1">
            <table:table-cell table:style-name="Table60.A2" office:value-type="string">
              <text:p text:style-name="P130"><text:span text:style-name="Code_20_Small1"><text:span text:style-name="T102">String</text:span></text:span></text:p>
            </table:table-cell>
            <table:table-cell table:style-name="Table60.B2" office:value-type="string">
              <text:p text:style-name="P132"><text:a xlink:type="simple" xlink:href="file:///l%22r87" text:style-name="Internet_20_link" text:visited-style-name="Visited_20_Internet_20_Link"><text:span text:style-name="T88">value</text:span></text:a></text:p>
              <text:p text:style-name="P134"><text:span text:style-name="T97">Service property providing a base context URI for a JAX-RS whiteboard application.</text:span></text:p>
            </table:table-cell>
            <table:table-cell table:style-name="Table60.C2" office:value-type="string">
              <text:p text:style-name="P128"><text:bookmark-ref text:reference-format="page" text:ref-name="r87">51</text:bookmark-ref></text:p>
            </table:table-cell>
          </table:table-row>
        </table:table>
        <text:p text:style-name="P166"><text:span text:style-name="T22">Field Detail</text:span></text:p>
        <text:p text:style-name="P168"><text:bookmark text:name="r86"/><text:span text:style-name="T22">PREFIX_</text:span></text:p>
        <text:p text:style-name="P108"><text:span text:style-name="Code2">public static final String </text:span><text:span text:style-name="Code2"><text:span text:style-name="T37">PREFIX_</text:span></text:span><text:span text:style-name="Code2"><text:span text:style-name="T86"> = "osgi."</text:span></text:span></text:p>
        <text:p text:style-name="P120"><text:span text:style-name="T97">Prefix for the property name. This value is prepended to each property name.</text:span></text:p>
        <text:p text:style-name="P167"><text:span text:style-name="T22">Element Detail</text:span></text:p>
        <text:p text:style-name="P170"><text:bookmark text:name="r87"/><text:span text:style-name="T22">value</text:span></text:p>
        <text:p text:style-name="P108"><text:span text:style-name="Code2">public abstract String </text:span><text:span text:style-name="Code2"><text:span text:style-name="T37">value</text:span></text:span></text:p>
        <text:p text:style-name="P120"><text:span text:style-name="T97">Service property providing a base context URI for a JAX-RS whiteboard application.</text:span></text:p>
        <text:p text:style-name="P121"><text:span text:style-name="T98">Returns:</text:span></text:p>
        <text:p text:style-name="P136"><text:span text:style-name="T97">The base URI for this application.</text:span></text:p>
        <text:p text:style-name="P121"><text:span text:style-name="T98">See Also:</text:span></text:p>
        <text:p text:style-name="P136"><text:a xlink:type="simple" xlink:href="file:///l%22r75" text:style-name="Internet_20_link" text:visited-style-name="Visited_20_Internet_20_Link"><text:span text:style-name="T104">JaxRSWhiteboardConstants.JAX_RS_APPLICATION_BASE</text:span></text:a></text:p>
        <text:p text:style-name="P160"><text:bookmark text:name="r91"/><text:span text:style-name="T22">Annotation Type JaxrsApplicationSelect</text:span></text:p>
        <text:p text:style-name="P118"><text:a xlink:type="simple" xlink:href="file:///l%22r85" text:style-name="Internet_20_link" text:visited-style-name="Visited_20_Internet_20_Link"><text:span text:style-name="T94">org.osgi.service.jaxrs.whiteboard.propertytypes</text:span></text:a></text:p>
        <text:p text:style-name="P114"/>
        <text:p text:style-name="P124"><text:span text:style-name="Code_20_Small1">@org.osgi.service.component.annotations.ComponentPropertyType</text:span><text:line-break/><text:span text:style-name="Code_20_Small1">@Retention(value=RetentionPolicy.CLASS)</text:span><text:line-break/><text:span text:style-name="Code_20_Small1">@Target(value=ElementType.TYPE)</text:span><text:line-break/><text:span text:style-name="Code2">public @interface </text:span><text:span text:style-name="Code2"><text:span text:style-name="T37">JaxrsApplicationSelect</text:span></text:span></text:p>
        <text:p text:style-name="P117"><text:span text:style-name="T97">Component Property Type for the </text:span><text:span text:style-name="Code2">osgi.jaxrs.application.select</text:span><text:span text:style-name="T97"> service property.</text:span></text:p>
        <text:p text:style-name="P107"><text:span text:style-name="T97">This annotation can be used on a JAX-RS resource or extension to declare the value of the </text:span><text:a xlink:type="simple" xlink:href="file:///l%22r76" text:style-name="Internet_20_link" text:visited-style-name="Visited_20_Internet_20_Link"><text:span text:style-name="T104">JaxRSWhiteboardConstants.JAX_RS_APPLICATION_SELECT</text:span></text:a><text:span text:style-name="T99"> service property.</text:span></text:p>
        <text:p text:style-name="P118"><text:span text:style-name="T98">Since:</text:span></text:p>
        <text:p text:style-name="P123"><text:span text:style-name="T97">1.0</text:span></text:p>
        <text:p text:style-name="P118"><text:span text:style-name="T98">See Also:</text:span></text:p>
        <text:p text:style-name="P123"><text:span text:style-name="T97">"Component Property Types"</text:span></text:p>
        <text:p text:style-name="P125"/>
        <table:table table:name="Table61" table:style-name="Table61">
          <table:table-column table:style-name="Table61.A"/>
          <table:table-column table:style-name="Table61.B"/>
          <table:table-column table:style-name="Table61.C"/>
          <table:table-row table:style-name="Table61.1">
            <table:table-cell table:style-name="Table61.A1" table:number-columns-spanned="2" office:value-type="string">
              <text:p text:style-name="P126"><text:span text:style-name="Summary_20_Heading_20_Font2"><text:span text:style-name="T95">Field Summary</text:span></text:span></text:p>
            </table:table-cell>
            <table:covered-table-cell/>
            <table:table-cell table:style-name="Table61.A1" office:value-type="string">
              <text:p text:style-name="P128"><text:span text:style-name="Page_20_Reference_20_Font"><text:span text:style-name="T96">Page</text:span></text:span></text:p>
            </table:table-cell>
          </table:table-row>
          <table:table-row table:style-name="Table61.1">
            <table:table-cell table:style-name="Table61.A2" office:value-type="string">
              <text:p text:style-name="P130"><text:span text:style-name="Code_20_Small1"><text:span text:style-name="T102">String</text:span></text:span></text:p>
            </table:table-cell>
            <table:table-cell table:style-name="Table61.B2" office:value-type="string">
              <text:p text:style-name="P132"><text:a xlink:type="simple" xlink:href="file:///l%22r89" text:style-name="Internet_20_link" text:visited-style-name="Visited_20_Internet_20_Link"><text:span text:style-name="T88">PREFIX_</text:span></text:a></text:p>
              <text:p text:style-name="P134"><text:span text:style-name="T97">Prefix for the property name.</text:span></text:p>
            </table:table-cell>
            <table:table-cell table:style-name="Table61.C2" office:value-type="string">
              <text:p text:style-name="P128"><text:bookmark-ref text:reference-format="page" text:ref-name="r89">52</text:bookmark-ref></text:p>
            </table:table-cell>
          </table:table-row>
        </table:table>
        <text:p text:style-name="P102"/>
        <table:table table:name="Table62" table:style-name="Table62">
          <table:table-column table:style-name="Table62.A"/>
          <table:table-column table:style-name="Table62.B"/>
          <table:table-column table:style-name="Table62.C"/>
          <table:table-row table:style-name="Table62.1">
            <table:table-cell table:style-name="Table62.A1" table:number-columns-spanned="2" office:value-type="string">
              <text:p text:style-name="P126"><text:span text:style-name="Summary_20_Heading_20_Font2"><text:span text:style-name="T95">Required Element Summary</text:span></text:span></text:p>
            </table:table-cell>
            <table:covered-table-cell/>
            <table:table-cell table:style-name="Table62.A1" office:value-type="string">
              <text:p text:style-name="P128"><text:span text:style-name="Page_20_Reference_20_Font"><text:span text:style-name="T96">Page</text:span></text:span></text:p>
            </table:table-cell>
          </table:table-row>
          <table:table-row table:style-name="Table62.1">
            <table:table-cell table:style-name="Table62.A2" office:value-type="string">
              <text:p text:style-name="P130"><text:span text:style-name="Code_20_Small1"><text:span text:style-name="T102">String</text:span></text:span></text:p>
            </table:table-cell>
            <table:table-cell table:style-name="Table62.B2" office:value-type="string">
              <text:p text:style-name="P132"><text:a xlink:type="simple" xlink:href="file:///l%22r90" text:style-name="Internet_20_link" text:visited-style-name="Visited_20_Internet_20_Link"><text:span text:style-name="T88">value</text:span></text:a></text:p>
              <text:p text:style-name="P134"><text:span text:style-name="T97">Service property providing an OSGi filter identifying the application(s) to which this service should be bound.</text:span></text:p>
            </table:table-cell>
            <table:table-cell table:style-name="Table62.C2" office:value-type="string">
              <text:p text:style-name="P128"><text:bookmark-ref text:reference-format="page" text:ref-name="r90">52</text:bookmark-ref></text:p>
            </table:table-cell>
          </table:table-row>
        </table:table>
        <text:p text:style-name="P166"><text:span text:style-name="T22">Field Detail</text:span></text:p>
        <text:p text:style-name="P168"><text:bookmark text:name="r89"/><text:span text:style-name="T22">PREFIX_</text:span></text:p>
        <text:p text:style-name="P108"><text:span text:style-name="Code2">public static final String </text:span><text:span text:style-name="Code2"><text:span text:style-name="T37">PREFIX_</text:span></text:span><text:span text:style-name="Code2"><text:span text:style-name="T86"> = "osgi."</text:span></text:span></text:p>
        <text:p text:style-name="P120"><text:span text:style-name="T97">Prefix for the property name. This value is prepended to each property name.</text:span></text:p>
        <text:p text:style-name="P167"><text:span text:style-name="T22">Element Detail</text:span></text:p>
        <text:p text:style-name="P170"><text:bookmark text:name="r90"/><text:span text:style-name="T22">value</text:span></text:p>
        <text:p text:style-name="P108"><text:span text:style-name="Code2">public abstract String </text:span><text:span text:style-name="Code2"><text:span text:style-name="T37">value</text:span></text:span></text:p>
        <text:p text:style-name="P120"><text:span text:style-name="T97">Service property providing an OSGi filter identifying the application(s) to which this service should be bound.</text:span></text:p>
        <text:p text:style-name="P121"><text:span text:style-name="T98">Returns:</text:span></text:p>
        <text:p text:style-name="P136"><text:span text:style-name="T97">The filter for selecting the applications to bind to.</text:span></text:p>
        <text:p text:style-name="P121"><text:span text:style-name="T98">See Also:</text:span></text:p>
        <text:p text:style-name="P136"><text:a xlink:type="simple" xlink:href="file:///l%22r76" text:style-name="Internet_20_link" text:visited-style-name="Visited_20_Internet_20_Link"><text:span text:style-name="T104">JaxRSWhiteboardConstants.JAX_RS_APPLICATION_SELECT</text:span></text:a></text:p>
        <text:p text:style-name="P161"><text:bookmark text:name="r94"/><text:span text:style-name="T22">Annotation Type JaxrsExtension</text:span></text:p>
        <text:p text:style-name="P118"><text:a xlink:type="simple" xlink:href="file:///l%22r85" text:style-name="Internet_20_link" text:visited-style-name="Visited_20_Internet_20_Link"><text:span text:style-name="T94">org.osgi.service.jaxrs.whiteboard.propertytypes</text:span></text:a></text:p>
        <text:p text:style-name="P114"/>
        <text:p text:style-name="P124"><text:span text:style-name="Code_20_Small1">@org.osgi.service.component.annotations.ComponentPropertyType</text:span><text:line-break/><text:span text:style-name="Code_20_Small1">@Retention(value=RetentionPolicy.CLASS)</text:span><text:line-break/><text:span text:style-name="Code_20_Small1">@Target(value=ElementType.TYPE)</text:span><text:line-break/><text:span text:style-name="Code_20_Small1">@org.osgi.annotation.bundle.Requirement(namespace="osgi.implementation",</text:span><text:line-break/><text:span text:style-name="Code_20_Small1">             name="osgi.jaxrs",</text:span><text:line-break/><text:span text:style-name="Code_20_Small1">             version="1.0.0")</text:span><text:line-break/><text:span text:style-name="Code2">public @interface </text:span><text:span text:style-name="Code2"><text:span text:style-name="T37">JaxrsExtension</text:span></text:span></text:p>
        <text:p text:style-name="P117"><text:span text:style-name="T97">Component Property Type for the </text:span><text:span text:style-name="Code2">osgi.jaxrs.extension</text:span><text:span text:style-name="T97"> service property.</text:span></text:p>
        <text:p text:style-name="P107"><text:span text:style-name="T97">This annotation can be used on a JAX-RS service to declare the value of the </text:span><text:a xlink:type="simple" xlink:href="file:///l%22r78" text:style-name="Internet_20_link" text:visited-style-name="Visited_20_Internet_20_Link"><text:span text:style-name="T104">JaxRSWhiteboardConstants.JAX_RS_EXTENSION</text:span></text:a><text:span text:style-name="T99"> service property.</text:span></text:p>
        <text:p text:style-name="P118"><text:span text:style-name="T98">Since:</text:span></text:p>
        <text:p text:style-name="P123"><text:span text:style-name="T97">1.0</text:span></text:p>
        <text:p text:style-name="P118"><text:span text:style-name="T98">See Also:</text:span></text:p>
        <text:p text:style-name="P123"><text:span text:style-name="T97">"Component Property Types"</text:span></text:p>
        <text:p text:style-name="P125"/>
        <table:table table:name="Table63" table:style-name="Table63">
          <table:table-column table:style-name="Table63.A"/>
          <table:table-column table:style-name="Table63.B"/>
          <table:table-column table:style-name="Table63.C"/>
          <table:table-row table:style-name="Table63.1">
            <table:table-cell table:style-name="Table63.A1" table:number-columns-spanned="2" office:value-type="string">
              <text:p text:style-name="P126"><text:span text:style-name="Summary_20_Heading_20_Font2"><text:span text:style-name="T95">Field Summary</text:span></text:span></text:p>
            </table:table-cell>
            <table:covered-table-cell/>
            <table:table-cell table:style-name="Table63.A1" office:value-type="string">
              <text:p text:style-name="P128"><text:span text:style-name="Page_20_Reference_20_Font"><text:span text:style-name="T96">Page</text:span></text:span></text:p>
            </table:table-cell>
          </table:table-row>
          <table:table-row table:style-name="Table63.1">
            <table:table-cell table:style-name="Table63.A2" office:value-type="string">
              <text:p text:style-name="P130"><text:span text:style-name="Code_20_Small1"><text:span text:style-name="T102">String</text:span></text:span></text:p>
            </table:table-cell>
            <table:table-cell table:style-name="Table63.B2" office:value-type="string">
              <text:p text:style-name="P132"><text:a xlink:type="simple" xlink:href="file:///l%22r92" text:style-name="Internet_20_link" text:visited-style-name="Visited_20_Internet_20_Link"><text:span text:style-name="T88">PREFIX_</text:span></text:a></text:p>
              <text:p text:style-name="P134"><text:span text:style-name="T97">Prefix for the property name.</text:span></text:p>
            </table:table-cell>
            <table:table-cell table:style-name="Table63.C2" office:value-type="string">
              <text:p text:style-name="P128"><text:bookmark-ref text:reference-format="page" text:ref-name="r92">53</text:bookmark-ref></text:p>
            </table:table-cell>
          </table:table-row>
        </table:table>
        <text:p text:style-name="P102"/>
        <table:table table:name="Table64" table:style-name="Table64">
          <table:table-column table:style-name="Table64.A"/>
          <table:table-column table:style-name="Table64.B"/>
          <table:table-column table:style-name="Table64.C"/>
          <table:table-row table:style-name="Table64.1">
            <table:table-cell table:style-name="Table64.A1" table:number-columns-spanned="2" office:value-type="string">
              <text:p text:style-name="P126"><text:span text:style-name="Summary_20_Heading_20_Font2"><text:span text:style-name="T95">Required Element Summary</text:span></text:span></text:p>
            </table:table-cell>
            <table:covered-table-cell/>
            <table:table-cell table:style-name="Table64.A1" office:value-type="string">
              <text:p text:style-name="P128"><text:span text:style-name="Page_20_Reference_20_Font"><text:span text:style-name="T96">Page</text:span></text:span></text:p>
            </table:table-cell>
          </table:table-row>
          <table:table-row table:style-name="Table64.1">
            <table:table-cell table:style-name="Table64.A2" office:value-type="string">
              <text:p text:style-name="P130"><text:span text:style-name="Code_20_Small1"><text:span text:style-name="T102">String</text:span></text:span></text:p>
            </table:table-cell>
            <table:table-cell table:style-name="Table64.B2" office:value-type="string">
              <text:p text:style-name="P132"><text:a xlink:type="simple" xlink:href="file:///l%22r93" text:style-name="Internet_20_link" text:visited-style-name="Visited_20_Internet_20_Link"><text:span text:style-name="T88">value</text:span></text:a></text:p>
              <text:p text:style-name="P134"><text:span text:style-name="T97">Service property identifying a JAX-RS extension for processing by the whiteboard.</text:span></text:p>
            </table:table-cell>
            <table:table-cell table:style-name="Table64.C2" office:value-type="string">
              <text:p text:style-name="P128"><text:bookmark-ref text:reference-format="page" text:ref-name="r93">53</text:bookmark-ref></text:p>
            </table:table-cell>
          </table:table-row>
        </table:table>
        <text:p text:style-name="P166"><text:span text:style-name="T22">Field Detail</text:span></text:p>
        <text:p text:style-name="P168"><text:bookmark text:name="r92"/><text:span text:style-name="T22">PREFIX_</text:span></text:p>
        <text:p text:style-name="P108"><text:span text:style-name="Code2">public static final String </text:span><text:span text:style-name="Code2"><text:span text:style-name="T37">PREFIX_</text:span></text:span><text:span text:style-name="Code2"><text:span text:style-name="T86"> = "osgi."</text:span></text:span></text:p>
        <text:p text:style-name="P120"><text:span text:style-name="T97">Prefix for the property name. This value is prepended to each property name.</text:span></text:p>
        <text:p text:style-name="P167"><text:span text:style-name="T22">Element Detail</text:span></text:p>
        <text:p text:style-name="P170"><text:bookmark text:name="r93"/><text:span text:style-name="T22">value</text:span></text:p>
        <text:p text:style-name="P108"><text:span text:style-name="Code2">public abstract String </text:span><text:span text:style-name="Code2"><text:span text:style-name="T37">value</text:span></text:span></text:p>
        <text:p text:style-name="P120"><text:span text:style-name="T97">Service property identifying a JAX-RS extension for processing by the whiteboard. Set to "true" for the extension to be processed.</text:span></text:p>
        <text:p text:style-name="P121"><text:span text:style-name="T98">Default:</text:span></text:p>
        <text:p text:style-name="P136"><text:span text:style-name="T97">"true"</text:span></text:p>
        <text:p text:style-name="P121"><text:span text:style-name="T98">Returns:</text:span></text:p>
        <text:p text:style-name="P136"><text:span text:style-name="T97">The JAX-RS extension name.</text:span></text:p>
        <text:p text:style-name="P121"><text:span text:style-name="T98">See Also:</text:span></text:p>
        <text:p text:style-name="P136"><text:a xlink:type="simple" xlink:href="file:///l%22r78" text:style-name="Internet_20_link" text:visited-style-name="Visited_20_Internet_20_Link"><text:span text:style-name="T104">JaxRSWhiteboardConstants.JAX_RS_EXTENSION</text:span></text:a></text:p>
        <text:p text:style-name="P162"><text:bookmark text:name="r97"/><text:span text:style-name="T22">Annotation Type JaxrsExtensionSelect</text:span></text:p>
        <text:p text:style-name="P118"><text:a xlink:type="simple" xlink:href="file:///l%22r85" text:style-name="Internet_20_link" text:visited-style-name="Visited_20_Internet_20_Link"><text:span text:style-name="T94">org.osgi.service.jaxrs.whiteboard.propertytypes</text:span></text:a></text:p>
        <text:p text:style-name="P114"/>
        <text:p text:style-name="P124"><text:span text:style-name="Code_20_Small1">@org.osgi.service.component.annotations.ComponentPropertyType</text:span><text:line-break/><text:span text:style-name="Code_20_Small1">@Retention(value=RetentionPolicy.CLASS)</text:span><text:line-break/><text:span text:style-name="Code_20_Small1">@Target(value=ElementType.TYPE)</text:span><text:line-break/><text:span text:style-name="Code2">public @interface </text:span><text:span text:style-name="Code2"><text:span text:style-name="T37">JaxrsExtensionSelect</text:span></text:span></text:p>
        <text:p text:style-name="P117"><text:span text:style-name="T97">Component Property Type for the </text:span><text:span text:style-name="Code2">osgi.jaxrs.extension.select</text:span><text:span text:style-name="T97"> service property.</text:span></text:p>
        <text:p text:style-name="P107"><text:span text:style-name="T97">This annotation can be used on a JAX-RS resource or extension to declare the value of the </text:span><text:a xlink:type="simple" xlink:href="file:///l%22r79" text:style-name="Internet_20_link" text:visited-style-name="Visited_20_Internet_20_Link"><text:span text:style-name="T104">JaxRSWhiteboardConstants.JAX_RS_EXTENSION_SELECT</text:span></text:a><text:span text:style-name="T99"> service property.</text:span></text:p>
        <text:p text:style-name="P118"><text:span text:style-name="T98">Since:</text:span></text:p>
        <text:p text:style-name="P123"><text:span text:style-name="T97">1.0</text:span></text:p>
        <text:p text:style-name="P118"><text:span text:style-name="T98">See Also:</text:span></text:p>
        <text:p text:style-name="P123"><text:span text:style-name="T97">"Component Property Types"</text:span></text:p>
        <text:p text:style-name="P125"/>
        <table:table table:name="Table65" table:style-name="Table65">
          <table:table-column table:style-name="Table65.A"/>
          <table:table-column table:style-name="Table65.B"/>
          <table:table-column table:style-name="Table65.C"/>
          <table:table-row table:style-name="Table65.1">
            <table:table-cell table:style-name="Table65.A1" table:number-columns-spanned="2" office:value-type="string">
              <text:p text:style-name="P126"><text:span text:style-name="Summary_20_Heading_20_Font2"><text:span text:style-name="T95">Field Summary</text:span></text:span></text:p>
            </table:table-cell>
            <table:covered-table-cell/>
            <table:table-cell table:style-name="Table65.A1" office:value-type="string">
              <text:p text:style-name="P128"><text:span text:style-name="Page_20_Reference_20_Font"><text:span text:style-name="T96">Page</text:span></text:span></text:p>
            </table:table-cell>
          </table:table-row>
          <table:table-row table:style-name="Table65.1">
            <table:table-cell table:style-name="Table65.A2" office:value-type="string">
              <text:p text:style-name="P130"><text:span text:style-name="Code_20_Small1"><text:span text:style-name="T102">String</text:span></text:span></text:p>
            </table:table-cell>
            <table:table-cell table:style-name="Table65.B2" office:value-type="string">
              <text:p text:style-name="P132"><text:a xlink:type="simple" xlink:href="file:///l%22r95" text:style-name="Internet_20_link" text:visited-style-name="Visited_20_Internet_20_Link"><text:span text:style-name="T88">PREFIX_</text:span></text:a></text:p>
              <text:p text:style-name="P134"><text:span text:style-name="T97">Prefix for the property name.</text:span></text:p>
            </table:table-cell>
            <table:table-cell table:style-name="Table65.C2" office:value-type="string">
              <text:p text:style-name="P128"><text:bookmark-ref text:reference-format="page" text:ref-name="r95">54</text:bookmark-ref></text:p>
            </table:table-cell>
          </table:table-row>
        </table:table>
        <text:p text:style-name="P102"/>
        <table:table table:name="Table66" table:style-name="Table66">
          <table:table-column table:style-name="Table66.A"/>
          <table:table-column table:style-name="Table66.B"/>
          <table:table-column table:style-name="Table66.C"/>
          <table:table-row table:style-name="Table66.1">
            <table:table-cell table:style-name="Table66.A1" table:number-columns-spanned="2" office:value-type="string">
              <text:p text:style-name="P126"><text:span text:style-name="Summary_20_Heading_20_Font2"><text:span text:style-name="T95">Required Element Summary</text:span></text:span></text:p>
            </table:table-cell>
            <table:covered-table-cell/>
            <table:table-cell table:style-name="Table66.A1" office:value-type="string">
              <text:p text:style-name="P128"><text:span text:style-name="Page_20_Reference_20_Font"><text:span text:style-name="T96">Page</text:span></text:span></text:p>
            </table:table-cell>
          </table:table-row>
          <table:table-row table:style-name="Table66.1">
            <table:table-cell table:style-name="Table66.A2" office:value-type="string">
              <text:p text:style-name="P130"><text:span text:style-name="Code_20_Small1"><text:span text:style-name="T102">String[]</text:span></text:span></text:p>
            </table:table-cell>
            <table:table-cell table:style-name="Table66.B2" office:value-type="string">
              <text:p text:style-name="P132"><text:a xlink:type="simple" xlink:href="file:///l%22r96" text:style-name="Internet_20_link" text:visited-style-name="Visited_20_Internet_20_Link"><text:span text:style-name="T88">value</text:span></text:a></text:p>
              <text:p text:style-name="P134"><text:span text:style-name="T97">Service property providing one or more OSGi filters identifying the extension(s) or application features which this service requires to work.</text:span></text:p>
            </table:table-cell>
            <table:table-cell table:style-name="Table66.C2" office:value-type="string">
              <text:p text:style-name="P128"><text:bookmark-ref text:reference-format="page" text:ref-name="r96">54</text:bookmark-ref></text:p>
            </table:table-cell>
          </table:table-row>
        </table:table>
        <text:p text:style-name="P166"><text:span text:style-name="T22">Field Detail</text:span></text:p>
        <text:p text:style-name="P168"><text:bookmark text:name="r95"/><text:span text:style-name="T22">PREFIX_</text:span></text:p>
        <text:p text:style-name="P108"><text:span text:style-name="Code2">public static final String </text:span><text:span text:style-name="Code2"><text:span text:style-name="T37">PREFIX_</text:span></text:span><text:span text:style-name="Code2"><text:span text:style-name="T86"> = "osgi."</text:span></text:span></text:p>
        <text:p text:style-name="P120"><text:span text:style-name="T97">Prefix for the property name. This value is prepended to each property name.</text:span></text:p>
        <text:p text:style-name="P167"><text:span text:style-name="T22">Element Detail</text:span></text:p>
        <text:p text:style-name="P170"><text:bookmark text:name="r96"/><text:span text:style-name="T22">value</text:span></text:p>
        <text:p text:style-name="P108"><text:span text:style-name="Code2">public abstract String[] </text:span><text:span text:style-name="Code2"><text:span text:style-name="T37">value</text:span></text:span></text:p>
        <text:p text:style-name="P120"><text:span text:style-name="T97">Service property providing one or more OSGi filters identifying the extension(s) or application features which this service requires to work.</text:span></text:p>
        <text:p text:style-name="P121"><text:span text:style-name="T98">Returns:</text:span></text:p>
        <text:p text:style-name="P136"><text:span text:style-name="T97">The filters for selecting the extensions to require.</text:span></text:p>
        <text:p text:style-name="P121"><text:span text:style-name="T98">See Also:</text:span></text:p>
        <text:p text:style-name="P136"><text:a xlink:type="simple" xlink:href="file:///l%22r79" text:style-name="Internet_20_link" text:visited-style-name="Visited_20_Internet_20_Link"><text:span text:style-name="T104">JaxRSWhiteboardConstants.JAX_RS_EXTENSION_SELECT</text:span></text:a></text:p>
        <text:p text:style-name="P163"><text:bookmark text:name="r100"/><text:span text:style-name="T22">Annotation Type JaxrsName</text:span></text:p>
        <text:p text:style-name="P118"><text:a xlink:type="simple" xlink:href="file:///l%22r85" text:style-name="Internet_20_link" text:visited-style-name="Visited_20_Internet_20_Link"><text:span text:style-name="T94">org.osgi.service.jaxrs.whiteboard.propertytypes</text:span></text:a></text:p>
        <text:p text:style-name="P114"/>
        <text:p text:style-name="P124"><text:span text:style-name="Code_20_Small1">@org.osgi.service.component.annotations.ComponentPropertyType</text:span><text:line-break/><text:span text:style-name="Code_20_Small1">@Retention(value=RetentionPolicy.CLASS)</text:span><text:line-break/><text:span text:style-name="Code_20_Small1">@Target(value=ElementType.TYPE)</text:span><text:line-break/><text:span text:style-name="Code2">public @interface </text:span><text:span text:style-name="Code2"><text:span text:style-name="T37">JaxrsName</text:span></text:span></text:p>
        <text:p text:style-name="P117"><text:span text:style-name="T97">Component Property Type for the </text:span><text:span text:style-name="Code2">osgi.jaxrs.name</text:span><text:span text:style-name="T97"> service property.</text:span></text:p>
        <text:p text:style-name="P107"><text:span text:style-name="T97">This annotation can be used on a JAX-RS service to declare the value of the </text:span><text:a xlink:type="simple" xlink:href="file:///l%22r73" text:style-name="Internet_20_link" text:visited-style-name="Visited_20_Internet_20_Link"><text:span text:style-name="T104">JaxRSWhiteboardConstants.JAX_RS_NAME</text:span></text:a><text:span text:style-name="T99"> service property.</text:span></text:p>
        <text:p text:style-name="P118"><text:span text:style-name="T98">Since:</text:span></text:p>
        <text:p text:style-name="P123"><text:span text:style-name="T97">1.0</text:span></text:p>
        <text:p text:style-name="P118"><text:span text:style-name="T98">See Also:</text:span></text:p>
        <text:p text:style-name="P123"><text:span text:style-name="T97">"Component Property Types"</text:span></text:p>
        <text:p text:style-name="P125"/>
        <table:table table:name="Table67" table:style-name="Table67">
          <table:table-column table:style-name="Table67.A"/>
          <table:table-column table:style-name="Table67.B"/>
          <table:table-column table:style-name="Table67.C"/>
          <table:table-row table:style-name="Table67.1">
            <table:table-cell table:style-name="Table67.A1" table:number-columns-spanned="2" office:value-type="string">
              <text:p text:style-name="P126"><text:span text:style-name="Summary_20_Heading_20_Font2"><text:span text:style-name="T95">Field Summary</text:span></text:span></text:p>
            </table:table-cell>
            <table:covered-table-cell/>
            <table:table-cell table:style-name="Table67.A1" office:value-type="string">
              <text:p text:style-name="P128"><text:span text:style-name="Page_20_Reference_20_Font"><text:span text:style-name="T96">Page</text:span></text:span></text:p>
            </table:table-cell>
          </table:table-row>
          <table:table-row table:style-name="Table67.1">
            <table:table-cell table:style-name="Table67.A2" office:value-type="string">
              <text:p text:style-name="P130"><text:span text:style-name="Code_20_Small1"><text:span text:style-name="T102">String</text:span></text:span></text:p>
            </table:table-cell>
            <table:table-cell table:style-name="Table67.B2" office:value-type="string">
              <text:p text:style-name="P132"><text:a xlink:type="simple" xlink:href="file:///l%22r98" text:style-name="Internet_20_link" text:visited-style-name="Visited_20_Internet_20_Link"><text:span text:style-name="T88">PREFIX_</text:span></text:a></text:p>
              <text:p text:style-name="P134"><text:span text:style-name="T97">Prefix for the property name.</text:span></text:p>
            </table:table-cell>
            <table:table-cell table:style-name="Table67.C2" office:value-type="string">
              <text:p text:style-name="P128"><text:bookmark-ref text:reference-format="page" text:ref-name="r98">55</text:bookmark-ref></text:p>
            </table:table-cell>
          </table:table-row>
        </table:table>
        <text:p text:style-name="P102"/>
        <table:table table:name="Table68" table:style-name="Table68">
          <table:table-column table:style-name="Table68.A"/>
          <table:table-column table:style-name="Table68.B"/>
          <table:table-column table:style-name="Table68.C"/>
          <table:table-row table:style-name="Table68.1">
            <table:table-cell table:style-name="Table68.A1" table:number-columns-spanned="2" office:value-type="string">
              <text:p text:style-name="P126"><text:span text:style-name="Summary_20_Heading_20_Font2"><text:span text:style-name="T95">Required Element Summary</text:span></text:span></text:p>
            </table:table-cell>
            <table:covered-table-cell/>
            <table:table-cell table:style-name="Table68.A1" office:value-type="string">
              <text:p text:style-name="P128"><text:span text:style-name="Page_20_Reference_20_Font"><text:span text:style-name="T96">Page</text:span></text:span></text:p>
            </table:table-cell>
          </table:table-row>
          <table:table-row table:style-name="Table68.1">
            <table:table-cell table:style-name="Table68.A2" office:value-type="string">
              <text:p text:style-name="P130"><text:span text:style-name="Code_20_Small1"><text:span text:style-name="T102">String</text:span></text:span></text:p>
            </table:table-cell>
            <table:table-cell table:style-name="Table68.B2" office:value-type="string">
              <text:p text:style-name="P132"><text:a xlink:type="simple" xlink:href="file:///l%22r99" text:style-name="Internet_20_link" text:visited-style-name="Visited_20_Internet_20_Link"><text:span text:style-name="T88">value</text:span></text:a></text:p>
              <text:p text:style-name="P134"><text:span text:style-name="T97">Service property identifying the name of a JAX-RS service for processing by the whiteboard.</text:span></text:p>
            </table:table-cell>
            <table:table-cell table:style-name="Table68.C2" office:value-type="string">
              <text:p text:style-name="P128"><text:bookmark-ref text:reference-format="page" text:ref-name="r99">55</text:bookmark-ref></text:p>
            </table:table-cell>
          </table:table-row>
        </table:table>
        <text:p text:style-name="P166"><text:span text:style-name="T22">Field Detail</text:span></text:p>
        <text:p text:style-name="P168"><text:bookmark text:name="r98"/><text:span text:style-name="T22">PREFIX_</text:span></text:p>
        <text:p text:style-name="P108"><text:span text:style-name="Code2">public static final String </text:span><text:span text:style-name="Code2"><text:span text:style-name="T37">PREFIX_</text:span></text:span><text:span text:style-name="Code2"><text:span text:style-name="T86"> = "osgi."</text:span></text:span></text:p>
        <text:p text:style-name="P120"><text:span text:style-name="T97">Prefix for the property name. This value is prepended to each property name.</text:span></text:p>
        <text:p text:style-name="P167"><text:span text:style-name="T22">Element Detail</text:span></text:p>
        <text:p text:style-name="P170"><text:bookmark text:name="r99"/><text:span text:style-name="T22">value</text:span></text:p>
        <text:p text:style-name="P108"><text:span text:style-name="Code2">public abstract String </text:span><text:span text:style-name="Code2"><text:span text:style-name="T37">value</text:span></text:span></text:p>
        <text:p text:style-name="P120"><text:span text:style-name="T97">Service property identifying the name of a JAX-RS service for processing by the whiteboard.</text:span></text:p>
        <text:p text:style-name="P121"><text:span text:style-name="T98">Returns:</text:span></text:p>
        <text:p text:style-name="P136"><text:span text:style-name="T97">The JAX-RS service name.</text:span></text:p>
        <text:p text:style-name="P121"><text:span text:style-name="T98">See Also:</text:span></text:p>
        <text:p text:style-name="P136"><text:a xlink:type="simple" xlink:href="file:///l%22r73" text:style-name="Internet_20_link" text:visited-style-name="Visited_20_Internet_20_Link"><text:span text:style-name="T104">JaxRSWhiteboardConstants.JAX_RS_NAME</text:span></text:a></text:p>
        <text:p text:style-name="P164"><text:bookmark text:name="r103"/><text:span text:style-name="T22">Annotation Type JaxrsResource</text:span></text:p>
        <text:p text:style-name="P118"><text:a xlink:type="simple" xlink:href="file:///l%22r85" text:style-name="Internet_20_link" text:visited-style-name="Visited_20_Internet_20_Link"><text:span text:style-name="T94">org.osgi.service.jaxrs.whiteboard.propertytypes</text:span></text:a></text:p>
        <text:p text:style-name="P114"/>
        <text:p text:style-name="P124"><text:span text:style-name="Code_20_Small1">@org.osgi.service.component.annotations.ComponentPropertyType</text:span><text:line-break/><text:span text:style-name="Code_20_Small1">@Retention(value=RetentionPolicy.CLASS)</text:span><text:line-break/><text:span text:style-name="Code_20_Small1">@Target(value=ElementType.TYPE)</text:span><text:line-break/><text:span text:style-name="Code_20_Small1">@org.osgi.annotation.bundle.Requirement(namespace="osgi.implementation",</text:span><text:line-break/><text:span text:style-name="Code_20_Small1">             name="osgi.jaxrs",</text:span><text:line-break/><text:span text:style-name="Code_20_Small1">             version="1.0.0")</text:span><text:line-break/><text:span text:style-name="Code2">public @interface </text:span><text:span text:style-name="Code2"><text:span text:style-name="T37">JaxrsResource</text:span></text:span></text:p>
        <text:p text:style-name="P117"><text:span text:style-name="T97">Component Property Type for the </text:span><text:span text:style-name="Code2">osgi.jaxrs.resource</text:span><text:span text:style-name="T97"> service property.</text:span></text:p>
        <text:p text:style-name="P107"><text:span text:style-name="T97">This annotation can be used on a JAX-RS resource to declare the value of the </text:span><text:a xlink:type="simple" xlink:href="file:///l%22r74" text:style-name="Internet_20_link" text:visited-style-name="Visited_20_Internet_20_Link"><text:span text:style-name="T104">JaxRSWhiteboardConstants.JAX_RS_RESOURCE</text:span></text:a><text:span text:style-name="T99"> service property.</text:span></text:p>
        <text:p text:style-name="P118"><text:span text:style-name="T98">Since:</text:span></text:p>
        <text:p text:style-name="P123"><text:span text:style-name="T97">1.0</text:span></text:p>
        <text:p text:style-name="P118"><text:span text:style-name="T98">See Also:</text:span></text:p>
        <text:p text:style-name="P123"><text:span text:style-name="T97">"Component Property Types"</text:span></text:p>
        <text:p text:style-name="P125"/>
        <table:table table:name="Table69" table:style-name="Table69">
          <table:table-column table:style-name="Table69.A"/>
          <table:table-column table:style-name="Table69.B"/>
          <table:table-column table:style-name="Table69.C"/>
          <table:table-row table:style-name="Table69.1">
            <table:table-cell table:style-name="Table69.A1" table:number-columns-spanned="2" office:value-type="string">
              <text:p text:style-name="P126"><text:span text:style-name="Summary_20_Heading_20_Font2"><text:span text:style-name="T95">Field Summary</text:span></text:span></text:p>
            </table:table-cell>
            <table:covered-table-cell/>
            <table:table-cell table:style-name="Table69.A1" office:value-type="string">
              <text:p text:style-name="P128"><text:span text:style-name="Page_20_Reference_20_Font"><text:span text:style-name="T96">Page</text:span></text:span></text:p>
            </table:table-cell>
          </table:table-row>
          <table:table-row table:style-name="Table69.1">
            <table:table-cell table:style-name="Table69.A2" office:value-type="string">
              <text:p text:style-name="P130"><text:span text:style-name="Code_20_Small1"><text:span text:style-name="T102">String</text:span></text:span></text:p>
            </table:table-cell>
            <table:table-cell table:style-name="Table69.B2" office:value-type="string">
              <text:p text:style-name="P132"><text:a xlink:type="simple" xlink:href="file:///l%22r101" text:style-name="Internet_20_link" text:visited-style-name="Visited_20_Internet_20_Link"><text:span text:style-name="T88">PREFIX_</text:span></text:a></text:p>
              <text:p text:style-name="P134"><text:span text:style-name="T97">Prefix for the property name.</text:span></text:p>
            </table:table-cell>
            <table:table-cell table:style-name="Table69.C2" office:value-type="string">
              <text:p text:style-name="P128"><text:bookmark-ref text:reference-format="page" text:ref-name="r101">56</text:bookmark-ref></text:p>
            </table:table-cell>
          </table:table-row>
        </table:table>
        <text:p text:style-name="P102"/>
        <table:table table:name="Table70" table:style-name="Table70">
          <table:table-column table:style-name="Table70.A"/>
          <table:table-column table:style-name="Table70.B"/>
          <table:table-column table:style-name="Table70.C"/>
          <table:table-row table:style-name="Table70.1">
            <table:table-cell table:style-name="Table70.A1" table:number-columns-spanned="2" office:value-type="string">
              <text:p text:style-name="P126"><text:span text:style-name="Summary_20_Heading_20_Font2"><text:span text:style-name="T95">Required Element Summary</text:span></text:span></text:p>
            </table:table-cell>
            <table:covered-table-cell/>
            <table:table-cell table:style-name="Table70.A1" office:value-type="string">
              <text:p text:style-name="P128"><text:span text:style-name="Page_20_Reference_20_Font"><text:span text:style-name="T96">Page</text:span></text:span></text:p>
            </table:table-cell>
          </table:table-row>
          <table:table-row table:style-name="Table70.1">
            <table:table-cell table:style-name="Table70.A2" office:value-type="string">
              <text:p text:style-name="P130"><text:span text:style-name="Code_20_Small1"><text:span text:style-name="T102">String</text:span></text:span></text:p>
            </table:table-cell>
            <table:table-cell table:style-name="Table70.B2" office:value-type="string">
              <text:p text:style-name="P132"><text:a xlink:type="simple" xlink:href="file:///l%22r102" text:style-name="Internet_20_link" text:visited-style-name="Visited_20_Internet_20_Link"><text:span text:style-name="T88">value</text:span></text:a></text:p>
              <text:p text:style-name="P134"><text:span text:style-name="T97">Service property identifying a JAX-RS resource for processing by the whiteboard.</text:span></text:p>
            </table:table-cell>
            <table:table-cell table:style-name="Table70.C2" office:value-type="string">
              <text:p text:style-name="P128"><text:bookmark-ref text:reference-format="page" text:ref-name="r102">56</text:bookmark-ref></text:p>
            </table:table-cell>
          </table:table-row>
        </table:table>
        <text:p text:style-name="P166"><text:span text:style-name="T22">Field Detail</text:span></text:p>
        <text:p text:style-name="P168"><text:bookmark text:name="r101"/><text:span text:style-name="T22">PREFIX_</text:span></text:p>
        <text:p text:style-name="P108"><text:span text:style-name="Code2">public static final String </text:span><text:span text:style-name="Code2"><text:span text:style-name="T37">PREFIX_</text:span></text:span><text:span text:style-name="Code2"><text:span text:style-name="T86"> = "osgi."</text:span></text:span></text:p>
        <text:p text:style-name="P120"><text:span text:style-name="T97">Prefix for the property name. This value is prepended to each property name.</text:span></text:p>
        <text:p text:style-name="P167"><text:span text:style-name="T22">Element Detail</text:span></text:p>
        <text:p text:style-name="P170"><text:bookmark text:name="r102"/><text:span text:style-name="T22">value</text:span></text:p>
        <text:p text:style-name="P108"><text:span text:style-name="Code2">public abstract String </text:span><text:span text:style-name="Code2"><text:span text:style-name="T37">value</text:span></text:span></text:p>
        <text:p text:style-name="P120"><text:span text:style-name="T97">Service property identifying a JAX-RS resource for processing by the whiteboard.</text:span></text:p>
        <text:p text:style-name="P121"><text:span text:style-name="T98">Default:</text:span></text:p>
        <text:p text:style-name="P136"><text:span text:style-name="T97">"true"</text:span></text:p>
        <text:p text:style-name="P121"><text:span text:style-name="T98">Returns:</text:span></text:p>
        <text:p text:style-name="P136"><text:span text:style-name="T97">The JAX-RS resource value.</text:span></text:p>
        <text:p text:style-name="P121"><text:span text:style-name="T98">See Also:</text:span></text:p>
        <text:p text:style-name="P136"><text:a xlink:type="simple" xlink:href="file:///l%22r74" text:style-name="Internet_20_link" text:visited-style-name="Visited_20_Internet_20_Link"><text:span text:style-name="T104">JaxRSWhiteboardConstants.JAX_RS_RESOURCE</text:span></text:a></text:p>
        <text:p text:style-name="P165"><text:bookmark text:name="r106"/><text:span text:style-name="T22">Annotation Type JaxrsWhiteboardTarget</text:span></text:p>
        <text:p text:style-name="P118"><text:a xlink:type="simple" xlink:href="file:///l%22r85" text:style-name="Internet_20_link" text:visited-style-name="Visited_20_Internet_20_Link"><text:span text:style-name="T94">org.osgi.service.jaxrs.whiteboard.propertytypes</text:span></text:a></text:p>
        <text:p text:style-name="P114"/>
        <text:p text:style-name="P124"><text:span text:style-name="Code_20_Small1">@org.osgi.service.component.annotations.ComponentPropertyType</text:span><text:line-break/><text:span text:style-name="Code_20_Small1">@Retention(value=RetentionPolicy.CLASS)</text:span><text:line-break/><text:span text:style-name="Code_20_Small1">@Target(value=ElementType.TYPE)</text:span><text:line-break/><text:span text:style-name="Code2">public @interface </text:span><text:span text:style-name="Code2"><text:span text:style-name="T37">JaxrsWhiteboardTarget</text:span></text:span></text:p>
        <text:p text:style-name="P117"><text:span text:style-name="T97">Component Property Type for the </text:span><text:span text:style-name="Code2">osgi.jaxrs.whiteboard.target</text:span><text:span text:style-name="T97"> service property.</text:span></text:p>
        <text:p text:style-name="P107"><text:span text:style-name="T97">This annotation can be used on a JAX-RS resource or extension to declare the value of the </text:span><text:a xlink:type="simple" xlink:href="file:///l%22r80" text:style-name="Internet_20_link" text:visited-style-name="Visited_20_Internet_20_Link"><text:span text:style-name="T104">JaxRSWhiteboardConstants.JAX_RS_WHITEBOARD_TARGET</text:span></text:a><text:span text:style-name="T99"> service property.</text:span></text:p>
        <text:p text:style-name="P118"><text:span text:style-name="T98">Since:</text:span></text:p>
        <text:p text:style-name="P123"><text:span text:style-name="T97">1.0</text:span></text:p>
        <text:p text:style-name="P118"><text:span text:style-name="T98">See Also:</text:span></text:p>
        <text:p text:style-name="P123"><text:span text:style-name="T97">"Component Property Types"</text:span></text:p>
        <text:p text:style-name="P125"/>
        <table:table table:name="Table71" table:style-name="Table71">
          <table:table-column table:style-name="Table71.A"/>
          <table:table-column table:style-name="Table71.B"/>
          <table:table-column table:style-name="Table71.C"/>
          <table:table-row table:style-name="Table71.1">
            <table:table-cell table:style-name="Table71.A1" table:number-columns-spanned="2" office:value-type="string">
              <text:p text:style-name="P126"><text:span text:style-name="Summary_20_Heading_20_Font2"><text:span text:style-name="T95">Field Summary</text:span></text:span></text:p>
            </table:table-cell>
            <table:covered-table-cell/>
            <table:table-cell table:style-name="Table71.A1" office:value-type="string">
              <text:p text:style-name="P128"><text:span text:style-name="Page_20_Reference_20_Font"><text:span text:style-name="T96">Page</text:span></text:span></text:p>
            </table:table-cell>
          </table:table-row>
          <table:table-row table:style-name="Table71.1">
            <table:table-cell table:style-name="Table71.A2" office:value-type="string">
              <text:p text:style-name="P130"><text:span text:style-name="Code_20_Small1"><text:span text:style-name="T102">String</text:span></text:span></text:p>
            </table:table-cell>
            <table:table-cell table:style-name="Table71.B2" office:value-type="string">
              <text:p text:style-name="P132"><text:a xlink:type="simple" xlink:href="file:///l%22r104" text:style-name="Internet_20_link" text:visited-style-name="Visited_20_Internet_20_Link"><text:span text:style-name="T88">PREFIX_</text:span></text:a></text:p>
              <text:p text:style-name="P134"><text:span text:style-name="T97">Prefix for the property name.</text:span></text:p>
            </table:table-cell>
            <table:table-cell table:style-name="Table71.C2" office:value-type="string">
              <text:p text:style-name="P128"><text:bookmark-ref text:reference-format="page" text:ref-name="r104">57</text:bookmark-ref></text:p>
            </table:table-cell>
          </table:table-row>
        </table:table>
        <text:p text:style-name="P102"/>
        <table:table table:name="Table72" table:style-name="Table72">
          <table:table-column table:style-name="Table72.A"/>
          <table:table-column table:style-name="Table72.B"/>
          <table:table-column table:style-name="Table72.C"/>
          <table:table-row table:style-name="Table72.1">
            <table:table-cell table:style-name="Table72.A1" table:number-columns-spanned="2" office:value-type="string">
              <text:p text:style-name="P126"><text:span text:style-name="Summary_20_Heading_20_Font2"><text:span text:style-name="T95">Required Element Summary</text:span></text:span></text:p>
            </table:table-cell>
            <table:covered-table-cell/>
            <table:table-cell table:style-name="Table72.A1" office:value-type="string">
              <text:p text:style-name="P128"><text:span text:style-name="Page_20_Reference_20_Font"><text:span text:style-name="T96">Page</text:span></text:span></text:p>
            </table:table-cell>
          </table:table-row>
          <table:table-row table:style-name="Table72.1">
            <table:table-cell table:style-name="Table72.A2" office:value-type="string">
              <text:p text:style-name="P130"><text:span text:style-name="Code_20_Small1"><text:span text:style-name="T102">String</text:span></text:span></text:p>
            </table:table-cell>
            <table:table-cell table:style-name="Table72.B2" office:value-type="string">
              <text:p text:style-name="P132"><text:a xlink:type="simple" xlink:href="file:///l%22r105" text:style-name="Internet_20_link" text:visited-style-name="Visited_20_Internet_20_Link"><text:span text:style-name="T88">value</text:span></text:a></text:p>
              <text:p text:style-name="P134"><text:span text:style-name="T97">Service property providing an OSGi filter identifying the whiteboard(s) to which this service should be bound.</text:span></text:p>
            </table:table-cell>
            <table:table-cell table:style-name="Table72.C2" office:value-type="string">
              <text:p text:style-name="P128"><text:bookmark-ref text:reference-format="page" text:ref-name="r105">57</text:bookmark-ref></text:p>
            </table:table-cell>
          </table:table-row>
        </table:table>
        <text:p text:style-name="P166"><text:span text:style-name="T22">Field Detail</text:span></text:p>
        <text:p text:style-name="P168"><text:bookmark text:name="r104"/><text:span text:style-name="T22">PREFIX_</text:span></text:p>
        <text:p text:style-name="P108"><text:span text:style-name="Code2">public static final String </text:span><text:span text:style-name="Code2"><text:span text:style-name="T37">PREFIX_</text:span></text:span><text:span text:style-name="Code2"><text:span text:style-name="T86"> = "osgi."</text:span></text:span></text:p>
        <text:p text:style-name="P120"><text:span text:style-name="T97">Prefix for the property name. This value is prepended to each property name.</text:span></text:p>
        <text:p text:style-name="P167"><text:span text:style-name="T22">Element Detail</text:span></text:p>
        <text:p text:style-name="P170"><text:bookmark text:name="r105"/><text:span text:style-name="T22">value</text:span></text:p>
        <text:p text:style-name="P108"><text:span text:style-name="Code2">public abstract String </text:span><text:span text:style-name="Code2"><text:span text:style-name="T37">value</text:span></text:span></text:p>
        <text:p text:style-name="P120"><text:span text:style-name="T97">Service property providing an OSGi filter identifying the whiteboard(s) to which this service should be bound.</text:span></text:p>
        <text:p text:style-name="P121"><text:span text:style-name="T98">Returns:</text:span></text:p>
        <text:p text:style-name="P136"><text:span text:style-name="T97">The filter for selecting the whiteboards to bind to.</text:span></text:p>
        <text:p text:style-name="P121"><text:span text:style-name="T98">See Also:</text:span></text:p>
        <text:p text:style-name="P136"><text:a xlink:type="simple" xlink:href="file:///l%22r80" text:style-name="Internet_20_link" text:visited-style-name="Visited_20_Internet_20_Link"><text:span text:style-name="T104">JaxRSWhiteboardConstants.JAX_RS_WHITEBOARD_TARGET</text:span></text:a></text:p>
        <text:section text:style-name="Sect1" text:name="TextSection">
          <text:p text:style-name="P140"><text:span text:style-name="T109">Java API documentation generated with </text:span><text:a xlink:type="simple" xlink:href="http://www.filigris.com/products/docflex_javadoc/#docflex-doclet" text:style-name="Internet_20_link" text:visited-style-name="Visited_20_Internet_20_Link"><text:span text:style-name="T111">DocFlex/Doclet</text:span></text:a><text:span text:style-name="T110"> v1.5.6</text:span></text:p>
          <text:p text:style-name="P105"><text:soft-page-break/><text:span text:style-name="T109">DocFlex/Doclet is both a multi-format Javadoc doclet and a free edition of </text:span><text:a xlink:type="simple" xlink:href="http://www.filigris.com/products/docflex_javadoc/" text:style-name="Internet_20_link" text:visited-style-name="Visited_20_Internet_20_Link"><text:span text:style-name="T111">DocFlex/Javadoc</text:span></text:a><text:span text:style-name="T110">.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111">www.docflex.com</text:span></text:a></text:p>
        </text:section>
      </text:section>
      <text:p text:style-name="P93"/>
      <text:section text:style-name="Sect1" text:name="JavaDoc" text:protected="true">
        <text:section-source xlink:href="../../../../../Downloads/jaxrs-whiteboard-javadoc.rtf" text:filter-name="Rich Text Format"/>
        <text:p text:style-name="Text_20_body"/>
      </text:section>
      <text:h text:style-name="P172" text:outline-level="1">Considered Alternatives</text:h>
      <text:h text:style-name="P177" text:outline-level="2">JAX-RS Extension path restrictions</text:h>
      <text:p text:style-name="P30">Typical JAX-RS filters and interceptors match all resources beneath their base URI, which means that they implic<text:span text:style-name="T60">i</text:span>tly behave as if they are wildcard matchers. Filters and Interceptors can be registered with the JAX-RS container by registering them as OSGi services with mapping properties. The property names are <text:s/><text:span text:style-name="T4">osgi.jaxrs.filter.base</text:span> and <text:span text:style-name="T4">osgi.jaxrs.interceptor.base</text:span> respectively. These base URIs are written in the same way as for JAX-RS resources, however rather than matching an exact number of URI segments they match all sub-paths, regardless of length.</text:p>
      <text:p text:style-name="P12">Typical <text:span text:style-name="T46">JAX-RS</text:span> Message Body Readers and Writers are global in their scope, applied across all paths. This approach does not fit well with OSGi, as different context paths may wish to have differently configured readers and writers for a given media type. <text:span text:style-name="T46">Therefore readers and writers are registered using the osgi.jaxrs.reader.base and osgi.jaxrs.writer.base respectively. These base URIs are written in the same way as for JAX-RS resources, however rather than matching an exact number of URI segments they match all sub-paths, regardless of length.</text:span></text:p>
      <text:h text:style-name="P178" text:outline-level="2">The JaxRSContext</text:h>
      <text:p text:style-name="P28">JAX-RS Applications provide an excellent way to aggregate a number of resources, filters, interceptors, message body readers, and message body writers. This has the advantage that all of the additional handlers needed by a particular resource are guaranteed to be available before it handles its first request. For example a resource may require:</text:p>
      <text:list xml:id="list7176859128607092607" text:style-name="L6">
        <text:list-item>
          <text:p text:style-name="P205">A user context from Http Basic Authentication</text:p>
        </text:list-item>
        <text:list-item>
          <text:p text:style-name="P205">to conume an entity from a gzipped JSON input</text:p>
        </text:list-item>
        <text:list-item>
          <text:p text:style-name="P205">to produce a deflated YAML serialized response</text:p>
        </text:list-item>
      </text:list>
      <text:p text:style-name="P34">Having all of these features automatically available solves an otherwise complex lifecycle issue that would require the JAX-RS resource to depend on a filter, some interceptors and some message body readers/writers. <text:span text:style-name="T52">The main problem, </text:span>however,<text:span text:style-name="T52"> is that the Application is relatively static, new </text:span>JAX-RS <text:span text:style-name="T52">resources cannot be easily added at runtime </text:span>to extend an Application.</text:p>
      <text:p text:style-name="P34">This use case is handled by the JaxRSContext service. <text:span text:style-name="T53">The JaxRSContext provides a group of filters, interceptors, message body readers and message body writers as a named context registered against a particular context path. JAX-RS resources can then require the context using a filter in their service definition, preventing them </text:span><text:span text:style-name="T15">from</text:span><text:span text:style-name="T53"> being served by the whiteboard until the context is available.</text:span></text:p>
      <text:h text:style-name="P188" text:outline-level="3">Providing a JaxRSContext</text:h>
      <text:p text:style-name="P35">The JaxRSContext service may provide either singleton or request-scoped types, or a mixture of both. Request Scoped types are provided as a Set of Class&lt;?&gt;. These types must have a zero-argument contstructor, and will be created for each request. Singleton resources are provided as a Set of Object. These objects will be used for each request. <text:span text:style-name="T58">Finally the JaxRSContext provides a set of application-wide properties. This means that the JaxRSContext actually has the same methods as a JAX-RS Application object.</text:span></text:p>
      <text:list xml:id="list8036224650183321234" text:style-name="L7">
        <text:list-item>
          <text:p text:style-name="P206">Set&lt;Class&lt;?&gt;&gt; getClasses()</text:p>
        </text:list-item>
        <text:list-item>
          <text:p text:style-name="P206">Map&lt;String,Object&gt; getProperties()</text:p>
        </text:list-item>
        <text:list-item>
          <text:p text:style-name="P206"><text:soft-page-break/>Set&lt;Object&gt; getSingletons()</text:p>
        </text:list-item>
      </text:list>
      <text:p text:style-name="P35"/>
      <text:h text:style-name="P189" text:outline-level="3">Registering a JaxRSContext</text:h>
      <text:p text:style-name="P36">JaxRSContexts are registered as OSGi services with two properties:</text:p>
      <text:list xml:id="list206411236177953161" text:style-name="L8">
        <text:list-item>
          <text:p text:style-name="P207"><text:span text:style-name="T6">osgi.jaxrs.context.base –</text:span><text:span text:style-name="T55"> this property defines the base URI that will be used by all resources and types provided by the context</text:span></text:p>
        </text:list-item>
        <text:list-item>
          <text:p text:style-name="P207"><text:span text:style-name="T6">osgi.jaxrs.context.name</text:span><text:span text:style-name="T55"> – this property defines the name of the JaxRSContext. There is a default context called “default” which can be replaced using a service. If more than one JaxRSContext is defined with the same name then the </text:span><text:span text:style-name="T56">natural ordering of the </text:span><text:span text:style-name="T55">service references </text:span><text:span text:style-name="T56">is used to determine the context that applies</text:span><text:span text:style-name="T55">.</text:span></text:p>
        </text:list-item>
      </text:list>
      <text:p text:style-name="P37"/>
      <text:h text:style-name="P190" text:outline-level="3"><text:s/><text:span text:style-name="T58">Requiring a JaxRSContext</text:span></text:h>
      <text:p text:style-name="P13">JAX-RS whiteboard resources can require a JaxRSContext using the <text:span text:style-name="T6">osgi.jaxrs.context.</text:span><text:span text:style-name="T7">select</text:span><text:span text:style-name="T59"> property. The value of this property is a filter which is used to match the service properties of one or more JaxRSContext services. The JAX-RS resource will then be registered with each matching JaxRSContext.</text:span></text:p>
      <text:h text:style-name="P191" text:outline-level="3">Asynchronous Calls</text:h>
      <text:p text:style-name="P49">The JAX-RS client API supports the concept of asynchronous calls which return a java.util.concurrent.Future. Future is a type with very limited capabilities, and it is impossible to use in a truly asynchronous way. As a result the JAX-RS client API provides a mechanism to register a callback on asynchronous calls, called the InvocationCallback. As OSGi promises provide a much better asynchronous programming model than Java Futures the JAX-RS whiteboard should offer a simple mechanism to obtain a promise from the JAX-RS client.</text:p>
      <text:p text:style-name="P49">Due to the way in which JAX-RS infers return types, the InvocationCallback must have a concrete generic type at compilation time, and cannot be a wildcard. Therefore the proposed mechanism for obtaining a Promise is:</text:p>
      <text:p text:style-name="P71">Client client = <text:span text:style-name="T29">c</text:span>lientBuilder.<text:span text:style-name="T29">build</text:span>();</text:p>
      <text:p text:style-name="P71">PromiseHandler&lt;String&gt; handler = new PromiseHandler&lt;String&gt;{};</text:p>
      <text:p text:style-name="P61"/>
      <text:p text:style-name="P61">client.target(REST_SERVICE_URL)</text:p>
      <text:p text:style-name="P61"><text:tab/>.path("/foo”)</text:p>
      <text:p text:style-name="P61"><text:tab/>.path(“/{name}")</text:p>
      <text:p text:style-name="P61"><text:tab/>.resolveTemplate("name", buzz)</text:p>
      <text:p text:style-name="P61"><text:tab/>.request()</text:p>
      <text:p text:style-name="P61"><text:tab/>.async()</text:p>
      <text:p text:style-name="P61"><text:tab/>.get(handler);</text:p>
      <text:p text:style-name="P61"/>
      <text:p text:style-name="P69">Promise&lt;String&gt; result = handler.getPromise();</text:p>
      <text:h text:style-name="P172" text:outline-level="1"><text:soft-page-break/>Security Considerations</text:h>
      <text:p text:style-name="P11">Description of all known vulnerabilities this may either introduce or address as well as scenarios of how the weaknesses could be circumvented.</text:p>
      <text:h text:style-name="P172" text:outline-level="1">Document Support</text:h>
      <text:h text:style-name="P174" text:outline-level="2">References</text:h>
      <text:list xml:id="list3204551967454231054" text:style-name="WW8Num3">
        <text:list-item>
          <text:p text:style-name="P209"><text:bookmark-start text:name="_Ref493020620"/>Bradner, S., Key words for use in RFCs to Indicate Requirement Levels, RFC2119, March 1997.<text:bookmark-end text:name="_Ref493020620"/></text:p>
        </text:list-item>
        <text:list-item>
          <text:p text:style-name="P209">Software Requirements &amp; Specifications. Michael Jackson. ISBN 0-201-87712-0</text:p>
        </text:list-item>
        <text:list-item>
          <text:p text:style-name="P210"><text:bookmark-start text:name="__RefNumPara__46660_1439841644"/><text:span text:style-name="T34">HTTP 1.1 Specification RFC 2626 - </text:span><text:a xlink:type="simple" xlink:href="http://www.w3.org/Protocols/rfc2616/rfc2616.html" text:style-name="Internet_20_link" text:visited-style-name="Visited_20_Internet_20_Link"><text:span text:style-name="T34">http://www.w3.org/Protocols/rfc2616/rfc2616.html</text:span></text:a><text:span text:style-name="T34"> </text:span><text:bookmark-end text:name="__RefNumPara__46660_1439841644"/></text:p>
        </text:list-item>
        <text:list-item>
          <text:p text:style-name="P210"><text:bookmark-start text:name="__RefNumPara__15719_1524377446"/><text:span text:style-name="T34">JAX-RS 1.0 Specification - </text:span><text:a xlink:type="simple" xlink:href="https://jcp.org/aboutJava/communityprocess/final/jsr311/index.html" text:style-name="Internet_20_link" text:visited-style-name="Visited_20_Internet_20_Link"><text:span text:style-name="T34">https://jcp.org/aboutJava/communityprocess/final/jsr311/index.html</text:span></text:a><text:bookmark-end text:name="__RefNumPara__15719_1524377446"/></text:p>
        </text:list-item>
        <text:list-item>
          <text:p text:style-name="P211"><text:bookmark-start text:name="__RefNumPara__15721_1524377446"/><text:span text:style-name="T34">JAX-RS 2.0 Specification - </text:span><text:a xlink:type="simple" xlink:href="https://jcp.org/aboutJava/communityprocess/final/jsr339/index.html" text:style-name="Internet_20_link" text:visited-style-name="Visited_20_Internet_20_Link"><text:span text:style-name="T34">https://jcp.org/aboutJava/communityprocess/final/jsr339/index.html</text:span></text:a><text:bookmark-end text:name="__RefNumPara__15721_1524377446"/></text:p>
        </text:list-item>
        <text:list-item>
          <text:p text:style-name="P104"><text:bookmark-start text:name="__RefNumPara__11198_1304452862"/>Jersey 2.x Documentation - https://jersey.java.net/documentation/2.24.1/filters-and-interceptors.html#d0e10016<text:bookmark-end text:name="__RefNumPara__11198_1304452862"/></text:p>
        </text:list-item>
        <text:list-item>
          <text:p text:style-name="P210"><text:bookmark-start text:name="__RefNumPara__75844_1890942607"/><text:span text:style-name="T34">OSGi Portable Java Contracts - </text:span><text:a xlink:type="simple" xlink:href="http://www.osgi.org/Specifications/ReferenceContract" text:style-name="Internet_20_link" text:visited-style-name="Visited_20_Internet_20_Link"><text:span text:style-name="T34">http://www.osgi.org/Specifications/ReferenceContract</text:span></text:a><text:bookmark-end text:name="__RefNumPara__75844_1890942607"/></text:p>
        </text:list-item>
        <text:list-item>
          <text:p text:style-name="P103"><text:bookmark-start text:name="__RefNumPara__76042_1890942607"/><text:span text:style-name="T34">OSGi Compendium R6 - </text:span><text:a xlink:type="simple" xlink:href="https://osgi.org/download/r6/osgi.cmpn-6.0.0.pdf" text:style-name="Internet_20_link" text:visited-style-name="Visited_20_Internet_20_Link"><text:span text:style-name="T34">https://osgi.org/download/r6/osgi.cmpn-6.0.0.pdf</text:span></text:a><text:bookmark-end text:name="__RefNumPara__76042_1890942607"/></text:p>
        </text:list-item>
      </text:list>
      <text:p text:style-name="P14"/>
      <text:h text:style-name="P174" text:outline-level="2">Author’s Address</text:h>
      <text:p text:style-name="P15"/>
      <table:table table:name="Table2" table:style-name="Table2">
        <table:table-column table:style-name="Table2.A"/>
        <table:table-column table:style-name="Table2.B"/>
        <table:table-row table:style-name="Table2.1">
          <table:table-cell table:style-name="Table2.A1" office:value-type="string">
            <text:p text:style-name="P75">Name</text:p>
          </table:table-cell>
          <table:table-cell table:style-name="Table2.B1" office:value-type="string">
            <text:p text:style-name="P75">Tim Ward</text:p>
          </table:table-cell>
        </table:table-row>
        <table:table-row table:style-name="Table2.1">
          <table:table-cell table:style-name="Table2.A1" office:value-type="string">
            <text:p text:style-name="P75">Company</text:p>
          </table:table-cell>
          <table:table-cell table:style-name="Table2.B1" office:value-type="string">
            <text:p text:style-name="P75">Paremus</text:p>
          </table:table-cell>
        </table:table-row>
        <table:table-row table:style-name="Table2.1">
          <table:table-cell table:style-name="Table2.A1" office:value-type="string">
            <text:p text:style-name="P75">Address</text:p>
          </table:table-cell>
          <table:table-cell table:style-name="Table2.B1" office:value-type="string">
            <text:p text:style-name="P75"/>
          </table:table-cell>
        </table:table-row>
        <table:table-row table:style-name="Table2.1">
          <table:table-cell table:style-name="Table2.A1" office:value-type="string">
            <text:p text:style-name="P75">Voice</text:p>
          </table:table-cell>
          <table:table-cell table:style-name="Table2.B1" office:value-type="string">
            <text:p text:style-name="P75"/>
          </table:table-cell>
        </table:table-row>
        <table:table-row table:style-name="Table2.1">
          <table:table-cell table:style-name="Table2.A1" office:value-type="string">
            <text:p text:style-name="P79">e-mail</text:p>
          </table:table-cell>
          <table:table-cell table:style-name="Table2.B1" office:value-type="string">
            <text:p text:style-name="P79">Tim.ward@paremus.com</text:p>
          </table:table-cell>
        </table:table-row>
      </table:table>
      <text:p text:style-name="P15"/>
      <text:h text:style-name="P174" text:outline-level="2">Acronyms and Abbreviations</text:h>
      <text:p text:style-name="P15"/>
      <text:h text:style-name="P174" text:outline-level="2">End of Document</text:h>
      <text:p text:style-name="P15"><text:bookmark text:name="rfc"/><text:bookmark text:name="r1"/><text:a xlink:type="simple" xlink:href="../../../../../../../l%22r85"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ArialMT" svg:font-family="ArialMT"/>
    <style:font-face style:name="CourierNewPSMT" svg:font-family="CourierNewPSMT"/>
    <style:font-face style:name="OpenSymbol" svg:font-family="OpenSymbol"/>
    <style:font-face style:name="ProductusOSGiBookc" svg:font-family="ProductusOSGiBookc"/>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Arial2" svg:font-family="Arial" style:font-pitch="variable"/>
    <style:font-face style:name="Courier1" svg:font-family="Courier" style:font-pitch="variable"/>
    <style:font-face style:name="Monaco" svg:font-family="Monac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in" fo:margin-bottom="0.0236in" loext:contextual-spacing="false" fo:background-color="#009999" fo:padding-left="0.0319in" fo:padding-right="0.0319in" fo:padding-top="0.0165in" fo:padding-bottom="0.0165in"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319in" fo:padding-right="0.0319in" fo:padding-top="0.0165in" fo:padding-bottom="0.0165in"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in" fo:margin-bottom="0.0236in" loext:contextual-spacing="false" fo:background-color="#fff2cc" fo:padding-left="0.0319in" fo:padding-right="0.0319in" fo:padding-top="0.0165in" fo:padding-bottom="0.0165in"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loext:graphic-properties draw:fill="solid" draw:fill-color="#ccccff" draw:opacity="100%"/>
      <style:paragraph-properties fo:margin-top="0.2752in" fo:margin-bottom="0.0193in" loext:contextual-spacing="false" fo:background-color="#ccccff" fo:padding="0.0165in"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loext:contextual-spacing="false"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parent-style-name="Default_20_Paragraph_20_Font">
      <style:text-properties style:font-name="Courier New2" fo:font-family="'Courier New'" style:font-family-generic="roman" style:font-pitch="variable" fo:font-size="9pt" style:font-size-asian="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fo:keep-together="auto"/>
    </style:style>
    <style:style style:name="Table7.A1" style:family="table-cell">
      <style:table-cell-properties fo:padding="0in" fo:border-left="none" fo:border-right="none" fo:border-top="0.05pt solid #000000" fo:border-bottom="none"/>
    </style:style>
    <style:style style:name="Table10" style:family="table">
      <style:table-properties style:width="7.0896in" fo:break-before="auto" fo:break-after="auto" table:align="left" style:writing-mode="lr-tb"/>
    </style:style>
    <style:style style:name="Table10.A" style:family="table-column">
      <style:table-column-properties style:column-width="5.5354in"/>
    </style:style>
    <style:style style:name="Table10.B" style:family="table-column">
      <style:table-column-properties style:column-width="1.5542in"/>
    </style:style>
    <style:style style:name="Table10.1" style:family="table-row">
      <style:table-row-properties fo:keep-together="auto"/>
    </style:style>
    <style:style style:name="Table10.A1" style:family="table-cell">
      <style:table-cell-properties fo:padding="0in" fo:border-left="none" fo:border-right="none" fo:border-top="0.05pt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fo:keep-together="auto"/>
    </style:style>
    <style:style style:name="Table12.A1" style:family="table-cell">
      <style:table-cell-properties fo:padding="0in" fo:border-left="none" fo:border-right="none" fo:border-top="0.05pt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fo:keep-together="auto"/>
    </style:style>
    <style:style style:name="Table14.A1" style:family="table-cell">
      <style:table-cell-properties fo:padding="0in" fo:border-left="none" fo:border-right="none" fo:border-top="0.05pt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fo:keep-together="auto"/>
    </style:style>
    <style:style style:name="Table16.A1" style:family="table-cell">
      <style:table-cell-properties fo:padding="0in" fo:border-left="none" fo:border-right="none" fo:border-top="0.05pt solid #000000" fo:border-bottom="none"/>
    </style:style>
    <style:style style:name="Table18" style:family="table">
      <style:table-properties style:width="7.0896in" fo:break-before="auto" fo:break-after="auto" table:align="left" style:writing-mode="lr-tb"/>
    </style:style>
    <style:style style:name="Table18.A" style:family="table-column">
      <style:table-column-properties style:column-width="5.5354in"/>
    </style:style>
    <style:style style:name="Table18.B" style:family="table-column">
      <style:table-column-properties style:column-width="1.5542in"/>
    </style:style>
    <style:style style:name="Table18.1" style:family="table-row">
      <style:table-row-properties fo:keep-together="auto"/>
    </style:style>
    <style:style style:name="Table18.A1" style:family="table-cell">
      <style:table-cell-properties fo:padding="0in" fo:border-left="none" fo:border-right="none" fo:border-top="0.05pt solid #000000" fo:border-bottom="none"/>
    </style:style>
    <style:style style:name="Table23" style:family="table">
      <style:table-properties style:width="7.0896in" fo:break-before="auto" fo:break-after="auto" table:align="left" style:writing-mode="lr-tb"/>
    </style:style>
    <style:style style:name="Table23.A" style:family="table-column">
      <style:table-column-properties style:column-width="5.5354in"/>
    </style:style>
    <style:style style:name="Table23.B" style:family="table-column">
      <style:table-column-properties style:column-width="1.5542in"/>
    </style:style>
    <style:style style:name="Table23.1" style:family="table-row">
      <style:table-row-properties fo:keep-together="auto"/>
    </style:style>
    <style:style style:name="Table23.A1" style:family="table-cell">
      <style:table-cell-properties fo:padding="0in" fo:border-left="none" fo:border-right="none" fo:border-top="0.05pt solid #000000" fo:border-bottom="none"/>
    </style:style>
    <style:style style:name="Table28" style:family="table">
      <style:table-properties style:width="7.0896in" fo:break-before="auto" fo:break-after="auto" table:align="left" style:writing-mode="lr-tb"/>
    </style:style>
    <style:style style:name="Table28.A" style:family="table-column">
      <style:table-column-properties style:column-width="5.5354in"/>
    </style:style>
    <style:style style:name="Table28.B" style:family="table-column">
      <style:table-column-properties style:column-width="1.5542in"/>
    </style:style>
    <style:style style:name="Table28.1" style:family="table-row">
      <style:table-row-properties fo:keep-together="auto"/>
    </style:style>
    <style:style style:name="Table28.A1" style:family="table-cell">
      <style:table-cell-properties fo:padding="0in" fo:border-left="none" fo:border-right="none" fo:border-top="0.05pt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fo:keep-together="auto"/>
    </style:style>
    <style:style style:name="Table33.A1" style:family="table-cell">
      <style:table-cell-properties fo:padding="0in" fo:border-left="none" fo:border-right="none" fo:border-top="0.05pt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fo:keep-together="auto"/>
    </style:style>
    <style:style style:name="Table37.A1" style:family="table-cell">
      <style:table-cell-properties fo:padding="0in" fo:border-left="none" fo:border-right="none" fo:border-top="0.05pt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fo:keep-together="auto"/>
    </style:style>
    <style:style style:name="Table41.A1" style:family="table-cell">
      <style:table-cell-properties fo:padding="0in" fo:border-left="none" fo:border-right="none" fo:border-top="0.05pt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fo:keep-together="auto"/>
    </style:style>
    <style:style style:name="Table45.A1" style:family="table-cell">
      <style:table-cell-properties fo:padding="0in" fo:border-left="none" fo:border-right="none" fo:border-top="0.05pt solid #000000" fo:border-bottom="none"/>
    </style:style>
    <style:style style:name="Table49" style:family="table">
      <style:table-properties style:width="7.0896in" fo:break-before="auto" fo:break-after="auto" table:align="left" style:writing-mode="lr-tb"/>
    </style:style>
    <style:style style:name="Table49.A" style:family="table-column">
      <style:table-column-properties style:column-width="5.5354in"/>
    </style:style>
    <style:style style:name="Table49.B" style:family="table-column">
      <style:table-column-properties style:column-width="1.5542in"/>
    </style:style>
    <style:style style:name="Table49.1" style:family="table-row">
      <style:table-row-properties fo:keep-together="auto"/>
    </style:style>
    <style:style style:name="Table49.A1" style:family="table-cell">
      <style:table-cell-properties fo:padding="0in" fo:border-left="none" fo:border-right="none" fo:border-top="0.05pt solid #000000" fo:border-bottom="none"/>
    </style:style>
    <style:style style:name="Table52" style:family="table">
      <style:table-properties style:width="7.0896in" fo:break-before="auto" fo:break-after="auto" table:align="left" style:writing-mode="lr-tb"/>
    </style:style>
    <style:style style:name="Table52.A" style:family="table-column">
      <style:table-column-properties style:column-width="5.5354in"/>
    </style:style>
    <style:style style:name="Table52.B" style:family="table-column">
      <style:table-column-properties style:column-width="1.5542in"/>
    </style:style>
    <style:style style:name="Table52.1" style:family="table-row">
      <style:table-row-properties fo:keep-together="auto"/>
    </style:style>
    <style:style style:name="Table52.A1" style:family="table-cell">
      <style:table-cell-properties fo:padding="0in" fo:border-left="none" fo:border-right="none" fo:border-top="0.05pt solid #000000" fo:border-bottom="none"/>
    </style:style>
    <style:style style:name="Table56" style:family="table">
      <style:table-properties style:width="7.0896in" fo:break-before="auto" fo:break-after="auto" table:align="left" style:writing-mode="lr-tb"/>
    </style:style>
    <style:style style:name="Table56.A" style:family="table-column">
      <style:table-column-properties style:column-width="5.5354in"/>
    </style:style>
    <style:style style:name="Table56.B" style:family="table-column">
      <style:table-column-properties style:column-width="1.5542in"/>
    </style:style>
    <style:style style:name="Table56.1" style:family="table-row">
      <style:table-row-properties fo:keep-together="auto"/>
    </style:style>
    <style:style style:name="Table56.A1" style:family="table-cell">
      <style:table-cell-properties fo:padding="0in" fo:border-left="none" fo:border-right="none" fo:border-top="0.05pt solid #000000" fo:border-bottom="none"/>
    </style:style>
    <style:style style:name="Table58" style:family="table">
      <style:table-properties style:width="7.0896in" fo:break-before="auto" fo:break-after="auto" table:align="left" style:writing-mode="lr-tb"/>
    </style:style>
    <style:style style:name="Table58.A" style:family="table-column">
      <style:table-column-properties style:column-width="5.5354in"/>
    </style:style>
    <style:style style:name="Table58.B" style:family="table-column">
      <style:table-column-properties style:column-width="1.5542in"/>
    </style:style>
    <style:style style:name="Table58.1" style:family="table-row">
      <style:table-row-properties fo:keep-together="auto"/>
    </style:style>
    <style:style style:name="Table58.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loext:contextual-spacing="false"/>
    </style:style>
    <style:style style:name="M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MT1" style:family="text">
      <style:text-properties officeooo:rsid="0062d0a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0"><draw:image xlink:href="Pictures/1000020100000427000001D858483800E19BA5DB.png" xlink:type="simple" xlink:show="embed" xlink:actuate="onLoad"/></draw:frame><text:tab/><text:user-defined style:data-style-name="N0" text:name="RFC Title">RFC-217 JAX-RS Services</text:user-defined><text:tab/>Page <text:page-number text:select-page="current">6</text:page-number> of <text:page-count style:num-format="1">60</text:page-count></text:p>
        <text:p text:style-name="Header"/>
        <text:p text:style-name="Header"><text:tab/><text:span text:style-name="MT1">Final</text:span><text:tab/> <text:modification-date style:data-style-name="N76">January 4, 2018</text:modification-date></text:p>
      </style:header>
      <style:footer>
        <text:p text:style-name="Footer">Copyright © OSGi Alliance <text:modification-date style:data-style-name="N121">2018</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8</text:modification-date></text:p>
      </style:footer>
    </style:master-page>
    <style:master-page style:name="Convert_20_1" style:display-name="Convert 1" style:page-layout-name="Mpm2">
      <style:header>
        <text:p text:style-name="MP2">Package org.osgi.service.jaxrs.runtime</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2/18/15</text:p>
            </table:table-cell>
            <table:table-cell table:style-name="Table7.A1" office:value-type="string">
              <text:p text:style-name="MP4">Page <text:page-number style:num-format="1" text:select-page="current">0</text:page-number> of <text:page-count style:num-format="1">60</text:page-count></text:p>
            </table:table-cell>
          </table:table-row>
        </table:table>
      </style:footer>
    </style:master-page>
    <style:master-page style:name="Convert_20_2" style:display-name="Convert 2" style:page-layout-name="Mpm2">
      <style:header>
        <text:p text:style-name="MP2">Interface JaxRSServiceRuntim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2/18/15</text:p>
            </table:table-cell>
            <table:table-cell table:style-name="Table10.A1" office:value-type="string">
              <text:p text:style-name="MP4">Page <text:page-number style:num-format="1" text:select-page="current">0</text:page-number> of <text:page-count style:num-format="1">60</text:page-count></text:p>
            </table:table-cell>
          </table:table-row>
        </table:table>
      </style:footer>
    </style:master-page>
    <style:master-page style:name="Convert_20_3" style:display-name="Convert 3" style:page-layout-name="Mpm2">
      <style:header>
        <text:p text:style-name="MP2">Class JaxRSServiceRuntimeConstants</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2/18/15</text:p>
            </table:table-cell>
            <table:table-cell table:style-name="Table12.A1" office:value-type="string">
              <text:p text:style-name="MP4">Page <text:page-number style:num-format="1" text:select-page="current">0</text:page-number> of <text:page-count style:num-format="1">60</text:page-count></text:p>
            </table:table-cell>
          </table:table-row>
        </table:table>
      </style:footer>
    </style:master-page>
    <style:master-page style:name="Convert_20_4" style:display-name="Convert 4" style:page-layout-name="Mpm2">
      <style:header>
        <text:p text:style-name="MP2">Package org.osgi.service.jaxrs.runtime.dto</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2/18/15</text:p>
            </table:table-cell>
            <table:table-cell table:style-name="Table14.A1" office:value-type="string">
              <text:p text:style-name="MP4">Page <text:page-number style:num-format="1" text:select-page="current">0</text:page-number> of <text:page-count style:num-format="1">60</text:page-count></text:p>
            </table:table-cell>
          </table:table-row>
        </table:table>
      </style:footer>
    </style:master-page>
    <style:master-page style:name="Convert_20_5" style:display-name="Convert 5" style:page-layout-name="Mpm2">
      <style:header>
        <text:p text:style-name="MP2">Class DTOConstant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2/18/15</text:p>
            </table:table-cell>
            <table:table-cell table:style-name="Table16.A1" office:value-type="string">
              <text:p text:style-name="MP4">Page <text:page-number style:num-format="1" text:select-page="current">0</text:page-number> of <text:page-count style:num-format="1">60</text:page-count></text:p>
            </table:table-cell>
          </table:table-row>
        </table:table>
      </style:footer>
    </style:master-page>
    <style:master-page style:name="Convert_20_6" style:display-name="Convert 6" style:page-layout-name="Mpm2">
      <style:header>
        <text:p text:style-name="MP2">Class FailedFilterDTO</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2/18/15</text:p>
            </table:table-cell>
            <table:table-cell table:style-name="Table18.A1" office:value-type="string">
              <text:p text:style-name="MP4">Page <text:page-number style:num-format="1" text:select-page="current">0</text:page-number> of <text:page-count style:num-format="1">60</text:page-count></text:p>
            </table:table-cell>
          </table:table-row>
        </table:table>
      </style:footer>
    </style:master-page>
    <style:master-page style:name="Convert_20_7" style:display-name="Convert 7" style:page-layout-name="Mpm2">
      <style:header>
        <text:p text:style-name="MP2">Class FailedInterceptorDTO</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2/18/15</text:p>
            </table:table-cell>
            <table:table-cell table:style-name="Table23.A1" office:value-type="string">
              <text:p text:style-name="MP4">Page <text:page-number style:num-format="1" text:select-page="current">0</text:page-number> of <text:page-count style:num-format="1">60</text:page-count></text:p>
            </table:table-cell>
          </table:table-row>
        </table:table>
      </style:footer>
    </style:master-page>
    <style:master-page style:name="Convert_20_8" style:display-name="Convert 8" style:page-layout-name="Mpm2">
      <style:header>
        <text:p text:style-name="MP2">Class FailedResourceDTO</text:p>
      </style:header>
      <style:footer>
        <table:table table:name="Table28" table:style-name="Table28">
          <table:table-column table:style-name="Table28.A"/>
          <table:table-column table:style-name="Table28.B"/>
          <table:table-row table:style-name="Table28.1">
            <table:table-cell table:style-name="Table28.A1" office:value-type="string">
              <text:p text:style-name="MP3">OSGi Javadoc -- 12/18/15</text:p>
            </table:table-cell>
            <table:table-cell table:style-name="Table28.A1" office:value-type="string">
              <text:p text:style-name="MP4">Page <text:page-number style:num-format="1" text:select-page="current">0</text:page-number> of <text:page-count style:num-format="1">60</text:page-count></text:p>
            </table:table-cell>
          </table:table-row>
        </table:table>
      </style:footer>
    </style:master-page>
    <style:master-page style:name="Convert_20_9" style:display-name="Convert 9" style:page-layout-name="Mpm2">
      <style:header>
        <text:p text:style-name="MP2">Class Filt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2/18/15</text:p>
            </table:table-cell>
            <table:table-cell table:style-name="Table33.A1" office:value-type="string">
              <text:p text:style-name="MP4">Page <text:page-number style:num-format="1" text:select-page="current">0</text:page-number> of <text:page-count style:num-format="1">60</text:page-count></text:p>
            </table:table-cell>
          </table:table-row>
        </table:table>
      </style:footer>
    </style:master-page>
    <style:master-page style:name="Convert_20_10" style:display-name="Convert 10" style:page-layout-name="Mpm2">
      <style:header>
        <text:p text:style-name="MP2">Class Interceptor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2/18/15</text:p>
            </table:table-cell>
            <table:table-cell table:style-name="Table37.A1" office:value-type="string">
              <text:p text:style-name="MP4">Page <text:page-number style:num-format="1" text:select-page="current">0</text:page-number> of <text:page-count style:num-format="1">60</text:page-count></text:p>
            </table:table-cell>
          </table:table-row>
        </table:table>
      </style:footer>
    </style:master-page>
    <style:master-page style:name="Convert_20_11" style:display-name="Convert 11" style:page-layout-name="Mpm2">
      <style:header>
        <text:p text:style-name="MP2">Class RequestInfo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2/18/15</text:p>
            </table:table-cell>
            <table:table-cell table:style-name="Table41.A1" office:value-type="string">
              <text:p text:style-name="MP4">Page <text:page-number style:num-format="1" text:select-page="current">0</text:page-number> of <text:page-count style:num-format="1">60</text:page-count></text:p>
            </table:table-cell>
          </table:table-row>
        </table:table>
      </style:footer>
    </style:master-page>
    <style:master-page style:name="Convert_20_12" style:display-name="Convert 12" style:page-layout-name="Mpm2">
      <style:header>
        <text:p text:style-name="MP2">Class Resource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2/18/15</text:p>
            </table:table-cell>
            <table:table-cell table:style-name="Table45.A1" office:value-type="string">
              <text:p text:style-name="MP4">Page <text:page-number style:num-format="1" text:select-page="current">0</text:page-number> of <text:page-count style:num-format="1">60</text:page-count></text:p>
            </table:table-cell>
          </table:table-row>
        </table:table>
      </style:footer>
    </style:master-page>
    <style:master-page style:name="Convert_20_13" style:display-name="Convert 13" style:page-layout-name="Mpm2">
      <style:header>
        <text:p text:style-name="MP2">Class ResourceMethodInfoDTO</text:p>
      </style:header>
      <style:footer>
        <table:table table:name="Table49" table:style-name="Table49">
          <table:table-column table:style-name="Table49.A"/>
          <table:table-column table:style-name="Table49.B"/>
          <table:table-row table:style-name="Table49.1">
            <table:table-cell table:style-name="Table49.A1" office:value-type="string">
              <text:p text:style-name="MP3">OSGi Javadoc -- 12/18/15</text:p>
            </table:table-cell>
            <table:table-cell table:style-name="Table49.A1" office:value-type="string">
              <text:p text:style-name="MP4">Page <text:page-number style:num-format="1" text:select-page="current">0</text:page-number> of <text:page-count style:num-format="1">60</text:page-count></text:p>
            </table:table-cell>
          </table:table-row>
        </table:table>
      </style:footer>
    </style:master-page>
    <style:master-page style:name="Convert_20_14" style:display-name="Convert 14" style:page-layout-name="Mpm2">
      <style:header>
        <text:p text:style-name="MP2">Class RuntimeDTO</text:p>
      </style:header>
      <style:footer>
        <table:table table:name="Table52" table:style-name="Table52">
          <table:table-column table:style-name="Table52.A"/>
          <table:table-column table:style-name="Table52.B"/>
          <table:table-row table:style-name="Table52.1">
            <table:table-cell table:style-name="Table52.A1" office:value-type="string">
              <text:p text:style-name="MP3">OSGi Javadoc -- 12/18/15</text:p>
            </table:table-cell>
            <table:table-cell table:style-name="Table52.A1" office:value-type="string">
              <text:p text:style-name="MP4">Page <text:page-number style:num-format="1" text:select-page="current">0</text:page-number> of <text:page-count style:num-format="1">60</text:page-count></text:p>
            </table:table-cell>
          </table:table-row>
        </table:table>
      </style:footer>
    </style:master-page>
    <style:master-page style:name="Convert_20_15" style:display-name="Convert 15" style:page-layout-name="Mpm2">
      <style:header>
        <text:p text:style-name="MP2">Package org.osgi.service.jaxrs.whiteboard</text:p>
      </style:header>
      <style:footer>
        <table:table table:name="Table56" table:style-name="Table56">
          <table:table-column table:style-name="Table56.A"/>
          <table:table-column table:style-name="Table56.B"/>
          <table:table-row table:style-name="Table56.1">
            <table:table-cell table:style-name="Table56.A1" office:value-type="string">
              <text:p text:style-name="MP3">OSGi Javadoc -- 12/18/15</text:p>
            </table:table-cell>
            <table:table-cell table:style-name="Table56.A1" office:value-type="string">
              <text:p text:style-name="MP4">Page <text:page-number style:num-format="1" text:select-page="current">0</text:page-number> of <text:page-count style:num-format="1">60</text:page-count></text:p>
            </table:table-cell>
          </table:table-row>
        </table:table>
      </style:footer>
    </style:master-page>
    <style:master-page style:name="Convert_20_16" style:display-name="Convert 16" style:page-layout-name="Mpm2">
      <style:header>
        <text:p text:style-name="MP2">Class JaxRSWhiteboardConstants</text:p>
      </style:header>
      <style:footer>
        <table:table table:name="Table58" table:style-name="Table58">
          <table:table-column table:style-name="Table58.A"/>
          <table:table-column table:style-name="Table58.B"/>
          <table:table-row table:style-name="Table58.1">
            <table:table-cell table:style-name="Table58.A1" office:value-type="string">
              <text:p text:style-name="MP3">OSGi Javadoc -- 12/18/15</text:p>
            </table:table-cell>
            <table:table-cell table:style-name="Table58.A1" office:value-type="string">
              <text:p text:style-name="MP4">Page <text:page-number style:num-format="1" text:select-page="current">0</text:page-number> of <text:page-count style:num-format="1">60</text:page-count></text:p>
            </table:table-cell>
          </table:table-row>
        </table:table>
      </style:footer>
    </style:master-page>
    <style:master-page style:name="Converted1" style:page-layout-name="Mpm3">
      <style:header>
        <text:p text:style-name="MP5">Package org.osgi.service.jaxrs.runtime</text:p>
      </style:header>
      <style:footer>
        <text:p text:style-name="Footer"/>
      </style:footer>
    </style:master-page>
    <style:master-page style:name="Converted2" style:page-layout-name="Mpm3">
      <style:header>
        <text:p text:style-name="MP5">Interface JaxRSServiceRuntime</text:p>
      </style:header>
      <style:footer>
        <text:p text:style-name="Footer"/>
      </style:footer>
    </style:master-page>
    <style:master-page style:name="Converted3" style:page-layout-name="Mpm3">
      <style:header>
        <text:p text:style-name="MP5">Class JaxRSServiceRuntimeConstants</text:p>
      </style:header>
      <style:footer>
        <text:p text:style-name="Footer"/>
      </style:footer>
    </style:master-page>
    <style:master-page style:name="Converted4" style:page-layout-name="Mpm3">
      <style:header>
        <text:p text:style-name="MP5">Package org.osgi.service.jaxrs.runtime.dto</text:p>
      </style:header>
      <style:footer>
        <text:p text:style-name="Footer"/>
      </style:footer>
    </style:master-page>
    <style:master-page style:name="Converted5" style:page-layout-name="Mpm3">
      <style:header>
        <text:p text:style-name="MP5">Class DTOConstants</text:p>
      </style:header>
      <style:footer>
        <text:p text:style-name="Footer"/>
      </style:footer>
    </style:master-page>
    <style:master-page style:name="Converted6" style:page-layout-name="Mpm3">
      <style:header>
        <text:p text:style-name="MP5">Class FailedFilterDTO</text:p>
      </style:header>
      <style:footer>
        <text:p text:style-name="Footer"/>
      </style:footer>
    </style:master-page>
    <style:master-page style:name="Converted7" style:page-layout-name="Mpm3">
      <style:header>
        <text:p text:style-name="MP5">Class FailedInterceptorDTO</text:p>
      </style:header>
      <style:footer>
        <text:p text:style-name="Footer"/>
      </style:footer>
    </style:master-page>
    <style:master-page style:name="Converted8" style:page-layout-name="Mpm3">
      <style:header>
        <text:p text:style-name="MP5">Class FailedResourceDTO</text:p>
      </style:header>
      <style:footer>
        <text:p text:style-name="Footer"/>
      </style:footer>
    </style:master-page>
    <style:master-page style:name="Converted9" style:page-layout-name="Mpm3">
      <style:header>
        <text:p text:style-name="MP5">Class FilterDTO</text:p>
      </style:header>
      <style:footer>
        <text:p text:style-name="Footer"/>
      </style:footer>
    </style:master-page>
    <style:master-page style:name="Converted10" style:page-layout-name="Mpm3">
      <style:header>
        <text:p text:style-name="MP5">Class InterceptorDTO</text:p>
      </style:header>
      <style:footer>
        <text:p text:style-name="Footer"/>
      </style:footer>
    </style:master-page>
    <style:master-page style:name="Converted11" style:page-layout-name="Mpm3">
      <style:header>
        <text:p text:style-name="MP5">Class RequestInfoDTO</text:p>
      </style:header>
      <style:footer>
        <text:p text:style-name="Footer"/>
      </style:footer>
    </style:master-page>
    <style:master-page style:name="Converted12" style:page-layout-name="Mpm3">
      <style:header>
        <text:p text:style-name="MP5">Class ResourceDTO</text:p>
      </style:header>
      <style:footer>
        <text:p text:style-name="Footer"/>
      </style:footer>
    </style:master-page>
    <style:master-page style:name="Converted13" style:page-layout-name="Mpm3">
      <style:header>
        <text:p text:style-name="MP5">Class ResourceMethodInfoDTO</text:p>
      </style:header>
      <style:footer>
        <text:p text:style-name="Footer"/>
      </style:footer>
    </style:master-page>
    <style:master-page style:name="Converted14" style:page-layout-name="Mpm3">
      <style:header>
        <text:p text:style-name="MP5">Class RuntimeDTO</text:p>
      </style:header>
      <style:footer>
        <text:p text:style-name="Footer"/>
      </style:footer>
    </style:master-page>
    <style:master-page style:name="Converted15" style:page-layout-name="Mpm3">
      <style:header>
        <text:p text:style-name="MP5">Package org.osgi.service.jaxrs.whiteboard</text:p>
      </style:header>
      <style:footer>
        <text:p text:style-name="Footer"/>
      </style:footer>
    </style:master-page>
    <style:master-page style:name="Converted16" style:page-layout-name="Mpm3">
      <style:header>
        <text:p text:style-name="MP5">Class JaxRSWhiteboardConstants</text:p>
      </style:header>
      <style:footer>
        <text:p text:style-name="Footer"/>
      </style:footer>
    </style:master-page>
    <style:master-page style:name="Converted17" style:page-layout-name="Mpm4">
      <style:header>
        <text:p text:style-name="Header"/>
      </style:header>
      <style:footer>
        <text:p text:style-name="Footer">Copyright © OSGi Alliance <text:modification-date style:data-style-name="N121">2018</text:modification-date><text:tab/><text:tab/>All Rights Reserved</text:p>
      </style:footer>
    </style:master-page>
    <style:master-page style:name="Converted18" style:page-layout-name="Mpm4">
      <style:header>
        <text:p text:style-name="Header"/>
      </style:header>
      <style:footer>
        <text:p text:style-name="Footer">Copyright © OSGi Alliance <text:modification-date style:data-style-name="N121">2018</text:modification-date><text:tab/><text:tab/>All Rights Reserved</text:p>
      </style:footer>
    </style:master-page>
    <style:master-page style:name="Converted19" style:page-layout-name="Mpm4">
      <style:header>
        <text:p text:style-name="Header"/>
      </style:header>
      <style:footer>
        <text:p text:style-name="Footer">Copyright © OSGi Alliance <text:modification-date style:data-style-name="N121">2018</text:modification-date><text:tab/><text:tab/>All Rights Reserved</text:p>
      </style:footer>
    </style:master-page>
    <style:master-page style:name="Converted20" style:page-layout-name="Mpm4">
      <style:header>
        <text:p text:style-name="Header"/>
      </style:header>
      <style:footer>
        <text:p text:style-name="Footer">Copyright © OSGi Alliance <text:modification-date style:data-style-name="N121">2018</text:modification-date><text:tab/><text:tab/>All Rights Reserved</text:p>
      </style:footer>
    </style:master-page>
    <style:master-page style:name="Converted21" style:page-layout-name="Mpm4">
      <style:header>
        <text:p text:style-name="Header"/>
      </style:header>
      <style:footer>
        <text:p text:style-name="Footer">Copyright © OSGi Alliance <text:modification-date style:data-style-name="N121">2018</text:modification-date><text:tab/><text:tab/>All Rights Reserved</text:p>
      </style:footer>
    </style:master-page>
    <style:master-page style:name="Converted22" style:page-layout-name="Mpm4">
      <style:header>
        <text:p text:style-name="Header"/>
      </style:header>
      <style:footer>
        <text:p text:style-name="Footer">Copyright © OSGi Alliance <text:modification-date style:data-style-name="N121">2018</text:modification-date><text:tab/><text:tab/>All Rights Reserved</text:p>
      </style:footer>
    </style:master-page>
    <style:master-page style:name="Converted23" style:page-layout-name="Mpm4">
      <style:header>
        <text:p text:style-name="Header"/>
      </style:header>
      <style:footer>
        <text:p text:style-name="Footer">Copyright © OSGi Alliance <text:modification-date style:data-style-name="N121">2018</text:modification-date><text:tab/><text:tab/>All Rights Reserved</text:p>
      </style:footer>
    </style:master-page>
    <style:master-page style:name="Converted24" style:page-layout-name="Mpm4">
      <style:header>
        <text:p text:style-name="Header"/>
      </style:header>
      <style:footer>
        <text:p text:style-name="Footer">Copyright © OSGi Alliance <text:modification-date style:data-style-name="N121">2018</text:modification-date><text:tab/><text:tab/>All Rights Reserved</text:p>
      </style:footer>
    </style:master-page>
    <style:master-page style:name="Converted25" style:page-layout-name="Mpm4">
      <style:header>
        <text:p text:style-name="Header"/>
      </style:header>
      <style:footer>
        <text:p text:style-name="Footer">Copyright © OSGi Alliance <text:modification-date style:data-style-name="N121">2018</text:modification-date><text:tab/><text:tab/>All Rights Reserved</text:p>
      </style:footer>
    </style:master-page>
    <style:master-page style:name="Converted26" style:page-layout-name="Mpm4">
      <style:header>
        <text:p text:style-name="Header"/>
      </style:header>
      <style:footer>
        <text:p text:style-name="Footer">Copyright © OSGi Alliance <text:modification-date style:data-style-name="N121">2018</text:modification-date><text:tab/><text:tab/>All Rights Reserved</text:p>
      </style:footer>
    </style:master-page>
    <style:master-page style:name="Converted27" style:page-layout-name="Mpm4">
      <style:header>
        <text:p text:style-name="Header"/>
      </style:header>
      <style:footer>
        <text:p text:style-name="Footer">Copyright © OSGi Alliance <text:modification-date style:data-style-name="N121">2018</text:modification-date><text:tab/><text:tab/>All Rights Reserved</text:p>
      </style:footer>
    </style:master-page>
    <style:master-page style:name="Converted28" style:page-layout-name="Mpm4">
      <style:header>
        <text:p text:style-name="Header"/>
      </style:header>
      <style:footer>
        <text:p text:style-name="Footer">Copyright © OSGi Alliance <text:modification-date style:data-style-name="N121">2018</text:modification-date><text:tab/><text:tab/>All Rights Reserved</text:p>
      </style:footer>
    </style:master-page>
    <style:master-page style:name="Converted29" style:page-layout-name="Mpm4">
      <style:header>
        <text:p text:style-name="Header"/>
      </style:header>
      <style:footer>
        <text:p text:style-name="Footer">Copyright © OSGi Alliance <text:modification-date style:data-style-name="N121">2018</text:modification-date><text:tab/><text:tab/>All Rights Reserved</text:p>
      </style:footer>
    </style:master-page>
    <style:master-page style:name="Converted30" style:page-layout-name="Mpm4">
      <style:header>
        <text:p text:style-name="Header"/>
      </style:header>
      <style:footer>
        <text:p text:style-name="Footer">Copyright © OSGi Alliance <text:modification-date style:data-style-name="N121">2018</text:modification-date><text:tab/><text:tab/>All Rights Reserved</text:p>
      </style:footer>
    </style:master-page>
    <style:master-page style:name="Converted31" style:page-layout-name="Mpm4">
      <style:header>
        <text:p text:style-name="Header"/>
      </style:header>
      <style:footer>
        <text:p text:style-name="Footer">Copyright © OSGi Alliance <text:modification-date style:data-style-name="N121">2018</text:modification-date><text:tab/><text:tab/>All Rights Reserved</text:p>
      </style:footer>
    </style:master-page>
    <style:master-page style:name="Converted32" style:page-layout-name="Mpm4">
      <style:header>
        <text:p text:style-name="Header"/>
      </style:header>
      <style:footer>
        <text:p text:style-name="Footer">Copyright © OSGi Alliance <text:modification-date style:data-style-name="N121">2018</text:modification-date><text:tab/><text:tab/>All Rights Reserved</text:p>
      </style:footer>
    </style:master-page>
    <style:master-page style:name="Converted33" style:page-layout-name="Mpm4">
      <style:header>
        <text:p text:style-name="Header"/>
      </style:header>
      <style:footer>
        <text:p text:style-name="Footer">Copyright © OSGi Alliance <text:modification-date style:data-style-name="N121">2018</text:modification-date><text:tab/><text:tab/>All Rights Reserved</text:p>
      </style:footer>
    </style:master-page>
    <style:master-page style:name="Converted34" style:page-layout-name="Mpm4">
      <style:header>
        <text:p text:style-name="Header"/>
      </style:header>
      <style:footer>
        <text:p text:style-name="Footer">Copyright © OSGi Alliance <text:modification-date style:data-style-name="N121">2018</text:modification-date><text:tab/><text:tab/>All Rights Reserved</text:p>
      </style:footer>
    </style:master-page>
    <style:master-page style:name="Converted35" style:page-layout-name="Mpm4">
      <style:header>
        <text:p text:style-name="Header"/>
      </style:header>
      <style:footer>
        <text:p text:style-name="Footer">Copyright © OSGi Alliance <text:modification-date style:data-style-name="N121">2018</text:modification-date><text:tab/><text:tab/>All Rights Reserved</text:p>
      </style:footer>
    </style:master-page>
    <style:master-page style:name="Converted36" style:page-layout-name="Mpm4">
      <style:header>
        <text:p text:style-name="Header"/>
      </style:header>
      <style:footer>
        <text:p text:style-name="Footer">Copyright © OSGi Alliance <text:modification-date style:data-style-name="N121">2018</text:modification-date><text:tab/><text:tab/>All Rights Reserved</text:p>
      </style:footer>
    </style:master-page>
    <style:master-page style:name="Converted37" style:page-layout-name="Mpm4">
      <style:header>
        <text:p text:style-name="Header"/>
      </style:header>
      <style:footer>
        <text:p text:style-name="Footer">Copyright © OSGi Alliance <text:modification-date style:data-style-name="N121">2018</text:modification-date><text:tab/><text:tab/>All Rights Reserved</text:p>
      </style:footer>
    </style:master-page>
    <style:master-page style:name="Converted38" style:page-layout-name="Mpm4">
      <style:header>
        <text:p text:style-name="Header"/>
      </style:header>
      <style:footer>
        <text:p text:style-name="Footer">Copyright © OSGi Alliance <text:modification-date style:data-style-name="N121">2018</text:modification-date><text:tab/><text:tab/>All Rights Reserved</text:p>
      </style:footer>
    </style:master-page>
    <style:master-page style:name="Converted39" style:page-layout-name="Mpm4">
      <style:header>
        <text:p text:style-name="Header"/>
      </style:header>
      <style:footer>
        <text:p text:style-name="Footer">Copyright © OSGi Alliance <text:modification-date style:data-style-name="N121">2018</text:modification-date><text:tab/><text:tab/>All Rights Reserved</text:p>
      </style:footer>
    </style:master-page>
    <style:master-page style:name="Converted40" style:page-layout-name="Mpm4">
      <style:header>
        <text:p text:style-name="Header"/>
      </style:header>
      <style:footer>
        <text:p text:style-name="Footer">Copyright © OSGi Alliance <text:modification-date style:data-style-name="N121">2018</text:modification-date><text:tab/><text:tab/>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MacOSX_X86_64 LibreOffice_project/f99d75f39f1c57ebdd7ffc5f42867c12031db97a</meta:generator>
    <meta:creation-date>2017-11-09T11:54:00</meta:creation-date>
    <meta:editing-cycles>46</meta:editing-cycles>
    <meta:editing-duration>P9DT10H14M35S</meta:editing-duration>
    <meta:initial-creator>Tim Ward</meta:initial-creator>
    <dc:date>2018-01-04T15:20:21.457467000</dc:date>
    <dc:creator>David Bosschaert</dc:creator>
    <dc:title>OSGi Javadoc</dc:title>
    <meta:document-statistic meta:table-count="72" meta:image-count="24" meta:object-count="0" meta:page-count="60" meta:paragraph-count="1600" meta:word-count="14065" meta:character-count="101878" meta:non-whitespace-character-count="88993"/>
    <meta:user-defined meta:name="Info"/>
    <meta:user-defined meta:name="Info 3"/>
    <meta:user-defined meta:name="Info 4"/>
    <meta:user-defined meta:name="RFC Title">RFC-217 JAX-RS Services</meta:user-defined>
  </office:meta>
</office:document-meta>
</file>